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200000002000309F1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5cm" svg:stroke-color="#000000" draw:marker-start-width="0.44cm" draw:marker-end-width="0.44cm" draw:fill-color="#e6e6e6" draw:textarea-horizontal-align="justify" draw:textarea-vertical-align="middle" draw:auto-grow-height="false" fo:padding-top="0.2cm" fo:padding-bottom="0.2cm" fo:padding-left="0.325cm" fo:padding-right="0.325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svg:stroke-width="0.15cm" svg:stroke-color="#000000" draw:marker-start-width="0.43cm" draw:marker-end-width="0.43cm" draw:textarea-horizontal-align="justify" draw:textarea-vertical-align="middle" draw:auto-grow-height="false" fo:padding-top="0.2cm" fo:padding-bottom="0.2cm" fo:padding-left="0.325cm" fo:padding-right="0.325cm"/>
    </style:style>
    <style:style style:name="gr4" style:family="graphic" style:parent-style-name="standard">
      <style:graphic-properties draw:stroke="none" svg:stroke-color="#000000" draw:fill="none" draw:fill-color="#ffffff" draw:auto-grow-height="true" draw:auto-grow-width="false" fo:max-height="0cm" fo:min-height="7.922cm"/>
    </style:style>
    <style:style style:name="gr5" style:family="graphic" style:parent-style-name="standard">
      <style:graphic-properties draw:stroke="none" svg:stroke-color="#000000" draw:fill="none" draw:fill-color="#ffffff" draw:auto-grow-height="true" draw:auto-grow-width="false" fo:max-height="0cm" fo:min-height="1.045cm"/>
    </style:style>
    <style:style style:name="gr6" style:family="graphic" style:parent-style-name="standard">
      <style:graphic-properties svg:stroke-width="0.1cm" draw:marker-start-width="0.36cm" draw:marker-end-width="0.36cm" draw:fill-color="#e6e6e6" draw:textarea-horizontal-align="justify" draw:textarea-vertical-align="middle" draw:auto-grow-height="false" fo:padding-top="0.175cm" fo:padding-bottom="0.175cm" fo:padding-left="0.3cm" fo:padding-right="0.3cm"/>
    </style:style>
    <style:style style:name="gr7" style:family="graphic" style:parent-style-name="standard">
      <style:graphic-properties svg:stroke-width="0.1cm" draw:marker-start-width="0.35cm" draw:marker-end-width="0.35cm" draw:textarea-horizontal-align="justify" draw:textarea-vertical-align="middle" draw:auto-grow-height="false" fo:padding-top="0.175cm" fo:padding-bottom="0.175cm" fo:padding-left="0.3cm" fo:padding-right="0.3cm"/>
    </style:style>
    <style:style style:name="gr8" style:family="graphic" style:parent-style-name="standard">
      <style:graphic-properties svg:stroke-width="0.1cm" svg:stroke-color="#808080" draw:marker-start-width="0.15cm" draw:marker-end-width="0.15cm" draw:fill-color="#e6e6e6" draw:textarea-horizontal-align="justify" draw:textarea-vertical-align="middle" draw:auto-grow-height="false" fo:padding-top="0.175cm" fo:padding-bottom="0.175cm" fo:padding-left="0.3cm" fo:padding-right="0.3cm"/>
    </style:style>
    <style:style style:name="gr9" style:family="graphic" style:parent-style-name="standard">
      <style:graphic-properties draw:stroke="none" svg:stroke-width="0.1cm" svg:stroke-color="#808080" draw:marker-start-width="0.15cm" draw:marker-end-width="0.15cm" draw:fill="none" draw:fill-color="#ffffff" draw:auto-grow-height="true" draw:auto-grow-width="false" fo:max-height="0cm" fo:min-height="0cm"/>
    </style:style>
    <style:style style:name="gr10" style:family="graphic" style:parent-style-name="standard">
      <style:graphic-properties svg:stroke-width="0.1cm" svg:stroke-color="#808080" draw:marker-start-width="0.15cm" draw:marker-end-width="0.15cm" draw:textarea-horizontal-align="justify" draw:textarea-vertical-align="middle" draw:auto-grow-height="false" fo:padding-top="0.175cm" fo:padding-bottom="0.175cm" fo:padding-left="0.3cm" fo:padding-right="0.3cm"/>
    </style:style>
    <style:style style:name="gr11" style:family="graphic" style:parent-style-name="standard">
      <style:graphic-properties svg:stroke-width="0.1cm" draw:marker-start-width="0.35cm" draw:marker-end-width="0.35cm" draw:fill="solid" draw:fill-color="#ff8080" draw:textarea-horizontal-align="justify" draw:textarea-vertical-align="middle" draw:auto-grow-height="false" fo:padding-top="0.175cm" fo:padding-bottom="0.175cm" fo:padding-left="0.3cm" fo:padding-right="0.3cm"/>
    </style:style>
    <style:style style:name="gr12" style:family="graphic" style:parent-style-name="standard">
      <style:graphic-properties svg:stroke-width="0.1cm" draw:marker-start-width="0.35cm" draw:marker-end-width="0.35cm" draw:fill="solid" draw:fill-color="#cfe7f5" draw:textarea-horizontal-align="justify" draw:textarea-vertical-align="middle" draw:auto-grow-height="false" fo:padding-top="0.175cm" fo:padding-bottom="0.175cm" fo:padding-left="0.3cm" fo:padding-right="0.3cm"/>
    </style:style>
    <style:style style:name="gr13" style:family="graphic" style:parent-style-name="standard">
      <style:graphic-properties svg:stroke-width="0.1cm" svg:stroke-color="#000000" draw:marker-start-width="0.15cm" draw:marker-end-width="0.15cm" draw:fill-color="#e6e6e6" draw:textarea-horizontal-align="justify" draw:textarea-vertical-align="middle" draw:auto-grow-height="false" fo:padding-top="0.175cm" fo:padding-bottom="0.175cm" fo:padding-left="0.3cm" fo:padding-right="0.3cm"/>
    </style:style>
    <style:style style:name="gr14" style:family="graphic" style:parent-style-name="standard">
      <style:graphic-properties draw:stroke="none" svg:stroke-width="0.1cm" svg:stroke-color="#000000" draw:marker-start-width="0.15cm" draw:marker-end-width="0.15cm" draw:fill="none" draw:fill-color="#ffffff" draw:auto-grow-height="true" draw:auto-grow-width="false" fo:max-height="0cm" fo:min-height="0cm"/>
    </style:style>
    <style:style style:name="gr15" style:family="graphic" style:parent-style-name="standard">
      <style:graphic-properties svg:stroke-width="0.1cm" svg:stroke-color="#000000" draw:marker-start-width="0.15cm" draw:marker-end-width="0.15cm" draw:textarea-horizontal-align="justify" draw:textarea-vertical-align="middle" draw:auto-grow-height="false" fo:padding-top="0.175cm" fo:padding-bottom="0.175cm" fo:padding-left="0.3cm" fo:padding-right="0.3cm"/>
    </style:style>
    <style:style style:name="gr16" style:family="graphic" style:parent-style-name="objectwithoutfill">
      <style:graphic-properties draw:marker-start="" draw:marker-end="Circle" draw:marker-end-width="0.4cm" draw:fill="none" draw:textarea-vertical-align="middle"/>
    </style:style>
    <style:style style:name="gr17" style:family="graphic" style:parent-style-name="objectwithoutfill">
      <style:graphic-properties draw:stroke="dash" draw:stroke-dash="Fine_20_Dashed" draw:fill="none" draw:textarea-vertical-align="middle"/>
    </style:style>
    <style:style style:name="gr18" style:family="graphic" style:parent-style-name="objectwithoutfill">
      <style:graphic-properties draw:marker-start="" draw:marker-start-width="0.6cm" draw:marker-end="Square_20_45" draw:marker-end-width="0.7cm" draw:fill="none" draw:textarea-vertical-align="middle"/>
    </style:style>
    <style:style style:name="gr19" style:family="graphic" style:parent-style-name="objectwithoutfill">
      <style:graphic-properties draw:marker-start="Square_20_45" draw:marker-start-width="0.7cm" draw:marker-end="" draw:marker-end-width="0.6cm" draw:fill="none"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7.75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draw:stroke="solid" draw:stroke-dash="Fine_20_Dashed" draw:marker-end="Square_20_45" draw:marker-end-width="0.4cm" draw:fill="none" draw:textarea-vertical-align="middle"/>
    </style:style>
    <style:style style:name="gr23" style:family="graphic" style:parent-style-name="objectwithoutfill">
      <style:graphic-properties draw:stroke="dash" draw:stroke-dash="Tirets_20_moyen_20_fins" draw:fill="none" draw:textarea-vertical-align="middle"/>
    </style:style>
    <style:style style:name="gr24" style:family="graphic" style:parent-style-name="objectwithoutfill">
      <style:graphic-properties draw:stroke="solid" draw:stroke-dash="Fine_20_Dashed" draw:marker-end="Circle" draw:marker-end-width="0.2cm" draw:fill="none" draw:textarea-vertical-align="middle"/>
    </style:style>
    <style:style style:name="gr25" style:family="graphic" style:parent-style-name="standard">
      <style:graphic-properties svg:stroke-width="0.05cm" svg:stroke-color="#000000" draw:marker-start-width="0cm" draw:marker-end-width="0cm" draw:fill="none" draw:textarea-horizontal-align="justify" draw:textarea-vertical-align="middle" draw:auto-grow-height="false" fo:padding-top="0.15cm" fo:padding-bottom="0.15cm" fo:padding-left="0.275cm" fo:padding-right="0.275cm"/>
    </style:style>
    <style:style style:name="gr26" style:family="graphic" style:parent-style-name="standard">
      <style:graphic-properties svg:stroke-width="0.15cm" svg:stroke-color="#000000" draw:marker-start-width="0.43cm" draw:marker-end-width="0.43cm" draw:fill="solid" draw:fill-color="#ff8080" draw:textarea-horizontal-align="justify" draw:textarea-vertical-align="middle" draw:auto-grow-height="false" fo:padding-top="0.2cm" fo:padding-bottom="0.2cm" fo:padding-left="0.325cm" fo:padding-right="0.325cm"/>
    </style:style>
    <style:style style:name="gr27" style:family="graphic" style:parent-style-name="objectwithoutfill">
      <style:graphic-properties draw:marker-start="Circle" draw:marker-start-width="0.3cm" draw:fill="none" draw:textarea-vertical-align="middle"/>
    </style:style>
    <style:style style:name="gr28" style:family="graphic" style:parent-style-name="objectwithoutfill">
      <style:graphic-properties draw:marker-end="Circle" draw:marker-end-width="0.3cm" draw:fill="none" draw:textarea-vertical-align="middle"/>
    </style:style>
    <style:style style:name="gr29" style:family="graphic" style:parent-style-name="objectwithoutfill">
      <style:graphic-properties draw:marker-end="Square_20_45" draw:marker-end-width="0.7cm" draw:fill="none" draw:textarea-vertical-align="middle"/>
    </style:style>
    <style:style style:name="gr30" style:family="graphic" style:parent-style-name="objectwithoutfill">
      <style:graphic-properties draw:marker-end="Circle" draw:marker-end-width="0.4cm" draw:fill="none" draw:textarea-vertical-align="middle"/>
    </style:style>
    <style:style style:name="gr31" style:family="graphic" style:parent-style-name="objectwithoutfill">
      <style:graphic-properties draw:marker-start="Circle" draw:marker-start-width="0.4cm" draw:fill="none" draw:textarea-vertical-align="middle"/>
    </style:style>
    <style:style style:name="gr32" style:family="graphic" style:parent-style-name="standard">
      <style:graphic-properties svg:stroke-width="0.1cm" draw:marker-start-width="0.35cm" draw:marker-end-width="0.35cm" draw:fill="solid" draw:fill-color="#ffffcc" draw:textarea-horizontal-align="justify" draw:textarea-vertical-align="middle" draw:auto-grow-height="false" fo:padding-top="0.175cm" fo:padding-bottom="0.175cm" fo:padding-left="0.3cm" fo:padding-right="0.3cm"/>
    </style:style>
    <style:style style:name="gr33" style:family="graphic" style:parent-style-name="standard">
      <style:graphic-properties draw:stroke="none" svg:stroke-color="#000000" draw:fill="solid" draw:fill-color="#ffffcc" draw:auto-grow-height="true" draw:auto-grow-width="false" fo:max-height="0cm" fo:min-height="0cm"/>
    </style:style>
    <style:style style:name="gr34" style:family="graphic" style:parent-style-name="objectwithoutfill">
      <style:graphic-properties draw:marker-start="" draw:marker-start-width="0.7cm" draw:marker-end="Arrow" draw:marker-end-width="0.4cm" draw:fill="none" draw:textarea-vertical-align="middle"/>
    </style:style>
    <style:style style:name="gr35" style:family="graphic" style:parent-style-name="objectwithoutfill">
      <style:graphic-properties draw:marker-start="" draw:marker-end="Arrow" draw:marker-end-width="0.4cm" draw:fill="none" draw:textarea-vertical-align="middle"/>
    </style:style>
    <style:style style:name="gr36" style:family="graphic">
      <style:graphic-properties style:protect="size"/>
    </style:style>
    <style:style style:name="gr37" style:family="graphic" style:parent-style-name="standard">
      <style:graphic-properties svg:stroke-width="0.1cm" svg:stroke-color="#000000" draw:marker-start-width="0.15cm" draw:marker-end-width="0.15cm" draw:fill="solid" draw:fill-color="#cfe7f5" draw:textarea-horizontal-align="justify" draw:textarea-vertical-align="middle" draw:auto-grow-height="false" fo:padding-top="0.175cm" fo:padding-bottom="0.175cm" fo:padding-left="0.3cm" fo:padding-right="0.3cm"/>
    </style:style>
    <style:style style:name="gr38" style:family="graphic" style:parent-style-name="standard">
      <style:graphic-properties svg:stroke-width="0.1cm" draw:marker-start-width="0.35cm" draw:marker-end-width="0.35cm" draw:fill-color="#ff8080" draw:textarea-horizontal-align="justify" draw:textarea-vertical-align="middle" draw:auto-grow-height="false" fo:padding-top="0.175cm" fo:padding-bottom="0.175cm" fo:padding-left="0.3cm" fo:padding-right="0.3cm"/>
    </style:style>
    <style:style style:name="gr39" style:family="graphic" style:parent-style-name="objectwithoutfill">
      <style:graphic-properties draw:marker-start="" draw:marker-start-width="0.4cm" draw:marker-end="Arrow" draw:marker-end-width="0.4cm" draw:fill="none" draw:textarea-vertical-align="middle"/>
    </style:style>
    <style:style style:name="gr40" style:family="graphic" style:parent-style-name="objectwithoutfill">
      <style:graphic-properties draw:marker-end="Arrow" draw:marker-end-width="0.4cm" draw:fill="none" draw:textarea-vertical-align="middle"/>
    </style:style>
    <style:style style:name="gr41" style:family="graphic" style:parent-style-name="objectwithoutfill">
      <style:graphic-properties draw:marker-start="" draw:marker-end="Circle" draw:marker-end-width="0.3cm" draw:fill="none" draw:textarea-vertical-align="middle"/>
    </style:style>
    <style:style style:name="gr42" style:family="graphic" style:parent-style-name="standard">
      <style:graphic-properties svg:stroke-width="0.1cm" draw:marker-start-width="0.35cm" draw:marker-end-width="0.35cm" draw:fill="solid" draw:fill-color="#ffff99" draw:textarea-horizontal-align="justify" draw:textarea-vertical-align="middle" draw:auto-grow-height="false" fo:padding-top="0.175cm" fo:padding-bottom="0.175cm" fo:padding-left="0.3cm" fo:padding-right="0.3cm"/>
    </style:style>
    <style:style style:name="gr43" style:family="graphic" style:parent-style-name="objectwithoutfill">
      <style:graphic-properties draw:stroke="dash" draw:stroke-dash="Fine_20_Dashed_20__28_var_29_" svg:stroke-width="0.5cm" draw:marker-start-width="0.95cm" draw:marker-end-width="0.95cm" draw:fill="none" draw:textarea-vertical-align="middle" fo:padding-top="0.375cm" fo:padding-bottom="0.375cm" fo:padding-left="0.5cm" fo:padding-right="0.5cm"/>
    </style:style>
    <style:style style:name="gr44" style:family="graphic" style:parent-style-name="standard">
      <style:graphic-properties svg:stroke-width="0.2cm" draw:marker-start-width="0.5cm" draw:marker-end-width="0.5cm" draw:fill-color="#e6e6e6" draw:textarea-horizontal-align="justify" draw:textarea-vertical-align="middle" draw:auto-grow-height="false" fo:padding-top="0.225cm" fo:padding-bottom="0.225cm" fo:padding-left="0.35cm" fo:padding-right="0.35cm"/>
    </style:style>
    <style:style style:name="gr45" style:family="graphic" style:parent-style-name="standard">
      <style:graphic-properties svg:stroke-width="0.2cm" draw:marker-start-width="0.5cm" draw:marker-end-width="0.5cm" draw:textarea-horizontal-align="justify" draw:textarea-vertical-align="middle" draw:auto-grow-height="false" fo:padding-top="0.225cm" fo:padding-bottom="0.225cm" fo:padding-left="0.35cm" fo:padding-right="0.35cm"/>
    </style:style>
    <style:style style:name="gr46" style:family="graphic" style:parent-style-name="standard">
      <style:graphic-properties svg:stroke-width="0.1cm" draw:marker-start-width="0.35cm" draw:marker-end-width="0.35cm" draw:fill-color="#e6e6e6" draw:textarea-horizontal-align="justify" draw:textarea-vertical-align="middle" draw:auto-grow-height="false" fo:padding-top="0.175cm" fo:padding-bottom="0.175cm" fo:padding-left="0.3cm" fo:padding-right="0.3cm"/>
    </style:style>
    <style:style style:name="gr47" style:family="graphic" style:parent-style-name="standard">
      <style:graphic-properties draw:stroke="none" svg:stroke-color="#000000" draw:fill="none" draw:fill-color="#ffffff" draw:auto-grow-height="true" draw:auto-grow-width="false" fo:max-height="0cm" fo:min-height="21.15cm"/>
    </style:style>
    <style:style style:name="gr48" style:family="graphic" style:parent-style-name="standard">
      <style:graphic-properties draw:stroke="none" svg:stroke-color="#000000" draw:fill="none" draw:fill-color="#ffffff" draw:auto-grow-height="true" draw:auto-grow-width="false" fo:max-height="0cm" fo:min-height="34.2cm"/>
    </style:style>
    <style:style style:name="gr49" style:family="graphic" style:parent-style-name="standard">
      <style:graphic-properties draw:stroke="none" svg:stroke-color="#000000" draw:fill="none" draw:fill-color="#ffffff" draw:auto-grow-height="true" draw:auto-grow-width="false" fo:max-height="0cm" fo:min-height="61.1cm"/>
    </style:style>
    <style:style style:name="gr50" style:family="graphic" style:parent-style-name="standard">
      <style:graphic-properties svg:stroke-width="0.2cm" draw:marker-start-width="0.5cm" draw:marker-end-width="0.5cm" draw:fill="solid" draw:fill-color="#ff8080" draw:textarea-horizontal-align="justify" draw:textarea-vertical-align="middle" draw:auto-grow-height="false" fo:padding-top="0.225cm" fo:padding-bottom="0.225cm" fo:padding-left="0.35cm" fo:padding-right="0.35cm"/>
    </style:style>
    <style:style style:name="gr51" style:family="graphic" style:parent-style-name="standard">
      <style:graphic-properties draw:stroke="none" svg:stroke-color="#000000" draw:fill="none" draw:fill-color="#ffffff" draw:auto-grow-height="true" draw:auto-grow-width="false" fo:max-height="0cm" fo:min-height="29.25cm"/>
    </style:style>
    <style:style style:name="pr1" style:family="presentation" style:parent-style-name="Standard-notes">
      <style:graphic-properties draw:fill-color="#ffffff" draw:auto-grow-height="true" fo:min-height="13.364cm"/>
    </style:style>
    <style:style style:name="pr2" style:family="presentation" style:parent-style-name="Standard-notes">
      <style:graphic-properties draw:fill-color="#ffffff" fo:min-height="13.364cm"/>
    </style:style>
    <style:style style:name="P1" style:family="paragraph">
      <style:paragraph-properties fo:text-align="center"/>
    </style:style>
    <style:style style:name="P2" style:family="paragraph">
      <style:text-properties fo:font-weight="normal" style:font-weight-asian="normal" style:font-weight-complex="normal"/>
    </style:style>
    <style:style style:name="P3" style:family="paragraph">
      <style:text-properties fo:font-size="24pt" fo:font-weight="bold" style:font-size-asian="24pt" style:font-weight-asian="bold" style:font-size-complex="24pt" style:font-weight-complex="bold"/>
    </style:style>
    <style:style style:name="P4" style:family="paragraph">
      <style:text-properties fo:font-size="18pt" fo:font-weight="normal" style:font-weight-asian="normal" style:font-weight-complex="normal"/>
    </style:style>
    <style:style style:name="P5" style:family="paragraph">
      <style:paragraph-properties fo:text-align="center"/>
      <style:text-properties fo:font-size="18pt" fo:language="en" fo:country="US" style:font-size-asian="18pt" style:font-size-complex="18pt"/>
    </style:style>
    <style:style style:name="P6" style:family="paragraph">
      <style:paragraph-properties fo:text-align="center"/>
      <style:text-properties fo:font-size="48pt" fo:language="en" fo:country="US" style:text-underline-style="solid" style:text-underline-width="auto" style:text-underline-color="font-color" fo:font-weight="bold" style:font-size-asian="48pt" style:font-weight-asian="bold" style:font-size-complex="48pt" style:font-weight-complex="bold"/>
    </style:style>
    <style:style style:name="P7" style:family="paragraph">
      <style:text-properties fo:font-size="20pt"/>
    </style:style>
    <style:style style:name="P8" style:family="paragraph">
      <style:text-properties fo:font-size="22pt" fo:font-weight="bold" style:font-size-asian="22pt" style:font-weight-asian="bold" style:font-size-complex="22pt" style:font-weight-complex="bold"/>
    </style:style>
    <style:style style:name="P9" style:family="paragraph">
      <style:text-properties fo:font-size="32pt" fo:language="en" fo:country="US" style:font-size-asian="32pt" style:font-size-complex="32pt"/>
    </style:style>
    <style:style style:name="P10" style:family="paragraph">
      <style:paragraph-properties fo:text-align="center"/>
      <style:text-properties fo:font-size="96pt" fo:language="en" fo:country="US" fo:font-weight="bold" style:font-size-asian="96pt" style:font-weight-asian="bold" style:font-size-complex="96pt" style:font-weight-complex="bold"/>
    </style:style>
    <style:style style:name="P11" style:family="paragraph">
      <style:text-properties fo:font-size="128pt" fo:font-weight="bold" style:font-size-asian="128pt" style:font-weight-asian="bold" style:font-size-complex="128pt" style:font-weight-complex="bold"/>
    </style:style>
    <style:style style:name="P12" style:family="paragraph">
      <style:text-properties fo:font-size="60pt" fo:font-style="normal" fo:font-weight="bold" style:font-size-asian="60pt" style:font-style-asian="normal" style:font-weight-asian="bold" style:font-size-complex="60pt" style:font-style-complex="normal" style:font-weight-complex="bold"/>
    </style:style>
    <style:style style:name="P13" style:family="paragraph">
      <style:text-properties fo:font-size="44pt" fo:language="en" fo:country="US" style:font-size-asian="44pt" style:font-size-complex="44pt"/>
    </style:style>
    <style:style style:name="P14" style:family="paragraph">
      <style:text-properties fo:color="#000000" fo:font-size="20pt"/>
    </style:style>
    <style:style style:name="P15" style:family="paragraph">
      <style:text-properties fo:color="#000000" fo:font-size="44pt" fo:language="en" fo:country="US" style:font-size-asian="44pt" style:font-size-complex="44pt"/>
    </style:style>
    <style:style style:name="P16" style:family="paragraph">
      <style:text-properties fo:color="#ff0000" fo:font-size="20pt" style:font-size-asian="20pt" style:font-size-complex="20pt"/>
    </style:style>
    <style:style style:name="P17" style:family="paragraph">
      <style:text-properties fo:font-family="'DejaVu Sans Mono'" style:font-family-generic="modern" style:font-pitch="fixed" fo:font-size="12pt" style:font-size-asian="12pt" style:font-size-complex="12pt"/>
    </style:style>
    <style:style style:name="P18" style:family="paragraph">
      <style:text-properties fo:color="#000000" fo:font-size="128pt" fo:font-weight="bold" style:font-size-asian="128pt" style:font-weight-asian="bold" style:font-size-complex="128pt" style:font-weight-complex="bold"/>
    </style:style>
    <style:style style:name="P19" style:family="paragraph">
      <style:text-properties fo:color="#ff0000" fo:font-size="44pt" fo:language="en" fo:country="US" style:font-size-asian="44pt" style:font-size-complex="44pt"/>
    </style:style>
    <style:style style:name="P20" style:family="paragraph">
      <style:text-properties fo:font-size="40pt" fo:language="en" fo:country="US" style:font-size-asian="40pt" style:font-size-complex="40pt"/>
    </style:style>
    <style:style style:name="P21" style:family="paragraph">
      <style:paragraph-properties fo:text-align="end"/>
    </style:style>
    <style:style style:name="P22" style:family="paragraph">
      <style:text-properties fo:color="#ff0000" fo:font-size="128pt" fo:font-weight="bold" style:font-size-asian="128pt" style:font-weight-asian="bold" style:font-size-complex="128pt" style:font-weight-complex="bold"/>
    </style:style>
    <style:style style:name="T1" style:family="text">
      <style:text-properties fo:font-weight="normal" style:font-weight-asian="normal" style:font-weight-complex="normal"/>
    </style:style>
    <style:style style:name="T2" style:family="text">
      <style:text-properties fo:font-size="24pt" fo:font-weight="bold" style:font-size-asian="24pt" style:font-weight-asian="bold" style:font-size-complex="24pt" style:font-weight-complex="bold"/>
    </style:style>
    <style:style style:name="T3" style:family="text">
      <style:text-properties fo:font-weight="bold" style:font-weight-asian="bold" style:font-weight-complex="bold"/>
    </style:style>
    <style:style style:name="T4" style:family="text">
      <style:text-properties fo:font-size="18pt" fo:font-weight="normal" style:font-weight-asian="normal" style:font-weight-complex="normal"/>
    </style:style>
    <style:style style:name="T5" style:family="text">
      <style:text-properties fo:font-size="18pt" fo:font-weight="bold" style:font-weight-asian="bold" style:font-weight-complex="bold"/>
    </style:style>
    <style:style style:name="T6" style:family="text">
      <style:text-properties fo:font-size="18pt"/>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none" fo:font-weight="normal" style:font-weight-asian="normal" style:font-weight-complex="normal"/>
    </style:style>
    <style:style style:name="T9" style:family="text">
      <style:text-properties fo:font-size="48pt" style:text-underline-style="solid" style:text-underline-width="auto" style:text-underline-color="font-color" fo:font-weight="bold" style:font-size-asian="48pt" style:font-weight-asian="bold" style:font-size-complex="48pt" style:font-weight-complex="bold"/>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40pt" style:text-underline-style="solid" style:text-underline-width="auto" style:text-underline-color="font-color" style:font-size-asian="40pt" style:font-size-complex="40pt"/>
    </style:style>
    <style:style style:name="T12" style:family="text">
      <style:text-properties fo:font-size="40pt" style:font-size-asian="40pt" style:font-size-complex="40pt"/>
    </style:style>
    <style:style style:name="T13" style:family="text">
      <style:text-properties fo:font-size="40pt" fo:font-style="italic" style:font-size-asian="40pt" style:font-style-asian="italic" style:font-size-complex="40pt" style:font-style-complex="italic"/>
    </style:style>
    <style:style style:name="T14" style:family="text">
      <style:text-properties fo:color="#0084d1" fo:font-size="40pt" style:font-size-asian="40pt" style:font-size-complex="40pt"/>
    </style:style>
    <style:style style:name="T15" style:family="text">
      <style:text-properties fo:color="#999999" fo:font-size="40pt" style:font-size-asian="40pt" style:font-size-complex="40pt"/>
    </style:style>
    <style:style style:name="T16" style:family="text">
      <style:text-properties style:use-window-font-color="true" fo:font-size="40pt" style:font-size-asian="40pt" style:font-size-complex="40pt"/>
    </style:style>
    <style:style style:name="T17" style:family="text">
      <style:text-properties fo:color="#000000" fo:font-size="40pt" style:font-size-asian="40pt" style:font-size-complex="40pt"/>
    </style:style>
    <style:style style:name="T18" style:family="text">
      <style:text-properties fo:color="#ff420e" fo:font-size="40pt" style:font-size-asian="40pt" style:font-size-complex="40pt"/>
    </style:style>
    <style:style style:name="T19" style:family="text">
      <style:text-properties fo:color="#579d1c" fo:font-size="40pt" style:font-size-asian="40pt" style:font-size-complex="40pt"/>
    </style:style>
    <style:style style:name="T20" style:family="text">
      <style:text-properties fo:font-size="96pt" fo:font-weight="bold" style:font-size-asian="96pt" style:font-weight-asian="bold" style:font-size-complex="96pt" style:font-weight-complex="bold"/>
    </style:style>
    <style:style style:name="T21" style:family="text">
      <style:text-properties fo:font-size="128pt" fo:font-weight="bold" style:font-size-asian="128pt" style:font-weight-asian="bold" style:font-size-complex="128pt" style:font-weight-complex="bold"/>
    </style:style>
    <style:style style:name="T22" style:family="text">
      <style:text-properties fo:font-size="60pt" fo:font-style="normal" fo:font-weight="bold" style:font-size-asian="60pt" style:font-style-asian="normal" style:font-weight-asian="bold" style:font-size-complex="60pt" style:font-style-complex="normal" style:font-weight-complex="bold"/>
    </style:style>
    <style:style style:name="T23" style:family="text">
      <style:text-properties fo:font-size="44pt" fo:language="en" fo:country="US" style:font-size-asian="44pt" style:font-size-complex="44pt"/>
    </style:style>
    <style:style style:name="T24" style:family="text">
      <style:text-properties fo:color="#000000" fo:font-size="44pt" fo:language="en" fo:country="US" style:font-size-asian="44pt" style:font-size-complex="44pt"/>
    </style:style>
    <style:style style:name="T25" style:family="text">
      <style:text-properties fo:color="#ff0000" fo:font-size="44pt" fo:language="en" fo:country="US" style:font-size-asian="44pt" style:font-size-complex="44pt"/>
    </style:style>
    <style:style style:name="T26" style:family="text">
      <style:text-properties fo:color="#dd4814" fo:font-size="44pt" fo:language="en" fo:country="US" style:font-size-asian="44pt" style:font-size-complex="44pt"/>
    </style:style>
    <style:style style:name="T27" style:family="text">
      <style:text-properties fo:color="#808080" fo:font-size="44pt" fo:language="en" fo:country="US" style:font-size-asian="44pt" style:font-size-complex="44pt"/>
    </style:style>
    <style:style style:name="T28" style:family="text">
      <style:text-properties fo:color="#000000" fo:font-family="'DejaVu Sans Mono'" style:font-family-generic="modern" style:font-pitch="fixed" fo:font-size="12pt" style:font-family-asian="'Lohit Hindi'" style:font-family-generic-asian="modern" style:font-pitch-asian="fixed" style:font-family-complex="'WenQuanYi Micro Hei'" style:font-family-generic-complex="modern" style:font-pitch-complex="fixed"/>
    </style:style>
    <style:style style:name="T29" style:family="text">
      <style:text-properties fo:color="#000000" style:text-outline="false" style:text-line-through-style="none" fo:font-family="'DejaVu Sans Mono'" style:font-family-generic="modern" style:font-pitch="fixed" fo:font-size="12pt" fo:font-style="normal" fo:text-shadow="none" style:text-underline-style="none" fo:font-weight="normal" style:letter-kerning="true" style:font-family-asian="'Lohit Hindi'" style:font-family-generic-asian="modern" style:font-pitch-asian="fixed" style:font-size-asian="20pt" style:font-style-asian="normal" style:font-weight-asian="normal" style:font-family-complex="'WenQuanYi Micro Hei'" style:font-family-generic-complex="modern" style:font-pitch-complex="fixed" style:font-size-complex="20pt" style:font-style-complex="normal" style:font-weight-complex="normal" style:text-emphasize="none" style:font-relief="none" style:text-overline-style="none" style:text-overline-color="font-color"/>
    </style:style>
    <style:style style:name="T30" style:family="text">
      <style:text-properties fo:font-family="'DejaVu Sans Mono'" style:font-family-generic="modern" style:font-pitch="fixed" fo:font-size="12pt" style:font-family-asian="'Lohit Hindi'" style:font-family-generic-asian="modern" style:font-pitch-asian="fixed" style:font-family-complex="'WenQuanYi Micro Hei'" style:font-family-generic-complex="modern" style:font-pitch-complex="fixed"/>
    </style:style>
    <style:style style:name="T31" style:family="text">
      <style:text-properties fo:font-family="'DejaVu Sans Mono'" style:font-family-generic="modern" style:font-pitch="fixed" fo:font-size="12pt" style:font-size-asian="12pt" style:font-size-complex="12pt"/>
    </style:style>
    <style:style style:name="T32" style:family="text">
      <style:text-properties fo:color="#000000" fo:font-size="128pt" fo:font-weight="bold" style:font-size-asian="128pt" style:font-weight-asian="bold" style:font-size-complex="128pt" style:font-weight-complex="bold"/>
    </style:style>
    <style:style style:name="T33" style:family="text">
      <style:text-properties style:use-window-font-color="true" style:text-outline="false" style:text-line-through-style="none" fo:font-family="'DejaVu Sans Mono'" style:font-family-generic="modern" style:font-pitch="fixed" fo:font-size="12pt" fo:font-style="normal" fo:text-shadow="none" style:text-underline-style="none" fo:font-weight="normal" style:letter-kerning="true" style:font-family-asian="'Lohit Hindi'" style:font-family-generic-asian="modern" style:font-pitch-asian="fixed" style:font-size-asian="20pt" style:font-style-asian="normal" style:font-weight-asian="normal" style:font-family-complex="'WenQuanYi Micro Hei'" style:font-family-generic-complex="modern" style:font-pitch-complex="fixed" style:font-size-complex="20pt" style:font-style-complex="normal" style:font-weight-complex="normal" style:text-emphasize="none" style:font-relief="none" style:text-overline-style="none" style:text-overline-color="font-color"/>
    </style:style>
    <style:style style:name="T34" style:family="text">
      <style:text-properties fo:font-size="40pt" fo:language="en" fo:country="US" style:font-size-asian="40pt" style:font-size-complex="40pt"/>
    </style:style>
    <style:style style:name="T35" style:family="text">
      <style:text-properties fo:font-size="44pt" fo:language="en" fo:country="US" fo:font-weight="bold" style:font-size-asian="44pt" style:font-weight-asian="bold" style:font-size-complex="44pt" style:font-weight-complex="bold"/>
    </style:style>
    <style:style style:name="T36" style:family="text">
      <style:text-properties fo:color="#ff0000" fo:font-size="128pt" fo:font-weight="bold" style:font-size-asian="128pt" style:font-weight-asian="bold" style:font-size-complex="128pt" style:font-weight-complex="bold"/>
    </style:style>
    <style:style style:name="T37" style:family="text">
      <style:text-properties style:use-window-font-color="true" fo:font-size="44pt" fo:language="en" fo:country="US" style:font-size-asian="44pt" style:font-size-complex="44pt"/>
    </style:style>
    <style:style style:name="T38" style:family="text">
      <style:text-properties style:use-window-font-color="true" fo:font-size="44pt" fo:language="en" fo:country="US" fo:font-weight="bold" style:font-size-asian="44pt" style:font-weight-asian="bold" style:font-size-complex="4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g>
          <draw:custom-shape draw:style-name="gr1" draw:text-style-name="P1" draw:layer="layout" svg:width="10cm" svg:height="10cm" svg:x="82.7cm" svg:y="72.4cm">
            <text:p/>
            <draw:enhanced-geometry svg:viewBox="0 0 21600 21600" draw:type="rectangle" draw:enhanced-path="M 0 0 L 21600 0 21600 21600 0 21600 0 0 Z N"/>
          </draw:custom-shape>
          <draw:frame draw:style-name="gr2" draw:text-style-name="P2" draw:layer="layout" svg:width="10cm" svg:height="3.095cm" svg:x="82.7cm" svg:y="74.4cm">
            <draw:text-box>
              <text:p><text:span text:style-name="T1">Write images, sinograms, in any formats, etc.</text:span></text:p>
              <text:p><text:span text:style-name="T1">Singleton class based on a sole base-name.</text:span></text:p>
            </draw:text-box>
          </draw:frame>
          <draw:custom-shape draw:style-name="gr3" draw:text-style-name="P1" draw:layer="layout" svg:width="10cm" svg:height="2cm" svg:x="82.7cm" svg:y="72.4cm">
            <text:p/>
            <draw:enhanced-geometry svg:viewBox="0 0 21600 21600" draw:type="rectangle" draw:enhanced-path="M 0 0 L 21600 0 21600 21600 0 21600 0 0 Z N"/>
          </draw:custom-shape>
          <draw:frame draw:style-name="gr2" draw:text-style-name="P3" draw:layer="layout" svg:width="10cm" svg:height="1.195cm" svg:x="82.7cm" svg:y="72.8cm">
            <draw:text-box>
              <text:p><text:span text:style-name="T2">sOutputManager</text:span></text:p>
            </draw:text-box>
          </draw:frame>
        </draw:g>
        <draw:g>
          <draw:custom-shape draw:style-name="gr1" draw:text-style-name="P1" draw:layer="layout" svg:width="10cm" svg:height="10cm" svg:x="36.5cm" svg:y="34.928cm">
            <text:p/>
            <draw:enhanced-geometry svg:viewBox="0 0 21600 21600" draw:type="rectangle" draw:enhanced-path="M 0 0 L 21600 0 21600 21600 0 21600 0 0 Z N"/>
          </draw:custom-shape>
          <draw:frame draw:style-name="gr4" draw:text-style-name="P2" draw:layer="layout" svg:width="10cm" svg:height="8.172cm" svg:x="36.5cm" svg:y="36.928cm">
            <draw:text-box>
              <text:p><text:span text:style-name="T1">Virtual mother class that cannot be used stand-alone.</text:span></text:p>
              <text:p><text:span text:style-name="T1">Manage the generic input data format (made from a binary data file and an ascii header). Each child class has specific arrays corresponding to the possible informations stored or not in the data file. It uses some </text:span><text:span text:style-name="T3">vEvent</text:span><text:span text:style-name="T1"> as buffers to get informations during runtime.</text:span></text:p>
            </draw:text-box>
          </draw:frame>
          <draw:custom-shape draw:style-name="gr3" draw:text-style-name="P1" draw:layer="layout" svg:width="10cm" svg:height="2cm" svg:x="36.5cm" svg:y="34.928cm">
            <text:p/>
            <draw:enhanced-geometry svg:viewBox="0 0 21600 21600" draw:type="rectangle" draw:enhanced-path="M 0 0 L 21600 0 21600 21600 0 21600 0 0 Z N"/>
          </draw:custom-shape>
          <draw:frame draw:style-name="gr5" draw:text-style-name="P3" draw:layer="layout" svg:width="10cm" svg:height="1.295cm" svg:x="36.5cm" svg:y="35.328cm">
            <draw:text-box>
              <text:p><text:span text:style-name="T2">vDataFile</text:span></text:p>
            </draw:text-box>
          </draw:frame>
        </draw:g>
        <draw:g>
          <draw:custom-shape draw:style-name="gr6" draw:text-style-name="P1" draw:layer="layout" svg:width="10cm" svg:height="10cm" svg:x="25.8cm" svg:y="45.3cm">
            <text:p/>
            <draw:enhanced-geometry svg:viewBox="0 0 21600 21600" draw:type="rectangle" draw:enhanced-path="M 0 0 L 21600 0 21600 21600 0 21600 0 0 Z N"/>
          </draw:custom-shape>
          <draw:frame draw:style-name="gr2" draw:text-style-name="P2" draw:layer="layout" svg:width="10cm" svg:height="4.517cm" svg:x="25.8cm" svg:y="47.3cm">
            <draw:text-box>
              <text:p><text:span text:style-name="T1">Virtual mother class that cannot be used stand-alone.</text:span></text:p>
              <text:p><text:span text:style-name="T1">Store informations about the given event common to all possible childs (PET, SPECT, transmission, etc).</text:span></text:p>
            </draw:text-box>
          </draw:frame>
          <draw:custom-shape draw:style-name="gr7" draw:text-style-name="P1" draw:layer="layout" svg:width="10cm" svg:height="2cm" svg:x="25.8cm" svg:y="45.3cm">
            <text:p/>
            <draw:enhanced-geometry svg:viewBox="0 0 21600 21600" draw:type="rectangle" draw:enhanced-path="M 0 0 L 21600 0 21600 21600 0 21600 0 0 Z N"/>
          </draw:custom-shape>
          <draw:frame draw:style-name="gr2" draw:text-style-name="P3" draw:layer="layout" svg:width="10cm" svg:height="1.195cm" svg:x="25.8cm" svg:y="45.7cm">
            <draw:text-box>
              <text:p><text:span text:style-name="T2">vEvent</text:span></text:p>
            </draw:text-box>
          </draw:frame>
        </draw:g>
        <draw:g>
          <draw:custom-shape draw:style-name="gr8" draw:text-style-name="P1" draw:layer="layout" svg:width="10cm" svg:height="10cm" svg:x="81.2cm" svg:y="55cm">
            <text:p/>
            <draw:enhanced-geometry svg:viewBox="0 0 21600 21600" draw:type="rectangle" draw:enhanced-path="M 0 0 L 21600 0 21600 21600 0 21600 0 0 Z N"/>
          </draw:custom-shape>
          <draw:frame draw:style-name="gr9" draw:text-style-name="P2" draw:layer="layout" svg:width="10cm" svg:height="3.095cm" svg:x="81.2cm" svg:y="57cm">
            <draw:text-box>
              <text:p><text:span text:style-name="T1">Virtual mother class that cannot be used stand-alone.</text:span></text:p>
              <text:p><text:span text:style-name="T1">Manage the scanner geometry, coordinate computations, etc.</text:span></text:p>
            </draw:text-box>
          </draw:frame>
          <draw:custom-shape draw:style-name="gr10" draw:text-style-name="P1" draw:layer="layout" svg:width="10cm" svg:height="2cm" svg:x="81.2cm" svg:y="55cm">
            <text:p/>
            <draw:enhanced-geometry svg:viewBox="0 0 21600 21600" draw:type="rectangle" draw:enhanced-path="M 0 0 L 21600 0 21600 21600 0 21600 0 0 Z N"/>
          </draw:custom-shape>
          <draw:frame draw:style-name="gr9" draw:text-style-name="P3" draw:layer="layout" svg:width="10cm" svg:height="1.195cm" svg:x="81.2cm" svg:y="55.4cm">
            <draw:text-box>
              <text:p><text:span text:style-name="T2">vScanner</text:span></text:p>
            </draw:text-box>
          </draw:frame>
        </draw:g>
        <draw:g>
          <draw:custom-shape draw:style-name="gr6" draw:text-style-name="P1" draw:layer="layout" svg:width="10cm" svg:height="10cm" svg:x="59.95cm" svg:y="21.05cm">
            <text:p/>
            <draw:enhanced-geometry svg:viewBox="0 0 21600 21600" draw:type="rectangle" draw:enhanced-path="M 0 0 L 21600 0 21600 21600 0 21600 0 0 Z N"/>
          </draw:custom-shape>
          <draw:frame draw:style-name="gr2" draw:text-style-name="P2" draw:layer="layout" svg:width="10cm" svg:height="6.65cm" svg:x="59.95cm" svg:y="23.05cm">
            <draw:text-box>
              <text:p><text:span text:style-name="T1">Store and manage all image matrices used by the algorithm: image4D, forward-image4D, corrections, sensitivity, optional images for some algorithms. Taking the number of CPU threads and number of subsets into account. Manage deformations.</text:span></text:p>
            </draw:text-box>
          </draw:frame>
          <draw:custom-shape draw:style-name="gr7" draw:text-style-name="P1" draw:layer="layout" svg:width="10cm" svg:height="2cm" svg:x="59.95cm" svg:y="21.05cm">
            <text:p/>
            <draw:enhanced-geometry svg:viewBox="0 0 21600 21600" draw:type="rectangle" draw:enhanced-path="M 0 0 L 21600 0 21600 21600 0 21600 0 0 Z N"/>
          </draw:custom-shape>
          <draw:frame draw:style-name="gr2" draw:text-style-name="P3" draw:layer="layout" svg:width="10cm" svg:height="1.195cm" svg:x="59.95cm" svg:y="21.45cm">
            <draw:text-box>
              <text:p><text:span text:style-name="T2">oImageSpace</text:span></text:p>
            </draw:text-box>
          </draw:frame>
        </draw:g>
        <draw:g>
          <draw:custom-shape draw:style-name="gr1" draw:text-style-name="P1" draw:layer="layout" svg:width="10cm" svg:height="10cm" svg:x="55.35cm" svg:y="54.95cm">
            <text:p/>
            <draw:enhanced-geometry svg:viewBox="0 0 21600 21600" draw:type="rectangle" draw:enhanced-path="M 0 0 L 21600 0 21600 21600 0 21600 0 0 Z N"/>
          </draw:custom-shape>
          <draw:frame draw:style-name="gr2" draw:text-style-name="P2" draw:layer="layout" svg:width="10cm" svg:height="6.65cm" svg:x="55.35cm" svg:y="56.95cm">
            <draw:text-box>
              <text:p><text:span text:style-name="T1">Computes a </text:span><text:span text:style-name="T3">oProjectionLine</text:span><text:span text:style-name="T1"> for a given </text:span><text:span text:style-name="T3">vEvent</text:span><text:span text:style-name="T1">, based either on </text:span><text:span text:style-name="T3">vProjector</text:span><text:span text:style-name="T1"> or a provided system matrix (managed by </text:span><text:span text:style-name="T3">oSystemMatrix</text:span><text:span text:style-name="T1">). It uses the </text:span><text:span text:style-name="T3">vScanner</text:span><text:span text:style-name="T1"> (providing the event) which computes the cartesian coordinates for further use with the built-in geometric projectors.</text:span></text:p>
            </draw:text-box>
          </draw:frame>
          <draw:custom-shape draw:style-name="gr3" draw:text-style-name="P1" draw:layer="layout" svg:width="10cm" svg:height="2cm" svg:x="55.35cm" svg:y="54.95cm">
            <text:p/>
            <draw:enhanced-geometry svg:viewBox="0 0 21600 21600" draw:type="rectangle" draw:enhanced-path="M 0 0 L 21600 0 21600 21600 0 21600 0 0 Z N"/>
          </draw:custom-shape>
          <draw:frame draw:style-name="gr2" draw:text-style-name="P3" draw:layer="layout" svg:width="10cm" svg:height="1.195cm" svg:x="55.35cm" svg:y="55.35cm">
            <draw:text-box>
              <text:p><text:span text:style-name="T2">oProjectorManager</text:span></text:p>
            </draw:text-box>
          </draw:frame>
        </draw:g>
        <draw:g>
          <draw:custom-shape draw:style-name="gr1" draw:text-style-name="P1" draw:layer="layout" svg:width="10cm" svg:height="10cm" svg:x="53.95cm" svg:y="38.05cm">
            <text:p/>
            <draw:enhanced-geometry svg:viewBox="0 0 21600 21600" draw:type="rectangle" draw:enhanced-path="M 0 0 L 21600 0 21600 21600 0 21600 0 0 Z N"/>
          </draw:custom-shape>
          <draw:frame draw:style-name="gr2" draw:text-style-name="P2" draw:layer="layout" svg:width="10cm" svg:height="3.095cm" svg:x="53.95cm" svg:y="40.05cm">
            <draw:text-box>
              <text:p><text:span text:style-name="T1">This is the main class for iterative reconstructions, that manages the computation of sensitivity images and the iteration loops.</text:span></text:p>
            </draw:text-box>
          </draw:frame>
          <draw:custom-shape draw:style-name="gr3" draw:text-style-name="P1" draw:layer="layout" svg:width="10cm" svg:height="2cm" svg:x="53.95cm" svg:y="38.05cm">
            <text:p/>
            <draw:enhanced-geometry svg:viewBox="0 0 21600 21600" draw:type="rectangle" draw:enhanced-path="M 0 0 L 21600 0 21600 21600 0 21600 0 0 Z N"/>
          </draw:custom-shape>
          <draw:frame draw:style-name="gr2" draw:text-style-name="P3" draw:layer="layout" svg:width="10cm" svg:height="1.195cm" svg:x="53.95cm" svg:y="38.45cm">
            <draw:text-box>
              <text:p><text:span text:style-name="T2">oIterativeAlgorithm</text:span></text:p>
            </draw:text-box>
          </draw:frame>
        </draw:g>
        <draw:custom-shape draw:style-name="gr6" draw:text-style-name="P1" draw:layer="layout" svg:width="10cm" svg:height="10cm" svg:x="47.35cm" svg:y="67.05cm">
          <text:p/>
          <draw:enhanced-geometry svg:viewBox="0 0 21600 21600" draw:type="rectangle" draw:enhanced-path="M 0 0 L 21600 0 21600 21600 0 21600 0 0 Z N"/>
        </draw:custom-shape>
        <draw:frame draw:style-name="gr2" draw:text-style-name="P4" draw:layer="layout" svg:width="10cm" svg:height="5.228cm" svg:x="47.35cm" svg:y="69.05cm">
          <draw:text-box>
            <text:p><text:span text:style-name="T4">It is a structure that can be used to store a complete system matrix, which is a complete set of </text:span><text:span text:style-name="T5">oProjectionLine</text:span><text:span text:style-name="T4"> pre-computed and organized as a map, with respect to the coordinate system in use (crystal index, view, etc).</text:span></text:p>
          </draw:text-box>
        </draw:frame>
        <draw:custom-shape draw:style-name="gr11" draw:text-style-name="P1" draw:layer="layout" svg:width="10cm" svg:height="2cm" svg:x="47.35cm" svg:y="67.05cm">
          <text:p/>
          <draw:enhanced-geometry svg:viewBox="0 0 21600 21600" draw:type="rectangle" draw:enhanced-path="M 0 0 L 21600 0 21600 21600 0 21600 0 0 Z N"/>
        </draw:custom-shape>
        <draw:frame draw:style-name="gr2" draw:text-style-name="P3" draw:layer="layout" svg:width="10cm" svg:height="1.195cm" svg:x="47.35cm" svg:y="67.45cm">
          <draw:text-box>
            <text:p><text:span text:style-name="T2">oSystemMatrix</text:span></text:p>
          </draw:text-box>
        </draw:frame>
        <draw:g>
          <draw:custom-shape draw:style-name="gr6" draw:text-style-name="P1" draw:layer="layout" svg:width="10cm" svg:height="10cm" svg:x="43.35cm" svg:y="55.05cm">
            <text:p/>
            <draw:enhanced-geometry svg:viewBox="0 0 21600 21600" draw:type="rectangle" draw:enhanced-path="M 0 0 L 21600 0 21600 21600 0 21600 0 0 Z N"/>
          </draw:custom-shape>
          <draw:frame draw:style-name="gr2" draw:text-style-name="P2" draw:layer="layout" svg:width="10cm" svg:height="5.228cm" svg:x="43.35cm" svg:y="57.05cm">
            <draw:text-box>
              <text:p><text:span text:style-name="T1">It is a simple structure that contains the voxel contributions for a given line of projection. There is an additional dimension which manages the case of compression or multiple pinhole, etc.</text:span></text:p>
            </draw:text-box>
          </draw:frame>
          <draw:custom-shape draw:style-name="gr7" draw:text-style-name="P1" draw:layer="layout" svg:width="10cm" svg:height="2cm" svg:x="43.35cm" svg:y="55.05cm">
            <text:p/>
            <draw:enhanced-geometry svg:viewBox="0 0 21600 21600" draw:type="rectangle" draw:enhanced-path="M 0 0 L 21600 0 21600 21600 0 21600 0 0 Z N"/>
          </draw:custom-shape>
          <draw:frame draw:style-name="gr2" draw:text-style-name="P3" draw:layer="layout" svg:width="10cm" svg:height="1.195cm" svg:x="43.35cm" svg:y="55.45cm">
            <draw:text-box>
              <text:p><text:span text:style-name="T2">oProjectionLine</text:span></text:p>
            </draw:text-box>
          </draw:frame>
        </draw:g>
        <draw:g>
          <draw:custom-shape draw:style-name="gr6" draw:text-style-name="P1" draw:layer="layout" svg:width="11.55cm" svg:height="10cm" svg:x="36.3cm" svg:y="21cm">
            <text:p/>
            <draw:enhanced-geometry svg:viewBox="0 0 21600 21600" draw:type="rectangle" draw:enhanced-path="M 0 0 L 21600 0 21600 21600 0 21600 0 0 Z N"/>
          </draw:custom-shape>
          <draw:frame draw:style-name="gr2" draw:text-style-name="P4" draw:layer="layout" svg:width="11.55cm" svg:height="0.962cm" svg:x="36.3cm" svg:y="23cm">
            <draw:text-box>
              <text:p><text:span text:style-name="T6">Manager class for image convolvers</text:span></text:p>
            </draw:text-box>
          </draw:frame>
          <draw:custom-shape draw:style-name="gr12" draw:text-style-name="P1" draw:layer="layout" svg:width="11.55cm" svg:height="2cm" svg:x="36.3cm" svg:y="21cm">
            <text:p/>
            <draw:enhanced-geometry svg:viewBox="0 0 21600 21600" draw:type="rectangle" draw:enhanced-path="M 0 0 L 21600 0 21600 21600 0 21600 0 0 Z N"/>
          </draw:custom-shape>
          <draw:frame draw:style-name="gr2" draw:text-style-name="P3" draw:layer="layout" svg:width="11.55cm" svg:height="1.195cm" svg:x="36.3cm" svg:y="21.4cm">
            <draw:text-box>
              <text:p><text:span text:style-name="T2">oImageConvolverManager</text:span></text:p>
            </draw:text-box>
          </draw:frame>
        </draw:g>
        <draw:g>
          <draw:custom-shape draw:style-name="gr13" draw:text-style-name="P1" draw:layer="layout" svg:width="10cm" svg:height="10cm" svg:x="71.9cm" svg:y="42.9cm">
            <text:p/>
            <draw:enhanced-geometry svg:viewBox="0 0 21600 21600" draw:type="rectangle" draw:enhanced-path="M 0 0 L 21600 0 21600 21600 0 21600 0 0 Z N"/>
          </draw:custom-shape>
          <draw:frame draw:style-name="gr14" draw:text-style-name="P4" draw:layer="layout" svg:width="10cm" svg:height="2.384cm" svg:x="71.9cm" svg:y="44.9cm">
            <draw:text-box>
              <text:p><text:span text:style-name="T4">Manage the optimization part of the algorithm by using a </text:span><text:span text:style-name="T5">vOptimizer</text:span><text:span text:style-name="T4"> and a </text:span><text:span text:style-name="T5">vPenalty</text:span><text:span text:style-name="T4">.</text:span></text:p>
            </draw:text-box>
          </draw:frame>
          <draw:custom-shape draw:style-name="gr15" draw:text-style-name="P1" draw:layer="layout" svg:width="10cm" svg:height="2cm" svg:x="71.9cm" svg:y="42.9cm">
            <text:p/>
            <draw:enhanced-geometry svg:viewBox="0 0 21600 21600" draw:type="rectangle" draw:enhanced-path="M 0 0 L 21600 0 21600 21600 0 21600 0 0 Z N"/>
          </draw:custom-shape>
          <draw:frame draw:style-name="gr14" draw:text-style-name="P3" draw:layer="layout" svg:width="10cm" svg:height="1.195cm" svg:x="71.9cm" svg:y="43.3cm">
            <draw:text-box>
              <text:p><text:span text:style-name="T2">oOptimizerManager</text:span></text:p>
            </draw:text-box>
          </draw:frame>
        </draw:g>
        <draw:path draw:style-name="gr16" draw:text-style-name="P5" draw:layer="layout" svg:width="8.449cm" svg:height="1.949cm" svg:x="46.5cm" svg:y="36.1cm" svg:viewBox="0 0 8450 1950" svg:d="m0 0c6650 650 8450 1950 8450 1950">
          <text:p/>
        </draw:path>
        <draw:path draw:style-name="gr17" draw:text-style-name="P5" draw:layer="layout" svg:width="14.599cm" svg:height="13.662cm" svg:x="35.8cm" svg:y="36.55cm" svg:viewBox="0 0 14600 13663" svg:d="m0 13050c12700 4022 14150-13050 14600-13050">
          <text:p/>
        </draw:path>
        <draw:path draw:style-name="gr18" draw:text-style-name="P5" draw:layer="layout" svg:width="2.125cm" svg:height="3.349cm" draw:transform="skewX (-0.394095345100319) rotate (0.805120383944984) translate (52.3499999182064cm 55.0011544974337cm)" svg:viewBox="0 0 2126 3350" svg:d="m0 0c3320-1 1760 3350 1760 3350">
          <text:p/>
        </draw:path>
        <draw:path draw:style-name="gr19" draw:text-style-name="P5" draw:layer="layout" svg:width="2.999cm" svg:height="4.099cm" draw:transform="rotate (-3.14159265358979) translate (47.35cm 69.05cm)" svg:viewBox="0 0 3000 4100" svg:d="m0 0c3000 0 3000 4100 3000 4100">
          <text:p/>
        </draw:path>
        <draw:path draw:style-name="gr19" draw:text-style-name="P5" draw:layer="layout" svg:width="3.999cm" svg:height="1.299cm" draw:transform="rotate (-1.5707963267949) translate (58.8cm 65.05cm)" svg:viewBox="0 0 4000 1300" svg:d="m0 0c4000 0 4000 1300 4000 1300">
          <text:p/>
        </draw:path>
        <draw:g>
          <draw:custom-shape draw:style-name="gr6" draw:text-style-name="P1" draw:layer="layout" svg:width="21cm" svg:height="10cm" svg:x="14cm" svg:y="6.05cm">
            <text:p/>
            <draw:enhanced-geometry svg:viewBox="0 0 21600 21600" draw:mirror-horizontal="false" draw:mirror-vertical="false" draw:type="rectangle" draw:enhanced-path="M 0 0 L 21600 0 21600 21600 0 21600 0 0 Z N"/>
          </draw:custom-shape>
          <draw:frame draw:style-name="gr20" draw:text-style-name="P2" draw:layer="layout" svg:width="8cm" svg:height="8cm" svg:x="14.15cm" svg:y="8.05cm">
            <draw:text-box>
              <text:p><text:span text:style-name="T7">Prefixes for class name</text:span><text:span text:style-name="T8">:</text:span></text:p>
              <text:p><text:span text:style-name="T1"><text:s/></text:span><text:span text:style-name="T1">- </text:span><text:span text:style-name="T3">s</text:span><text:span text:style-name="T1"> for a singleton class</text:span></text:p>
              <text:p><text:span text:style-name="T1"><text:s/></text:span><text:span text:style-name="T1">- </text:span><text:span text:style-name="T3">v</text:span><text:span text:style-name="T1"> for a virtual class</text:span></text:p>
              <text:p><text:span text:style-name="T1"><text:s/></text:span><text:span text:style-name="T1">- </text:span><text:span text:style-name="T3">i</text:span><text:span text:style-name="T1"> for a inherited class</text:span></text:p>
              <text:p><text:span text:style-name="T1"><text:s/></text:span><text:span text:style-name="T1">- </text:span><text:span text:style-name="T3">o</text:span><text:span text:style-name="T1"> for a standard class</text:span></text:p>
              <text:p><text:span text:style-name="T1"/></text:p>
            </draw:text-box>
          </draw:frame>
          <draw:custom-shape draw:style-name="gr7" draw:text-style-name="P1" draw:layer="layout" svg:width="21cm" svg:height="2cm" svg:x="14cm" svg:y="6.05cm">
            <text:p/>
            <draw:enhanced-geometry svg:viewBox="0 0 21600 21600" draw:mirror-horizontal="false" draw:mirror-vertical="false" draw:type="rectangle" draw:enhanced-path="M 0 0 L 21600 0 21600 21600 0 21600 0 0 Z N"/>
          </draw:custom-shape>
          <draw:frame draw:style-name="gr2" draw:text-style-name="P3" draw:layer="layout" svg:width="20.95cm" svg:height="1.195cm" svg:x="14.1cm" svg:y="6.45cm">
            <draw:text-box>
              <text:p text:style-name="P1"><text:span text:style-name="T2">Legend</text:span></text:p>
            </draw:text-box>
          </draw:frame>
          <draw:frame draw:style-name="gr20" draw:text-style-name="P2" draw:layer="layout" svg:width="12.75cm" svg:height="8.072cm" svg:x="22.25cm" svg:y="8.05cm">
            <draw:text-box>
              <text:p><text:span text:style-name="T7">Diagram links</text:span><text:span text:style-name="T1">:</text:span></text:p>
              <text:p><text:span text:style-name="T1">A</text:span><text:span text:style-name="T1"><text:tab/></text:span><text:span text:style-name="T1"><text:tab/></text:span><text:span text:style-name="T1"><text:tab/></text:span><text:span text:style-name="T1">B : B inherits from A</text:span></text:p>
              <text:p><text:span text:style-name="T1">A</text:span><text:span text:style-name="T1"><text:tab/></text:span><text:span text:style-name="T1"><text:tab/></text:span><text:span text:style-name="T1"><text:tab/></text:span><text:span text:style-name="T1">B : B instances and uses A</text:span></text:p>
              <text:p><text:span text:style-name="T1">A</text:span><text:span text:style-name="T1"><text:tab/></text:span><text:span text:style-name="T1"><text:tab/></text:span><text:span text:style-name="T1"><text:tab/></text:span><text:span text:style-name="T1">B : B uses A</text:span></text:p>
              <text:p><text:span text:style-name="T1"><text:s text:c="10"/></text:span><text:span text:style-name="T1">A <text:s text:c="11"/>: Main() instances A</text:span></text:p>
              <text:p><text:span text:style-name="T1">A</text:span><text:span text:style-name="T1"><text:tab/></text:span><text:span text:style-name="T1"><text:tab/></text:span><text:span text:style-name="T1"><text:tab/></text:span><text:span text:style-name="T1">B : B uses A through C as a</text:span></text:p>
              <text:p><text:span text:style-name="T1"><text:tab/></text:span><text:span text:style-name="T1"><text:tab/></text:span><text:span text:style-name="T1"><text:tab/></text:span><text:span text:style-name="T1"> <text:s text:c="4"/></text:span><text:span text:style-name="T1">parameter</text:span></text:p>
              <text:p><text:span text:style-name="T1"><text:s text:c="5"/></text:span><text:span text:style-name="T1">C</text:span></text:p>
              <text:p><text:span text:style-name="T1">A</text:span><text:span text:style-name="T1"><text:tab/></text:span><text:span text:style-name="T1"><text:tab/></text:span><text:span text:style-name="T1"><text:tab/></text:span><text:span text:style-name="T1">B : B uses A through C as a</text:span></text:p>
              <text:p><text:span text:style-name="T1"><text:tab/></text:span><text:span text:style-name="T1"><text:tab/></text:span><text:span text:style-name="T1"><text:tab/></text:span><text:span text:style-name="T1"> <text:s text:c="4"/></text:span><text:span text:style-name="T1">result</text:span></text:p>
              <text:p><text:span text:style-name="T1"><text:s text:c="5"/></text:span><text:span text:style-name="T1">C</text:span></text:p>
            </draw:text-box>
          </draw:frame>
          <draw:line draw:style-name="gr21" draw:text-style-name="P5" draw:layer="layout" svg:x1="23.15cm" svg:y1="9.15cm" svg:x2="25.85cm" svg:y2="9.15cm">
            <text:p/>
          </draw:line>
          <draw:line draw:style-name="gr22" draw:text-style-name="P5" draw:layer="layout" svg:x1="23.149cm" svg:y1="9.9cm" svg:x2="25.849cm" svg:y2="9.9cm">
            <text:p/>
          </draw:line>
          <draw:line draw:style-name="gr22" draw:text-style-name="P5" draw:layer="layout" svg:x1="23.148cm" svg:y1="12cm" svg:x2="25.848cm" svg:y2="12cm">
            <text:p/>
          </draw:line>
          <draw:line draw:style-name="gr23" draw:text-style-name="P5" draw:layer="layout" svg:x1="23.85cm" svg:y1="13.05cm" svg:x2="24.65cm" svg:y2="12cm">
            <text:p/>
          </draw:line>
          <draw:line draw:style-name="gr22" draw:text-style-name="P5" draw:layer="layout" svg:x1="23.147cm" svg:y1="14.2cm" svg:x2="25.847cm" svg:y2="14.2cm">
            <text:p/>
          </draw:line>
          <draw:line draw:style-name="gr17" draw:text-style-name="P5" draw:layer="layout" svg:x1="23.849cm" svg:y1="15.249cm" svg:x2="24.649cm" svg:y2="14.199cm">
            <text:p/>
          </draw:line>
          <draw:line draw:style-name="gr24" draw:text-style-name="P5" draw:layer="layout" svg:x1="23.148cm" svg:y1="10.6cm" svg:x2="25.848cm" svg:y2="10.6cm">
            <text:p/>
          </draw:line>
          <draw:custom-shape draw:style-name="gr25" draw:text-style-name="P5" draw:layer="layout" svg:width="0.8cm" svg:height="0.8cm" svg:x="24.05cm" svg:y="10.9cm">
            <text:p/>
            <draw:enhanced-geometry svg:viewBox="0 0 21600 21600" draw:mirror-horizontal="false" draw:mirror-vertical="false" draw:type="rectangle" draw:enhanced-path="M 0 0 L 21600 0 21600 21600 0 21600 0 0 Z N"/>
          </draw:custom-shape>
        </draw:g>
        <draw:custom-shape draw:style-name="gr1" draw:text-style-name="P1" draw:layer="layout" svg:width="10cm" svg:height="10cm" svg:x="85.95cm" svg:y="6.05cm">
          <text:p/>
          <draw:enhanced-geometry svg:viewBox="0 0 21600 21600" draw:type="rectangle" draw:enhanced-path="M 0 0 L 21600 0 21600 21600 0 21600 0 0 Z N"/>
        </draw:custom-shape>
        <draw:frame draw:style-name="gr2" draw:text-style-name="P4" draw:layer="layout" svg:width="10cm" svg:height="2.384cm" svg:x="85.95cm" svg:y="8.05cm">
          <draw:text-box>
            <text:p><text:span text:style-name="T4">Manage RAM usage and needs (only informative).</text:span></text:p>
            <text:p><text:span text:style-name="T4">Singleton class.</text:span></text:p>
          </draw:text-box>
        </draw:frame>
        <draw:custom-shape draw:style-name="gr26" draw:text-style-name="P1" draw:layer="layout" svg:width="10cm" svg:height="2cm" svg:x="85.95cm" svg:y="6.05cm">
          <text:p/>
          <draw:enhanced-geometry svg:viewBox="0 0 21600 21600" draw:type="rectangle" draw:enhanced-path="M 0 0 L 21600 0 21600 21600 0 21600 0 0 Z N"/>
        </draw:custom-shape>
        <draw:frame draw:style-name="gr2" draw:text-style-name="P3" draw:layer="layout" svg:width="10cm" svg:height="1.195cm" svg:x="85.95cm" svg:y="6.45cm">
          <draw:text-box>
            <text:p><text:span text:style-name="T2">sRAMManager</text:span></text:p>
          </draw:text-box>
        </draw:frame>
        <draw:g>
          <draw:custom-shape draw:style-name="gr1" draw:text-style-name="P1" draw:layer="layout" svg:width="10cm" svg:height="10cm" svg:x="67.5cm" svg:y="55cm">
            <text:p/>
            <draw:enhanced-geometry svg:viewBox="0 0 21600 21600" draw:type="rectangle" draw:enhanced-path="M 0 0 L 21600 0 21600 21600 0 21600 0 0 Z N"/>
          </draw:custom-shape>
          <draw:frame draw:style-name="gr2" draw:text-style-name="P2" draw:layer="layout" svg:width="10cm" svg:height="3.806cm" svg:x="67.5cm" svg:y="57cm">
            <draw:text-box>
              <text:p><text:span text:style-name="T1">Manage the automatic detection of predefined scanners, and detection of the one associated to input files.</text:span></text:p>
              <text:p><text:span text:style-name="T1">Singleton class.</text:span></text:p>
            </draw:text-box>
          </draw:frame>
          <draw:custom-shape draw:style-name="gr3" draw:text-style-name="P1" draw:layer="layout" svg:width="10cm" svg:height="2cm" svg:x="67.5cm" svg:y="55cm">
            <text:p/>
            <draw:enhanced-geometry svg:viewBox="0 0 21600 21600" draw:type="rectangle" draw:enhanced-path="M 0 0 L 21600 0 21600 21600 0 21600 0 0 Z N"/>
          </draw:custom-shape>
          <draw:frame draw:style-name="gr2" draw:text-style-name="P3" draw:layer="layout" svg:width="10cm" svg:height="1.195cm" svg:x="67.5cm" svg:y="55.4cm">
            <draw:text-box>
              <text:p><text:span text:style-name="T2">sScannerManager</text:span></text:p>
            </draw:text-box>
          </draw:frame>
        </draw:g>
        <draw:path draw:style-name="gr17" draw:text-style-name="P5" draw:layer="layout" svg:width="9.126cm" svg:height="2.806cm" draw:transform="skewX (-0.371580597749593) rotate (0.506145483078355) translate (48.95cm 55.05cm)" svg:viewBox="0 0 9127 2807" svg:d="m0 0c5157 0 9127 2807 9127 2807">
          <text:p/>
        </draw:path>
        <draw:path draw:style-name="gr23" draw:text-style-name="P5" draw:layer="layout" svg:width="17.25cm" svg:height="10.737cm" draw:transform="skewX (0.230383461263251) rotate (-0.406138116939081) translate (42.3559026874722cm 44.1304972557162cm)" svg:viewBox="0 0 17251 10738" svg:d="m0 10738c5193-3815 17271-10960 17251-10733">
          <text:p/>
        </draw:path>
        <draw:g>
          <draw:custom-shape draw:style-name="gr1" draw:text-style-name="P1" draw:layer="layout" svg:width="10cm" svg:height="10cm" svg:x="71.8cm" svg:y="31.6cm">
            <text:p/>
            <draw:enhanced-geometry svg:viewBox="0 0 21600 21600" draw:type="rectangle" draw:enhanced-path="M 0 0 L 21600 0 21600 21600 0 21600 0 0 Z N"/>
          </draw:custom-shape>
          <draw:frame draw:style-name="gr2" draw:text-style-name="P2" draw:layer="layout" svg:width="10cm" svg:height="1.673cm" svg:x="71.8cm" svg:y="33.6cm">
            <draw:text-box>
              <text:p><text:span text:style-name="T1">Store the image domain dimensions and position.</text:span></text:p>
            </draw:text-box>
          </draw:frame>
          <draw:custom-shape draw:style-name="gr3" draw:text-style-name="P1" draw:layer="layout" svg:width="10cm" svg:height="2cm" svg:x="71.8cm" svg:y="31.6cm">
            <text:p/>
            <draw:enhanced-geometry svg:viewBox="0 0 21600 21600" draw:type="rectangle" draw:enhanced-path="M 0 0 L 21600 0 21600 21600 0 21600 0 0 Z N"/>
          </draw:custom-shape>
          <draw:frame draw:style-name="gr2" draw:text-style-name="P3" draw:layer="layout" svg:width="10cm" svg:height="1.195cm" svg:x="71.8cm" svg:y="32cm">
            <draw:text-box>
              <text:p><text:span text:style-name="T2">oImageDimensions</text:span></text:p>
            </draw:text-box>
          </draw:frame>
        </draw:g>
        <draw:path draw:style-name="gr27" draw:text-style-name="P5" draw:layer="layout" svg:width="8.121cm" svg:height="14.985cm" draw:transform="skewX (6.12151856555448E-017) rotate (0.66165431943105) translate (77.6924639862549cm 43.1766569732454cm)" svg:viewBox="0 0 8122 14986" svg:d="m0 14986c7693-8902 7900-9819 8111-11555s-2778-3431-2778-3431">
          <text:p/>
        </draw:path>
        <draw:path draw:style-name="gr28" draw:text-style-name="P5" draw:layer="layout" svg:width="36.761cm" svg:height="13.871cm" draw:transform="rotate (2.75186063161946) translate (81.8514973725919cm 34.9658941706401cm)" svg:viewBox="0 0 36762 13872" svg:d="m720 1619c-6777 28507 36499-1667 36038-1619">
          <text:p/>
        </draw:path>
        <draw:path draw:style-name="gr28" draw:text-style-name="P5" draw:layer="layout" svg:width="5.85cm" svg:height="1.615cm" draw:transform="rotate (2.76599779856061) translate (71.8cm 34.8cm)" svg:viewBox="0 0 5851 1616" svg:d="m0 0c4945 0 5851 1616 5851 1616">
          <text:p/>
        </draw:path>
        <draw:path draw:style-name="gr29" draw:text-style-name="P5" draw:layer="layout" svg:width="7.305cm" svg:height="9.355cm" draw:transform="rotate (-1.54374372338899) translate (56.7523847850363cm 30.7469319050977cm)" svg:viewBox="0 0 7306 9356" svg:d="m0 9356c3326-2761 7306-9356 7306-9356">
          <text:p/>
        </draw:path>
        <draw:path draw:style-name="gr29" draw:text-style-name="P5" draw:layer="layout" svg:width="6.899cm" svg:height="1.999cm" draw:transform="rotate (-1.5707963267949) translate (62.95cm 31.15cm)" svg:viewBox="0 0 6900 2000" svg:d="m0 0c3700 0 6900 2000 6900 2000">
          <text:p/>
        </draw:path>
        <draw:path draw:style-name="gr28" draw:text-style-name="P5" draw:layer="layout" svg:width="9.514cm" svg:height="0.574cm" draw:transform="rotate (-2.54818070791172) translate (72.1216836375993cm 36.2769156053139cm)" svg:viewBox="0 0 9515 575" svg:d="m0 575c5054-1054 9515-337 9515-337">
          <text:p/>
        </draw:path>
        <draw:path draw:style-name="gr30" draw:text-style-name="P5" draw:layer="layout" svg:width="3.69cm" svg:height="6.123cm" draw:transform="skewX (-0.216071761396898) rotate (-2.39930412271661) translate (71.8cm 47.6cm)" svg:viewBox="0 0 3691 6124" svg:d="m0 0c1413 1622 3691 6124 3691 6124">
          <text:p/>
        </draw:path>
        <draw:path draw:style-name="gr23" draw:text-style-name="P5" draw:layer="layout" svg:width="20.379cm" svg:height="5.898cm" draw:transform="rotate (0.547509786350621) translate (47.5999999849522cm 55.0499999753187cm)" svg:viewBox="0 0 20380 5899" svg:d="m0 0c9604-1 15311 6583 17169 5841s3211-2961 3211-2961">
          <text:p/>
        </draw:path>
        <draw:path draw:style-name="gr23" draw:text-style-name="P5" draw:layer="layout" svg:width="29.75cm" svg:height="2.945cm" draw:transform="rotate (0.0422369678982628) translate (35.6755895028621cm 48.1562160745067cm)" svg:viewBox="0 0 29751 2946" svg:d="m0 2946c17015 2 29035-215 29751-2946">
          <text:p/>
        </draw:path>
        <draw:path draw:style-name="gr30" draw:text-style-name="P5" draw:layer="layout" svg:width="7.44cm" svg:height="2.869cm" draw:transform="rotate (2.46423037089079) translate (61.85cm 54.95cm)" svg:viewBox="0 0 7441 2870" svg:d="m0 0c5903 0 7441 2870 7441 2870">
          <text:p/>
        </draw:path>
        <draw:frame draw:style-name="gr2" draw:text-style-name="P6" draw:layer="layout" svg:width="40.6cm" svg:height="2.143cm" svg:x="39.15cm" svg:y="2.7cm">
          <draw:text-box>
            <text:p text:style-name="P1"><text:span text:style-name="T9">Class diagram for iterative algorithms</text:span></text:p>
          </draw:text-box>
        </draw:frame>
        <draw:path draw:style-name="gr23" draw:text-style-name="P5" draw:layer="layout" svg:width="15.762cm" svg:height="1.099cm" draw:transform="rotate (-1.5707963267949) translate (66.1cm 31.15cm)" svg:viewBox="0 0 15763 1100" svg:d="m0 1100c6900-1200 16159-900 15750-1100">
          <text:p/>
        </draw:path>
        <draw:path draw:style-name="gr23" draw:text-style-name="P5" draw:layer="layout" svg:width="5.154cm" svg:height="6.57cm" draw:transform="rotate (-1.5707963267949) translate (60.95cm 31.15cm)" svg:viewBox="0 0 5155 6571" svg:d="m0 0c3850 0 5250 7000 5150 6550">
          <text:p/>
        </draw:path>
        <draw:path draw:style-name="gr19" draw:text-style-name="P5" draw:layer="layout" svg:width="3.999cm" svg:height="1.299cm" draw:transform="rotate (1.5707963267949) translate (60.399cm 69.049cm)" svg:viewBox="0 0 4000 1300" svg:d="m4000 0c-4000 0-4000 1300-4000 1300">
          <text:p/>
        </draw:path>
        <draw:g>
          <draw:custom-shape draw:style-name="gr6" draw:text-style-name="P1" draw:layer="layout" svg:width="10cm" svg:height="10cm" svg:x="61.7cm" svg:y="67cm">
            <text:p/>
            <draw:enhanced-geometry svg:viewBox="0 0 21600 21600" draw:type="rectangle" draw:enhanced-path="M 0 0 L 21600 0 21600 21600 0 21600 0 0 Z N"/>
          </draw:custom-shape>
          <draw:frame draw:style-name="gr2" draw:text-style-name="P2" draw:layer="layout" svg:width="10cm" svg:height="6.65cm" svg:x="61.7cm" svg:y="69cm">
            <draw:text-box>
              <text:p>Virtual mother class to represent any kind of projector. It uses some pure virtual mandatory functions to fill a <text:span text:style-name="T3">oProjectionLine</text:span>.</text:p>
              <text:p>Includes a function to get an estimation of the maximum number of contributing voxels to a projection line.</text:p>
            </draw:text-box>
          </draw:frame>
          <draw:custom-shape draw:style-name="gr7" draw:text-style-name="P1" draw:layer="layout" svg:width="10cm" svg:height="2cm" svg:x="61.7cm" svg:y="67cm">
            <text:p/>
            <draw:enhanced-geometry svg:viewBox="0 0 21600 21600" draw:type="rectangle" draw:enhanced-path="M 0 0 L 21600 0 21600 21600 0 21600 0 0 Z N"/>
          </draw:custom-shape>
          <draw:frame draw:style-name="gr2" draw:text-style-name="P3" draw:layer="layout" svg:width="10cm" svg:height="1.195cm" svg:x="61.7cm" svg:y="67.4cm">
            <draw:text-box>
              <text:p><text:span text:style-name="T2">vProjector</text:span></text:p>
            </draw:text-box>
          </draw:frame>
        </draw:g>
        <draw:g>
          <draw:custom-shape draw:style-name="gr6" draw:text-style-name="P1" draw:layer="layout" svg:width="10.7cm" svg:height="10cm" svg:x="48.5cm" svg:y="21cm">
            <text:p/>
            <draw:enhanced-geometry svg:viewBox="0 0 21600 21600" draw:type="rectangle" draw:enhanced-path="M 0 0 L 21600 0 21600 21600 0 21600 0 0 Z N"/>
          </draw:custom-shape>
          <draw:frame draw:style-name="gr2" draw:text-style-name="P2" draw:layer="layout" svg:width="10.7cm" svg:height="4.517cm" svg:x="48.5cm" svg:y="23cm">
            <draw:text-box>
              <text:p>Manager class for dynamic model applied to images.</text:p>
              <text:p>It can handle linear and non-linear models, for application such as direct kinetic modelling and temporal regularization.</text:p>
            </draw:text-box>
          </draw:frame>
          <draw:custom-shape draw:style-name="gr12" draw:text-style-name="P1" draw:layer="layout" svg:width="10.7cm" svg:height="2cm" svg:x="48.5cm" svg:y="21cm">
            <text:p/>
            <draw:enhanced-geometry svg:viewBox="0 0 21600 21600" draw:type="rectangle" draw:enhanced-path="M 0 0 L 21600 0 21600 21600 0 21600 0 0 Z N"/>
          </draw:custom-shape>
          <draw:frame draw:style-name="gr2" draw:text-style-name="P3" draw:layer="layout" svg:width="10.7cm" svg:height="1.195cm" svg:x="48.5cm" svg:y="21.4cm">
            <draw:text-box>
              <text:p><text:span text:style-name="T2">oDynamicModelManager</text:span></text:p>
            </draw:text-box>
          </draw:frame>
        </draw:g>
        <draw:path draw:style-name="gr28" draw:text-style-name="P5" draw:layer="layout" svg:width="4.499cm" svg:height="1.034cm" draw:transform="rotate (-3.14159265358979) translate (60.5cm 32.035348183391cm)" svg:viewBox="0 0 4500 1035" svg:d="m4500 1035c-2300-2300-4500-50-4500-50">
          <text:p/>
        </draw:path>
        <draw:path draw:style-name="gr29" draw:text-style-name="P5" draw:layer="layout" svg:width="7.174cm" svg:height="4.507cm" draw:transform="rotate (-1.54374372338899) translate (58.4059333594953cm 30.8780730265859cm)" svg:viewBox="0 0 7175 4508" svg:d="m0 4508c3326-2761 7175-4508 7175-4508">
          <text:p/>
        </draw:path>
        <draw:g>
          <draw:custom-shape draw:style-name="gr6" draw:text-style-name="P1" draw:layer="layout" svg:width="10cm" svg:height="10cm" svg:x="72.1cm" svg:y="20.6cm">
            <text:p/>
            <draw:enhanced-geometry svg:viewBox="0 0 21600 21600" draw:type="rectangle" draw:enhanced-path="M 0 0 L 21600 0 21600 21600 0 21600 0 0 Z N"/>
          </draw:custom-shape>
          <draw:frame draw:style-name="gr2" draw:text-style-name="P4" draw:layer="layout" svg:width="10cm" svg:height="3.806cm" svg:x="72.1cm" svg:y="22.6cm">
            <draw:text-box>
              <text:p><text:span text:style-name="T4">Manage image-based motion compensation of any nature (rigid, elastic). </text:span></text:p>
              <text:p><text:span text:style-name="T4">It uses an </text:span><text:span text:style-name="T5">oImageSpace</text:span><text:span text:style-name="T4"> object as parameter.</text:span></text:p>
            </draw:text-box>
          </draw:frame>
          <draw:custom-shape draw:style-name="gr12" draw:text-style-name="P1" draw:layer="layout" svg:width="10cm" svg:height="2cm" svg:x="72.1cm" svg:y="20.6cm">
            <text:p/>
            <draw:enhanced-geometry svg:viewBox="0 0 21600 21600" draw:type="rectangle" draw:enhanced-path="M 0 0 L 21600 0 21600 21600 0 21600 0 0 Z N"/>
          </draw:custom-shape>
          <draw:frame draw:style-name="gr2" draw:text-style-name="P3" draw:layer="layout" svg:width="10cm" svg:height="1.195cm" svg:x="72.1cm" svg:y="21cm">
            <draw:text-box>
              <text:p><text:span text:style-name="T2">oDeformationManager</text:span></text:p>
            </draw:text-box>
          </draw:frame>
        </draw:g>
        <draw:path draw:style-name="gr29" draw:text-style-name="P5" draw:layer="layout" svg:width="7.799cm" svg:height="9.363cm" draw:transform="rotate (-1.54374372338899) translate (72.1cm 30cm)" svg:viewBox="0 0 7800 9364" svg:d="m0 0c4217 6817 7800 9364 7800 9364">
          <text:p/>
        </draw:path>
        <draw:path draw:style-name="gr28" draw:text-style-name="P5" draw:layer="layout" svg:width="2.738cm" svg:height="6.363cm" draw:transform="rotate (2.76599779856061) translate (82.3132570042703cm 35.4753842991477cm)" svg:viewBox="0 0 2739 6364" svg:d="m552 0c-2028 4210 2187 6364 2187 6364">
          <text:p/>
        </draw:path>
        <draw:path draw:style-name="gr18" draw:text-style-name="P5" draw:layer="layout" svg:width="1.003cm" svg:height="3.009cm" draw:transform="skewX (-0.394095345100319) rotate (0.805120383944984) translate (77.5cm 59.6cm)" svg:viewBox="0 0 1004 3010" svg:d="m955 3010c309-1202-955-3010-955-3010">
          <text:p/>
        </draw:path>
        <draw:g>
          <draw:custom-shape draw:style-name="gr1" draw:text-style-name="P1" draw:layer="layout" svg:width="10cm" svg:height="10cm" svg:x="93.1cm" svg:y="72.4cm">
            <text:p/>
            <draw:enhanced-geometry svg:viewBox="0 0 21600 21600" draw:type="rectangle" draw:enhanced-path="M 0 0 L 21600 0 21600 21600 0 21600 0 0 Z N"/>
          </draw:custom-shape>
          <draw:frame draw:style-name="gr2" draw:text-style-name="P2" draw:layer="layout" svg:width="10cm" svg:height="3.806cm" svg:x="93.1cm" svg:y="74.4cm">
            <draw:text-box>
              <text:p><text:span text:style-name="T1">Singleton class that manages lists of addons that are automatically added.</text:span></text:p>
              <text:p><text:span text:style-name="T1">It includes Optimizers, Priors, Projectors, KineticModels.</text:span></text:p>
            </draw:text-box>
          </draw:frame>
          <draw:custom-shape draw:style-name="gr3" draw:text-style-name="P1" draw:layer="layout" svg:width="10cm" svg:height="2cm" svg:x="93.1cm" svg:y="72.4cm">
            <text:p/>
            <draw:enhanced-geometry svg:viewBox="0 0 21600 21600" draw:type="rectangle" draw:enhanced-path="M 0 0 L 21600 0 21600 21600 0 21600 0 0 Z N"/>
          </draw:custom-shape>
          <draw:frame draw:style-name="gr2" draw:text-style-name="P3" draw:layer="layout" svg:width="10cm" svg:height="1.195cm" svg:x="93.1cm" svg:y="72.8cm">
            <draw:text-box>
              <text:p><text:span text:style-name="T2">sAddonManager</text:span></text:p>
            </draw:text-box>
          </draw:frame>
        </draw:g>
        <draw:path draw:style-name="gr31" draw:text-style-name="P5" draw:layer="layout" svg:width="1.697cm" svg:height="11.698cm" draw:transform="skewX (9.37545534944211E-017) rotate (0.66165431943105) translate (75.0605360898521cm 66.0431197135946cm)" svg:viewBox="0 0 1698 11699" svg:d="m1698 0c-2848 9190-1253 11699-1253 11699">
          <text:p/>
        </draw:path>
        <draw:path draw:style-name="gr30" draw:text-style-name="P5" draw:layer="layout" svg:width="1.604cm" svg:height="1.668cm" draw:transform="skewX (-0.216071761396898) rotate (-2.39930412271661) translate (73.0295795766829cm 42.2638424358551cm)" svg:viewBox="0 0 1605 1669" svg:d="m0 1468c2108 891 1533-1468 1533-1468">
          <text:p/>
        </draw:path>
        <draw:g>
          <draw:custom-shape draw:style-name="gr6" draw:text-style-name="P1" draw:layer="layout" svg:width="10cm" svg:height="10cm" svg:x="92.7cm" svg:y="36.5cm">
            <text:p/>
            <draw:enhanced-geometry svg:viewBox="0 0 21600 21600" draw:type="rectangle" draw:enhanced-path="M 0 0 L 21600 0 21600 21600 0 21600 0 0 Z N"/>
          </draw:custom-shape>
          <draw:frame draw:style-name="gr2" draw:text-style-name="P2" draw:layer="layout" svg:width="10cm" svg:height="6.65cm" svg:x="92.7cm" svg:y="38.5cm">
            <draw:text-box>
              <text:p>This is a pure virtual class that cannot be used on its own. Its childs are the different specific</text:p>
              <text:p>optimizers (e.g. MLEM) and must implement several pure virtual functions</text:p>
              <text:p>The specific optimizers are created in the oOptimizerManager class.</text:p>
            </draw:text-box>
          </draw:frame>
          <draw:custom-shape draw:style-name="gr7" draw:text-style-name="P1" draw:layer="layout" svg:width="10cm" svg:height="2cm" svg:x="92.7cm" svg:y="36.5cm">
            <text:p/>
            <draw:enhanced-geometry svg:viewBox="0 0 21600 21600" draw:type="rectangle" draw:enhanced-path="M 0 0 L 21600 0 21600 21600 0 21600 0 0 Z N"/>
          </draw:custom-shape>
          <draw:frame draw:style-name="gr2" draw:text-style-name="P3" draw:layer="layout" svg:width="10cm" svg:height="1.195cm" svg:x="92.7cm" svg:y="36.9cm">
            <draw:text-box>
              <text:p><text:span text:style-name="T2">vOptimizer</text:span></text:p>
            </draw:text-box>
          </draw:frame>
        </draw:g>
        <draw:g>
          <draw:custom-shape draw:style-name="gr6" draw:text-style-name="P1" draw:layer="layout" svg:width="10cm" svg:height="10cm" svg:x="92.7cm" svg:y="47.3cm">
            <text:p/>
            <draw:enhanced-geometry svg:viewBox="0 0 21600 21600" draw:type="rectangle" draw:enhanced-path="M 0 0 L 21600 0 21600 21600 0 21600 0 0 Z N"/>
          </draw:custom-shape>
          <draw:frame draw:style-name="gr2" draw:text-style-name="P2" draw:layer="layout" svg:width="10cm" svg:height="5.939cm" svg:x="92.7cm" svg:y="49.3cm">
            <draw:text-box>
              <text:p>This is a pure virtual class that cannot be used on its own. Its childs are the different specific</text:p>
              <text:p>priors (e.g. Gibbs) and must implement several pure virtual functions.</text:p>
              <text:p>The specific priors are created in the oOptimizerManager class.</text:p>
            </draw:text-box>
          </draw:frame>
          <draw:custom-shape draw:style-name="gr7" draw:text-style-name="P1" draw:layer="layout" svg:width="10cm" svg:height="2cm" svg:x="92.7cm" svg:y="47.3cm">
            <text:p/>
            <draw:enhanced-geometry svg:viewBox="0 0 21600 21600" draw:type="rectangle" draw:enhanced-path="M 0 0 L 21600 0 21600 21600 0 21600 0 0 Z N"/>
          </draw:custom-shape>
          <draw:frame draw:style-name="gr2" draw:text-style-name="P3" draw:layer="layout" svg:width="10cm" svg:height="1.195cm" svg:x="92.7cm" svg:y="47.7cm">
            <draw:text-box>
              <text:p><text:span text:style-name="T2">vPenalty</text:span></text:p>
            </draw:text-box>
          </draw:frame>
        </draw:g>
        <draw:path draw:style-name="gr18" draw:text-style-name="P5" draw:layer="layout" svg:width="6.555cm" svg:height="6.101cm" draw:transform="skewX (-0.39409534510032) rotate (0.805120383944984) translate (82cm 46.027cm)" svg:viewBox="0 0 6556 6102" svg:d="m6556 6101c-2165 100-6556-6101-6556-6101">
          <text:p/>
        </draw:path>
        <draw:path draw:style-name="gr18" draw:text-style-name="P5" draw:layer="layout" svg:width="2.98cm" svg:height="8.752cm" draw:transform="skewX (-0.394095345100319) rotate (0.805120383944984) translate (82cm 48.1cm)" svg:viewBox="0 0 2981 8753" svg:d="m2694 8753c1384-2040-2694-8753-2694-8753">
          <text:p/>
        </draw:path>
        <draw:g>
          <draw:custom-shape draw:style-name="gr6" draw:text-style-name="P1" draw:layer="layout" svg:width="10cm" svg:height="10cm" svg:x="23cm" svg:y="20.7cm">
            <text:p/>
            <draw:enhanced-geometry svg:viewBox="0 0 21600 21600" draw:type="rectangle" draw:enhanced-path="M 0 0 L 21600 0 21600 21600 0 21600 0 0 Z N"/>
          </draw:custom-shape>
          <draw:frame draw:style-name="gr2" draw:text-style-name="P2" draw:layer="layout" svg:width="10cm" svg:height="3.806cm" svg:x="23cm" svg:y="22.7cm">
            <draw:text-box>
              <text:p>This is main class dedicated to image convolver, for the applications of fix or variant PSF</text:p>
              <text:p>This class is instanciated by the Image Convolver Manager </text:p>
            </draw:text-box>
          </draw:frame>
          <draw:custom-shape draw:style-name="gr7" draw:text-style-name="P1" draw:layer="layout" svg:width="10cm" svg:height="2cm" svg:x="23cm" svg:y="20.7cm">
            <text:p/>
            <draw:enhanced-geometry svg:viewBox="0 0 21600 21600" draw:type="rectangle" draw:enhanced-path="M 0 0 L 21600 0 21600 21600 0 21600 0 0 Z N"/>
          </draw:custom-shape>
          <draw:frame draw:style-name="gr2" draw:text-style-name="P3" draw:layer="layout" svg:width="10cm" svg:height="1.195cm" svg:x="23cm" svg:y="21.1cm">
            <draw:text-box>
              <text:p><text:span text:style-name="T2">vImageConvolver</text:span></text:p>
            </draw:text-box>
          </draw:frame>
        </draw:g>
        <draw:path draw:style-name="gr19" draw:text-style-name="P5" draw:layer="layout" svg:width="0.463cm" svg:height="3.299cm" draw:transform="rotate (1.5707963267949) translate (33cm 26.2643990929705cm)" svg:viewBox="0 0 464 3300" svg:d="m164 3300c-500-1200 300-3300 300-3300">
          <text:p/>
        </draw:path>
        <draw:g>
          <draw:custom-shape draw:style-name="gr6" draw:text-style-name="P1" draw:layer="layout" svg:width="10cm" svg:height="10cm" svg:x="49.1cm" svg:y="7.3cm">
            <text:p/>
            <draw:enhanced-geometry svg:viewBox="0 0 21600 21600" draw:type="rectangle" draw:enhanced-path="M 0 0 L 21600 0 21600 21600 0 21600 0 0 Z N"/>
          </draw:custom-shape>
          <draw:frame draw:style-name="gr2" draw:text-style-name="P2" draw:layer="layout" svg:width="10cm" svg:height="3.806cm" svg:x="49.1cm" svg:y="9.3cm">
            <draw:text-box>
              <text:p>This is main class dedicated to image convolver, for the applications of fix or variant PSF</text:p>
              <text:p>This class is instanciated by the Image Convolver Manager </text:p>
            </draw:text-box>
          </draw:frame>
          <draw:custom-shape draw:style-name="gr7" draw:text-style-name="P1" draw:layer="layout" svg:width="10cm" svg:height="2cm" svg:x="49.1cm" svg:y="7.3cm">
            <text:p/>
            <draw:enhanced-geometry svg:viewBox="0 0 21600 21600" draw:type="rectangle" draw:enhanced-path="M 0 0 L 21600 0 21600 21600 0 21600 0 0 Z N"/>
          </draw:custom-shape>
          <draw:frame draw:style-name="gr2" draw:text-style-name="P3" draw:layer="layout" svg:width="10cm" svg:height="1.195cm" svg:x="49.1cm" svg:y="7.7cm">
            <draw:text-box>
              <text:p><text:span text:style-name="T2">vImageConvolver</text:span></text:p>
            </draw:text-box>
          </draw:frame>
        </draw:g>
        <draw:path draw:style-name="gr19" draw:text-style-name="P5" draw:layer="layout" svg:width="3.699cm" svg:height="0.383cm" draw:transform="rotate (1.5707963267949) translate (53.5159145603418cm 21cm)" svg:viewBox="0 0 3700 384" svg:d="m0 384c1800-624 3700-300 3700-300">
          <text:p/>
        </draw:path>
        <draw:g>
          <draw:custom-shape draw:style-name="gr6" draw:text-style-name="P1" draw:layer="layout" svg:width="10.4cm" svg:height="10cm" svg:x="22.4cm" svg:y="32.1cm">
            <text:p/>
            <draw:enhanced-geometry svg:viewBox="0 0 21600 21600" draw:type="rectangle" draw:enhanced-path="M 0 0 L 21600 0 21600 21600 0 21600 0 0 Z N"/>
          </draw:custom-shape>
          <draw:frame draw:style-name="gr2" draw:text-style-name="P2" draw:layer="layout" svg:width="10.4cm" svg:height="7.361cm" svg:x="22.4cm" svg:y="34.1cm">
            <draw:text-box>
              <text:p>This class gathers the information about the dynamic splitting of the data </text:p>
              <text:p>It contains the functions dedicated to the reading of user-provided informations</text:p>
              <text:p>about the dynamic dataset.</text:p>
              <text:p><text:span text:style-name="T3">It is specific to each iDataFile object.</text:span></text:p>
              <text:p/>
            </draw:text-box>
          </draw:frame>
          <draw:custom-shape draw:style-name="gr7" draw:text-style-name="P1" draw:layer="layout" svg:width="10.4cm" svg:height="2cm" svg:x="22.4cm" svg:y="32.1cm">
            <text:p/>
            <draw:enhanced-geometry svg:viewBox="0 0 21600 21600" draw:type="rectangle" draw:enhanced-path="M 0 0 L 21600 0 21600 21600 0 21600 0 0 Z N"/>
          </draw:custom-shape>
          <draw:frame draw:style-name="gr2" draw:text-style-name="P3" draw:layer="layout" svg:width="10.4cm" svg:height="1.195cm" svg:x="22.4cm" svg:y="32.5cm">
            <draw:text-box>
              <text:p><text:span text:style-name="T2">oDynamicDataManager</text:span></text:p>
            </draw:text-box>
          </draw:frame>
        </draw:g>
        <draw:path draw:style-name="gr19" draw:text-style-name="P5" draw:layer="layout" svg:width="0.299cm" svg:height="3.649cm" draw:transform="rotate (1.5707963267949) translate (32.8cm 35.4cm)" svg:viewBox="0 0 300 3650" svg:d="m0 3650c300-1750 300-3650 300-3650">
          <text:p/>
        </draw:path>
        <draw:path draw:style-name="gr19" draw:text-style-name="P5" draw:layer="layout" svg:width="2.599cm" svg:height="4.599cm" draw:transform="rotate (1.5707963267949) translate (35.8cm 47.7cm)" svg:viewBox="0 0 2600 4600" svg:d="m2600 4600c-2210-400-2600-4600-2600-4600">
          <text:p/>
        </draw:path>
        <draw:g>
          <draw:custom-shape draw:style-name="gr32" draw:text-style-name="P1" draw:layer="layout" svg:width="9cm" svg:height="2cm" svg:x="13.4cm" svg:y="49.3cm">
            <text:p/>
            <draw:enhanced-geometry svg:viewBox="0 0 21600 21600" draw:type="rectangle" draw:enhanced-path="M 0 0 L 21600 0 21600 21600 0 21600 0 0 Z N"/>
          </draw:custom-shape>
          <draw:frame draw:style-name="gr33" draw:text-style-name="P3" draw:layer="layout" svg:width="9cm" svg:height="1.195cm" svg:x="13.4cm" svg:y="49.7cm">
            <draw:text-box>
              <text:p><text:span text:style-name="T2">iEventPET</text:span></text:p>
            </draw:text-box>
          </draw:frame>
        </draw:g>
        <draw:g>
          <draw:custom-shape draw:style-name="gr32" draw:text-style-name="P1" draw:layer="layout" svg:width="9cm" svg:height="2cm" svg:x="13cm" svg:y="54.4cm">
            <text:p/>
            <draw:enhanced-geometry svg:viewBox="0 0 21600 21600" draw:type="rectangle" draw:enhanced-path="M 0 0 L 21600 0 21600 21600 0 21600 0 0 Z N"/>
          </draw:custom-shape>
          <draw:frame draw:style-name="gr33" draw:text-style-name="P3" draw:layer="layout" svg:width="9cm" svg:height="1.195cm" svg:x="13cm" svg:y="54.8cm">
            <draw:text-box>
              <text:p><text:span text:style-name="T2">iEventSPECT</text:span></text:p>
            </draw:text-box>
          </draw:frame>
        </draw:g>
        <draw:g>
          <draw:custom-shape draw:style-name="gr32" draw:text-style-name="P1" draw:layer="layout" svg:width="9cm" svg:height="2cm" svg:x="12.9cm" svg:y="60.3cm">
            <text:p/>
            <draw:enhanced-geometry svg:viewBox="0 0 21600 21600" draw:type="rectangle" draw:enhanced-path="M 0 0 L 21600 0 21600 21600 0 21600 0 0 Z N"/>
          </draw:custom-shape>
          <draw:frame draw:style-name="gr33" draw:text-style-name="P3" draw:layer="layout" svg:width="9cm" svg:height="1.195cm" svg:x="12.9cm" svg:y="60.7cm">
            <draw:text-box>
              <text:p><text:span text:style-name="T2">iEventCT</text:span></text:p>
            </draw:text-box>
          </draw:frame>
        </draw:g>
        <draw:g>
          <draw:custom-shape draw:style-name="gr32" draw:text-style-name="P1" draw:layer="layout" svg:width="9cm" svg:height="2cm" svg:x="2.5cm" svg:y="47.3cm">
            <text:p/>
            <draw:enhanced-geometry svg:viewBox="0 0 21600 21600" draw:type="rectangle" draw:enhanced-path="M 0 0 L 21600 0 21600 21600 0 21600 0 0 Z N"/>
          </draw:custom-shape>
          <draw:frame draw:style-name="gr33" draw:text-style-name="P3" draw:layer="layout" svg:width="9cm" svg:height="1.195cm" svg:x="2.5cm" svg:y="47.7cm">
            <draw:text-box>
              <text:p><text:span text:style-name="T2">iEventListModePET</text:span></text:p>
            </draw:text-box>
          </draw:frame>
        </draw:g>
        <draw:g>
          <draw:custom-shape draw:style-name="gr32" draw:text-style-name="P1" draw:layer="layout" svg:width="9cm" svg:height="2cm" svg:x="2.5cm" svg:y="49.9cm">
            <text:p/>
            <draw:enhanced-geometry svg:viewBox="0 0 21600 21600" draw:type="rectangle" draw:enhanced-path="M 0 0 L 21600 0 21600 21600 0 21600 0 0 Z N"/>
          </draw:custom-shape>
          <draw:frame draw:style-name="gr33" draw:text-style-name="P3" draw:layer="layout" svg:width="9cm" svg:height="1.195cm" svg:x="2.5cm" svg:y="50.3cm">
            <draw:text-box>
              <text:p><text:span text:style-name="T2">iEventSinoPET</text:span></text:p>
            </draw:text-box>
          </draw:frame>
        </draw:g>
        <draw:g>
          <draw:custom-shape draw:style-name="gr32" draw:text-style-name="P1" draw:layer="layout" svg:width="9.6cm" svg:height="2cm" svg:x="2.4cm" svg:y="53.2cm">
            <text:p/>
            <draw:enhanced-geometry svg:viewBox="0 0 21600 21600" draw:type="rectangle" draw:enhanced-path="M 0 0 L 21600 0 21600 21600 0 21600 0 0 Z N"/>
          </draw:custom-shape>
          <draw:frame draw:style-name="gr33" draw:text-style-name="P3" draw:layer="layout" svg:width="9.6cm" svg:height="1.195cm" svg:x="2.4cm" svg:y="53.6cm">
            <draw:text-box>
              <text:p><text:span text:style-name="T2">iEventListModeSPECT</text:span></text:p>
            </draw:text-box>
          </draw:frame>
        </draw:g>
        <draw:g>
          <draw:custom-shape draw:style-name="gr32" draw:text-style-name="P1" draw:layer="layout" svg:width="9.6cm" svg:height="2cm" svg:x="2.4cm" svg:y="55.8cm">
            <text:p/>
            <draw:enhanced-geometry svg:viewBox="0 0 21600 21600" draw:type="rectangle" draw:enhanced-path="M 0 0 L 21600 0 21600 21600 0 21600 0 0 Z N"/>
          </draw:custom-shape>
          <draw:frame draw:style-name="gr33" draw:text-style-name="P3" draw:layer="layout" svg:width="9.6cm" svg:height="1.195cm" svg:x="2.4cm" svg:y="56.2cm">
            <draw:text-box>
              <text:p><text:span text:style-name="T2">iEventSinoSPECT</text:span></text:p>
            </draw:text-box>
          </draw:frame>
        </draw:g>
        <draw:g>
          <draw:custom-shape draw:style-name="gr32" draw:text-style-name="P1" draw:layer="layout" svg:width="9cm" svg:height="2cm" svg:x="2.3cm" svg:y="59.3cm">
            <text:p/>
            <draw:enhanced-geometry svg:viewBox="0 0 21600 21600" draw:type="rectangle" draw:enhanced-path="M 0 0 L 21600 0 21600 21600 0 21600 0 0 Z N"/>
          </draw:custom-shape>
          <draw:frame draw:style-name="gr33" draw:text-style-name="P3" draw:layer="layout" svg:width="9cm" svg:height="1.195cm" svg:x="2.3cm" svg:y="59.7cm">
            <draw:text-box>
              <text:p><text:span text:style-name="T2">iEventListModeCT</text:span></text:p>
            </draw:text-box>
          </draw:frame>
        </draw:g>
        <draw:g>
          <draw:custom-shape draw:style-name="gr32" draw:text-style-name="P1" draw:layer="layout" svg:width="9cm" svg:height="2cm" svg:x="2.3cm" svg:y="61.9cm">
            <text:p/>
            <draw:enhanced-geometry svg:viewBox="0 0 21600 21600" draw:type="rectangle" draw:enhanced-path="M 0 0 L 21600 0 21600 21600 0 21600 0 0 Z N"/>
          </draw:custom-shape>
          <draw:frame draw:style-name="gr33" draw:text-style-name="P3" draw:layer="layout" svg:width="9cm" svg:height="1.195cm" svg:x="2.3cm" svg:y="62.3cm">
            <draw:text-box>
              <text:p><text:span text:style-name="T2">iEventSinoCT</text:span></text:p>
            </draw:text-box>
          </draw:frame>
        </draw:g>
        <draw:path draw:style-name="gr34" draw:text-style-name="P5" draw:layer="layout" svg:width="0cm" svg:height="3.299cm" draw:transform="rotate (1.5707963267949) translate (22.4cm 50.1cm)" svg:viewBox="0 0 0 3300" svg:d="m0 3300c0-2200 0-3300 0-3300">
          <text:p/>
        </draw:path>
        <draw:path draw:style-name="gr34" draw:text-style-name="P5" draw:layer="layout" svg:width="6.099cm" svg:height="7.599cm" draw:transform="rotate (1.5707963267949) translate (21.9cm 61.4cm)" svg:viewBox="0 0 6100 7600" svg:d="m6100 7600c-5200-1000-6100-7600-6100-7600">
          <text:p/>
        </draw:path>
        <draw:path draw:style-name="gr34" draw:text-style-name="P5" draw:layer="layout" svg:width="1.099cm" svg:height="3.799cm" draw:transform="rotate (1.5707963267949) translate (22cm 55.6cm)" svg:viewBox="0 0 1100 3800" svg:d="m1100 3800c0-2200-1100-3800-1100-3800">
          <text:p/>
        </draw:path>
        <draw:line draw:style-name="gr35" draw:text-style-name="P1" draw:layer="layout" svg:x1="13.4cm" svg:y1="49.7cm" svg:x2="11.5cm" svg:y2="48.3cm">
          <text:p/>
        </draw:line>
        <draw:line draw:style-name="gr35" draw:text-style-name="P1" draw:layer="layout" svg:x1="13cm" svg:y1="54.8cm" svg:x2="12.1cm" svg:y2="54.2cm">
          <text:p/>
        </draw:line>
        <draw:line draw:style-name="gr35" draw:text-style-name="P1" draw:layer="layout" svg:x1="13cm" svg:y1="55.995cm" svg:x2="12cm" svg:y2="56.9cm">
          <text:p/>
        </draw:line>
        <draw:line draw:style-name="gr35" draw:text-style-name="P1" draw:layer="layout" svg:x1="13.4cm" svg:y1="50.6cm" svg:x2="11.5cm" svg:y2="51.1cm">
          <text:p/>
        </draw:line>
        <draw:line draw:style-name="gr35" draw:text-style-name="P1" draw:layer="layout" svg:x1="12.9cm" svg:y1="61.4cm" svg:x2="11.3cm" svg:y2="60cm">
          <text:p/>
        </draw:line>
        <draw:line draw:style-name="gr35" draw:text-style-name="P1" draw:layer="layout" svg:x1="12.9cm" svg:y1="61.8cm" svg:x2="11.3cm" svg:y2="63.2cm">
          <text:p/>
        </draw:line>
        <draw:g>
          <draw:custom-shape draw:style-name="gr32" draw:text-style-name="P1" draw:layer="layout" svg:width="9cm" svg:height="2cm" svg:x="12.6cm" svg:y="21.6cm">
            <text:p/>
            <draw:enhanced-geometry svg:viewBox="0 0 21600 21600" draw:type="rectangle" draw:enhanced-path="M 0 0 L 21600 0 21600 21600 0 21600 0 0 Z N"/>
          </draw:custom-shape>
          <draw:frame draw:style-name="gr33" draw:text-style-name="P3" draw:layer="layout" svg:width="9cm" svg:height="1.195cm" svg:x="12.6cm" svg:y="22cm">
            <draw:text-box>
              <text:p><text:span text:style-name="T2">iEventPET</text:span></text:p>
            </draw:text-box>
          </draw:frame>
        </draw:g>
        <draw:g>
          <draw:custom-shape draw:style-name="gr32" draw:text-style-name="P1" draw:layer="layout" svg:width="9cm" svg:height="2cm" svg:x="12.5cm" svg:y="25.6cm">
            <text:p/>
            <draw:enhanced-geometry svg:viewBox="0 0 21600 21600" draw:type="rectangle" draw:enhanced-path="M 0 0 L 21600 0 21600 21600 0 21600 0 0 Z N"/>
          </draw:custom-shape>
          <draw:frame draw:style-name="gr33" draw:text-style-name="P3" draw:layer="layout" svg:width="9cm" svg:height="1.195cm" svg:x="12.5cm" svg:y="26cm">
            <draw:text-box>
              <text:p><text:span text:style-name="T2">iEventPET</text:span></text:p>
            </draw:text-box>
          </draw:frame>
        </draw:g>
        <draw:path draw:style-name="gr34" draw:text-style-name="P5" draw:layer="layout" svg:width="0cm" svg:height="3.299cm" draw:transform="rotate (1.5707963267949) translate (21.7cm 22.6cm)" svg:viewBox="0 0 0 3300" svg:d="m0 3300c0-2200 0-3300 0-3300">
          <text:p/>
        </draw:path>
        <presentation:notes draw:style-name="dp2">
          <draw:page-thumbnail draw:style-name="gr36" draw:layer="layout" svg:width="14.848cm" svg:height="11.136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g>
          <draw:custom-shape draw:style-name="gr1" draw:text-style-name="P1" draw:layer="layout" svg:width="10cm" svg:height="10cm" svg:x="82.7cm" svg:y="72.4cm">
            <text:p/>
            <draw:enhanced-geometry svg:viewBox="0 0 21600 21600" draw:type="rectangle" draw:enhanced-path="M 0 0 L 21600 0 21600 21600 0 21600 0 0 Z N"/>
          </draw:custom-shape>
          <draw:frame draw:style-name="gr2" draw:text-style-name="P2" draw:layer="layout" svg:width="10cm" svg:height="3.095cm" svg:x="82.7cm" svg:y="74.4cm">
            <draw:text-box>
              <text:p><text:span text:style-name="T1">Write images, sinograms, in any formats, etc.</text:span></text:p>
              <text:p><text:span text:style-name="T1">Singleton class based on a sole base-name.</text:span></text:p>
            </draw:text-box>
          </draw:frame>
          <draw:custom-shape draw:style-name="gr3" draw:text-style-name="P1" draw:layer="layout" svg:width="10cm" svg:height="2cm" svg:x="82.7cm" svg:y="72.4cm">
            <text:p/>
            <draw:enhanced-geometry svg:viewBox="0 0 21600 21600" draw:type="rectangle" draw:enhanced-path="M 0 0 L 21600 0 21600 21600 0 21600 0 0 Z N"/>
          </draw:custom-shape>
          <draw:frame draw:style-name="gr2" draw:text-style-name="P3" draw:layer="layout" svg:width="10cm" svg:height="1.195cm" svg:x="82.7cm" svg:y="72.8cm">
            <draw:text-box>
              <text:p><text:span text:style-name="T2">sOutputManager</text:span></text:p>
            </draw:text-box>
          </draw:frame>
        </draw:g>
        <draw:g>
          <draw:custom-shape draw:style-name="gr1" draw:text-style-name="P1" draw:layer="layout" svg:width="10cm" svg:height="10cm" svg:x="36.5cm" svg:y="34.928cm">
            <text:p/>
            <draw:enhanced-geometry svg:viewBox="0 0 21600 21600" draw:type="rectangle" draw:enhanced-path="M 0 0 L 21600 0 21600 21600 0 21600 0 0 Z N"/>
          </draw:custom-shape>
          <draw:frame draw:style-name="gr4" draw:text-style-name="P2" draw:layer="layout" svg:width="10cm" svg:height="8.172cm" svg:x="36.5cm" svg:y="36.928cm">
            <draw:text-box>
              <text:p><text:span text:style-name="T1">Virtual mother class that cannot be used stand-alone.</text:span></text:p>
              <text:p><text:span text:style-name="T1">Manage the generic input data format (made from a binary data file and an ascii header). Each child class has specific arrays corresponding to the possible informations stored or not in the data file. It uses some </text:span><text:span text:style-name="T3">vEvent</text:span><text:span text:style-name="T1"> as buffers to get informations during runtime.</text:span></text:p>
            </draw:text-box>
          </draw:frame>
          <draw:custom-shape draw:style-name="gr3" draw:text-style-name="P1" draw:layer="layout" svg:width="10cm" svg:height="2cm" svg:x="36.5cm" svg:y="34.928cm">
            <text:p/>
            <draw:enhanced-geometry svg:viewBox="0 0 21600 21600" draw:type="rectangle" draw:enhanced-path="M 0 0 L 21600 0 21600 21600 0 21600 0 0 Z N"/>
          </draw:custom-shape>
          <draw:frame draw:style-name="gr5" draw:text-style-name="P3" draw:layer="layout" svg:width="10cm" svg:height="1.295cm" svg:x="36.5cm" svg:y="35.328cm">
            <draw:text-box>
              <text:p><text:span text:style-name="T2">vDataFile</text:span></text:p>
            </draw:text-box>
          </draw:frame>
        </draw:g>
        <draw:g>
          <draw:custom-shape draw:style-name="gr6" draw:text-style-name="P1" draw:layer="layout" svg:width="10cm" svg:height="10cm" svg:x="25.8cm" svg:y="45.3cm">
            <text:p/>
            <draw:enhanced-geometry svg:viewBox="0 0 21600 21600" draw:type="rectangle" draw:enhanced-path="M 0 0 L 21600 0 21600 21600 0 21600 0 0 Z N"/>
          </draw:custom-shape>
          <draw:frame draw:style-name="gr2" draw:text-style-name="P2" draw:layer="layout" svg:width="10cm" svg:height="4.517cm" svg:x="25.8cm" svg:y="47.3cm">
            <draw:text-box>
              <text:p><text:span text:style-name="T1">Virtual mother class that cannot be used stand-alone.</text:span></text:p>
              <text:p><text:span text:style-name="T1">Store informations about the given event common to all possible childs (PET, SPECT, transmission, etc).</text:span></text:p>
            </draw:text-box>
          </draw:frame>
          <draw:custom-shape draw:style-name="gr7" draw:text-style-name="P1" draw:layer="layout" svg:width="10cm" svg:height="2cm" svg:x="25.8cm" svg:y="45.3cm">
            <text:p/>
            <draw:enhanced-geometry svg:viewBox="0 0 21600 21600" draw:type="rectangle" draw:enhanced-path="M 0 0 L 21600 0 21600 21600 0 21600 0 0 Z N"/>
          </draw:custom-shape>
          <draw:frame draw:style-name="gr2" draw:text-style-name="P3" draw:layer="layout" svg:width="10cm" svg:height="1.195cm" svg:x="25.8cm" svg:y="45.7cm">
            <draw:text-box>
              <text:p><text:span text:style-name="T2">vEvent</text:span></text:p>
            </draw:text-box>
          </draw:frame>
        </draw:g>
        <draw:g>
          <draw:custom-shape draw:style-name="gr8" draw:text-style-name="P1" draw:layer="layout" svg:width="10cm" svg:height="10cm" svg:x="81.2cm" svg:y="55cm">
            <text:p/>
            <draw:enhanced-geometry svg:viewBox="0 0 21600 21600" draw:type="rectangle" draw:enhanced-path="M 0 0 L 21600 0 21600 21600 0 21600 0 0 Z N"/>
          </draw:custom-shape>
          <draw:frame draw:style-name="gr9" draw:text-style-name="P2" draw:layer="layout" svg:width="10cm" svg:height="3.095cm" svg:x="81.2cm" svg:y="57cm">
            <draw:text-box>
              <text:p><text:span text:style-name="T1">Virtual mother class that cannot be used stand-alone.</text:span></text:p>
              <text:p><text:span text:style-name="T1">Manage the scanner geometry, coordinate computations, etc.</text:span></text:p>
            </draw:text-box>
          </draw:frame>
          <draw:custom-shape draw:style-name="gr10" draw:text-style-name="P1" draw:layer="layout" svg:width="10cm" svg:height="2cm" svg:x="81.2cm" svg:y="55cm">
            <text:p/>
            <draw:enhanced-geometry svg:viewBox="0 0 21600 21600" draw:type="rectangle" draw:enhanced-path="M 0 0 L 21600 0 21600 21600 0 21600 0 0 Z N"/>
          </draw:custom-shape>
          <draw:frame draw:style-name="gr9" draw:text-style-name="P3" draw:layer="layout" svg:width="10cm" svg:height="1.195cm" svg:x="81.2cm" svg:y="55.4cm">
            <draw:text-box>
              <text:p><text:span text:style-name="T2">vScanner</text:span></text:p>
            </draw:text-box>
          </draw:frame>
        </draw:g>
        <draw:g>
          <draw:custom-shape draw:style-name="gr6" draw:text-style-name="P1" draw:layer="layout" svg:width="10cm" svg:height="10cm" svg:x="59.95cm" svg:y="21.05cm">
            <text:p/>
            <draw:enhanced-geometry svg:viewBox="0 0 21600 21600" draw:type="rectangle" draw:enhanced-path="M 0 0 L 21600 0 21600 21600 0 21600 0 0 Z N"/>
          </draw:custom-shape>
          <draw:frame draw:style-name="gr2" draw:text-style-name="P2" draw:layer="layout" svg:width="10cm" svg:height="6.65cm" svg:x="59.95cm" svg:y="23.05cm">
            <draw:text-box>
              <text:p><text:span text:style-name="T1">Store and manage all image matrices used by the algorithm: image4D, forward-image4D, corrections, sensitivity, optional images for some algorithms. Taking the number of CPU threads and number of subsets into account. Manage deformations.</text:span></text:p>
            </draw:text-box>
          </draw:frame>
          <draw:custom-shape draw:style-name="gr7" draw:text-style-name="P1" draw:layer="layout" svg:width="10cm" svg:height="2cm" svg:x="59.95cm" svg:y="21.05cm">
            <text:p/>
            <draw:enhanced-geometry svg:viewBox="0 0 21600 21600" draw:type="rectangle" draw:enhanced-path="M 0 0 L 21600 0 21600 21600 0 21600 0 0 Z N"/>
          </draw:custom-shape>
          <draw:frame draw:style-name="gr2" draw:text-style-name="P3" draw:layer="layout" svg:width="10cm" svg:height="1.195cm" svg:x="59.95cm" svg:y="21.45cm">
            <draw:text-box>
              <text:p><text:span text:style-name="T2">oImageSpace</text:span></text:p>
            </draw:text-box>
          </draw:frame>
        </draw:g>
        <draw:g>
          <draw:custom-shape draw:style-name="gr1" draw:text-style-name="P1" draw:layer="layout" svg:width="10cm" svg:height="10cm" svg:x="55.35cm" svg:y="54.95cm">
            <text:p/>
            <draw:enhanced-geometry svg:viewBox="0 0 21600 21600" draw:type="rectangle" draw:enhanced-path="M 0 0 L 21600 0 21600 21600 0 21600 0 0 Z N"/>
          </draw:custom-shape>
          <draw:frame draw:style-name="gr2" draw:text-style-name="P2" draw:layer="layout" svg:width="10cm" svg:height="6.65cm" svg:x="55.35cm" svg:y="56.95cm">
            <draw:text-box>
              <text:p><text:span text:style-name="T1">Computes a </text:span><text:span text:style-name="T3">oProjectionLine</text:span><text:span text:style-name="T1"> for a given </text:span><text:span text:style-name="T3">vEvent</text:span><text:span text:style-name="T1">, based either on </text:span><text:span text:style-name="T3">vProjector</text:span><text:span text:style-name="T1"> or a provided system matrix (managed by </text:span><text:span text:style-name="T3">oSystemMatrix</text:span><text:span text:style-name="T1">). It uses the </text:span><text:span text:style-name="T3">vScanner</text:span><text:span text:style-name="T1"> (providing the event) which computes the cartesian coordinates for further use with the built-in geometric projectors.</text:span></text:p>
            </draw:text-box>
          </draw:frame>
          <draw:custom-shape draw:style-name="gr3" draw:text-style-name="P1" draw:layer="layout" svg:width="10cm" svg:height="2cm" svg:x="55.35cm" svg:y="54.95cm">
            <text:p/>
            <draw:enhanced-geometry svg:viewBox="0 0 21600 21600" draw:type="rectangle" draw:enhanced-path="M 0 0 L 21600 0 21600 21600 0 21600 0 0 Z N"/>
          </draw:custom-shape>
          <draw:frame draw:style-name="gr2" draw:text-style-name="P3" draw:layer="layout" svg:width="10cm" svg:height="1.195cm" svg:x="55.35cm" svg:y="55.35cm">
            <draw:text-box>
              <text:p><text:span text:style-name="T2">oProjectorManager</text:span></text:p>
            </draw:text-box>
          </draw:frame>
        </draw:g>
        <draw:g>
          <draw:custom-shape draw:style-name="gr1" draw:text-style-name="P1" draw:layer="layout" svg:width="10cm" svg:height="10cm" svg:x="53.95cm" svg:y="38.05cm">
            <text:p/>
            <draw:enhanced-geometry svg:viewBox="0 0 21600 21600" draw:type="rectangle" draw:enhanced-path="M 0 0 L 21600 0 21600 21600 0 21600 0 0 Z N"/>
          </draw:custom-shape>
          <draw:frame draw:style-name="gr2" draw:text-style-name="P2" draw:layer="layout" svg:width="10cm" svg:height="3.095cm" svg:x="53.95cm" svg:y="40.05cm">
            <draw:text-box>
              <text:p><text:span text:style-name="T1">This is the main class for iterative reconstructions, that manages the computation of sensitivity images and the iteration loops.</text:span></text:p>
            </draw:text-box>
          </draw:frame>
          <draw:custom-shape draw:style-name="gr3" draw:text-style-name="P1" draw:layer="layout" svg:width="10cm" svg:height="2cm" svg:x="53.95cm" svg:y="38.05cm">
            <text:p/>
            <draw:enhanced-geometry svg:viewBox="0 0 21600 21600" draw:type="rectangle" draw:enhanced-path="M 0 0 L 21600 0 21600 21600 0 21600 0 0 Z N"/>
          </draw:custom-shape>
          <draw:frame draw:style-name="gr2" draw:text-style-name="P3" draw:layer="layout" svg:width="10cm" svg:height="1.195cm" svg:x="53.95cm" svg:y="38.45cm">
            <draw:text-box>
              <text:p><text:span text:style-name="T2">oIterativeAlgorithm</text:span></text:p>
            </draw:text-box>
          </draw:frame>
        </draw:g>
        <draw:custom-shape draw:style-name="gr6" draw:text-style-name="P1" draw:layer="layout" svg:width="10cm" svg:height="10cm" svg:x="47.35cm" svg:y="67.05cm">
          <text:p/>
          <draw:enhanced-geometry svg:viewBox="0 0 21600 21600" draw:type="rectangle" draw:enhanced-path="M 0 0 L 21600 0 21600 21600 0 21600 0 0 Z N"/>
        </draw:custom-shape>
        <draw:frame draw:style-name="gr2" draw:text-style-name="P4" draw:layer="layout" svg:width="10cm" svg:height="5.228cm" svg:x="47.35cm" svg:y="69.05cm">
          <draw:text-box>
            <text:p><text:span text:style-name="T4">It is a structure that can be used to store a complete system matrix, which is a complete set of </text:span><text:span text:style-name="T5">oProjectionLine</text:span><text:span text:style-name="T4"> pre-computed and organized as a map, with respect to the coordinate system in use (crystal index, view, etc).</text:span></text:p>
          </draw:text-box>
        </draw:frame>
        <draw:custom-shape draw:style-name="gr11" draw:text-style-name="P1" draw:layer="layout" svg:width="10cm" svg:height="2cm" svg:x="47.35cm" svg:y="67.05cm">
          <text:p/>
          <draw:enhanced-geometry svg:viewBox="0 0 21600 21600" draw:type="rectangle" draw:enhanced-path="M 0 0 L 21600 0 21600 21600 0 21600 0 0 Z N"/>
        </draw:custom-shape>
        <draw:frame draw:style-name="gr2" draw:text-style-name="P3" draw:layer="layout" svg:width="10cm" svg:height="1.195cm" svg:x="47.35cm" svg:y="67.45cm">
          <draw:text-box>
            <text:p><text:span text:style-name="T2">oSystemMatrix</text:span></text:p>
          </draw:text-box>
        </draw:frame>
        <draw:g>
          <draw:custom-shape draw:style-name="gr6" draw:text-style-name="P1" draw:layer="layout" svg:width="10cm" svg:height="10cm" svg:x="43.35cm" svg:y="55.05cm">
            <text:p/>
            <draw:enhanced-geometry svg:viewBox="0 0 21600 21600" draw:type="rectangle" draw:enhanced-path="M 0 0 L 21600 0 21600 21600 0 21600 0 0 Z N"/>
          </draw:custom-shape>
          <draw:frame draw:style-name="gr2" draw:text-style-name="P2" draw:layer="layout" svg:width="10cm" svg:height="5.228cm" svg:x="43.35cm" svg:y="57.05cm">
            <draw:text-box>
              <text:p><text:span text:style-name="T1">It is a simple structure that contains the voxel contributions for a given line of projection. There is an additional dimension which manages the case of compression or multiple pinhole, etc.</text:span></text:p>
            </draw:text-box>
          </draw:frame>
          <draw:custom-shape draw:style-name="gr7" draw:text-style-name="P1" draw:layer="layout" svg:width="10cm" svg:height="2cm" svg:x="43.35cm" svg:y="55.05cm">
            <text:p/>
            <draw:enhanced-geometry svg:viewBox="0 0 21600 21600" draw:type="rectangle" draw:enhanced-path="M 0 0 L 21600 0 21600 21600 0 21600 0 0 Z N"/>
          </draw:custom-shape>
          <draw:frame draw:style-name="gr2" draw:text-style-name="P3" draw:layer="layout" svg:width="10cm" svg:height="1.195cm" svg:x="43.35cm" svg:y="55.45cm">
            <draw:text-box>
              <text:p><text:span text:style-name="T2">oProjectionLine</text:span></text:p>
            </draw:text-box>
          </draw:frame>
        </draw:g>
        <draw:g>
          <draw:custom-shape draw:style-name="gr13" draw:text-style-name="P1" draw:layer="layout" svg:width="11.55cm" svg:height="10cm" svg:x="36.3cm" svg:y="21cm">
            <text:p/>
            <draw:enhanced-geometry svg:viewBox="0 0 21600 21600" draw:type="rectangle" draw:enhanced-path="M 0 0 L 21600 0 21600 21600 0 21600 0 0 Z N"/>
          </draw:custom-shape>
          <draw:frame draw:style-name="gr14" draw:text-style-name="P4" draw:layer="layout" svg:width="11.55cm" svg:height="0.962cm" svg:x="36.3cm" svg:y="23cm">
            <draw:text-box>
              <text:p><text:span text:style-name="T6">Manager class for image convolvers</text:span></text:p>
            </draw:text-box>
          </draw:frame>
          <draw:custom-shape draw:style-name="gr37" draw:text-style-name="P1" draw:layer="layout" svg:width="11.55cm" svg:height="2cm" svg:x="36.3cm" svg:y="21cm">
            <text:p/>
            <draw:enhanced-geometry svg:viewBox="0 0 21600 21600" draw:type="rectangle" draw:enhanced-path="M 0 0 L 21600 0 21600 21600 0 21600 0 0 Z N"/>
          </draw:custom-shape>
          <draw:frame draw:style-name="gr14" draw:text-style-name="P3" draw:layer="layout" svg:width="11.55cm" svg:height="1.195cm" svg:x="36.3cm" svg:y="21.4cm">
            <draw:text-box>
              <text:p><text:span text:style-name="T2">oImageConvolverManager</text:span></text:p>
            </draw:text-box>
          </draw:frame>
        </draw:g>
        <draw:g>
          <draw:custom-shape draw:style-name="gr13" draw:text-style-name="P1" draw:layer="layout" svg:width="10cm" svg:height="10cm" svg:x="71.9cm" svg:y="42.9cm">
            <text:p/>
            <draw:enhanced-geometry svg:viewBox="0 0 21600 21600" draw:type="rectangle" draw:enhanced-path="M 0 0 L 21600 0 21600 21600 0 21600 0 0 Z N"/>
          </draw:custom-shape>
          <draw:frame draw:style-name="gr14" draw:text-style-name="P4" draw:layer="layout" svg:width="10cm" svg:height="2.384cm" svg:x="71.9cm" svg:y="44.9cm">
            <draw:text-box>
              <text:p><text:span text:style-name="T4">Manage the optimization part of the algorithm by using a vOptimizer and a vPenalty.</text:span></text:p>
            </draw:text-box>
          </draw:frame>
          <draw:custom-shape draw:style-name="gr15" draw:text-style-name="P1" draw:layer="layout" svg:width="10cm" svg:height="2cm" svg:x="71.9cm" svg:y="42.9cm">
            <text:p/>
            <draw:enhanced-geometry svg:viewBox="0 0 21600 21600" draw:type="rectangle" draw:enhanced-path="M 0 0 L 21600 0 21600 21600 0 21600 0 0 Z N"/>
          </draw:custom-shape>
          <draw:frame draw:style-name="gr14" draw:text-style-name="P3" draw:layer="layout" svg:width="10cm" svg:height="1.195cm" svg:x="71.9cm" svg:y="43.3cm">
            <draw:text-box>
              <text:p><text:span text:style-name="T2">oOptimizerManager</text:span></text:p>
            </draw:text-box>
          </draw:frame>
        </draw:g>
        <draw:path draw:style-name="gr16" draw:text-style-name="P5" draw:layer="layout" svg:width="8.449cm" svg:height="1.949cm" svg:x="46.5cm" svg:y="36.1cm" svg:viewBox="0 0 8450 1950" svg:d="m0 0c6650 650 8450 1950 8450 1950">
          <text:p/>
        </draw:path>
        <draw:path draw:style-name="gr17" draw:text-style-name="P5" draw:layer="layout" svg:width="14.599cm" svg:height="13.662cm" svg:x="35.8cm" svg:y="36.55cm" svg:viewBox="0 0 14600 13663" svg:d="m0 13050c12700 4022 14150-13050 14600-13050">
          <text:p/>
        </draw:path>
        <draw:path draw:style-name="gr18" draw:text-style-name="P5" draw:layer="layout" svg:width="2.125cm" svg:height="3.349cm" draw:transform="skewX (-0.394095345100319) rotate (0.805120383944984) translate (52.3499999182064cm 55.0011544974337cm)" svg:viewBox="0 0 2126 3350" svg:d="m0 0c3320-1 1760 3350 1760 3350">
          <text:p/>
        </draw:path>
        <draw:path draw:style-name="gr19" draw:text-style-name="P5" draw:layer="layout" svg:width="2.999cm" svg:height="4.099cm" draw:transform="rotate (-3.14159265358979) translate (47.35cm 69.05cm)" svg:viewBox="0 0 3000 4100" svg:d="m0 0c3000 0 3000 4100 3000 4100">
          <text:p/>
        </draw:path>
        <draw:path draw:style-name="gr19" draw:text-style-name="P5" draw:layer="layout" svg:width="3.999cm" svg:height="1.299cm" draw:transform="rotate (-1.5707963267949) translate (58.8cm 65.05cm)" svg:viewBox="0 0 4000 1300" svg:d="m0 0c4000 0 4000 1300 4000 1300">
          <text:p/>
        </draw:path>
        <draw:g>
          <draw:custom-shape draw:style-name="gr6" draw:text-style-name="P1" draw:layer="layout" svg:width="21cm" svg:height="10cm" svg:x="3.95cm" svg:y="2.3cm">
            <text:p/>
            <draw:enhanced-geometry svg:viewBox="0 0 21600 21600" draw:mirror-horizontal="false" draw:mirror-vertical="false" draw:type="rectangle" draw:enhanced-path="M 0 0 L 21600 0 21600 21600 0 21600 0 0 Z N"/>
          </draw:custom-shape>
          <draw:frame draw:style-name="gr20" draw:text-style-name="P2" draw:layer="layout" svg:width="8cm" svg:height="8cm" svg:x="4.1cm" svg:y="4.3cm">
            <draw:text-box>
              <text:p><text:span text:style-name="T7">Prefixes for class name</text:span><text:span text:style-name="T8">:</text:span></text:p>
              <text:p><text:span text:style-name="T1"><text:s/></text:span><text:span text:style-name="T1">- </text:span><text:span text:style-name="T3">s</text:span><text:span text:style-name="T1"> for a singleton class</text:span></text:p>
              <text:p><text:span text:style-name="T1"><text:s/></text:span><text:span text:style-name="T1">- </text:span><text:span text:style-name="T3">v</text:span><text:span text:style-name="T1"> for a virtual class</text:span></text:p>
              <text:p><text:span text:style-name="T1"><text:s/></text:span><text:span text:style-name="T1">- </text:span><text:span text:style-name="T3">i</text:span><text:span text:style-name="T1"> for a inherited class</text:span></text:p>
              <text:p><text:span text:style-name="T1"><text:s/></text:span><text:span text:style-name="T1">- </text:span><text:span text:style-name="T3">o</text:span><text:span text:style-name="T1"> for a standard class</text:span></text:p>
              <text:p><text:span text:style-name="T1"/></text:p>
            </draw:text-box>
          </draw:frame>
          <draw:custom-shape draw:style-name="gr7" draw:text-style-name="P1" draw:layer="layout" svg:width="21cm" svg:height="2cm" svg:x="3.95cm" svg:y="2.3cm">
            <text:p/>
            <draw:enhanced-geometry svg:viewBox="0 0 21600 21600" draw:mirror-horizontal="false" draw:mirror-vertical="false" draw:type="rectangle" draw:enhanced-path="M 0 0 L 21600 0 21600 21600 0 21600 0 0 Z N"/>
          </draw:custom-shape>
          <draw:frame draw:style-name="gr2" draw:text-style-name="P3" draw:layer="layout" svg:width="20.95cm" svg:height="1.195cm" svg:x="4.05cm" svg:y="2.7cm">
            <draw:text-box>
              <text:p text:style-name="P1"><text:span text:style-name="T2">Legend</text:span></text:p>
            </draw:text-box>
          </draw:frame>
          <draw:frame draw:style-name="gr20" draw:text-style-name="P2" draw:layer="layout" svg:width="12.75cm" svg:height="8.072cm" svg:x="12.2cm" svg:y="4.3cm">
            <draw:text-box>
              <text:p><text:span text:style-name="T7">Diagram links</text:span><text:span text:style-name="T1">:</text:span></text:p>
              <text:p><text:span text:style-name="T1">A</text:span><text:span text:style-name="T1"><text:tab/></text:span><text:span text:style-name="T1"><text:tab/></text:span><text:span text:style-name="T1"><text:tab/></text:span><text:span text:style-name="T1">B : B inherits from A</text:span></text:p>
              <text:p><text:span text:style-name="T1">A</text:span><text:span text:style-name="T1"><text:tab/></text:span><text:span text:style-name="T1"><text:tab/></text:span><text:span text:style-name="T1"><text:tab/></text:span><text:span text:style-name="T1">B : B instances and uses A</text:span></text:p>
              <text:p><text:span text:style-name="T1">A</text:span><text:span text:style-name="T1"><text:tab/></text:span><text:span text:style-name="T1"><text:tab/></text:span><text:span text:style-name="T1"><text:tab/></text:span><text:span text:style-name="T1">B : B uses A</text:span></text:p>
              <text:p><text:span text:style-name="T1"><text:s text:c="10"/></text:span><text:span text:style-name="T1">A <text:s text:c="11"/>: Main() instances A</text:span></text:p>
              <text:p><text:span text:style-name="T1">A</text:span><text:span text:style-name="T1"><text:tab/></text:span><text:span text:style-name="T1"><text:tab/></text:span><text:span text:style-name="T1"><text:tab/></text:span><text:span text:style-name="T1">B : B uses A through C as a</text:span></text:p>
              <text:p><text:span text:style-name="T1"><text:tab/></text:span><text:span text:style-name="T1"><text:tab/></text:span><text:span text:style-name="T1"><text:tab/></text:span><text:span text:style-name="T1"> <text:s text:c="4"/></text:span><text:span text:style-name="T1">parameter</text:span></text:p>
              <text:p><text:span text:style-name="T1"><text:s text:c="5"/></text:span><text:span text:style-name="T1">C</text:span></text:p>
              <text:p><text:span text:style-name="T1">A</text:span><text:span text:style-name="T1"><text:tab/></text:span><text:span text:style-name="T1"><text:tab/></text:span><text:span text:style-name="T1"><text:tab/></text:span><text:span text:style-name="T1">B : B uses A through C as a</text:span></text:p>
              <text:p><text:span text:style-name="T1"><text:tab/></text:span><text:span text:style-name="T1"><text:tab/></text:span><text:span text:style-name="T1"><text:tab/></text:span><text:span text:style-name="T1"> <text:s text:c="4"/></text:span><text:span text:style-name="T1">result</text:span></text:p>
              <text:p><text:span text:style-name="T1"><text:s text:c="5"/></text:span><text:span text:style-name="T1">C</text:span></text:p>
            </draw:text-box>
          </draw:frame>
          <draw:line draw:style-name="gr21" draw:text-style-name="P5" draw:layer="layout" svg:x1="13.1cm" svg:y1="5.4cm" svg:x2="15.8cm" svg:y2="5.4cm">
            <text:p/>
          </draw:line>
          <draw:line draw:style-name="gr22" draw:text-style-name="P5" draw:layer="layout" svg:x1="13.099cm" svg:y1="6.15cm" svg:x2="15.799cm" svg:y2="6.15cm">
            <text:p/>
          </draw:line>
          <draw:line draw:style-name="gr22" draw:text-style-name="P5" draw:layer="layout" svg:x1="13.098cm" svg:y1="8.25cm" svg:x2="15.798cm" svg:y2="8.25cm">
            <text:p/>
          </draw:line>
          <draw:line draw:style-name="gr23" draw:text-style-name="P5" draw:layer="layout" svg:x1="13.8cm" svg:y1="9.3cm" svg:x2="14.6cm" svg:y2="8.25cm">
            <text:p/>
          </draw:line>
          <draw:line draw:style-name="gr22" draw:text-style-name="P5" draw:layer="layout" svg:x1="13.097cm" svg:y1="10.45cm" svg:x2="15.797cm" svg:y2="10.45cm">
            <text:p/>
          </draw:line>
          <draw:line draw:style-name="gr17" draw:text-style-name="P5" draw:layer="layout" svg:x1="13.799cm" svg:y1="11.499cm" svg:x2="14.599cm" svg:y2="10.449cm">
            <text:p/>
          </draw:line>
          <draw:line draw:style-name="gr24" draw:text-style-name="P5" draw:layer="layout" svg:x1="13.098cm" svg:y1="6.85cm" svg:x2="15.798cm" svg:y2="6.85cm">
            <text:p/>
          </draw:line>
          <draw:custom-shape draw:style-name="gr25" draw:text-style-name="P5" draw:layer="layout" svg:width="0.8cm" svg:height="0.8cm" svg:x="14cm" svg:y="7.15cm">
            <text:p/>
            <draw:enhanced-geometry svg:viewBox="0 0 21600 21600" draw:mirror-horizontal="false" draw:mirror-vertical="false" draw:type="rectangle" draw:enhanced-path="M 0 0 L 21600 0 21600 21600 0 21600 0 0 Z N"/>
          </draw:custom-shape>
        </draw:g>
        <draw:g>
          <draw:custom-shape draw:style-name="gr1" draw:text-style-name="P1" draw:layer="layout" svg:width="10cm" svg:height="10cm" svg:x="103.5cm" svg:y="72.4cm">
            <text:p/>
            <draw:enhanced-geometry svg:viewBox="0 0 21600 21600" draw:type="rectangle" draw:enhanced-path="M 0 0 L 21600 0 21600 21600 0 21600 0 0 Z N"/>
          </draw:custom-shape>
          <draw:frame draw:style-name="gr2" draw:text-style-name="P4" draw:layer="layout" svg:width="10cm" svg:height="2.384cm" svg:x="103.5cm" svg:y="74.4cm">
            <draw:text-box>
              <text:p><text:span text:style-name="T4">Manage RAM usage and needs (only informative).</text:span></text:p>
              <text:p><text:span text:style-name="T4">Singleton class.</text:span></text:p>
            </draw:text-box>
          </draw:frame>
          <draw:custom-shape draw:style-name="gr26" draw:text-style-name="P1" draw:layer="layout" svg:width="10cm" svg:height="2cm" svg:x="103.5cm" svg:y="72.4cm">
            <text:p/>
            <draw:enhanced-geometry svg:viewBox="0 0 21600 21600" draw:type="rectangle" draw:enhanced-path="M 0 0 L 21600 0 21600 21600 0 21600 0 0 Z N"/>
          </draw:custom-shape>
          <draw:frame draw:style-name="gr2" draw:text-style-name="P3" draw:layer="layout" svg:width="10cm" svg:height="1.195cm" svg:x="103.5cm" svg:y="72.8cm">
            <draw:text-box>
              <text:p><text:span text:style-name="T2">sRAMManager</text:span></text:p>
            </draw:text-box>
          </draw:frame>
        </draw:g>
        <draw:g>
          <draw:custom-shape draw:style-name="gr1" draw:text-style-name="P1" draw:layer="layout" svg:width="10cm" svg:height="10cm" svg:x="67.5cm" svg:y="55cm">
            <text:p/>
            <draw:enhanced-geometry svg:viewBox="0 0 21600 21600" draw:type="rectangle" draw:enhanced-path="M 0 0 L 21600 0 21600 21600 0 21600 0 0 Z N"/>
          </draw:custom-shape>
          <draw:frame draw:style-name="gr2" draw:text-style-name="P2" draw:layer="layout" svg:width="10cm" svg:height="3.806cm" svg:x="67.5cm" svg:y="57cm">
            <draw:text-box>
              <text:p><text:span text:style-name="T1">Manage the automatic detection of predefined scanners, and detection of the one associated to input files.</text:span></text:p>
              <text:p><text:span text:style-name="T1">Singleton class.</text:span></text:p>
            </draw:text-box>
          </draw:frame>
          <draw:custom-shape draw:style-name="gr3" draw:text-style-name="P1" draw:layer="layout" svg:width="10cm" svg:height="2cm" svg:x="67.5cm" svg:y="55cm">
            <text:p/>
            <draw:enhanced-geometry svg:viewBox="0 0 21600 21600" draw:type="rectangle" draw:enhanced-path="M 0 0 L 21600 0 21600 21600 0 21600 0 0 Z N"/>
          </draw:custom-shape>
          <draw:frame draw:style-name="gr2" draw:text-style-name="P3" draw:layer="layout" svg:width="10cm" svg:height="1.195cm" svg:x="67.5cm" svg:y="55.4cm">
            <draw:text-box>
              <text:p><text:span text:style-name="T2">sScannerManager</text:span></text:p>
            </draw:text-box>
          </draw:frame>
        </draw:g>
        <draw:path draw:style-name="gr17" draw:text-style-name="P5" draw:layer="layout" svg:width="9.126cm" svg:height="2.806cm" draw:transform="skewX (-0.371580597749593) rotate (0.506145483078355) translate (48.95cm 55.05cm)" svg:viewBox="0 0 9127 2807" svg:d="m0 0c5157 0 9127 2807 9127 2807">
          <text:p/>
        </draw:path>
        <draw:path draw:style-name="gr23" draw:text-style-name="P5" draw:layer="layout" svg:width="17.25cm" svg:height="10.737cm" draw:transform="skewX (0.230383461263251) rotate (-0.406138116939081) translate (42.3559026874722cm 44.1304972557162cm)" svg:viewBox="0 0 17251 10738" svg:d="m0 10738c5193-3815 17271-10960 17251-10733">
          <text:p/>
        </draw:path>
        <draw:g>
          <draw:custom-shape draw:style-name="gr1" draw:text-style-name="P1" draw:layer="layout" svg:width="10cm" svg:height="10cm" svg:x="71.8cm" svg:y="31.6cm">
            <text:p/>
            <draw:enhanced-geometry svg:viewBox="0 0 21600 21600" draw:type="rectangle" draw:enhanced-path="M 0 0 L 21600 0 21600 21600 0 21600 0 0 Z N"/>
          </draw:custom-shape>
          <draw:frame draw:style-name="gr2" draw:text-style-name="P2" draw:layer="layout" svg:width="10cm" svg:height="1.673cm" svg:x="71.8cm" svg:y="33.6cm">
            <draw:text-box>
              <text:p><text:span text:style-name="T1">Store the image domain dimensions and position.</text:span></text:p>
            </draw:text-box>
          </draw:frame>
          <draw:custom-shape draw:style-name="gr3" draw:text-style-name="P1" draw:layer="layout" svg:width="10cm" svg:height="2cm" svg:x="71.8cm" svg:y="31.6cm">
            <text:p/>
            <draw:enhanced-geometry svg:viewBox="0 0 21600 21600" draw:type="rectangle" draw:enhanced-path="M 0 0 L 21600 0 21600 21600 0 21600 0 0 Z N"/>
          </draw:custom-shape>
          <draw:frame draw:style-name="gr2" draw:text-style-name="P3" draw:layer="layout" svg:width="10cm" svg:height="1.195cm" svg:x="71.8cm" svg:y="32cm">
            <draw:text-box>
              <text:p><text:span text:style-name="T2">oImageDimensions</text:span></text:p>
            </draw:text-box>
          </draw:frame>
        </draw:g>
        <draw:path draw:style-name="gr28" draw:text-style-name="P5" draw:layer="layout" svg:width="36.761cm" svg:height="13.871cm" draw:transform="rotate (2.75186063161946) translate (81.8514973725919cm 34.9658941706401cm)" svg:viewBox="0 0 36762 13872" svg:d="m720 1619c-6777 28507 36499-1667 36038-1619">
          <text:p/>
        </draw:path>
        <draw:path draw:style-name="gr28" draw:text-style-name="P5" draw:layer="layout" svg:width="5.85cm" svg:height="1.615cm" draw:transform="rotate (2.76599779856061) translate (71.8cm 34.8cm)" svg:viewBox="0 0 5851 1616" svg:d="m0 0c4945 0 5851 1616 5851 1616">
          <text:p/>
        </draw:path>
        <draw:path draw:style-name="gr29" draw:text-style-name="P5" draw:layer="layout" svg:width="7.305cm" svg:height="9.355cm" draw:transform="rotate (-1.54374372338899) translate (56.7523847850363cm 30.7469319050977cm)" svg:viewBox="0 0 7306 9356" svg:d="m0 9356c3326-2761 7306-9356 7306-9356">
          <text:p/>
        </draw:path>
        <draw:path draw:style-name="gr29" draw:text-style-name="P5" draw:layer="layout" svg:width="6.899cm" svg:height="1.999cm" draw:transform="rotate (-1.5707963267949) translate (62.95cm 31.15cm)" svg:viewBox="0 0 6900 2000" svg:d="m0 0c3700 0 6900 2000 6900 2000">
          <text:p/>
        </draw:path>
        <draw:path draw:style-name="gr28" draw:text-style-name="P5" draw:layer="layout" svg:width="9.514cm" svg:height="0.574cm" draw:transform="rotate (-2.54818070791172) translate (72.1216836375993cm 36.2769156053139cm)" svg:viewBox="0 0 9515 575" svg:d="m0 575c5054-1054 9515-337 9515-337">
          <text:p/>
        </draw:path>
        <draw:path draw:style-name="gr30" draw:text-style-name="P5" draw:layer="layout" svg:width="3.69cm" svg:height="6.123cm" draw:transform="skewX (-0.216071761396898) rotate (-2.39930412271661) translate (71.8cm 47.6cm)" svg:viewBox="0 0 3691 6124" svg:d="m0 0c1413 1622 3691 6124 3691 6124">
          <text:p/>
        </draw:path>
        <draw:path draw:style-name="gr23" draw:text-style-name="P5" draw:layer="layout" svg:width="20.379cm" svg:height="5.898cm" draw:transform="rotate (0.547509786350621) translate (47.5999999849522cm 55.0499999753187cm)" svg:viewBox="0 0 20380 5899" svg:d="m0 0c9604-1 15311 6583 17169 5841s3211-2961 3211-2961">
          <text:p/>
        </draw:path>
        <draw:path draw:style-name="gr23" draw:text-style-name="P5" draw:layer="layout" svg:width="29.75cm" svg:height="2.945cm" draw:transform="rotate (0.0422369678982628) translate (35.6755895028621cm 48.1562160745067cm)" svg:viewBox="0 0 29751 2946" svg:d="m0 2946c17015 2 29035-215 29751-2946">
          <text:p/>
        </draw:path>
        <draw:path draw:style-name="gr30" draw:text-style-name="P5" draw:layer="layout" svg:width="7.44cm" svg:height="2.869cm" draw:transform="rotate (2.46423037089079) translate (61.85cm 54.95cm)" svg:viewBox="0 0 7441 2870" svg:d="m0 0c5903 0 7441 2870 7441 2870">
          <text:p/>
        </draw:path>
        <draw:frame draw:style-name="gr2" draw:text-style-name="P6" draw:layer="layout" svg:width="40.6cm" svg:height="2.143cm" svg:x="39.15cm" svg:y="2.7cm">
          <draw:text-box>
            <text:p text:style-name="P1"><text:span text:style-name="T9">Class diagram for iterative algorithms</text:span></text:p>
          </draw:text-box>
        </draw:frame>
        <draw:path draw:style-name="gr23" draw:text-style-name="P5" draw:layer="layout" svg:width="15.762cm" svg:height="1.099cm" draw:transform="rotate (-1.5707963267949) translate (66.1cm 31.15cm)" svg:viewBox="0 0 15763 1100" svg:d="m0 1100c6900-1200 16159-900 15750-1100">
          <text:p/>
        </draw:path>
        <draw:path draw:style-name="gr23" draw:text-style-name="P5" draw:layer="layout" svg:width="5.154cm" svg:height="6.57cm" draw:transform="rotate (-1.5707963267949) translate (60.95cm 31.15cm)" svg:viewBox="0 0 5155 6571" svg:d="m0 0c3850 0 5250 7000 5150 6550">
          <text:p/>
        </draw:path>
        <draw:path draw:style-name="gr19" draw:text-style-name="P5" draw:layer="layout" svg:width="3.999cm" svg:height="1.299cm" draw:transform="rotate (1.5707963267949) translate (60.399cm 69.049cm)" svg:viewBox="0 0 4000 1300" svg:d="m4000 0c-4000 0-4000 1300-4000 1300">
          <text:p/>
        </draw:path>
        <draw:g>
          <draw:custom-shape draw:style-name="gr6" draw:text-style-name="P1" draw:layer="layout" svg:width="10cm" svg:height="10cm" svg:x="61.7cm" svg:y="67cm">
            <text:p/>
            <draw:enhanced-geometry svg:viewBox="0 0 21600 21600" draw:type="rectangle" draw:enhanced-path="M 0 0 L 21600 0 21600 21600 0 21600 0 0 Z N"/>
          </draw:custom-shape>
          <draw:frame draw:style-name="gr2" draw:text-style-name="P2" draw:layer="layout" svg:width="10cm" svg:height="6.65cm" svg:x="61.7cm" svg:y="69cm">
            <draw:text-box>
              <text:p>Virtual mother class to represent any kind of projector. It uses some pure virtual mandatory functions to fill a <text:span text:style-name="T3">oProjectionLine</text:span>.</text:p>
              <text:p>Includes a function to get an estimation of the maximum number of contributing voxels to a projection line.</text:p>
            </draw:text-box>
          </draw:frame>
          <draw:custom-shape draw:style-name="gr7" draw:text-style-name="P1" draw:layer="layout" svg:width="10cm" svg:height="2cm" svg:x="61.7cm" svg:y="67cm">
            <text:p/>
            <draw:enhanced-geometry svg:viewBox="0 0 21600 21600" draw:type="rectangle" draw:enhanced-path="M 0 0 L 21600 0 21600 21600 0 21600 0 0 Z N"/>
          </draw:custom-shape>
          <draw:frame draw:style-name="gr2" draw:text-style-name="P3" draw:layer="layout" svg:width="10cm" svg:height="1.195cm" svg:x="61.7cm" svg:y="67.4cm">
            <draw:text-box>
              <text:p><text:span text:style-name="T2">vProjector</text:span></text:p>
            </draw:text-box>
          </draw:frame>
        </draw:g>
        <draw:g>
          <draw:custom-shape draw:style-name="gr13" draw:text-style-name="P1" draw:layer="layout" svg:width="10.7cm" svg:height="10cm" svg:x="48.5cm" svg:y="21cm">
            <text:p/>
            <draw:enhanced-geometry svg:viewBox="0 0 21600 21600" draw:type="rectangle" draw:enhanced-path="M 0 0 L 21600 0 21600 21600 0 21600 0 0 Z N"/>
          </draw:custom-shape>
          <draw:frame draw:style-name="gr14" draw:text-style-name="P2" draw:layer="layout" svg:width="10.7cm" svg:height="4.517cm" svg:x="48.5cm" svg:y="23cm">
            <draw:text-box>
              <text:p>Manager class for dynamic model applied to images.</text:p>
              <text:p>It can handle linear and non-linear models, for application such as direct kinetic modelling and temporal regularization.</text:p>
            </draw:text-box>
          </draw:frame>
          <draw:custom-shape draw:style-name="gr37" draw:text-style-name="P1" draw:layer="layout" svg:width="10.7cm" svg:height="2cm" svg:x="48.5cm" svg:y="21cm">
            <text:p/>
            <draw:enhanced-geometry svg:viewBox="0 0 21600 21600" draw:type="rectangle" draw:enhanced-path="M 0 0 L 21600 0 21600 21600 0 21600 0 0 Z N"/>
          </draw:custom-shape>
          <draw:frame draw:style-name="gr14" draw:text-style-name="P3" draw:layer="layout" svg:width="10.7cm" svg:height="1.195cm" svg:x="48.5cm" svg:y="21.4cm">
            <draw:text-box>
              <text:p><text:span text:style-name="T2">oDynamicModelManager</text:span></text:p>
            </draw:text-box>
          </draw:frame>
        </draw:g>
        <draw:path draw:style-name="gr28" draw:text-style-name="P5" draw:layer="layout" svg:width="4.499cm" svg:height="1.034cm" draw:transform="rotate (-3.14159265358979) translate (60.5cm 32.035348183391cm)" svg:viewBox="0 0 4500 1035" svg:d="m4500 1035c-2300-2300-4500-50-4500-50">
          <text:p/>
        </draw:path>
        <draw:path draw:style-name="gr29" draw:text-style-name="P5" draw:layer="layout" svg:width="7.174cm" svg:height="4.507cm" draw:transform="rotate (-1.54374372338899) translate (58.4059333594953cm 30.8780730265859cm)" svg:viewBox="0 0 7175 4508" svg:d="m0 4508c3326-2761 7175-4508 7175-4508">
          <text:p/>
        </draw:path>
        <draw:g>
          <draw:custom-shape draw:style-name="gr13" draw:text-style-name="P1" draw:layer="layout" svg:width="10cm" svg:height="10cm" svg:x="72.1cm" svg:y="20.6cm">
            <text:p/>
            <draw:enhanced-geometry svg:viewBox="0 0 21600 21600" draw:type="rectangle" draw:enhanced-path="M 0 0 L 21600 0 21600 21600 0 21600 0 0 Z N"/>
          </draw:custom-shape>
          <draw:frame draw:style-name="gr14" draw:text-style-name="P4" draw:layer="layout" svg:width="10cm" svg:height="3.806cm" svg:x="72.1cm" svg:y="22.6cm">
            <draw:text-box>
              <text:p><text:span text:style-name="T4">Manage image-based motion compensation of any nature (rigid, elastic). </text:span></text:p>
              <text:p><text:span text:style-name="T4">It uses an </text:span><text:span text:style-name="T5">oImageSpace</text:span><text:span text:style-name="T4"> object as parameter.</text:span></text:p>
            </draw:text-box>
          </draw:frame>
          <draw:custom-shape draw:style-name="gr37" draw:text-style-name="P1" draw:layer="layout" svg:width="10cm" svg:height="2cm" svg:x="72.1cm" svg:y="20.6cm">
            <text:p/>
            <draw:enhanced-geometry svg:viewBox="0 0 21600 21600" draw:type="rectangle" draw:enhanced-path="M 0 0 L 21600 0 21600 21600 0 21600 0 0 Z N"/>
          </draw:custom-shape>
          <draw:frame draw:style-name="gr14" draw:text-style-name="P3" draw:layer="layout" svg:width="10cm" svg:height="1.195cm" svg:x="72.1cm" svg:y="21cm">
            <draw:text-box>
              <text:p><text:span text:style-name="T2">oDeformationManager</text:span></text:p>
            </draw:text-box>
          </draw:frame>
        </draw:g>
        <draw:path draw:style-name="gr29" draw:text-style-name="P5" draw:layer="layout" svg:width="7.799cm" svg:height="9.363cm" draw:transform="rotate (-1.54374372338899) translate (72.1cm 30cm)" svg:viewBox="0 0 7800 9364" svg:d="m0 0c4217 6817 7800 9364 7800 9364">
          <text:p/>
        </draw:path>
        <draw:path draw:style-name="gr28" draw:text-style-name="P5" draw:layer="layout" svg:width="2.738cm" svg:height="6.363cm" draw:transform="rotate (2.76599779856061) translate (82.3132570042703cm 35.4753842991477cm)" svg:viewBox="0 0 2739 6364" svg:d="m552 0c-2028 4210 2187 6364 2187 6364">
          <text:p/>
        </draw:path>
        <draw:path draw:style-name="gr18" draw:text-style-name="P5" draw:layer="layout" svg:width="1.003cm" svg:height="3.009cm" draw:transform="skewX (-0.394095345100319) rotate (0.805120383944984) translate (77.5cm 59.6cm)" svg:viewBox="0 0 1004 3010" svg:d="m955 3010c309-1202-955-3010-955-3010">
          <text:p/>
        </draw:path>
        <draw:g>
          <draw:custom-shape draw:style-name="gr1" draw:text-style-name="P1" draw:layer="layout" svg:width="10cm" svg:height="10cm" svg:x="93.1cm" svg:y="72.4cm">
            <text:p/>
            <draw:enhanced-geometry svg:viewBox="0 0 21600 21600" draw:type="rectangle" draw:enhanced-path="M 0 0 L 21600 0 21600 21600 0 21600 0 0 Z N"/>
          </draw:custom-shape>
          <draw:frame draw:style-name="gr2" draw:text-style-name="P2" draw:layer="layout" svg:width="10cm" svg:height="3.806cm" svg:x="93.1cm" svg:y="74.4cm">
            <draw:text-box>
              <text:p><text:span text:style-name="T1">Singleton class that manages lists of addons that are automatically added.</text:span></text:p>
              <text:p><text:span text:style-name="T1">It includes Optimizers, Priors, Projectors, KineticModels.</text:span></text:p>
            </draw:text-box>
          </draw:frame>
          <draw:custom-shape draw:style-name="gr3" draw:text-style-name="P1" draw:layer="layout" svg:width="10cm" svg:height="2cm" svg:x="93.1cm" svg:y="72.4cm">
            <text:p/>
            <draw:enhanced-geometry svg:viewBox="0 0 21600 21600" draw:type="rectangle" draw:enhanced-path="M 0 0 L 21600 0 21600 21600 0 21600 0 0 Z N"/>
          </draw:custom-shape>
          <draw:frame draw:style-name="gr2" draw:text-style-name="P3" draw:layer="layout" svg:width="10cm" svg:height="1.195cm" svg:x="93.1cm" svg:y="72.8cm">
            <draw:text-box>
              <text:p><text:span text:style-name="T2">sAddonManager</text:span></text:p>
            </draw:text-box>
          </draw:frame>
        </draw:g>
        <draw:path draw:style-name="gr30" draw:text-style-name="P5" draw:layer="layout" svg:width="1.604cm" svg:height="1.668cm" draw:transform="skewX (-0.216071761396898) rotate (-2.39930412271661) translate (73.0295795766829cm 42.2638424358551cm)" svg:viewBox="0 0 1605 1669" svg:d="m0 1468c2108 891 1533-1468 1533-1468">
          <text:p/>
        </draw:path>
        <draw:g>
          <draw:custom-shape draw:style-name="gr6" draw:text-style-name="P1" draw:layer="layout" svg:width="10cm" svg:height="10cm" svg:x="92.7cm" svg:y="36.5cm">
            <text:p/>
            <draw:enhanced-geometry svg:viewBox="0 0 21600 21600" draw:type="rectangle" draw:enhanced-path="M 0 0 L 21600 0 21600 21600 0 21600 0 0 Z N"/>
          </draw:custom-shape>
          <draw:frame draw:style-name="gr2" draw:text-style-name="P2" draw:layer="layout" svg:width="10cm" svg:height="6.65cm" svg:x="92.7cm" svg:y="38.5cm">
            <draw:text-box>
              <text:p>This is a pure virtual class that cannot be used on its own. Its childs are the different specific</text:p>
              <text:p>optimizers (e.g. MLEM) and must implement several pure virtual functions</text:p>
              <text:p>The specific optimizers are created in the oOptimizerManager class.</text:p>
            </draw:text-box>
          </draw:frame>
          <draw:custom-shape draw:style-name="gr7" draw:text-style-name="P1" draw:layer="layout" svg:width="10cm" svg:height="2cm" svg:x="92.7cm" svg:y="36.5cm">
            <text:p/>
            <draw:enhanced-geometry svg:viewBox="0 0 21600 21600" draw:type="rectangle" draw:enhanced-path="M 0 0 L 21600 0 21600 21600 0 21600 0 0 Z N"/>
          </draw:custom-shape>
          <draw:frame draw:style-name="gr2" draw:text-style-name="P3" draw:layer="layout" svg:width="10cm" svg:height="1.195cm" svg:x="92.7cm" svg:y="36.9cm">
            <draw:text-box>
              <text:p><text:span text:style-name="T2">vOptimizer</text:span></text:p>
            </draw:text-box>
          </draw:frame>
        </draw:g>
        <draw:g>
          <draw:custom-shape draw:style-name="gr6" draw:text-style-name="P1" draw:layer="layout" svg:width="10cm" svg:height="10cm" svg:x="92.7cm" svg:y="47.3cm">
            <text:p/>
            <draw:enhanced-geometry svg:viewBox="0 0 21600 21600" draw:type="rectangle" draw:enhanced-path="M 0 0 L 21600 0 21600 21600 0 21600 0 0 Z N"/>
          </draw:custom-shape>
          <draw:frame draw:style-name="gr2" draw:text-style-name="P2" draw:layer="layout" svg:width="10cm" svg:height="5.939cm" svg:x="92.7cm" svg:y="49.3cm">
            <draw:text-box>
              <text:p>This is a pure virtual class that cannot be used on its own. Its childs are the different specific</text:p>
              <text:p>priors (e.g. Gibbs) and must implement several pure virtual functions.</text:p>
              <text:p>The specific priors are created in the oOptimizerManager class.</text:p>
            </draw:text-box>
          </draw:frame>
          <draw:custom-shape draw:style-name="gr38" draw:text-style-name="P1" draw:layer="layout" svg:width="10cm" svg:height="2cm" svg:x="92.7cm" svg:y="47.3cm">
            <text:p/>
            <draw:enhanced-geometry svg:viewBox="0 0 21600 21600" draw:type="rectangle" draw:enhanced-path="M 0 0 L 21600 0 21600 21600 0 21600 0 0 Z N"/>
          </draw:custom-shape>
          <draw:frame draw:style-name="gr2" draw:text-style-name="P3" draw:layer="layout" svg:width="10cm" svg:height="1.195cm" svg:x="92.7cm" svg:y="47.7cm">
            <draw:text-box>
              <text:p><text:span text:style-name="T2">vPenalty</text:span></text:p>
            </draw:text-box>
          </draw:frame>
        </draw:g>
        <draw:path draw:style-name="gr18" draw:text-style-name="P5" draw:layer="layout" svg:width="6.555cm" svg:height="6.101cm" draw:transform="skewX (-0.39409534510032) rotate (0.805120383944984) translate (82cm 46.027cm)" svg:viewBox="0 0 6556 6102" svg:d="m6556 6101c-2165 100-6556-6101-6556-6101">
          <text:p/>
        </draw:path>
        <draw:path draw:style-name="gr18" draw:text-style-name="P5" draw:layer="layout" svg:width="2.98cm" svg:height="8.752cm" draw:transform="skewX (-0.394095345100319) rotate (0.805120383944984) translate (82cm 48.1cm)" svg:viewBox="0 0 2981 8753" svg:d="m2694 8753c1384-2040-2694-8753-2694-8753">
          <text:p/>
        </draw:path>
        <draw:g>
          <draw:custom-shape draw:style-name="gr6" draw:text-style-name="P1" draw:layer="layout" svg:width="10cm" svg:height="10cm" svg:x="23.1cm" svg:y="13.7cm">
            <text:p/>
            <draw:enhanced-geometry svg:viewBox="0 0 21600 21600" draw:type="rectangle" draw:enhanced-path="M 0 0 L 21600 0 21600 21600 0 21600 0 0 Z N"/>
          </draw:custom-shape>
          <draw:frame draw:style-name="gr2" draw:text-style-name="P2" draw:layer="layout" svg:width="10cm" svg:height="3.806cm" svg:x="23.1cm" svg:y="15.7cm">
            <draw:text-box>
              <text:p>This is main class dedicated to image convolver, for the applications of fix or variant PSF</text:p>
              <text:p>This class is instanciated by the Image Convolver Manager </text:p>
            </draw:text-box>
          </draw:frame>
          <draw:custom-shape draw:style-name="gr7" draw:text-style-name="P1" draw:layer="layout" svg:width="10cm" svg:height="2cm" svg:x="23.1cm" svg:y="13.7cm">
            <text:p/>
            <draw:enhanced-geometry svg:viewBox="0 0 21600 21600" draw:type="rectangle" draw:enhanced-path="M 0 0 L 21600 0 21600 21600 0 21600 0 0 Z N"/>
          </draw:custom-shape>
          <draw:frame draw:style-name="gr2" draw:text-style-name="P3" draw:layer="layout" svg:width="10cm" svg:height="1.195cm" svg:x="23.1cm" svg:y="14.1cm">
            <draw:text-box>
              <text:p><text:span text:style-name="T2">vImageConvolver</text:span></text:p>
            </draw:text-box>
          </draw:frame>
        </draw:g>
        <draw:path draw:style-name="gr19" draw:text-style-name="P5" draw:layer="layout" svg:width="1.463cm" svg:height="3.199cm" draw:transform="rotate (1.5707963267949) translate (33.1cm 21cm)" svg:viewBox="0 0 1464 3200" svg:d="m0 3200c700-1000 1464-3200 1464-3200">
          <text:p/>
        </draw:path>
        <draw:g>
          <draw:custom-shape draw:style-name="gr6" draw:text-style-name="P1" draw:layer="layout" svg:width="10cm" svg:height="10cm" svg:x="49.1cm" svg:y="7.3cm">
            <text:p/>
            <draw:enhanced-geometry svg:viewBox="0 0 21600 21600" draw:type="rectangle" draw:enhanced-path="M 0 0 L 21600 0 21600 21600 0 21600 0 0 Z N"/>
          </draw:custom-shape>
          <draw:frame draw:style-name="gr2" draw:text-style-name="P2" draw:layer="layout" svg:width="10cm" svg:height="1.673cm" svg:x="49.1cm" svg:y="9.3cm">
            <draw:text-box>
              <text:p>Generic class for dynamic models </text:p>
            </draw:text-box>
          </draw:frame>
          <draw:custom-shape draw:style-name="gr7" draw:text-style-name="P1" draw:layer="layout" svg:width="10cm" svg:height="2cm" svg:x="49.1cm" svg:y="7.3cm">
            <text:p/>
            <draw:enhanced-geometry svg:viewBox="0 0 21600 21600" draw:type="rectangle" draw:enhanced-path="M 0 0 L 21600 0 21600 21600 0 21600 0 0 Z N"/>
          </draw:custom-shape>
          <draw:frame draw:style-name="gr2" draw:text-style-name="P3" draw:layer="layout" svg:width="10cm" svg:height="1.195cm" svg:x="49.1cm" svg:y="7.7cm">
            <draw:text-box>
              <text:p><text:span text:style-name="T2">vDynamicModel</text:span></text:p>
            </draw:text-box>
          </draw:frame>
        </draw:g>
        <draw:path draw:style-name="gr19" draw:text-style-name="P5" draw:layer="layout" svg:width="3.699cm" svg:height="0.383cm" draw:transform="rotate (1.5707963267949) translate (53.5159145603418cm 21cm)" svg:viewBox="0 0 3700 384" svg:d="m0 384c1800-624 3700-300 3700-300">
          <text:p/>
        </draw:path>
        <draw:g>
          <draw:custom-shape draw:style-name="gr6" draw:text-style-name="P1" draw:layer="layout" svg:width="10.4cm" svg:height="10cm" svg:x="22.4cm" svg:y="32.1cm">
            <text:p/>
            <draw:enhanced-geometry svg:viewBox="0 0 21600 21600" draw:type="rectangle" draw:enhanced-path="M 0 0 L 21600 0 21600 21600 0 21600 0 0 Z N"/>
          </draw:custom-shape>
          <draw:frame draw:style-name="gr2" draw:text-style-name="P2" draw:layer="layout" svg:width="10.4cm" svg:height="7.361cm" svg:x="22.4cm" svg:y="34.1cm">
            <draw:text-box>
              <text:p>This class gathers the information about the dynamic splitting of the data </text:p>
              <text:p>It contains the functions dedicated to the reading of user-provided informations</text:p>
              <text:p>about the dynamic dataset.</text:p>
              <text:p><text:span text:style-name="T3">It is specific to each iDataFile object.</text:span></text:p>
              <text:p/>
            </draw:text-box>
          </draw:frame>
          <draw:custom-shape draw:style-name="gr7" draw:text-style-name="P1" draw:layer="layout" svg:width="10.4cm" svg:height="2cm" svg:x="22.4cm" svg:y="32.1cm">
            <text:p/>
            <draw:enhanced-geometry svg:viewBox="0 0 21600 21600" draw:type="rectangle" draw:enhanced-path="M 0 0 L 21600 0 21600 21600 0 21600 0 0 Z N"/>
          </draw:custom-shape>
          <draw:frame draw:style-name="gr2" draw:text-style-name="P3" draw:layer="layout" svg:width="10.4cm" svg:height="1.195cm" svg:x="22.4cm" svg:y="32.5cm">
            <draw:text-box>
              <text:p><text:span text:style-name="T2">oDynamicDataManager</text:span></text:p>
            </draw:text-box>
          </draw:frame>
        </draw:g>
        <draw:path draw:style-name="gr19" draw:text-style-name="P5" draw:layer="layout" svg:width="0.299cm" svg:height="3.649cm" draw:transform="rotate (1.5707963267949) translate (32.8cm 35.4cm)" svg:viewBox="0 0 300 3650" svg:d="m0 3650c300-1750 300-3650 300-3650">
          <text:p/>
        </draw:path>
        <draw:path draw:style-name="gr19" draw:text-style-name="P5" draw:layer="layout" svg:width="2.599cm" svg:height="4.599cm" draw:transform="rotate (1.5707963267949) translate (35.8cm 47.7cm)" svg:viewBox="0 0 2600 4600" svg:d="m2600 4600c-2210-400-2600-4600-2600-4600">
          <text:p/>
        </draw:path>
        <draw:g>
          <draw:custom-shape draw:style-name="gr32" draw:text-style-name="P1" draw:layer="layout" svg:width="9cm" svg:height="2cm" svg:x="13.4cm" svg:y="49.3cm">
            <text:p/>
            <draw:enhanced-geometry svg:viewBox="0 0 21600 21600" draw:type="rectangle" draw:enhanced-path="M 0 0 L 21600 0 21600 21600 0 21600 0 0 Z N"/>
          </draw:custom-shape>
          <draw:frame draw:style-name="gr33" draw:text-style-name="P3" draw:layer="layout" svg:width="9cm" svg:height="1.195cm" svg:x="13.4cm" svg:y="49.7cm">
            <draw:text-box>
              <text:p><text:span text:style-name="T2">iEventPET</text:span></text:p>
            </draw:text-box>
          </draw:frame>
        </draw:g>
        <draw:g>
          <draw:custom-shape draw:style-name="gr32" draw:text-style-name="P1" draw:layer="layout" svg:width="9cm" svg:height="2cm" svg:x="13cm" svg:y="54.4cm">
            <text:p/>
            <draw:enhanced-geometry svg:viewBox="0 0 21600 21600" draw:type="rectangle" draw:enhanced-path="M 0 0 L 21600 0 21600 21600 0 21600 0 0 Z N"/>
          </draw:custom-shape>
          <draw:frame draw:style-name="gr33" draw:text-style-name="P3" draw:layer="layout" svg:width="9cm" svg:height="1.195cm" svg:x="13cm" svg:y="54.8cm">
            <draw:text-box>
              <text:p><text:span text:style-name="T2">iEventSPECT</text:span></text:p>
            </draw:text-box>
          </draw:frame>
        </draw:g>
        <draw:g>
          <draw:custom-shape draw:style-name="gr32" draw:text-style-name="P1" draw:layer="layout" svg:width="9cm" svg:height="2cm" svg:x="12.9cm" svg:y="60.3cm">
            <text:p/>
            <draw:enhanced-geometry svg:viewBox="0 0 21600 21600" draw:type="rectangle" draw:enhanced-path="M 0 0 L 21600 0 21600 21600 0 21600 0 0 Z N"/>
          </draw:custom-shape>
          <draw:frame draw:style-name="gr33" draw:text-style-name="P3" draw:layer="layout" svg:width="9cm" svg:height="1.195cm" svg:x="12.9cm" svg:y="60.7cm">
            <draw:text-box>
              <text:p><text:span text:style-name="T2">iEventCT</text:span></text:p>
            </draw:text-box>
          </draw:frame>
        </draw:g>
        <draw:g>
          <draw:custom-shape draw:style-name="gr32" draw:text-style-name="P1" draw:layer="layout" svg:width="9cm" svg:height="2cm" svg:x="2.5cm" svg:y="47.3cm">
            <text:p/>
            <draw:enhanced-geometry svg:viewBox="0 0 21600 21600" draw:type="rectangle" draw:enhanced-path="M 0 0 L 21600 0 21600 21600 0 21600 0 0 Z N"/>
          </draw:custom-shape>
          <draw:frame draw:style-name="gr33" draw:text-style-name="P3" draw:layer="layout" svg:width="9cm" svg:height="1.195cm" svg:x="2.5cm" svg:y="47.7cm">
            <draw:text-box>
              <text:p><text:span text:style-name="T2">iEventListModePET</text:span></text:p>
            </draw:text-box>
          </draw:frame>
        </draw:g>
        <draw:g>
          <draw:custom-shape draw:style-name="gr32" draw:text-style-name="P1" draw:layer="layout" svg:width="9cm" svg:height="2cm" svg:x="2.5cm" svg:y="49.9cm">
            <text:p/>
            <draw:enhanced-geometry svg:viewBox="0 0 21600 21600" draw:type="rectangle" draw:enhanced-path="M 0 0 L 21600 0 21600 21600 0 21600 0 0 Z N"/>
          </draw:custom-shape>
          <draw:frame draw:style-name="gr33" draw:text-style-name="P3" draw:layer="layout" svg:width="9cm" svg:height="1.195cm" svg:x="2.5cm" svg:y="50.3cm">
            <draw:text-box>
              <text:p><text:span text:style-name="T2">iEventSinoPET</text:span></text:p>
            </draw:text-box>
          </draw:frame>
        </draw:g>
        <draw:g>
          <draw:custom-shape draw:style-name="gr32" draw:text-style-name="P1" draw:layer="layout" svg:width="9.6cm" svg:height="2cm" svg:x="2.4cm" svg:y="53.2cm">
            <text:p/>
            <draw:enhanced-geometry svg:viewBox="0 0 21600 21600" draw:type="rectangle" draw:enhanced-path="M 0 0 L 21600 0 21600 21600 0 21600 0 0 Z N"/>
          </draw:custom-shape>
          <draw:frame draw:style-name="gr33" draw:text-style-name="P3" draw:layer="layout" svg:width="9.6cm" svg:height="1.195cm" svg:x="2.4cm" svg:y="53.6cm">
            <draw:text-box>
              <text:p><text:span text:style-name="T2">iEventListModeSPECT</text:span></text:p>
            </draw:text-box>
          </draw:frame>
        </draw:g>
        <draw:g>
          <draw:custom-shape draw:style-name="gr32" draw:text-style-name="P1" draw:layer="layout" svg:width="9.6cm" svg:height="2cm" svg:x="2.4cm" svg:y="55.8cm">
            <text:p/>
            <draw:enhanced-geometry svg:viewBox="0 0 21600 21600" draw:type="rectangle" draw:enhanced-path="M 0 0 L 21600 0 21600 21600 0 21600 0 0 Z N"/>
          </draw:custom-shape>
          <draw:frame draw:style-name="gr33" draw:text-style-name="P3" draw:layer="layout" svg:width="9.6cm" svg:height="1.195cm" svg:x="2.4cm" svg:y="56.2cm">
            <draw:text-box>
              <text:p><text:span text:style-name="T2">iEventSinoSPECT</text:span></text:p>
            </draw:text-box>
          </draw:frame>
        </draw:g>
        <draw:g>
          <draw:custom-shape draw:style-name="gr32" draw:text-style-name="P1" draw:layer="layout" svg:width="9cm" svg:height="2cm" svg:x="2.3cm" svg:y="59.3cm">
            <text:p/>
            <draw:enhanced-geometry svg:viewBox="0 0 21600 21600" draw:type="rectangle" draw:enhanced-path="M 0 0 L 21600 0 21600 21600 0 21600 0 0 Z N"/>
          </draw:custom-shape>
          <draw:frame draw:style-name="gr33" draw:text-style-name="P3" draw:layer="layout" svg:width="9cm" svg:height="1.195cm" svg:x="2.3cm" svg:y="59.7cm">
            <draw:text-box>
              <text:p><text:span text:style-name="T2">iEventListModeCT</text:span></text:p>
            </draw:text-box>
          </draw:frame>
        </draw:g>
        <draw:g>
          <draw:custom-shape draw:style-name="gr32" draw:text-style-name="P1" draw:layer="layout" svg:width="9cm" svg:height="2cm" svg:x="2.3cm" svg:y="61.9cm">
            <text:p/>
            <draw:enhanced-geometry svg:viewBox="0 0 21600 21600" draw:type="rectangle" draw:enhanced-path="M 0 0 L 21600 0 21600 21600 0 21600 0 0 Z N"/>
          </draw:custom-shape>
          <draw:frame draw:style-name="gr33" draw:text-style-name="P3" draw:layer="layout" svg:width="9cm" svg:height="1.195cm" svg:x="2.3cm" svg:y="62.3cm">
            <draw:text-box>
              <text:p><text:span text:style-name="T2">iEventSinoCT</text:span></text:p>
            </draw:text-box>
          </draw:frame>
        </draw:g>
        <draw:path draw:style-name="gr34" draw:text-style-name="P5" draw:layer="layout" svg:width="0cm" svg:height="3.299cm" draw:transform="rotate (1.5707963267949) translate (22.4cm 50.1cm)" svg:viewBox="0 0 0 3300" svg:d="m0 3300c0-2200 0-3300 0-3300">
          <text:p/>
        </draw:path>
        <draw:path draw:style-name="gr34" draw:text-style-name="P5" draw:layer="layout" svg:width="6.099cm" svg:height="7.599cm" draw:transform="rotate (1.5707963267949) translate (21.9cm 61.4cm)" svg:viewBox="0 0 6100 7600" svg:d="m6100 7600c-5200-1000-6100-7600-6100-7600">
          <text:p/>
        </draw:path>
        <draw:path draw:style-name="gr34" draw:text-style-name="P5" draw:layer="layout" svg:width="1.099cm" svg:height="3.799cm" draw:transform="rotate (1.5707963267949) translate (22cm 55.6cm)" svg:viewBox="0 0 1100 3800" svg:d="m1100 3800c0-2200-1100-3800-1100-3800">
          <text:p/>
        </draw:path>
        <draw:line draw:style-name="gr35" draw:text-style-name="P1" draw:layer="layout" svg:x1="13.4cm" svg:y1="49.7cm" svg:x2="11.5cm" svg:y2="48.3cm">
          <text:p/>
        </draw:line>
        <draw:line draw:style-name="gr35" draw:text-style-name="P1" draw:layer="layout" svg:x1="13cm" svg:y1="54.8cm" svg:x2="12.1cm" svg:y2="54.2cm">
          <text:p/>
        </draw:line>
        <draw:line draw:style-name="gr35" draw:text-style-name="P1" draw:layer="layout" svg:x1="13cm" svg:y1="55.995cm" svg:x2="12cm" svg:y2="56.9cm">
          <text:p/>
        </draw:line>
        <draw:line draw:style-name="gr35" draw:text-style-name="P1" draw:layer="layout" svg:x1="13.4cm" svg:y1="50.6cm" svg:x2="11.5cm" svg:y2="51.1cm">
          <text:p/>
        </draw:line>
        <draw:line draw:style-name="gr35" draw:text-style-name="P1" draw:layer="layout" svg:x1="12.9cm" svg:y1="61.4cm" svg:x2="11.3cm" svg:y2="60cm">
          <text:p/>
        </draw:line>
        <draw:line draw:style-name="gr35" draw:text-style-name="P1" draw:layer="layout" svg:x1="12.9cm" svg:y1="61.8cm" svg:x2="11.3cm" svg:y2="63.2cm">
          <text:p/>
        </draw:line>
        <draw:g>
          <draw:custom-shape draw:style-name="gr32" draw:text-style-name="P1" draw:layer="layout" svg:width="9cm" svg:height="2cm" svg:x="10.4cm" svg:y="13.8cm">
            <text:p/>
            <draw:enhanced-geometry svg:viewBox="0 0 21600 21600" draw:type="rectangle" draw:enhanced-path="M 0 0 L 21600 0 21600 21600 0 21600 0 0 Z N"/>
          </draw:custom-shape>
          <draw:frame draw:style-name="gr33" draw:text-style-name="P3" draw:layer="layout" svg:width="9cm" svg:height="1.195cm" svg:x="10.4cm" svg:y="14.2cm">
            <draw:text-box>
              <text:p><text:span text:style-name="T2">iConvolverStaticPSF</text:span></text:p>
            </draw:text-box>
          </draw:frame>
        </draw:g>
        <draw:g>
          <draw:custom-shape draw:style-name="gr32" draw:text-style-name="P1" draw:layer="layout" svg:width="9cm" svg:height="2cm" svg:x="10.3cm" svg:y="18.7cm">
            <text:p/>
            <draw:enhanced-geometry svg:viewBox="0 0 21600 21600" draw:type="rectangle" draw:enhanced-path="M 0 0 L 21600 0 21600 21600 0 21600 0 0 Z N"/>
          </draw:custom-shape>
          <draw:frame draw:style-name="gr33" draw:text-style-name="P3" draw:layer="layout" svg:width="9cm" svg:height="1.195cm" svg:x="10.3cm" svg:y="19.1cm">
            <draw:text-box>
              <text:p><text:span text:style-name="T2">IConvolver...</text:span></text:p>
            </draw:text-box>
          </draw:frame>
        </draw:g>
        <draw:line draw:style-name="gr35" draw:text-style-name="P1" draw:layer="layout" svg:x1="23.1cm" svg:y1="17.2cm" svg:x2="19.3cm" svg:y2="14.9cm">
          <text:p/>
        </draw:line>
        <draw:line draw:style-name="gr35" draw:text-style-name="P1" draw:layer="layout" svg:x1="23cm" svg:y1="17.8cm" svg:x2="19.3cm" svg:y2="20cm">
          <text:p/>
        </draw:line>
        <draw:g>
          <draw:custom-shape draw:style-name="gr32" draw:text-style-name="P1" draw:layer="layout" svg:width="10.2cm" svg:height="2cm" svg:x="56.5cm" svg:y="78.6cm">
            <text:p/>
            <draw:enhanced-geometry svg:viewBox="0 0 21600 21600" draw:type="rectangle" draw:enhanced-path="M 0 0 L 21600 0 21600 21600 0 21600 0 0 Z N"/>
          </draw:custom-shape>
          <draw:frame draw:style-name="gr33" draw:text-style-name="P3" draw:layer="layout" svg:width="10.2cm" svg:height="1.195cm" svg:x="56.5cm" svg:y="79cm">
            <draw:text-box>
              <text:p><text:span text:style-name="T2">iProjectorNativeSiddon</text:span></text:p>
            </draw:text-box>
          </draw:frame>
        </draw:g>
        <draw:g>
          <draw:custom-shape draw:style-name="gr32" draw:text-style-name="P1" draw:layer="layout" svg:width="9cm" svg:height="2cm" svg:x="68.5cm" svg:y="78.6cm">
            <text:p/>
            <draw:enhanced-geometry svg:viewBox="0 0 21600 21600" draw:type="rectangle" draw:enhanced-path="M 0 0 L 21600 0 21600 21600 0 21600 0 0 Z N"/>
          </draw:custom-shape>
          <draw:frame draw:style-name="gr33" draw:text-style-name="P3" draw:layer="layout" svg:width="9cm" svg:height="1.195cm" svg:x="68.5cm" svg:y="79cm">
            <draw:text-box>
              <text:p><text:span text:style-name="T2">iProjector...</text:span></text:p>
            </draw:text-box>
          </draw:frame>
        </draw:g>
        <draw:line draw:style-name="gr35" draw:text-style-name="P1" draw:layer="layout" svg:x1="64.4cm" svg:y1="77cm" svg:x2="62.4cm" svg:y2="78.6cm">
          <text:p/>
        </draw:line>
        <draw:line draw:style-name="gr35" draw:text-style-name="P1" draw:layer="layout" svg:x1="68.4cm" svg:y1="77cm" svg:x2="70.7cm" svg:y2="78.6cm">
          <text:p/>
        </draw:line>
        <draw:g>
          <draw:custom-shape draw:style-name="gr32" draw:text-style-name="P1" draw:layer="layout" svg:width="9cm" svg:height="2cm" svg:x="102.5cm" svg:y="59.3cm">
            <text:p/>
            <draw:enhanced-geometry svg:viewBox="0 0 21600 21600" draw:type="rectangle" draw:enhanced-path="M 0 0 L 21600 0 21600 21600 0 21600 0 0 Z N"/>
          </draw:custom-shape>
          <draw:frame draw:style-name="gr33" draw:text-style-name="P3" draw:layer="layout" svg:width="9cm" svg:height="1.195cm" svg:x="102.5cm" svg:y="59.7cm">
            <draw:text-box>
              <text:p><text:span text:style-name="T2">iScannerPET</text:span></text:p>
            </draw:text-box>
          </draw:frame>
        </draw:g>
        <draw:g>
          <draw:custom-shape draw:style-name="gr32" draw:text-style-name="P1" draw:layer="layout" svg:width="9.7cm" svg:height="2cm" svg:x="102.4cm" svg:y="62.1cm">
            <text:p/>
            <draw:enhanced-geometry svg:viewBox="0 0 21600 21600" draw:type="rectangle" draw:enhanced-path="M 0 0 L 21600 0 21600 21600 0 21600 0 0 Z N"/>
          </draw:custom-shape>
          <draw:frame draw:style-name="gr33" draw:text-style-name="P3" draw:layer="layout" svg:width="9.7cm" svg:height="1.195cm" svg:x="102.4cm" svg:y="62.5cm">
            <draw:text-box>
              <text:p><text:span text:style-name="T2">iScannerSPECTConv</text:span></text:p>
            </draw:text-box>
          </draw:frame>
        </draw:g>
        <draw:g>
          <draw:custom-shape draw:style-name="gr32" draw:text-style-name="P1" draw:layer="layout" svg:width="9cm" svg:height="2cm" svg:x="102.3cm" svg:y="69.4cm">
            <text:p/>
            <draw:enhanced-geometry svg:viewBox="0 0 21600 21600" draw:type="rectangle" draw:enhanced-path="M 0 0 L 21600 0 21600 21600 0 21600 0 0 Z N"/>
          </draw:custom-shape>
          <draw:frame draw:style-name="gr33" draw:text-style-name="P3" draw:layer="layout" svg:width="9cm" svg:height="1.195cm" svg:x="102.3cm" svg:y="69.8cm">
            <draw:text-box>
              <text:p><text:span text:style-name="T2">iScannerCT</text:span></text:p>
            </draw:text-box>
          </draw:frame>
        </draw:g>
        <draw:g>
          <draw:custom-shape draw:style-name="gr32" draw:text-style-name="P1" draw:layer="layout" svg:width="10.4cm" svg:height="2cm" svg:x="102.4cm" svg:y="64.6cm">
            <text:p/>
            <draw:enhanced-geometry svg:viewBox="0 0 21600 21600" draw:type="rectangle" draw:enhanced-path="M 0 0 L 21600 0 21600 21600 0 21600 0 0 Z N"/>
          </draw:custom-shape>
          <draw:frame draw:style-name="gr33" draw:text-style-name="P3" draw:layer="layout" svg:width="10.4cm" svg:height="1.195cm" svg:x="102.4cm" svg:y="65cm">
            <draw:text-box>
              <text:p><text:span text:style-name="T2">iScannerSPECTPinhole</text:span></text:p>
            </draw:text-box>
          </draw:frame>
        </draw:g>
        <draw:g>
          <draw:custom-shape draw:style-name="gr32" draw:text-style-name="P1" draw:layer="layout" svg:width="10.4cm" svg:height="2cm" svg:x="102.3cm" svg:y="67cm">
            <text:p/>
            <draw:enhanced-geometry svg:viewBox="0 0 21600 21600" draw:type="rectangle" draw:enhanced-path="M 0 0 L 21600 0 21600 21600 0 21600 0 0 Z N"/>
          </draw:custom-shape>
          <draw:frame draw:style-name="gr33" draw:text-style-name="P3" draw:layer="layout" svg:width="10.4cm" svg:height="1.195cm" svg:x="102.3cm" svg:y="67.4cm">
            <draw:text-box>
              <text:p><text:span text:style-name="T2">iScannerSinogram</text:span></text:p>
            </draw:text-box>
          </draw:frame>
        </draw:g>
        <draw:line draw:style-name="gr35" draw:text-style-name="P1" draw:layer="layout" svg:x1="91.3cm" svg:y1="62.1cm" svg:x2="102.5cm" svg:y2="60.3cm">
          <text:p/>
        </draw:line>
        <draw:line draw:style-name="gr35" draw:text-style-name="P1" draw:layer="layout" svg:x1="91.2cm" svg:y1="62.9cm" svg:x2="102.4cm" svg:y2="62.9cm">
          <text:p/>
        </draw:line>
        <draw:line draw:style-name="gr35" draw:text-style-name="P1" draw:layer="layout" svg:x1="91.3cm" svg:y1="63.8cm" svg:x2="102.4cm" svg:y2="65.7cm">
          <text:p/>
        </draw:line>
        <draw:line draw:style-name="gr35" draw:text-style-name="P1" draw:layer="layout" svg:x1="91.2cm" svg:y1="65cm" svg:x2="102.3cm" svg:y2="68.2cm">
          <text:p/>
        </draw:line>
        <draw:line draw:style-name="gr35" draw:text-style-name="P1" draw:layer="layout" svg:x1="89.9cm" svg:y1="65cm" svg:x2="102.3cm" svg:y2="70.4cm">
          <text:p/>
        </draw:line>
        <draw:g>
          <draw:custom-shape draw:style-name="gr32" draw:text-style-name="P1" draw:layer="layout" svg:width="9cm" svg:height="2cm" svg:x="106.8cm" svg:y="37.7cm">
            <text:p/>
            <draw:enhanced-geometry svg:viewBox="0 0 21600 21600" draw:type="rectangle" draw:enhanced-path="M 0 0 L 21600 0 21600 21600 0 21600 0 0 Z N"/>
          </draw:custom-shape>
          <draw:frame draw:style-name="gr33" draw:text-style-name="P3" draw:layer="layout" svg:width="9cm" svg:height="1.195cm" svg:x="106.8cm" svg:y="38.1cm">
            <draw:text-box>
              <text:p><text:span text:style-name="T2">iOptimizerMLEM</text:span></text:p>
            </draw:text-box>
          </draw:frame>
        </draw:g>
        <draw:g>
          <draw:custom-shape draw:style-name="gr32" draw:text-style-name="P1" draw:layer="layout" svg:width="9cm" svg:height="2cm" svg:x="106.9cm" svg:y="40.3cm">
            <text:p/>
            <draw:enhanced-geometry svg:viewBox="0 0 21600 21600" draw:type="rectangle" draw:enhanced-path="M 0 0 L 21600 0 21600 21600 0 21600 0 0 Z N"/>
          </draw:custom-shape>
          <draw:frame draw:style-name="gr33" draw:text-style-name="P3" draw:layer="layout" svg:width="9cm" svg:height="1.195cm" svg:x="106.9cm" svg:y="40.7cm">
            <draw:text-box>
              <text:p><text:span text:style-name="T2">iOptimizer...</text:span></text:p>
            </draw:text-box>
          </draw:frame>
        </draw:g>
        <draw:line draw:style-name="gr35" draw:text-style-name="P1" draw:layer="layout" svg:x1="102.6cm" svg:y1="39.1cm" svg:x2="106.8cm" svg:y2="38.7cm">
          <text:p/>
        </draw:line>
        <draw:line draw:style-name="gr35" draw:text-style-name="P1" draw:layer="layout" svg:x1="102.7cm" svg:y1="41cm" svg:x2="106.9cm" svg:y2="41.4cm">
          <text:p/>
        </draw:line>
        <draw:g>
          <draw:custom-shape draw:style-name="gr32" draw:text-style-name="P1" draw:layer="layout" svg:width="9cm" svg:height="2cm" svg:x="63.3cm" svg:y="8.3cm">
            <text:p/>
            <draw:enhanced-geometry svg:viewBox="0 0 21600 21600" draw:type="rectangle" draw:enhanced-path="M 0 0 L 21600 0 21600 21600 0 21600 0 0 Z N"/>
          </draw:custom-shape>
          <draw:frame draw:style-name="gr33" draw:text-style-name="P3" draw:layer="layout" svg:width="9cm" svg:height="1.195cm" svg:x="63.3cm" svg:y="8.7cm">
            <draw:text-box>
              <text:p><text:span text:style-name="T2">iLinearModel</text:span></text:p>
            </draw:text-box>
          </draw:frame>
        </draw:g>
        <draw:g>
          <draw:custom-shape draw:style-name="gr32" draw:text-style-name="P1" draw:layer="layout" svg:width="9cm" svg:height="2cm" svg:x="63.4cm" svg:y="10.9cm">
            <text:p/>
            <draw:enhanced-geometry svg:viewBox="0 0 21600 21600" draw:type="rectangle" draw:enhanced-path="M 0 0 L 21600 0 21600 21600 0 21600 0 0 Z N"/>
          </draw:custom-shape>
          <draw:frame draw:style-name="gr33" draw:text-style-name="P3" draw:layer="layout" svg:width="9cm" svg:height="1.195cm" svg:x="63.4cm" svg:y="11.3cm">
            <draw:text-box>
              <text:p><text:span text:style-name="T2">iModel...</text:span></text:p>
            </draw:text-box>
          </draw:frame>
        </draw:g>
        <draw:line draw:style-name="gr35" draw:text-style-name="P1" draw:layer="layout" svg:x1="59.1cm" svg:y1="9.7cm" svg:x2="63.3cm" svg:y2="9.3cm">
          <text:p/>
        </draw:line>
        <draw:line draw:style-name="gr35" draw:text-style-name="P1" draw:layer="layout" svg:x1="59.2cm" svg:y1="11.6cm" svg:x2="63.4cm" svg:y2="12cm">
          <text:p/>
        </draw:line>
        <draw:g>
          <draw:custom-shape draw:style-name="gr32" draw:text-style-name="P1" draw:layer="layout" svg:width="10cm" svg:height="2cm" svg:x="73.1cm" svg:y="6.8cm">
            <text:p/>
            <draw:enhanced-geometry svg:viewBox="0 0 21600 21600" draw:type="rectangle" draw:enhanced-path="M 0 0 L 21600 0 21600 21600 0 21600 0 0 Z N"/>
          </draw:custom-shape>
          <draw:frame draw:style-name="gr33" draw:text-style-name="P3" draw:layer="layout" svg:width="10cm" svg:height="1.195cm" svg:x="73.1cm" svg:y="7.2cm">
            <draw:text-box>
              <text:p><text:span text:style-name="T2">iJointEstimationModel</text:span></text:p>
            </draw:text-box>
          </draw:frame>
        </draw:g>
        <draw:g>
          <draw:custom-shape draw:style-name="gr32" draw:text-style-name="P1" draw:layer="layout" svg:width="10cm" svg:height="2cm" svg:x="73.1cm" svg:y="9.2cm">
            <text:p/>
            <draw:enhanced-geometry svg:viewBox="0 0 21600 21600" draw:type="rectangle" draw:enhanced-path="M 0 0 L 21600 0 21600 21600 0 21600 0 0 Z N"/>
          </draw:custom-shape>
          <draw:frame draw:style-name="gr33" draw:text-style-name="P3" draw:layer="layout" svg:width="10cm" svg:height="1.195cm" svg:x="73.1cm" svg:y="9.6cm">
            <draw:text-box>
              <text:p><text:span text:style-name="T2">i...Model</text:span></text:p>
            </draw:text-box>
          </draw:frame>
        </draw:g>
        <draw:line draw:style-name="gr35" draw:text-style-name="P1" draw:layer="layout" svg:x1="72.3cm" svg:y1="8.7cm" svg:x2="73.2cm" svg:y2="7.995cm">
          <text:p/>
        </draw:line>
        <draw:line draw:style-name="gr35" draw:text-style-name="P1" draw:layer="layout" svg:x1="72.3cm" svg:y1="9.6cm" svg:x2="73.1cm" svg:y2="10.2cm">
          <text:p/>
        </draw:line>
        <draw:g>
          <draw:custom-shape draw:style-name="gr6" draw:text-style-name="P1" draw:layer="layout" svg:width="10cm" svg:height="10cm" svg:x="87.8cm" svg:y="19.1cm">
            <text:p/>
            <draw:enhanced-geometry svg:viewBox="0 0 21600 21600" draw:type="rectangle" draw:enhanced-path="M 0 0 L 21600 0 21600 21600 0 21600 0 0 Z N"/>
          </draw:custom-shape>
          <draw:frame draw:style-name="gr2" draw:text-style-name="P2" draw:layer="layout" svg:width="10cm" svg:height="3.806cm" svg:x="87.8cm" svg:y="21.1cm">
            <draw:text-box>
              <text:p>This is main class dedicated to image-based deformation.</text:p>
              <text:p>This class is instanciated in the main loop of the reconstruction algorithm. </text:p>
            </draw:text-box>
          </draw:frame>
          <draw:custom-shape draw:style-name="gr7" draw:text-style-name="P1" draw:layer="layout" svg:width="10cm" svg:height="2cm" svg:x="87.8cm" svg:y="19.1cm">
            <text:p/>
            <draw:enhanced-geometry svg:viewBox="0 0 21600 21600" draw:type="rectangle" draw:enhanced-path="M 0 0 L 21600 0 21600 21600 0 21600 0 0 Z N"/>
          </draw:custom-shape>
          <draw:frame draw:style-name="gr2" draw:text-style-name="P3" draw:layer="layout" svg:width="10cm" svg:height="1.195cm" svg:x="87.8cm" svg:y="19.5cm">
            <draw:text-box>
              <text:p><text:span text:style-name="T2">vDeformation</text:span></text:p>
            </draw:text-box>
          </draw:frame>
        </draw:g>
        <draw:g>
          <draw:custom-shape draw:style-name="gr32" draw:text-style-name="P1" draw:layer="layout" svg:width="9cm" svg:height="2cm" svg:x="102cm" svg:y="19.9cm">
            <text:p/>
            <draw:enhanced-geometry svg:viewBox="0 0 21600 21600" draw:type="rectangle" draw:enhanced-path="M 0 0 L 21600 0 21600 21600 0 21600 0 0 Z N"/>
          </draw:custom-shape>
          <draw:frame draw:style-name="gr33" draw:text-style-name="P3" draw:layer="layout" svg:width="9cm" svg:height="1.195cm" svg:x="102cm" svg:y="20.3cm">
            <draw:text-box>
              <text:p><text:span text:style-name="T2">iOpticalFlot</text:span></text:p>
            </draw:text-box>
          </draw:frame>
        </draw:g>
        <draw:g>
          <draw:custom-shape draw:style-name="gr32" draw:text-style-name="P1" draw:layer="layout" svg:width="9cm" svg:height="2cm" svg:x="102.1cm" svg:y="22.5cm">
            <text:p/>
            <draw:enhanced-geometry svg:viewBox="0 0 21600 21600" draw:type="rectangle" draw:enhanced-path="M 0 0 L 21600 0 21600 21600 0 21600 0 0 Z N"/>
          </draw:custom-shape>
          <draw:frame draw:style-name="gr33" draw:text-style-name="P3" draw:layer="layout" svg:width="9cm" svg:height="1.195cm" svg:x="102.1cm" svg:y="22.9cm">
            <draw:text-box>
              <text:p><text:span text:style-name="T2">IDeformation...</text:span></text:p>
            </draw:text-box>
          </draw:frame>
        </draw:g>
        <draw:line draw:style-name="gr35" draw:text-style-name="P1" draw:layer="layout" svg:x1="97.8cm" svg:y1="21.3cm" svg:x2="102cm" svg:y2="20.9cm">
          <text:p/>
        </draw:line>
        <draw:line draw:style-name="gr35" draw:text-style-name="P1" draw:layer="layout" svg:x1="97.9cm" svg:y1="23.2cm" svg:x2="102.1cm" svg:y2="23.6cm">
          <text:p/>
        </draw:line>
        <draw:path draw:style-name="gr18" draw:text-style-name="P5" draw:layer="layout" svg:width="2.665cm" svg:height="3.816cm" draw:transform="skewX (-0.39409534510032) rotate (0.805120383944984) translate (82.1cm 25.327cm)" svg:viewBox="0 0 2666 3817" svg:d="m2666 3817c-1476-572-2666-3817-2666-3817">
          <text:p/>
        </draw:path>
        <presentation:notes draw:style-name="dp2">
          <draw:page-thumbnail draw:style-name="gr36" draw:layer="layout" svg:width="14.848cm" svg:height="11.136cm" svg:x="3.075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g>
          <draw:custom-shape draw:style-name="gr1" draw:text-style-name="P1" draw:layer="layout" svg:width="10cm" svg:height="10cm" svg:x="73.95cm" svg:y="6.05cm">
            <text:p/>
            <draw:enhanced-geometry svg:viewBox="0 0 21600 21600" draw:type="rectangle" draw:enhanced-path="M 0 0 L 21600 0 21600 21600 0 21600 0 0 Z N"/>
          </draw:custom-shape>
          <draw:frame draw:style-name="gr2" draw:text-style-name="P2" draw:layer="layout" svg:width="10cm" svg:height="3.095cm" svg:x="73.95cm" svg:y="8.05cm">
            <draw:text-box>
              <text:p><text:span text:style-name="T1">Write images, sinograms, in any formats, etc.</text:span></text:p>
              <text:p><text:span text:style-name="T1">Singleton class based on a sole base-name.</text:span></text:p>
            </draw:text-box>
          </draw:frame>
          <draw:custom-shape draw:style-name="gr3" draw:text-style-name="P1" draw:layer="layout" svg:width="10cm" svg:height="2cm" svg:x="73.95cm" svg:y="6.05cm">
            <text:p/>
            <draw:enhanced-geometry svg:viewBox="0 0 21600 21600" draw:type="rectangle" draw:enhanced-path="M 0 0 L 21600 0 21600 21600 0 21600 0 0 Z N"/>
          </draw:custom-shape>
          <draw:frame draw:style-name="gr2" draw:text-style-name="P3" draw:layer="layout" svg:width="10cm" svg:height="1.195cm" svg:x="73.95cm" svg:y="6.45cm">
            <draw:text-box>
              <text:p><text:span text:style-name="T2">sOutputManager</text:span></text:p>
            </draw:text-box>
          </draw:frame>
        </draw:g>
        <draw:g>
          <draw:custom-shape draw:style-name="gr1" draw:text-style-name="P1" draw:layer="layout" svg:width="10cm" svg:height="10cm" svg:x="36.95cm" svg:y="32.05cm">
            <text:p/>
            <draw:enhanced-geometry svg:viewBox="0 0 21600 21600" draw:type="rectangle" draw:enhanced-path="M 0 0 L 21600 0 21600 21600 0 21600 0 0 Z N"/>
          </draw:custom-shape>
          <draw:frame draw:style-name="gr4" draw:text-style-name="P2" draw:layer="layout" svg:width="10cm" svg:height="8.172cm" svg:x="36.95cm" svg:y="34.05cm">
            <draw:text-box>
              <text:p><text:span text:style-name="T1">Virtual mother class that cannot be used stand-alone.</text:span></text:p>
              <text:p><text:span text:style-name="T1">Manage the generic input data format (made from a binary data file and an ascii header). Each child class has specific arrays corresponding to the possible informations stored or not in the data file. It uses some </text:span><text:span text:style-name="T3">vEvent</text:span><text:span text:style-name="T1"> as buffers to get informations during runtime.</text:span></text:p>
            </draw:text-box>
          </draw:frame>
          <draw:custom-shape draw:style-name="gr3" draw:text-style-name="P1" draw:layer="layout" svg:width="10cm" svg:height="2cm" svg:x="36.95cm" svg:y="32.05cm">
            <text:p/>
            <draw:enhanced-geometry svg:viewBox="0 0 21600 21600" draw:type="rectangle" draw:enhanced-path="M 0 0 L 21600 0 21600 21600 0 21600 0 0 Z N"/>
          </draw:custom-shape>
          <draw:frame draw:style-name="gr5" draw:text-style-name="P3" draw:layer="layout" svg:width="10cm" svg:height="1.295cm" svg:x="36.95cm" svg:y="32.45cm">
            <draw:text-box>
              <text:p><text:span text:style-name="T2">vDataFile</text:span></text:p>
            </draw:text-box>
          </draw:frame>
        </draw:g>
        <draw:g>
          <draw:custom-shape draw:style-name="gr6" draw:text-style-name="P1" draw:layer="layout" svg:width="10cm" svg:height="10cm" svg:x="36.95cm" svg:y="44.05cm">
            <text:p/>
            <draw:enhanced-geometry svg:viewBox="0 0 21600 21600" draw:type="rectangle" draw:enhanced-path="M 0 0 L 21600 0 21600 21600 0 21600 0 0 Z N"/>
          </draw:custom-shape>
          <draw:frame draw:style-name="gr2" draw:text-style-name="P2" draw:layer="layout" svg:width="10cm" svg:height="4.517cm" svg:x="36.95cm" svg:y="46.05cm">
            <draw:text-box>
              <text:p><text:span text:style-name="T1">Virtual mother class that cannot be used stand-alone.</text:span></text:p>
              <text:p><text:span text:style-name="T1">Store informations about the given event common to all possible childs (PET, SPECT, transmission, etc).</text:span></text:p>
            </draw:text-box>
          </draw:frame>
          <draw:custom-shape draw:style-name="gr7" draw:text-style-name="P1" draw:layer="layout" svg:width="10cm" svg:height="2cm" svg:x="36.95cm" svg:y="44.05cm">
            <text:p/>
            <draw:enhanced-geometry svg:viewBox="0 0 21600 21600" draw:type="rectangle" draw:enhanced-path="M 0 0 L 21600 0 21600 21600 0 21600 0 0 Z N"/>
          </draw:custom-shape>
          <draw:frame draw:style-name="gr2" draw:text-style-name="P3" draw:layer="layout" svg:width="10cm" svg:height="1.195cm" svg:x="36.95cm" svg:y="44.45cm">
            <draw:text-box>
              <text:p><text:span text:style-name="T2">vEvent</text:span></text:p>
            </draw:text-box>
          </draw:frame>
        </draw:g>
        <draw:g>
          <draw:custom-shape draw:style-name="gr1" draw:text-style-name="P1" draw:layer="layout" svg:width="10cm" svg:height="10cm" svg:x="66.35cm" svg:y="54.95cm">
            <text:p/>
            <draw:enhanced-geometry svg:viewBox="0 0 21600 21600" draw:type="rectangle" draw:enhanced-path="M 0 0 L 21600 0 21600 21600 0 21600 0 0 Z N"/>
          </draw:custom-shape>
          <draw:frame draw:style-name="gr2" draw:text-style-name="P2" draw:layer="layout" svg:width="10cm" svg:height="3.095cm" svg:x="66.35cm" svg:y="56.95cm">
            <draw:text-box>
              <text:p><text:span text:style-name="T1">Virtual mother class that cannot be used stand-alone.</text:span></text:p>
              <text:p><text:span text:style-name="T1">Manage the scanner geometry, coordinate computations, etc.</text:span></text:p>
            </draw:text-box>
          </draw:frame>
          <draw:custom-shape draw:style-name="gr3" draw:text-style-name="P1" draw:layer="layout" svg:width="10cm" svg:height="2cm" svg:x="66.35cm" svg:y="54.95cm">
            <text:p/>
            <draw:enhanced-geometry svg:viewBox="0 0 21600 21600" draw:type="rectangle" draw:enhanced-path="M 0 0 L 21600 0 21600 21600 0 21600 0 0 Z N"/>
          </draw:custom-shape>
          <draw:frame draw:style-name="gr2" draw:text-style-name="P3" draw:layer="layout" svg:width="10cm" svg:height="1.195cm" svg:x="66.35cm" svg:y="55.35cm">
            <draw:text-box>
              <text:p><text:span text:style-name="T2">vScanner</text:span></text:p>
            </draw:text-box>
          </draw:frame>
        </draw:g>
        <draw:g>
          <draw:custom-shape draw:style-name="gr6" draw:text-style-name="P1" draw:layer="layout" svg:width="10cm" svg:height="10cm" svg:x="59.95cm" svg:y="21.05cm">
            <text:p/>
            <draw:enhanced-geometry svg:viewBox="0 0 21600 21600" draw:type="rectangle" draw:enhanced-path="M 0 0 L 21600 0 21600 21600 0 21600 0 0 Z N"/>
          </draw:custom-shape>
          <draw:frame draw:style-name="gr2" draw:text-style-name="P2" draw:layer="layout" svg:width="10cm" svg:height="6.65cm" svg:x="59.95cm" svg:y="23.05cm">
            <draw:text-box>
              <text:p><text:span text:style-name="T1">Store and manage all image matrices used by the algorithm: image4D, forward-image4D, corrections, sensitivity, optional images for some algorithms. Taking the number of CPU threads and number of subsets into account. Manage deformations.</text:span></text:p>
            </draw:text-box>
          </draw:frame>
          <draw:custom-shape draw:style-name="gr7" draw:text-style-name="P1" draw:layer="layout" svg:width="10cm" svg:height="2cm" svg:x="59.95cm" svg:y="21.05cm">
            <text:p/>
            <draw:enhanced-geometry svg:viewBox="0 0 21600 21600" draw:type="rectangle" draw:enhanced-path="M 0 0 L 21600 0 21600 21600 0 21600 0 0 Z N"/>
          </draw:custom-shape>
          <draw:frame draw:style-name="gr2" draw:text-style-name="P3" draw:layer="layout" svg:width="10cm" svg:height="1.195cm" svg:x="59.95cm" svg:y="21.45cm">
            <draw:text-box>
              <text:p><text:span text:style-name="T2">oImageSpace</text:span></text:p>
            </draw:text-box>
          </draw:frame>
        </draw:g>
        <draw:g>
          <draw:custom-shape draw:style-name="gr1" draw:text-style-name="P1" draw:layer="layout" svg:width="10cm" svg:height="10cm" svg:x="55.35cm" svg:y="54.95cm">
            <text:p/>
            <draw:enhanced-geometry svg:viewBox="0 0 21600 21600" draw:type="rectangle" draw:enhanced-path="M 0 0 L 21600 0 21600 21600 0 21600 0 0 Z N"/>
          </draw:custom-shape>
          <draw:frame draw:style-name="gr2" draw:text-style-name="P2" draw:layer="layout" svg:width="10cm" svg:height="6.65cm" svg:x="55.35cm" svg:y="56.95cm">
            <draw:text-box>
              <text:p><text:span text:style-name="T1">Computes a </text:span><text:span text:style-name="T3">oProjectionLine</text:span><text:span text:style-name="T1"> for a given </text:span><text:span text:style-name="T3">vEvent</text:span><text:span text:style-name="T1">, based either on </text:span><text:span text:style-name="T3">vProjector</text:span><text:span text:style-name="T1"> or a provided system matrix (managed by </text:span><text:span text:style-name="T3">oSystemMatrix</text:span><text:span text:style-name="T1">). It uses the </text:span><text:span text:style-name="T3">vScanner</text:span><text:span text:style-name="T1"> (providing the event) which computes the cartesian coordinates for further use with the built-in geometric projectors.</text:span></text:p>
            </draw:text-box>
          </draw:frame>
          <draw:custom-shape draw:style-name="gr3" draw:text-style-name="P1" draw:layer="layout" svg:width="10cm" svg:height="2cm" svg:x="55.35cm" svg:y="54.95cm">
            <text:p/>
            <draw:enhanced-geometry svg:viewBox="0 0 21600 21600" draw:type="rectangle" draw:enhanced-path="M 0 0 L 21600 0 21600 21600 0 21600 0 0 Z N"/>
          </draw:custom-shape>
          <draw:frame draw:style-name="gr2" draw:text-style-name="P3" draw:layer="layout" svg:width="10cm" svg:height="1.195cm" svg:x="55.35cm" svg:y="55.35cm">
            <draw:text-box>
              <text:p><text:span text:style-name="T2">oProjectorManager</text:span></text:p>
            </draw:text-box>
          </draw:frame>
        </draw:g>
        <draw:g>
          <draw:custom-shape draw:style-name="gr6" draw:text-style-name="P1" draw:layer="layout" svg:width="10cm" svg:height="10cm" svg:x="24.95cm" svg:y="57.05cm">
            <text:p/>
            <draw:enhanced-geometry svg:viewBox="0 0 21600 21600" draw:type="rectangle" draw:enhanced-path="M 0 0 L 21600 0 21600 21600 0 21600 0 0 Z N"/>
          </draw:custom-shape>
          <draw:frame draw:style-name="gr2" draw:text-style-name="P2" draw:layer="layout" svg:width="10cm" svg:height="3.095cm" svg:x="24.95cm" svg:y="59.05cm">
            <draw:text-box>
              <text:p><text:span text:style-name="T1">Inherit from </text:span><text:span text:style-name="T3">vEvent</text:span><text:span text:style-name="T1">.</text:span></text:p>
              <text:p><text:span text:style-name="T1">Store informations about the given event specific to its modality.</text:span></text:p>
            </draw:text-box>
          </draw:frame>
          <draw:custom-shape draw:style-name="gr7" draw:text-style-name="P1" draw:layer="layout" svg:width="10cm" svg:height="2cm" svg:x="24.95cm" svg:y="57.05cm">
            <text:p/>
            <draw:enhanced-geometry svg:viewBox="0 0 21600 21600" draw:type="rectangle" draw:enhanced-path="M 0 0 L 21600 0 21600 21600 0 21600 0 0 Z N"/>
          </draw:custom-shape>
          <draw:frame draw:style-name="gr2" draw:text-style-name="P3" draw:layer="layout" svg:width="10cm" svg:height="1.195cm" svg:x="24.95cm" svg:y="57.45cm">
            <draw:text-box>
              <text:p><text:span text:style-name="T2">iEventPET</text:span></text:p>
            </draw:text-box>
          </draw:frame>
        </draw:g>
        <draw:custom-shape draw:style-name="gr6" draw:text-style-name="P1" draw:layer="layout" svg:width="10cm" svg:height="10cm" svg:x="13.95cm" svg:y="55.05cm">
          <text:p/>
          <draw:enhanced-geometry svg:viewBox="0 0 21600 21600" draw:type="rectangle" draw:enhanced-path="M 0 0 L 21600 0 21600 21600 0 21600 0 0 Z N"/>
        </draw:custom-shape>
        <draw:frame draw:style-name="gr2" draw:text-style-name="P4" draw:layer="layout" svg:width="10cm" svg:height="3.095cm" svg:x="13.95cm" svg:y="57.05cm">
          <draw:text-box>
            <text:p><text:span text:style-name="T4">Inherit from </text:span><text:span text:style-name="T5">vEvent</text:span><text:span text:style-name="T4">.</text:span></text:p>
            <text:p><text:span text:style-name="T4">Store informations about the given event specific to its modality.</text:span></text:p>
          </draw:text-box>
        </draw:frame>
        <draw:custom-shape draw:style-name="gr11" draw:text-style-name="P1" draw:layer="layout" svg:width="10cm" svg:height="2cm" svg:x="13.95cm" svg:y="55.05cm">
          <text:p/>
          <draw:enhanced-geometry svg:viewBox="0 0 21600 21600" draw:type="rectangle" draw:enhanced-path="M 0 0 L 21600 0 21600 21600 0 21600 0 0 Z N"/>
        </draw:custom-shape>
        <draw:frame draw:style-name="gr2" draw:text-style-name="P8" draw:layer="layout" svg:width="10cm" svg:height="1.119cm" svg:x="13.95cm" svg:y="55.45cm">
          <draw:text-box>
            <text:p><text:span text:style-name="T10">iEventSPECT</text:span></text:p>
          </draw:text-box>
        </draw:frame>
        <draw:custom-shape draw:style-name="gr6" draw:text-style-name="P1" draw:layer="layout" svg:width="10cm" svg:height="10cm" svg:x="14.95cm" svg:y="44.05cm">
          <text:p/>
          <draw:enhanced-geometry svg:viewBox="0 0 21600 21600" draw:type="rectangle" draw:enhanced-path="M 0 0 L 21600 0 21600 21600 0 21600 0 0 Z N"/>
        </draw:custom-shape>
        <draw:frame draw:style-name="gr2" draw:text-style-name="P4" draw:layer="layout" svg:width="10cm" svg:height="3.095cm" svg:x="14.95cm" svg:y="46.05cm">
          <draw:text-box>
            <text:p><text:span text:style-name="T4">Inherit from </text:span><text:span text:style-name="T5">vEvent</text:span><text:span text:style-name="T4">.</text:span></text:p>
            <text:p><text:span text:style-name="T4">Store informations about the given event specific to its modality.</text:span></text:p>
          </draw:text-box>
        </draw:frame>
        <draw:custom-shape draw:style-name="gr11" draw:text-style-name="P1" draw:layer="layout" svg:width="10cm" svg:height="2cm" svg:x="14.95cm" svg:y="44.05cm">
          <text:p/>
          <draw:enhanced-geometry svg:viewBox="0 0 21600 21600" draw:type="rectangle" draw:enhanced-path="M 0 0 L 21600 0 21600 21600 0 21600 0 0 Z N"/>
        </draw:custom-shape>
        <draw:frame draw:style-name="gr2" draw:text-style-name="P3" draw:layer="layout" svg:width="10cm" svg:height="1.195cm" svg:x="14.95cm" svg:y="44.45cm">
          <draw:text-box>
            <text:p><text:span text:style-name="T2">iEventTransmission</text:span></text:p>
          </draw:text-box>
        </draw:frame>
        <draw:g>
          <draw:custom-shape draw:style-name="gr6" draw:text-style-name="P1" draw:layer="layout" svg:width="10cm" svg:height="10cm" svg:x="77.4cm" svg:y="61cm">
            <text:p/>
            <draw:enhanced-geometry svg:viewBox="0 0 21600 21600" draw:type="rectangle" draw:enhanced-path="M 0 0 L 21600 0 21600 21600 0 21600 0 0 Z N"/>
          </draw:custom-shape>
          <draw:frame draw:style-name="gr2" draw:text-style-name="P2" draw:layer="layout" svg:width="10cm" svg:height="0.962cm" svg:x="77.4cm" svg:y="63cm">
            <draw:text-box>
              <text:p><text:span text:style-name="T1">Inherit from </text:span><text:span text:style-name="T3">vScanner.</text:span></text:p>
            </draw:text-box>
          </draw:frame>
          <draw:custom-shape draw:style-name="gr7" draw:text-style-name="P1" draw:layer="layout" svg:width="10cm" svg:height="2cm" svg:x="77.4cm" svg:y="61cm">
            <text:p/>
            <draw:enhanced-geometry svg:viewBox="0 0 21600 21600" draw:type="rectangle" draw:enhanced-path="M 0 0 L 21600 0 21600 21600 0 21600 0 0 Z N"/>
          </draw:custom-shape>
          <draw:frame draw:style-name="gr2" draw:text-style-name="P3" draw:layer="layout" svg:width="10cm" svg:height="1.195cm" svg:x="77.4cm" svg:y="61.4cm">
            <draw:text-box>
              <text:p><text:span text:style-name="T2">iScannerPET</text:span></text:p>
            </draw:text-box>
          </draw:frame>
        </draw:g>
        <draw:g>
          <draw:custom-shape draw:style-name="gr1" draw:text-style-name="P1" draw:layer="layout" svg:width="10cm" svg:height="10cm" svg:x="53.95cm" svg:y="38.05cm">
            <text:p/>
            <draw:enhanced-geometry svg:viewBox="0 0 21600 21600" draw:type="rectangle" draw:enhanced-path="M 0 0 L 21600 0 21600 21600 0 21600 0 0 Z N"/>
          </draw:custom-shape>
          <draw:frame draw:style-name="gr2" draw:text-style-name="P2" draw:layer="layout" svg:width="10cm" svg:height="3.095cm" svg:x="53.95cm" svg:y="40.05cm">
            <draw:text-box>
              <text:p><text:span text:style-name="T1">This is the main class for iterative reconstructions, that manages the computation of sensitivity images and the iteration loops.</text:span></text:p>
            </draw:text-box>
          </draw:frame>
          <draw:custom-shape draw:style-name="gr3" draw:text-style-name="P1" draw:layer="layout" svg:width="10cm" svg:height="2cm" svg:x="53.95cm" svg:y="38.05cm">
            <text:p/>
            <draw:enhanced-geometry svg:viewBox="0 0 21600 21600" draw:type="rectangle" draw:enhanced-path="M 0 0 L 21600 0 21600 21600 0 21600 0 0 Z N"/>
          </draw:custom-shape>
          <draw:frame draw:style-name="gr2" draw:text-style-name="P3" draw:layer="layout" svg:width="10cm" svg:height="1.195cm" svg:x="53.95cm" svg:y="38.45cm">
            <draw:text-box>
              <text:p><text:span text:style-name="T2">oIterativeAlgorithm</text:span></text:p>
            </draw:text-box>
          </draw:frame>
        </draw:g>
        <draw:custom-shape draw:style-name="gr6" draw:text-style-name="P1" draw:layer="layout" svg:width="10cm" svg:height="10cm" svg:x="47.35cm" svg:y="67.05cm">
          <text:p/>
          <draw:enhanced-geometry svg:viewBox="0 0 21600 21600" draw:type="rectangle" draw:enhanced-path="M 0 0 L 21600 0 21600 21600 0 21600 0 0 Z N"/>
        </draw:custom-shape>
        <draw:frame draw:style-name="gr2" draw:text-style-name="P4" draw:layer="layout" svg:width="10cm" svg:height="5.228cm" svg:x="47.35cm" svg:y="69.05cm">
          <draw:text-box>
            <text:p><text:span text:style-name="T4">It is a structure that can be used to store a complete system matrix, which is a complete set of </text:span><text:span text:style-name="T5">oProjectionLine</text:span><text:span text:style-name="T4"> pre-computed and organized as a map, with respect to the coordinate system in use (crystal index, view, etc).</text:span></text:p>
          </draw:text-box>
        </draw:frame>
        <draw:custom-shape draw:style-name="gr11" draw:text-style-name="P1" draw:layer="layout" svg:width="10cm" svg:height="2cm" svg:x="47.35cm" svg:y="67.05cm">
          <text:p/>
          <draw:enhanced-geometry svg:viewBox="0 0 21600 21600" draw:type="rectangle" draw:enhanced-path="M 0 0 L 21600 0 21600 21600 0 21600 0 0 Z N"/>
        </draw:custom-shape>
        <draw:frame draw:style-name="gr2" draw:text-style-name="P3" draw:layer="layout" svg:width="10cm" svg:height="1.195cm" svg:x="47.35cm" svg:y="67.45cm">
          <draw:text-box>
            <text:p><text:span text:style-name="T2">oSystemMatrix</text:span></text:p>
          </draw:text-box>
        </draw:frame>
        <draw:g>
          <draw:custom-shape draw:style-name="gr6" draw:text-style-name="P1" draw:layer="layout" svg:width="10cm" svg:height="10cm" svg:x="24.95cm" svg:y="19.05cm">
            <text:p/>
            <draw:enhanced-geometry svg:viewBox="0 0 21600 21600" draw:type="rectangle" draw:enhanced-path="M 0 0 L 21600 0 21600 21600 0 21600 0 0 Z N"/>
          </draw:custom-shape>
          <draw:frame draw:style-name="gr2" draw:text-style-name="P2" draw:layer="layout" svg:width="10cm" svg:height="3.806cm" svg:x="24.95cm" svg:y="21.05cm">
            <draw:text-box>
              <text:p><text:span text:style-name="T1">Inherit from </text:span><text:span text:style-name="T3">vDataFile</text:span><text:span text:style-name="T1">.</text:span></text:p>
              <text:p><text:span text:style-name="T1">This class manage the MPI splitting of the file and specific reading of the data file associated to its modality.</text:span></text:p>
            </draw:text-box>
          </draw:frame>
          <draw:custom-shape draw:style-name="gr7" draw:text-style-name="P1" draw:layer="layout" svg:width="10cm" svg:height="2cm" svg:x="24.95cm" svg:y="19.05cm">
            <text:p/>
            <draw:enhanced-geometry svg:viewBox="0 0 21600 21600" draw:type="rectangle" draw:enhanced-path="M 0 0 L 21600 0 21600 21600 0 21600 0 0 Z N"/>
          </draw:custom-shape>
          <draw:frame draw:style-name="gr2" draw:text-style-name="P3" draw:layer="layout" svg:width="10cm" svg:height="1.195cm" svg:x="24.95cm" svg:y="19.45cm">
            <draw:text-box>
              <text:p><text:span text:style-name="T2">iDataFilePET</text:span></text:p>
            </draw:text-box>
          </draw:frame>
        </draw:g>
        <draw:custom-shape draw:style-name="gr6" draw:text-style-name="P1" draw:layer="layout" svg:width="10cm" svg:height="10cm" svg:x="13.95cm" svg:y="21.05cm">
          <text:p/>
          <draw:enhanced-geometry svg:viewBox="0 0 21600 21600" draw:type="rectangle" draw:enhanced-path="M 0 0 L 21600 0 21600 21600 0 21600 0 0 Z N"/>
        </draw:custom-shape>
        <draw:frame draw:style-name="gr2" draw:text-style-name="P4" draw:layer="layout" svg:width="10cm" svg:height="3.806cm" svg:x="13.95cm" svg:y="23.05cm">
          <draw:text-box>
            <text:p><text:span text:style-name="T4">Inherit from </text:span><text:span text:style-name="T5">vDataFile</text:span><text:span text:style-name="T4">.</text:span></text:p>
            <text:p><text:span text:style-name="T4">This class manage the MPI splitting of the file and specific reading of the data file associated to its modality.</text:span></text:p>
          </draw:text-box>
        </draw:frame>
        <draw:custom-shape draw:style-name="gr11" draw:text-style-name="P1" draw:layer="layout" svg:width="10cm" svg:height="2cm" svg:x="13.95cm" svg:y="21.05cm">
          <text:p/>
          <draw:enhanced-geometry svg:viewBox="0 0 21600 21600" draw:type="rectangle" draw:enhanced-path="M 0 0 L 21600 0 21600 21600 0 21600 0 0 Z N"/>
        </draw:custom-shape>
        <draw:frame draw:style-name="gr2" draw:text-style-name="P3" draw:layer="layout" svg:width="10cm" svg:height="1.195cm" svg:x="13.95cm" svg:y="21.45cm">
          <draw:text-box>
            <text:p><text:span text:style-name="T2">iDataFileSPECT</text:span></text:p>
          </draw:text-box>
        </draw:frame>
        <draw:custom-shape draw:style-name="gr6" draw:text-style-name="P1" draw:layer="layout" svg:width="10cm" svg:height="10cm" svg:x="14.95cm" svg:y="32.05cm">
          <text:p/>
          <draw:enhanced-geometry svg:viewBox="0 0 21600 21600" draw:type="rectangle" draw:enhanced-path="M 0 0 L 21600 0 21600 21600 0 21600 0 0 Z N"/>
        </draw:custom-shape>
        <draw:frame draw:style-name="gr2" draw:text-style-name="P4" draw:layer="layout" svg:width="10cm" svg:height="3.806cm" svg:x="14.95cm" svg:y="34.05cm">
          <draw:text-box>
            <text:p><text:span text:style-name="T4">Inherit from </text:span><text:span text:style-name="T5">vDataFile</text:span><text:span text:style-name="T4">.</text:span></text:p>
            <text:p><text:span text:style-name="T4">This class manage the MPI splitting of the file and specific reading of the data file associated to its modality.</text:span></text:p>
          </draw:text-box>
        </draw:frame>
        <draw:custom-shape draw:style-name="gr11" draw:text-style-name="P1" draw:layer="layout" svg:width="10cm" svg:height="2cm" svg:x="14.95cm" svg:y="32.05cm">
          <text:p/>
          <draw:enhanced-geometry svg:viewBox="0 0 21600 21600" draw:type="rectangle" draw:enhanced-path="M 0 0 L 21600 0 21600 21600 0 21600 0 0 Z N"/>
        </draw:custom-shape>
        <draw:frame draw:style-name="gr2" draw:text-style-name="P3" draw:layer="layout" svg:width="10cm" svg:height="1.195cm" svg:x="14.95cm" svg:y="32.45cm">
          <draw:text-box>
            <text:p><text:span text:style-name="T2">iDataFileTransmission</text:span></text:p>
          </draw:text-box>
        </draw:frame>
        <draw:g>
          <draw:custom-shape draw:style-name="gr6" draw:text-style-name="P1" draw:layer="layout" svg:width="10cm" svg:height="10cm" svg:x="100cm" svg:y="67.4cm">
            <text:p/>
            <draw:enhanced-geometry svg:viewBox="0 0 21600 21600" draw:type="rectangle" draw:enhanced-path="M 0 0 L 21600 0 21600 21600 0 21600 0 0 Z N"/>
          </draw:custom-shape>
          <draw:frame draw:style-name="gr2" draw:text-style-name="P4" draw:layer="layout" svg:width="10cm" svg:height="0.962cm" svg:x="100cm" svg:y="69.738cm">
            <draw:text-box>
              <text:p><text:span text:style-name="T4">Inherit from </text:span><text:span text:style-name="T5">vScanner.</text:span></text:p>
            </draw:text-box>
          </draw:frame>
          <draw:custom-shape draw:style-name="gr11" draw:text-style-name="P1" draw:layer="layout" svg:width="10cm" svg:height="2cm" svg:x="100cm" svg:y="67.4cm">
            <text:p/>
            <draw:enhanced-geometry svg:viewBox="0 0 21600 21600" draw:type="rectangle" draw:enhanced-path="M 0 0 L 21600 0 21600 21600 0 21600 0 0 Z N"/>
          </draw:custom-shape>
          <draw:frame draw:style-name="gr2" draw:text-style-name="P3" draw:layer="layout" svg:width="10cm" svg:height="1.195cm" svg:x="100cm" svg:y="67.8cm">
            <draw:text-box>
              <text:p><text:span text:style-name="T2">iScannerSPECTConv</text:span></text:p>
            </draw:text-box>
          </draw:frame>
        </draw:g>
        <draw:g>
          <draw:custom-shape draw:style-name="gr6" draw:text-style-name="P1" draw:layer="layout" svg:width="10cm" svg:height="10cm" svg:x="89.45cm" svg:y="70.75cm">
            <text:p/>
            <draw:enhanced-geometry svg:viewBox="0 0 21600 21600" draw:type="rectangle" draw:enhanced-path="M 0 0 L 21600 0 21600 21600 0 21600 0 0 Z N"/>
          </draw:custom-shape>
          <draw:frame draw:style-name="gr2" draw:text-style-name="P4" draw:layer="layout" svg:width="10cm" svg:height="0.962cm" svg:x="89.45cm" svg:y="72.75cm">
            <draw:text-box>
              <text:p><text:span text:style-name="T4">Inherit from </text:span><text:span text:style-name="T5">vScanner.</text:span></text:p>
            </draw:text-box>
          </draw:frame>
          <draw:custom-shape draw:style-name="gr11" draw:text-style-name="P1" draw:layer="layout" svg:width="10cm" svg:height="2cm" svg:x="89.45cm" svg:y="70.75cm">
            <text:p/>
            <draw:enhanced-geometry svg:viewBox="0 0 21600 21600" draw:type="rectangle" draw:enhanced-path="M 0 0 L 21600 0 21600 21600 0 21600 0 0 Z N"/>
          </draw:custom-shape>
          <draw:frame draw:style-name="gr2" draw:text-style-name="P3" draw:layer="layout" svg:width="10cm" svg:height="1.195cm" svg:x="89.45cm" svg:y="71.15cm">
            <draw:text-box>
              <text:p><text:span text:style-name="T2">iScannerSPECTPinhole</text:span></text:p>
            </draw:text-box>
          </draw:frame>
        </draw:g>
        <draw:g>
          <draw:custom-shape draw:style-name="gr6" draw:text-style-name="P1" draw:layer="layout" svg:width="10cm" svg:height="10cm" svg:x="43.35cm" svg:y="55.05cm">
            <text:p/>
            <draw:enhanced-geometry svg:viewBox="0 0 21600 21600" draw:type="rectangle" draw:enhanced-path="M 0 0 L 21600 0 21600 21600 0 21600 0 0 Z N"/>
          </draw:custom-shape>
          <draw:frame draw:style-name="gr2" draw:text-style-name="P2" draw:layer="layout" svg:width="10cm" svg:height="5.228cm" svg:x="43.35cm" svg:y="57.05cm">
            <draw:text-box>
              <text:p><text:span text:style-name="T1">It is a simple structure that contains the voxel contributions for a given line of projection. There is an additional dimension which manages the case of compression or multiple pinhole, etc.</text:span></text:p>
            </draw:text-box>
          </draw:frame>
          <draw:custom-shape draw:style-name="gr7" draw:text-style-name="P1" draw:layer="layout" svg:width="10cm" svg:height="2cm" svg:x="43.35cm" svg:y="55.05cm">
            <text:p/>
            <draw:enhanced-geometry svg:viewBox="0 0 21600 21600" draw:type="rectangle" draw:enhanced-path="M 0 0 L 21600 0 21600 21600 0 21600 0 0 Z N"/>
          </draw:custom-shape>
          <draw:frame draw:style-name="gr2" draw:text-style-name="P3" draw:layer="layout" svg:width="10cm" svg:height="1.195cm" svg:x="43.35cm" svg:y="55.45cm">
            <draw:text-box>
              <text:p><text:span text:style-name="T2">oProjectionLine</text:span></text:p>
            </draw:text-box>
          </draw:frame>
        </draw:g>
        <draw:g>
          <draw:custom-shape draw:style-name="gr6" draw:text-style-name="P1" draw:layer="layout" svg:width="10cm" svg:height="10cm" svg:x="36.95cm" svg:y="20.05cm">
            <text:p/>
            <draw:enhanced-geometry svg:viewBox="0 0 21600 21600" draw:type="rectangle" draw:enhanced-path="M 0 0 L 21600 0 21600 21600 0 21600 0 0 Z N"/>
          </draw:custom-shape>
          <draw:frame draw:style-name="gr2" draw:text-style-name="P4" draw:layer="layout" svg:width="10cm" svg:height="5.939cm" svg:x="36.95cm" svg:y="22.05cm">
            <draw:text-box>
              <text:p><text:span text:style-name="T4">Use to convolve images. Several types of kernel can be defined. Also contains several optimized function to convolve multiple images at once given a </text:span><text:span text:style-name="T5">oImageSpace</text:span><text:span text:style-name="T4"> object (used for image-based PSF modeling for example).</text:span></text:p>
            </draw:text-box>
          </draw:frame>
          <draw:custom-shape draw:style-name="gr11" draw:text-style-name="P1" draw:layer="layout" svg:width="10cm" svg:height="2cm" svg:x="36.95cm" svg:y="20.05cm">
            <text:p/>
            <draw:enhanced-geometry svg:viewBox="0 0 21600 21600" draw:type="rectangle" draw:enhanced-path="M 0 0 L 21600 0 21600 21600 0 21600 0 0 Z N"/>
          </draw:custom-shape>
          <draw:frame draw:style-name="gr2" draw:text-style-name="P3" draw:layer="layout" svg:width="10cm" svg:height="1.195cm" svg:x="36.95cm" svg:y="20.45cm">
            <draw:text-box>
              <text:p><text:span text:style-name="T2">oConvolver</text:span></text:p>
            </draw:text-box>
          </draw:frame>
        </draw:g>
        <draw:g>
          <draw:custom-shape draw:style-name="gr13" draw:text-style-name="P1" draw:layer="layout" svg:width="10cm" svg:height="10cm" svg:x="72.1cm" svg:y="42.7cm">
            <text:p/>
            <draw:enhanced-geometry svg:viewBox="0 0 21600 21600" draw:type="rectangle" draw:enhanced-path="M 0 0 L 21600 0 21600 21600 0 21600 0 0 Z N"/>
          </draw:custom-shape>
          <draw:frame draw:style-name="gr14" draw:text-style-name="P4" draw:layer="layout" svg:width="10cm" svg:height="2.384cm" svg:x="72.1cm" svg:y="44.7cm">
            <draw:text-box>
              <text:p><text:span text:style-name="T4">Manage the optimization part of the algorithm by using a </text:span><text:span text:style-name="T5">vOptimizer</text:span><text:span text:style-name="T4"> and a </text:span><text:span text:style-name="T5">vPenalty</text:span><text:span text:style-name="T4">.</text:span></text:p>
            </draw:text-box>
          </draw:frame>
          <draw:custom-shape draw:style-name="gr15" draw:text-style-name="P1" draw:layer="layout" svg:width="10cm" svg:height="2cm" svg:x="72.1cm" svg:y="42.7cm">
            <text:p/>
            <draw:enhanced-geometry svg:viewBox="0 0 21600 21600" draw:type="rectangle" draw:enhanced-path="M 0 0 L 21600 0 21600 21600 0 21600 0 0 Z N"/>
          </draw:custom-shape>
          <draw:frame draw:style-name="gr14" draw:text-style-name="P3" draw:layer="layout" svg:width="10cm" svg:height="1.195cm" svg:x="72.1cm" svg:y="43.1cm">
            <draw:text-box>
              <text:p><text:span text:style-name="T2">oOptimizerManager</text:span></text:p>
            </draw:text-box>
          </draw:frame>
        </draw:g>
        <draw:path draw:style-name="gr39" draw:text-style-name="P5" draw:layer="layout" svg:width="5.999cm" svg:height="4.999cm" draw:transform="rotate (-3.14159265358979) translate (36.95cm 34.05cm)" svg:viewBox="0 0 6000 5000" svg:d="m0 0c6000 0 6000 5000 6000 5000">
          <text:p/>
        </draw:path>
        <draw:path draw:style-name="gr40" draw:text-style-name="P5" draw:layer="layout" svg:width="12.999cm" svg:height="4.999cm" draw:transform="rotate (-3.14159265358979) translate (36.95cm 35.05cm)" svg:viewBox="0 0 13000 5000" svg:d="m0 0c8000 0 13000 5000 13000 5000">
          <text:p/>
        </draw:path>
        <draw:path draw:style-name="gr40" draw:text-style-name="P5" draw:layer="layout" svg:width="11.99cm" svg:height="2.316cm" draw:transform="skewX (-0.0219911485751285) rotate (3.11384191848308) translate (36.9366532296349cm 38.382723853556cm)" svg:viewBox="0 0 11991 2317" svg:d="m0 2317c8003-2 11991-2317 11991-2317">
          <text:p/>
        </draw:path>
        <draw:path draw:style-name="gr35" draw:text-style-name="P5" draw:layer="layout" svg:width="5.999cm" svg:height="4.999cm" draw:transform="rotate (-3.14159265358979) translate (36.95cm 57.05cm)" svg:viewBox="0 0 6000 5000" svg:d="m0 5000c6000 0 6000-5000 6000-5000">
          <text:p/>
        </draw:path>
        <draw:path draw:style-name="gr40" draw:text-style-name="P5" draw:layer="layout" svg:width="12.999cm" svg:height="4.999cm" draw:transform="rotate (-3.14159265358979) translate (36.95cm 56.05cm)" svg:viewBox="0 0 13000 5000" svg:d="m0 5000c8000 0 13000-5000 13000-5000">
          <text:p/>
        </draw:path>
        <draw:path draw:style-name="gr40" draw:text-style-name="P5" draw:layer="layout" svg:width="11.999cm" svg:height="1.999cm" draw:transform="rotate (-3.14159265358979) translate (36.95cm 50.05cm)" svg:viewBox="0 0 12000 2000" svg:d="m0 0c10000 0 12000 2000 12000 2000">
          <text:p/>
        </draw:path>
        <draw:path draw:style-name="gr41" draw:text-style-name="P5" draw:layer="layout" svg:width="7.999cm" svg:height="2.999cm" svg:x="46.95cm" svg:y="35.05cm" svg:viewBox="0 0 8000 3000" svg:d="m0 0c6650 650 8000 3000 8000 3000">
          <text:p/>
        </draw:path>
        <draw:path draw:style-name="gr17" draw:text-style-name="P5" draw:layer="layout" svg:width="5.599cm" svg:height="9.949cm" svg:x="46.95cm" svg:y="36.1cm" svg:viewBox="0 0 5600 9950" svg:d="m0 9950c4000 0 5150-9950 5600-9950">
          <text:p/>
        </draw:path>
        <draw:path draw:style-name="gr29" draw:text-style-name="P5" draw:layer="layout" svg:width="3.737cm" svg:height="4.719cm" draw:transform="rotate (2.49808975837948) translate (36.9499999999924cm 46.0500000000102cm)" svg:viewBox="0 0 3738 4720" svg:d="m0 0c5000 0 3540 4720 3540 4720">
          <text:p/>
        </draw:path>
        <draw:path draw:style-name="gr18" draw:text-style-name="P5" draw:layer="layout" svg:width="2.125cm" svg:height="3.349cm" draw:transform="skewX (-0.394095345100319) rotate (0.805120383944984) translate (52.3499999182064cm 55.0011544974337cm)" svg:viewBox="0 0 2126 3350" svg:d="m0 0c3320-1 1760 3350 1760 3350">
          <text:p/>
        </draw:path>
        <draw:path draw:style-name="gr19" draw:text-style-name="P5" draw:layer="layout" svg:width="2.999cm" svg:height="4.099cm" draw:transform="rotate (-3.14159265358979) translate (47.35cm 69.05cm)" svg:viewBox="0 0 3000 4100" svg:d="m0 0c3000 0 3000 4100 3000 4100">
          <text:p/>
        </draw:path>
        <draw:path draw:style-name="gr19" draw:text-style-name="P5" draw:layer="layout" svg:width="3.999cm" svg:height="1.299cm" draw:transform="rotate (-1.5707963267949) translate (58.8cm 65.05cm)" svg:viewBox="0 0 4000 1300" svg:d="m0 0c4000 0 4000 1300 4000 1300">
          <text:p/>
        </draw:path>
        <draw:g>
          <draw:custom-shape draw:style-name="gr6" draw:text-style-name="P1" draw:layer="layout" svg:width="21cm" svg:height="10cm" svg:x="14cm" svg:y="6.05cm">
            <text:p/>
            <draw:enhanced-geometry svg:viewBox="0 0 21600 21600" draw:mirror-horizontal="false" draw:mirror-vertical="false" draw:type="rectangle" draw:enhanced-path="M 0 0 L 21600 0 21600 21600 0 21600 0 0 Z N"/>
          </draw:custom-shape>
          <draw:frame draw:style-name="gr20" draw:text-style-name="P2" draw:layer="layout" svg:width="8cm" svg:height="8cm" svg:x="14.15cm" svg:y="8.05cm">
            <draw:text-box>
              <text:p><text:span text:style-name="T7">Prefixes for class name</text:span><text:span text:style-name="T8">:</text:span></text:p>
              <text:p><text:span text:style-name="T1"><text:s/></text:span><text:span text:style-name="T1">- </text:span><text:span text:style-name="T3">s</text:span><text:span text:style-name="T1"> for a singleton class</text:span></text:p>
              <text:p><text:span text:style-name="T1"><text:s/></text:span><text:span text:style-name="T1">- </text:span><text:span text:style-name="T3">v</text:span><text:span text:style-name="T1"> for a virtual class</text:span></text:p>
              <text:p><text:span text:style-name="T1"><text:s/></text:span><text:span text:style-name="T1">- </text:span><text:span text:style-name="T3">i</text:span><text:span text:style-name="T1"> for a inherited class</text:span></text:p>
              <text:p><text:span text:style-name="T1"><text:s/></text:span><text:span text:style-name="T1">- </text:span><text:span text:style-name="T3">o</text:span><text:span text:style-name="T1"> for a standard class</text:span></text:p>
              <text:p><text:span text:style-name="T1"/></text:p>
            </draw:text-box>
          </draw:frame>
          <draw:custom-shape draw:style-name="gr7" draw:text-style-name="P1" draw:layer="layout" svg:width="21cm" svg:height="2cm" svg:x="14cm" svg:y="6.05cm">
            <text:p/>
            <draw:enhanced-geometry svg:viewBox="0 0 21600 21600" draw:mirror-horizontal="false" draw:mirror-vertical="false" draw:type="rectangle" draw:enhanced-path="M 0 0 L 21600 0 21600 21600 0 21600 0 0 Z N"/>
          </draw:custom-shape>
          <draw:frame draw:style-name="gr2" draw:text-style-name="P3" draw:layer="layout" svg:width="20.95cm" svg:height="1.195cm" svg:x="14.1cm" svg:y="6.45cm">
            <draw:text-box>
              <text:p text:style-name="P1"><text:span text:style-name="T2">Legend</text:span></text:p>
            </draw:text-box>
          </draw:frame>
          <draw:frame draw:style-name="gr20" draw:text-style-name="P2" draw:layer="layout" svg:width="12.75cm" svg:height="8.072cm" svg:x="22.25cm" svg:y="8.05cm">
            <draw:text-box>
              <text:p><text:span text:style-name="T7">Diagram links</text:span><text:span text:style-name="T1">:</text:span></text:p>
              <text:p><text:span text:style-name="T1">A</text:span><text:span text:style-name="T1"><text:tab/></text:span><text:span text:style-name="T1"><text:tab/></text:span><text:span text:style-name="T1"><text:tab/></text:span><text:span text:style-name="T1">B : B inherits from A</text:span></text:p>
              <text:p><text:span text:style-name="T1">A</text:span><text:span text:style-name="T1"><text:tab/></text:span><text:span text:style-name="T1"><text:tab/></text:span><text:span text:style-name="T1"><text:tab/></text:span><text:span text:style-name="T1">B : B instances and uses A</text:span></text:p>
              <text:p><text:span text:style-name="T1">A</text:span><text:span text:style-name="T1"><text:tab/></text:span><text:span text:style-name="T1"><text:tab/></text:span><text:span text:style-name="T1"><text:tab/></text:span><text:span text:style-name="T1">B : B uses A</text:span></text:p>
              <text:p><text:span text:style-name="T1"><text:s text:c="10"/></text:span><text:span text:style-name="T1">A <text:s text:c="11"/>: Main() instances A</text:span></text:p>
              <text:p><text:span text:style-name="T1">A</text:span><text:span text:style-name="T1"><text:tab/></text:span><text:span text:style-name="T1"><text:tab/></text:span><text:span text:style-name="T1"><text:tab/></text:span><text:span text:style-name="T1">B : B uses A through C as a</text:span></text:p>
              <text:p><text:span text:style-name="T1"><text:tab/></text:span><text:span text:style-name="T1"><text:tab/></text:span><text:span text:style-name="T1"><text:tab/></text:span><text:span text:style-name="T1"> <text:s text:c="4"/></text:span><text:span text:style-name="T1">parameter</text:span></text:p>
              <text:p><text:span text:style-name="T1"><text:s text:c="5"/></text:span><text:span text:style-name="T1">C</text:span></text:p>
              <text:p><text:span text:style-name="T1">A</text:span><text:span text:style-name="T1"><text:tab/></text:span><text:span text:style-name="T1"><text:tab/></text:span><text:span text:style-name="T1"><text:tab/></text:span><text:span text:style-name="T1">B : B uses A through C as a</text:span></text:p>
              <text:p><text:span text:style-name="T1"><text:tab/></text:span><text:span text:style-name="T1"><text:tab/></text:span><text:span text:style-name="T1"><text:tab/></text:span><text:span text:style-name="T1"> <text:s text:c="4"/></text:span><text:span text:style-name="T1">result</text:span></text:p>
              <text:p><text:span text:style-name="T1"><text:s text:c="5"/></text:span><text:span text:style-name="T1">C</text:span></text:p>
            </draw:text-box>
          </draw:frame>
          <draw:line draw:style-name="gr21" draw:text-style-name="P5" draw:layer="layout" svg:x1="23.15cm" svg:y1="9.15cm" svg:x2="25.85cm" svg:y2="9.15cm">
            <text:p/>
          </draw:line>
          <draw:line draw:style-name="gr22" draw:text-style-name="P5" draw:layer="layout" svg:x1="23.149cm" svg:y1="9.9cm" svg:x2="25.849cm" svg:y2="9.9cm">
            <text:p/>
          </draw:line>
          <draw:line draw:style-name="gr22" draw:text-style-name="P5" draw:layer="layout" svg:x1="23.148cm" svg:y1="12cm" svg:x2="25.848cm" svg:y2="12cm">
            <text:p/>
          </draw:line>
          <draw:line draw:style-name="gr23" draw:text-style-name="P5" draw:layer="layout" svg:x1="23.85cm" svg:y1="13.05cm" svg:x2="24.65cm" svg:y2="12cm">
            <text:p/>
          </draw:line>
          <draw:line draw:style-name="gr22" draw:text-style-name="P5" draw:layer="layout" svg:x1="23.147cm" svg:y1="14.2cm" svg:x2="25.847cm" svg:y2="14.2cm">
            <text:p/>
          </draw:line>
          <draw:line draw:style-name="gr17" draw:text-style-name="P5" draw:layer="layout" svg:x1="23.849cm" svg:y1="15.249cm" svg:x2="24.649cm" svg:y2="14.199cm">
            <text:p/>
          </draw:line>
          <draw:line draw:style-name="gr24" draw:text-style-name="P5" draw:layer="layout" svg:x1="23.148cm" svg:y1="10.6cm" svg:x2="25.848cm" svg:y2="10.6cm">
            <text:p/>
          </draw:line>
          <draw:custom-shape draw:style-name="gr25" draw:text-style-name="P5" draw:layer="layout" svg:width="0.8cm" svg:height="0.8cm" svg:x="24.05cm" svg:y="10.9cm">
            <text:p/>
            <draw:enhanced-geometry svg:viewBox="0 0 21600 21600" draw:mirror-horizontal="false" draw:mirror-vertical="false" draw:type="rectangle" draw:enhanced-path="M 0 0 L 21600 0 21600 21600 0 21600 0 0 Z N"/>
          </draw:custom-shape>
        </draw:g>
        <draw:custom-shape draw:style-name="gr1" draw:text-style-name="P1" draw:layer="layout" svg:width="10cm" svg:height="10cm" svg:x="85.95cm" svg:y="6.05cm">
          <text:p/>
          <draw:enhanced-geometry svg:viewBox="0 0 21600 21600" draw:type="rectangle" draw:enhanced-path="M 0 0 L 21600 0 21600 21600 0 21600 0 0 Z N"/>
        </draw:custom-shape>
        <draw:frame draw:style-name="gr2" draw:text-style-name="P4" draw:layer="layout" svg:width="10cm" svg:height="2.384cm" svg:x="85.95cm" svg:y="8.05cm">
          <draw:text-box>
            <text:p><text:span text:style-name="T4">Manage RAM usage and needs (only informative).</text:span></text:p>
            <text:p><text:span text:style-name="T4">Singleton class.</text:span></text:p>
          </draw:text-box>
        </draw:frame>
        <draw:custom-shape draw:style-name="gr26" draw:text-style-name="P1" draw:layer="layout" svg:width="10cm" svg:height="2cm" svg:x="85.95cm" svg:y="6.05cm">
          <text:p/>
          <draw:enhanced-geometry svg:viewBox="0 0 21600 21600" draw:type="rectangle" draw:enhanced-path="M 0 0 L 21600 0 21600 21600 0 21600 0 0 Z N"/>
        </draw:custom-shape>
        <draw:frame draw:style-name="gr2" draw:text-style-name="P3" draw:layer="layout" svg:width="10cm" svg:height="1.195cm" svg:x="85.95cm" svg:y="6.45cm">
          <draw:text-box>
            <text:p><text:span text:style-name="T2">sRAMManager</text:span></text:p>
          </draw:text-box>
        </draw:frame>
        <draw:g>
          <draw:custom-shape draw:style-name="gr1" draw:text-style-name="P1" draw:layer="layout" svg:width="10cm" svg:height="10cm" svg:x="98cm" svg:y="6.1cm">
            <text:p/>
            <draw:enhanced-geometry svg:viewBox="0 0 21600 21600" draw:type="rectangle" draw:enhanced-path="M 0 0 L 21600 0 21600 21600 0 21600 0 0 Z N"/>
          </draw:custom-shape>
          <draw:frame draw:style-name="gr2" draw:text-style-name="P2" draw:layer="layout" svg:width="10cm" svg:height="3.806cm" svg:x="98cm" svg:y="8.1cm">
            <draw:text-box>
              <text:p><text:span text:style-name="T1">Manage the automatic detection of predefined scanners, and detection of the one associated to input files.</text:span></text:p>
              <text:p><text:span text:style-name="T1">Singleton class.</text:span></text:p>
            </draw:text-box>
          </draw:frame>
          <draw:custom-shape draw:style-name="gr3" draw:text-style-name="P1" draw:layer="layout" svg:width="10cm" svg:height="2cm" svg:x="98cm" svg:y="6.1cm">
            <text:p/>
            <draw:enhanced-geometry svg:viewBox="0 0 21600 21600" draw:type="rectangle" draw:enhanced-path="M 0 0 L 21600 0 21600 21600 0 21600 0 0 Z N"/>
          </draw:custom-shape>
          <draw:frame draw:style-name="gr2" draw:text-style-name="P3" draw:layer="layout" svg:width="10cm" svg:height="1.195cm" svg:x="98cm" svg:y="6.5cm">
            <draw:text-box>
              <text:p><text:span text:style-name="T2">sScannerManager</text:span></text:p>
            </draw:text-box>
          </draw:frame>
        </draw:g>
        <draw:path draw:style-name="gr40" draw:text-style-name="P5" draw:layer="layout" svg:width="0.834cm" svg:height="4.255cm" draw:transform="rotate (-2.2455406156159) translate (79.9218155877733cm 60.3477349901757cm)" svg:viewBox="0 0 835 4256" svg:d="m398 4256c-1103-1999 437-4256 437-4256">
          <text:p/>
        </draw:path>
        <draw:path draw:style-name="gr40" draw:text-style-name="P5" draw:layer="layout" svg:width="22.712cm" svg:height="6.62cm" draw:transform="skewX (0.437728576400178) rotate (-0.484677933278826) translate (77.929491571204cm 55.7532717098722cm)" svg:viewBox="0 0 22713 6621" svg:d="m0 1795c13570-5958 22713 4826 22713 4826">
          <text:p/>
        </draw:path>
        <draw:path draw:style-name="gr28" draw:text-style-name="P5" draw:layer="layout" svg:width="4.949cm" svg:height="1.177cm" draw:transform="rotate (-3.14159265358979) translate (72.9cm 54.95cm)" svg:viewBox="0 0 4950 1178" svg:d="m0 0c2700 2650 4950 0 4950 0">
          <text:p/>
        </draw:path>
        <draw:path draw:style-name="gr17" draw:text-style-name="P5" draw:layer="layout" svg:width="9.126cm" svg:height="2.806cm" draw:transform="skewX (-0.371580597749593) rotate (0.506145483078355) translate (48.95cm 55.05cm)" svg:viewBox="0 0 9127 2807" svg:d="m0 0c5157 0 9127 2807 9127 2807">
          <text:p/>
        </draw:path>
        <draw:path draw:style-name="gr23" draw:text-style-name="P5" draw:layer="layout" svg:width="8.956cm" svg:height="4.963cm" draw:transform="skewX (0.230383461263251) rotate (-0.406138116939081) translate (49.9804517230026cm 47.4000916952361cm)" svg:viewBox="0 0 8957 4964" svg:d="m0 4964c5415-2563 8977-5178 8957-4950">
          <text:p/>
        </draw:path>
        <draw:g>
          <draw:custom-shape draw:style-name="gr1" draw:text-style-name="P1" draw:layer="layout" svg:width="10cm" svg:height="10cm" svg:x="71.8cm" svg:y="31.6cm">
            <text:p/>
            <draw:enhanced-geometry svg:viewBox="0 0 21600 21600" draw:type="rectangle" draw:enhanced-path="M 0 0 L 21600 0 21600 21600 0 21600 0 0 Z N"/>
          </draw:custom-shape>
          <draw:frame draw:style-name="gr2" draw:text-style-name="P2" draw:layer="layout" svg:width="10cm" svg:height="1.673cm" svg:x="71.8cm" svg:y="33.6cm">
            <draw:text-box>
              <text:p><text:span text:style-name="T1">Store the image domain dimensions and position.</text:span></text:p>
            </draw:text-box>
          </draw:frame>
          <draw:custom-shape draw:style-name="gr3" draw:text-style-name="P1" draw:layer="layout" svg:width="10cm" svg:height="2cm" svg:x="71.8cm" svg:y="31.6cm">
            <text:p/>
            <draw:enhanced-geometry svg:viewBox="0 0 21600 21600" draw:type="rectangle" draw:enhanced-path="M 0 0 L 21600 0 21600 21600 0 21600 0 0 Z N"/>
          </draw:custom-shape>
          <draw:frame draw:style-name="gr2" draw:text-style-name="P3" draw:layer="layout" svg:width="10cm" svg:height="1.195cm" svg:x="71.8cm" svg:y="32cm">
            <draw:text-box>
              <text:p><text:span text:style-name="T2">oImageDimensions</text:span></text:p>
            </draw:text-box>
          </draw:frame>
        </draw:g>
        <draw:path draw:style-name="gr27" draw:text-style-name="P5" draw:layer="layout" svg:width="13.271cm" svg:height="10.261cm" draw:transform="rotate (0.66165431943105) translate (61.0948633895741cm 46.8536110350991cm)" svg:viewBox="0 0 13272 10262" svg:d="m0 10262c7693-8902 7781-9340 9053-9997s4219 116 4219 116">
          <text:p/>
        </draw:path>
        <draw:path draw:style-name="gr28" draw:text-style-name="P5" draw:layer="layout" svg:width="5.092cm" svg:height="1.334cm" draw:transform="rotate (-1.30236468783817) translate (82.0360746924603cm 38.2350628452708cm)" svg:viewBox="0 0 5093 1335" svg:d="m0 245c3782-930 5093 1090 5093 1090">
          <text:p/>
        </draw:path>
        <draw:path draw:style-name="gr28" draw:text-style-name="P5" draw:layer="layout" svg:width="37.787cm" svg:height="13.745cm" draw:transform="rotate (2.75186063161946) translate (81.9006717151404cm 34.8057599887018cm)" svg:viewBox="0 0 37788 13746" svg:d="m705 1452c-6777 28507 37540-1500 37079-1452">
          <text:p/>
        </draw:path>
        <draw:path draw:style-name="gr28" draw:text-style-name="P5" draw:layer="layout" svg:width="5.85cm" svg:height="1.615cm" draw:transform="rotate (2.76599779856061) translate (71.8cm 34.8cm)" svg:viewBox="0 0 5851 1616" svg:d="m0 0c4945 0 5851 1616 5851 1616">
          <text:p/>
        </draw:path>
        <draw:path draw:style-name="gr29" draw:text-style-name="P5" draw:layer="layout" svg:width="8.267cm" svg:height="9.779cm" draw:transform="rotate (-1.54374372338899) translate (56.726368099692cm 29.7854592537705cm)" svg:viewBox="0 0 8268 9780" svg:d="m0 9780c3326-2761 8268-9780 8268-9780">
          <text:p/>
        </draw:path>
        <draw:path draw:style-name="gr29" draw:text-style-name="P5" draw:layer="layout" svg:width="6.899cm" svg:height="1.999cm" draw:transform="rotate (-1.5707963267949) translate (62.95cm 31.15cm)" svg:viewBox="0 0 6900 2000" svg:d="m0 0c3700 0 6900 2000 6900 2000">
          <text:p/>
        </draw:path>
        <draw:path draw:style-name="gr28" draw:text-style-name="P5" draw:layer="layout" svg:width="9.514cm" svg:height="0.574cm" draw:transform="rotate (-2.54818070791172) translate (72.1216836375993cm 36.2769156053139cm)" svg:viewBox="0 0 9515 575" svg:d="m0 575c5054-1054 9515-337 9515-337">
          <text:p/>
        </draw:path>
        <draw:path draw:style-name="gr28" draw:text-style-name="P5" draw:layer="layout" svg:width="3.95cm" svg:height="6.252cm" draw:transform="skewX (-0.216071761396898) rotate (-2.39930412271661) translate (72.1cm 47.5cm)" svg:viewBox="0 0 3951 6253" svg:d="m0 0c63 2451 3951 6253 3951 6253">
          <text:p/>
        </draw:path>
        <draw:path draw:style-name="gr23" draw:text-style-name="P5" draw:layer="layout" svg:width="20.191cm" svg:height="5.898cm" draw:transform="rotate (0.547509786350621) translate (47.5999999849522cm 55.0499999753187cm)" svg:viewBox="0 0 20192 5899" svg:d="m0 0c9604-1 15311 6583 17169 5841s3023-3613 3023-3613">
          <text:p/>
        </draw:path>
        <draw:path draw:style-name="gr23" draw:text-style-name="P5" draw:layer="layout" svg:width="18.607cm" svg:height="3.342cm" draw:transform="rotate (0.0422369678982628) translate (46.8088319778883cm 47.2267018431192cm)" svg:viewBox="0 0 18608 3343" svg:d="m0 3343c17015 2 17892-612 18608-3343">
          <text:p/>
        </draw:path>
        <draw:path draw:style-name="gr28" draw:text-style-name="P5" draw:layer="layout" svg:width="7.44cm" svg:height="2.869cm" draw:transform="rotate (2.46423037089079) translate (61.85cm 54.95cm)" svg:viewBox="0 0 7441 2870" svg:d="m0 0c5903 0 7441 2870 7441 2870">
          <text:p/>
        </draw:path>
        <draw:frame draw:style-name="gr2" draw:text-style-name="P6" draw:layer="layout" svg:width="40.6cm" svg:height="2.143cm" svg:x="39.15cm" svg:y="2.7cm">
          <draw:text-box>
            <text:p text:style-name="P1"><text:span text:style-name="T9">Class diagram for iterative algorithms</text:span></text:p>
          </draw:text-box>
        </draw:frame>
        <draw:path draw:style-name="gr40" draw:text-style-name="P5" draw:layer="layout" svg:width="23.649cm" svg:height="11.799cm" svg:x="76.35cm" svg:y="56cm" svg:viewBox="0 0 23650 11800" svg:d="m0 0c17250 3800 23650 11800 23650 11800">
          <text:p/>
        </draw:path>
        <draw:path draw:style-name="gr23" draw:text-style-name="P5" draw:layer="layout" svg:width="15.29cm" svg:height="1.949cm" draw:transform="rotate (-1.5707963267949) translate (66.95cm 31.15cm)" svg:viewBox="0 0 15291 1950" svg:d="m0 1950c6900-1200 15291-1950 15291-1950">
          <text:p/>
        </draw:path>
        <draw:path draw:style-name="gr23" draw:text-style-name="P5" draw:layer="layout" svg:width="5.154cm" svg:height="6.57cm" draw:transform="rotate (-1.5707963267949) translate (60.95cm 31.15cm)" svg:viewBox="0 0 5155 6571" svg:d="m0 0c3850 0 5250 7000 5150 6550">
          <text:p/>
        </draw:path>
        <draw:g>
          <draw:custom-shape draw:style-name="gr6" draw:text-style-name="P1" draw:layer="layout" svg:width="10cm" svg:height="10cm" svg:x="100.1cm" svg:y="56.4cm">
            <text:p/>
            <draw:enhanced-geometry svg:viewBox="0 0 21600 21600" draw:type="rectangle" draw:enhanced-path="M 0 0 L 21600 0 21600 21600 0 21600 0 0 Z N"/>
          </draw:custom-shape>
          <draw:frame draw:style-name="gr2" draw:text-style-name="P2" draw:layer="layout" svg:width="10cm" svg:height="0.962cm" svg:x="100.1cm" svg:y="58.4cm">
            <draw:text-box>
              <text:p><text:span text:style-name="T1">Inherit from </text:span><text:span text:style-name="T3">vScanner.</text:span></text:p>
            </draw:text-box>
          </draw:frame>
          <draw:custom-shape draw:style-name="gr11" draw:text-style-name="P1" draw:layer="layout" svg:width="10cm" svg:height="2cm" svg:x="100.1cm" svg:y="56.4cm">
            <text:p/>
            <draw:enhanced-geometry svg:viewBox="0 0 21600 21600" draw:type="rectangle" draw:enhanced-path="M 0 0 L 21600 0 21600 21600 0 21600 0 0 Z N"/>
          </draw:custom-shape>
          <draw:frame draw:style-name="gr2" draw:text-style-name="P3" draw:layer="layout" svg:width="10cm" svg:height="1.195cm" svg:x="100.1cm" svg:y="56.8cm">
            <draw:text-box>
              <text:p><text:span text:style-name="T2">iScannerSinogram</text:span></text:p>
            </draw:text-box>
          </draw:frame>
        </draw:g>
        <draw:path draw:style-name="gr40" draw:text-style-name="P5" draw:layer="layout" svg:width="23.649cm" svg:height="7.049cm" draw:transform="rotate (-3.14159265358979) translate (100cm 62.4cm)" svg:viewBox="0 0 23650 7050" svg:d="m23650 7050c-4108 0-23650-7050-23650-7050">
          <text:p/>
        </draw:path>
        <draw:path draw:style-name="gr19" draw:text-style-name="P5" draw:layer="layout" svg:width="3.999cm" svg:height="1.299cm" draw:transform="rotate (1.5707963267949) translate (60.399cm 69.049cm)" svg:viewBox="0 0 4000 1300" svg:d="m4000 0c-4000 0-4000 1300-4000 1300">
          <text:p/>
        </draw:path>
        <draw:g>
          <draw:custom-shape draw:style-name="gr6" draw:text-style-name="P1" draw:layer="layout" svg:width="10cm" svg:height="10cm" svg:x="61.7cm" svg:y="67cm">
            <text:p/>
            <draw:enhanced-geometry svg:viewBox="0 0 21600 21600" draw:type="rectangle" draw:enhanced-path="M 0 0 L 21600 0 21600 21600 0 21600 0 0 Z N"/>
          </draw:custom-shape>
          <draw:frame draw:style-name="gr2" draw:text-style-name="P2" draw:layer="layout" svg:width="10cm" svg:height="6.65cm" svg:x="61.7cm" svg:y="69cm">
            <draw:text-box>
              <text:p>Virtual mother class to represent any kind of projector. It uses some pure virtual mandatory functions to fill a <text:span text:style-name="T3">oProjectionLine</text:span>.</text:p>
              <text:p>Includes a function to get an estimation of the maximum number of contributing voxels to a projection line.</text:p>
            </draw:text-box>
          </draw:frame>
          <draw:custom-shape draw:style-name="gr7" draw:text-style-name="P1" draw:layer="layout" svg:width="10cm" svg:height="2cm" svg:x="61.7cm" svg:y="67cm">
            <text:p/>
            <draw:enhanced-geometry svg:viewBox="0 0 21600 21600" draw:type="rectangle" draw:enhanced-path="M 0 0 L 21600 0 21600 21600 0 21600 0 0 Z N"/>
          </draw:custom-shape>
          <draw:frame draw:style-name="gr2" draw:text-style-name="P3" draw:layer="layout" svg:width="10cm" svg:height="1.195cm" svg:x="61.7cm" svg:y="67.4cm">
            <draw:text-box>
              <text:p><text:span text:style-name="T2">vProjector</text:span></text:p>
            </draw:text-box>
          </draw:frame>
        </draw:g>
        <draw:path draw:style-name="gr40" draw:text-style-name="P5" draw:layer="layout" svg:width="4.269cm" svg:height="0.762cm" draw:transform="skewX (0.437728576400178) rotate (-0.484677933278826) translate (71.8cm 72.9cm)" svg:viewBox="0 0 4270 763" svg:d="m0 0c3422 1508 4270 316 4270 316">
          <text:p/>
        </draw:path>
        <draw:g>
          <draw:custom-shape draw:style-name="gr6" draw:text-style-name="P1" draw:layer="layout" svg:width="10cm" svg:height="10cm" svg:x="75.4cm" svg:y="72cm">
            <text:p/>
            <draw:enhanced-geometry svg:viewBox="0 0 21600 21600" draw:type="rectangle" draw:enhanced-path="M 0 0 L 21600 0 21600 21600 0 21600 0 0 Z N"/>
          </draw:custom-shape>
          <draw:frame draw:style-name="gr2" draw:text-style-name="P2" draw:layer="layout" svg:width="10cm" svg:height="1.673cm" svg:x="75.4cm" svg:y="74cm">
            <draw:text-box>
              <text:p><text:span text:style-name="T1">Inherit from </text:span><text:span text:style-name="T3">vProjector.</text:span></text:p>
              <text:p><text:span text:style-name="T1">This is an example.</text:span></text:p>
            </draw:text-box>
          </draw:frame>
          <draw:custom-shape draw:style-name="gr7" draw:text-style-name="P1" draw:layer="layout" svg:width="10cm" svg:height="2cm" svg:x="75.4cm" svg:y="72cm">
            <text:p/>
            <draw:enhanced-geometry svg:viewBox="0 0 21600 21600" draw:type="rectangle" draw:enhanced-path="M 0 0 L 21600 0 21600 21600 0 21600 0 0 Z N"/>
          </draw:custom-shape>
          <draw:frame draw:style-name="gr2" draw:text-style-name="P3" draw:layer="layout" svg:width="10cm" svg:height="1.195cm" svg:x="75.4cm" svg:y="72.4cm">
            <draw:text-box>
              <text:p><text:span text:style-name="T2">iProjectorSiddon</text:span></text:p>
            </draw:text-box>
          </draw:frame>
        </draw:g>
        <draw:path draw:style-name="gr40" draw:text-style-name="P5" draw:layer="layout" svg:width="4.535cm" svg:height="0.662cm" draw:transform="skewX (-0.437903109325377) rotate (-2.65691472031097) translate (99.7140003200161cm 35.0863429405833cm)" svg:viewBox="0 0 4536 663" svg:d="m4536 0c-4003 1411-4536 130-4536 130">
          <text:p/>
        </draw:path>
        <draw:g>
          <draw:custom-shape draw:style-name="gr6" draw:text-style-name="P1" draw:layer="layout" svg:width="10cm" svg:height="10cm" svg:x="99.6cm" svg:y="33cm">
            <text:p/>
            <draw:enhanced-geometry svg:viewBox="0 0 21600 21600" draw:type="rectangle" draw:enhanced-path="M 0 0 L 21600 0 21600 21600 0 21600 0 0 Z N"/>
          </draw:custom-shape>
          <draw:frame draw:style-name="gr2" draw:text-style-name="P2" draw:layer="layout" svg:width="10cm" svg:height="1.673cm" svg:x="99.6cm" svg:y="35cm">
            <draw:text-box>
              <text:p><text:span text:style-name="T1">Inherit from </text:span><text:span text:style-name="T3">vOptimizer.</text:span></text:p>
              <text:p><text:span text:style-name="T1">This is an example.</text:span></text:p>
            </draw:text-box>
          </draw:frame>
          <draw:custom-shape draw:style-name="gr7" draw:text-style-name="P1" draw:layer="layout" svg:width="10cm" svg:height="2cm" svg:x="99.6cm" svg:y="33cm">
            <text:p/>
            <draw:enhanced-geometry svg:viewBox="0 0 21600 21600" draw:type="rectangle" draw:enhanced-path="M 0 0 L 21600 0 21600 21600 0 21600 0 0 Z N"/>
          </draw:custom-shape>
          <draw:frame draw:style-name="gr2" draw:text-style-name="P3" draw:layer="layout" svg:width="10cm" svg:height="1.195cm" svg:x="99.6cm" svg:y="33.4cm">
            <draw:text-box>
              <text:p><text:span text:style-name="T2">iOptimizerMLEM</text:span></text:p>
            </draw:text-box>
          </draw:frame>
        </draw:g>
        <draw:g>
          <draw:custom-shape draw:style-name="gr6" draw:text-style-name="P1" draw:layer="layout" svg:width="10cm" svg:height="10cm" svg:x="48.5cm" svg:y="21cm">
            <text:p/>
            <draw:enhanced-geometry svg:viewBox="0 0 21600 21600" draw:type="rectangle" draw:enhanced-path="M 0 0 L 21600 0 21600 21600 0 21600 0 0 Z N"/>
          </draw:custom-shape>
          <draw:frame draw:style-name="gr2" draw:text-style-name="P2" draw:layer="layout" svg:width="10cm" svg:height="3.095cm" svg:x="48.5cm" svg:y="23cm">
            <draw:text-box>
              <text:p><text:span text:style-name="T1">Manage the kinetic modeling. It is uses for model fitting at the end of updates. It only uses the </text:span><text:span text:style-name="T3">oImageSpace</text:span><text:span text:style-name="T1"> as parameter.</text:span></text:p>
            </draw:text-box>
          </draw:frame>
          <draw:custom-shape draw:style-name="gr11" draw:text-style-name="P1" draw:layer="layout" svg:width="10cm" svg:height="2cm" svg:x="48.5cm" svg:y="21cm">
            <text:p/>
            <draw:enhanced-geometry svg:viewBox="0 0 21600 21600" draw:type="rectangle" draw:enhanced-path="M 0 0 L 21600 0 21600 21600 0 21600 0 0 Z N"/>
          </draw:custom-shape>
          <draw:frame draw:style-name="gr2" draw:text-style-name="P3" draw:layer="layout" svg:width="10cm" svg:height="1.195cm" svg:x="48.5cm" svg:y="21.4cm">
            <draw:text-box>
              <text:p><text:span text:style-name="T2">vKineticModel</text:span></text:p>
            </draw:text-box>
          </draw:frame>
        </draw:g>
        <draw:path draw:style-name="gr28" draw:text-style-name="P5" draw:layer="layout" svg:width="3.949cm" svg:height="1.062cm" draw:transform="rotate (-3.14159265358979) translate (59.95cm 32.0626147842057cm)" svg:viewBox="0 0 3950 1063" svg:d="m3950 1063c-2300-2300-3950-150-3950-150">
          <text:p/>
        </draw:path>
        <draw:path draw:style-name="gr29" draw:text-style-name="P5" draw:layer="layout" svg:width="7.174cm" svg:height="4.507cm" draw:transform="rotate (-1.54374372338899) translate (58.4059333594953cm 30.8780730265859cm)" svg:viewBox="0 0 7175 4508" svg:d="m0 4508c3326-2761 7175-4508 7175-4508">
          <text:p/>
        </draw:path>
        <draw:g>
          <draw:custom-shape draw:style-name="gr6" draw:text-style-name="P1" draw:layer="layout" svg:width="10cm" svg:height="10cm" svg:x="48cm" svg:y="7cm">
            <text:p/>
            <draw:enhanced-geometry svg:viewBox="0 0 21600 21600" draw:type="rectangle" draw:enhanced-path="M 0 0 L 21600 0 21600 21600 0 21600 0 0 Z N"/>
          </draw:custom-shape>
          <draw:frame draw:style-name="gr2" draw:text-style-name="P2" draw:layer="layout" svg:width="10cm" svg:height="1.673cm" svg:x="48cm" svg:y="9cm">
            <draw:text-box>
              <text:p>Inherit from <text:span text:style-name="T3">vKineticModel</text:span>.</text:p>
              <text:p>This is an example.</text:p>
            </draw:text-box>
          </draw:frame>
          <draw:custom-shape draw:style-name="gr11" draw:text-style-name="P1" draw:layer="layout" svg:width="10cm" svg:height="2cm" svg:x="48cm" svg:y="7cm">
            <text:p/>
            <draw:enhanced-geometry svg:viewBox="0 0 21600 21600" draw:type="rectangle" draw:enhanced-path="M 0 0 L 21600 0 21600 21600 0 21600 0 0 Z N"/>
          </draw:custom-shape>
          <draw:frame draw:style-name="gr2" draw:text-style-name="P3" draw:layer="layout" svg:width="10cm" svg:height="1.195cm" svg:x="48cm" svg:y="7.4cm">
            <draw:text-box>
              <text:p><text:span text:style-name="T2">iModelLogan</text:span></text:p>
            </draw:text-box>
          </draw:frame>
        </draw:g>
        <draw:path draw:style-name="gr40" draw:text-style-name="P5" draw:layer="layout" svg:width="2.122cm" svg:height="4.517cm" draw:transform="skewX (-0.437903109325377) rotate (-2.65691472031097) translate (56.8765930363185cm 20.0118401089587cm)" svg:viewBox="0 0 2123 4518" svg:d="m2121 0c80 2306-2121 4518-2121 4518">
          <text:p/>
        </draw:path>
        <draw:g>
          <draw:custom-shape draw:style-name="gr6" draw:text-style-name="P1" draw:layer="layout" svg:width="10cm" svg:height="10cm" svg:x="85.6cm" svg:y="47.1cm">
            <text:p/>
            <draw:enhanced-geometry svg:viewBox="0 0 21600 21600" draw:type="rectangle" draw:enhanced-path="M 0 0 L 21600 0 21600 21600 0 21600 0 0 Z N"/>
          </draw:custom-shape>
          <draw:frame draw:style-name="gr2" draw:text-style-name="P4" draw:layer="layout" svg:width="10cm" svg:height="3.095cm" svg:x="85.6cm" svg:y="49.1cm">
            <draw:text-box>
              <text:p><text:span text:style-name="T4">Manage the penalty computation for penalized optimizers such as OSL. It is instanciated and used by </text:span><text:span text:style-name="T5">vOptimizer</text:span><text:span text:style-name="T4">.</text:span></text:p>
            </draw:text-box>
          </draw:frame>
          <draw:custom-shape draw:style-name="gr11" draw:text-style-name="P1" draw:layer="layout" svg:width="10cm" svg:height="2cm" svg:x="85.6cm" svg:y="47.1cm">
            <text:p/>
            <draw:enhanced-geometry svg:viewBox="0 0 21600 21600" draw:type="rectangle" draw:enhanced-path="M 0 0 L 21600 0 21600 21600 0 21600 0 0 Z N"/>
          </draw:custom-shape>
          <draw:frame draw:style-name="gr2" draw:text-style-name="P3" draw:layer="layout" svg:width="10cm" svg:height="1.195cm" svg:x="85.6cm" svg:y="47.5cm">
            <draw:text-box>
              <text:p><text:span text:style-name="T2">vPenalty</text:span></text:p>
            </draw:text-box>
          </draw:frame>
        </draw:g>
        <draw:path draw:style-name="gr29" draw:text-style-name="P5" draw:layer="layout" svg:width="2.041cm" svg:height="3.873cm" draw:transform="skewX (-0.216071761396898) rotate (-2.39930412271661) translate (85.6cm 53.7cm)" svg:viewBox="0 0 2042 3874" svg:d="m0 0c1648 1893 2042 3874 2042 3874">
          <text:p/>
        </draw:path>
        <draw:g>
          <draw:custom-shape draw:style-name="gr6" draw:text-style-name="P1" draw:layer="layout" svg:width="10cm" svg:height="10cm" svg:x="99.6cm" svg:y="44.8cm">
            <text:p/>
            <draw:enhanced-geometry svg:viewBox="0 0 21600 21600" draw:type="rectangle" draw:enhanced-path="M 0 0 L 21600 0 21600 21600 0 21600 0 0 Z N"/>
          </draw:custom-shape>
          <draw:frame draw:style-name="gr2" draw:text-style-name="P2" draw:layer="layout" svg:width="10cm" svg:height="1.673cm" svg:x="99.6cm" svg:y="46.8cm">
            <draw:text-box>
              <text:p><text:span text:style-name="T1">Inherit from </text:span><text:span text:style-name="T3">vPenalty.</text:span></text:p>
              <text:p><text:span text:style-name="T1">This is an example.</text:span></text:p>
            </draw:text-box>
          </draw:frame>
          <draw:custom-shape draw:style-name="gr11" draw:text-style-name="P1" draw:layer="layout" svg:width="10cm" svg:height="2cm" svg:x="99.6cm" svg:y="44.8cm">
            <text:p/>
            <draw:enhanced-geometry svg:viewBox="0 0 21600 21600" draw:type="rectangle" draw:enhanced-path="M 0 0 L 21600 0 21600 21600 0 21600 0 0 Z N"/>
          </draw:custom-shape>
          <draw:frame draw:style-name="gr2" draw:text-style-name="P3" draw:layer="layout" svg:width="10cm" svg:height="1.195cm" svg:x="99.6cm" svg:y="45.2cm">
            <draw:text-box>
              <text:p><text:span text:style-name="T2">iPenaltyJointEntropy</text:span></text:p>
            </draw:text-box>
          </draw:frame>
        </draw:g>
        <draw:path draw:style-name="gr40" draw:text-style-name="P5" draw:layer="layout" svg:width="2.666cm" svg:height="1.863cm" draw:transform="skewX (-0.437903109325377) rotate (-2.65691472031097) translate (99.6cm 49.8cm)" svg:viewBox="0 0 2667 1864" svg:d="m2667 1864c-1728-308-2667-1864-2667-1864">
          <text:p/>
        </draw:path>
        <draw:g>
          <draw:custom-shape draw:style-name="gr6" draw:text-style-name="P1" draw:layer="layout" svg:width="10cm" svg:height="10cm" svg:x="72.1cm" svg:y="20.6cm">
            <text:p/>
            <draw:enhanced-geometry svg:viewBox="0 0 21600 21600" draw:type="rectangle" draw:enhanced-path="M 0 0 L 21600 0 21600 21600 0 21600 0 0 Z N"/>
          </draw:custom-shape>
          <draw:frame draw:style-name="gr2" draw:text-style-name="P4" draw:layer="layout" svg:width="10cm" svg:height="3.806cm" svg:x="72.1cm" svg:y="22.6cm">
            <draw:text-box>
              <text:p><text:span text:style-name="T4">Manage image-based motion compensation of any nature (rigid, elastic). </text:span></text:p>
              <text:p><text:span text:style-name="T4">It uses an </text:span><text:span text:style-name="T5">oImageSpace</text:span><text:span text:style-name="T4"> object as parameter.</text:span></text:p>
            </draw:text-box>
          </draw:frame>
          <draw:custom-shape draw:style-name="gr11" draw:text-style-name="P1" draw:layer="layout" svg:width="10cm" svg:height="2cm" svg:x="72.1cm" svg:y="20.6cm">
            <text:p/>
            <draw:enhanced-geometry svg:viewBox="0 0 21600 21600" draw:type="rectangle" draw:enhanced-path="M 0 0 L 21600 0 21600 21600 0 21600 0 0 Z N"/>
          </draw:custom-shape>
          <draw:frame draw:style-name="gr2" draw:text-style-name="P3" draw:layer="layout" svg:width="10cm" svg:height="1.195cm" svg:x="72.1cm" svg:y="21cm">
            <draw:text-box>
              <text:p><text:span text:style-name="T2">vMotion</text:span></text:p>
            </draw:text-box>
          </draw:frame>
        </draw:g>
        <draw:path draw:style-name="gr29" draw:text-style-name="P5" draw:layer="layout" svg:width="7.799cm" svg:height="9.363cm" draw:transform="rotate (-1.54374372338899) translate (72.1cm 30cm)" svg:viewBox="0 0 7800 9364" svg:d="m0 0c5044 5839 7800 9364 7800 9364">
          <text:p/>
        </draw:path>
        <draw:path draw:style-name="gr28" draw:text-style-name="P5" draw:layer="layout" svg:width="2.738cm" svg:height="6.363cm" draw:transform="rotate (2.76599779856061) translate (82.3132570042703cm 35.4753842991477cm)" svg:viewBox="0 0 2739 6364" svg:d="m552 0c-2028 4210 2187 6364 2187 6364">
          <text:p/>
        </draw:path>
        <draw:g>
          <draw:custom-shape draw:style-name="gr6" draw:text-style-name="P1" draw:layer="layout" svg:width="10cm" svg:height="10cm" svg:x="85.6cm" svg:y="35cm">
            <text:p/>
            <draw:enhanced-geometry svg:viewBox="0 0 21600 21600" draw:type="rectangle" draw:enhanced-path="M 0 0 L 21600 0 21600 21600 0 21600 0 0 Z N"/>
          </draw:custom-shape>
          <draw:frame draw:style-name="gr2" draw:text-style-name="P4" draw:layer="layout" svg:width="10cm" svg:height="6.65cm" svg:x="85.6cm" svg:y="37cm">
            <draw:text-box>
              <text:p><text:span text:style-name="T4">Manage the forward and backward projections of a </text:span><text:span text:style-name="T5">vEvent</text:span><text:span text:style-name="T4">, based on a </text:span><text:span text:style-name="T5">oProjectionLine</text:span><text:span text:style-name="T4"> and on a </text:span><text:span text:style-name="T5">oImageSpace</text:span><text:span text:style-name="T4">. It manages updates in the data and image domains which are specific to the child class representing a given algorithm. It can use a </text:span><text:span text:style-name="T5">vPenalty</text:span><text:span text:style-name="T4">.</text:span></text:p>
            </draw:text-box>
          </draw:frame>
          <draw:custom-shape draw:style-name="gr7" draw:text-style-name="P1" draw:layer="layout" svg:width="10cm" svg:height="2cm" svg:x="85.6cm" svg:y="35cm">
            <text:p/>
            <draw:enhanced-geometry svg:viewBox="0 0 21600 21600" draw:type="rectangle" draw:enhanced-path="M 0 0 L 21600 0 21600 21600 0 21600 0 0 Z N"/>
          </draw:custom-shape>
          <draw:frame draw:style-name="gr2" draw:text-style-name="P3" draw:layer="layout" svg:width="10cm" svg:height="1.195cm" svg:x="85.6cm" svg:y="35.4cm">
            <draw:text-box>
              <text:p><text:span text:style-name="T2">vOptimizer</text:span></text:p>
            </draw:text-box>
          </draw:frame>
        </draw:g>
        <draw:path draw:style-name="gr29" draw:text-style-name="P5" draw:layer="layout" svg:width="1.04cm" svg:height="4.468cm" draw:transform="skewX (0.216246294322097) rotate (-0.742288530873189) translate (85.1274264702008cm 43.4665107198963cm)" svg:viewBox="0 0 1041 4469" svg:d="m641 0c-1647 1893 400 4469 400 4469">
          <text:p/>
        </draw:path>
        <presentation:notes draw:style-name="dp2">
          <draw:page-thumbnail draw:style-name="gr36" draw:layer="layout" svg:width="14.848cm" svg:height="11.136cm" svg:x="3.075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g>
          <draw:custom-shape draw:style-name="gr1" draw:text-style-name="P1" draw:layer="layout" svg:width="10cm" svg:height="10cm" svg:x="34.15cm" svg:y="32.05cm">
            <text:p/>
            <draw:enhanced-geometry svg:viewBox="0 0 21600 21600" draw:type="rectangle" draw:enhanced-path="M 0 0 L 21600 0 21600 21600 0 21600 0 0 Z N"/>
          </draw:custom-shape>
          <draw:frame draw:style-name="gr4" draw:text-style-name="P2" draw:layer="layout" svg:width="10cm" svg:height="8.172cm" svg:x="34.15cm" svg:y="34.05cm">
            <draw:text-box>
              <text:p><text:span text:style-name="T1">Virtual mother class that cannot be used stand-alone.</text:span></text:p>
              <text:p><text:span text:style-name="T1">Manage the generic input data format (made from a binary data file and an ascii header). Each child class has specific arrays corresponding to the possible informations stored or not in the data file. It uses some </text:span><text:span text:style-name="T3">vEvent</text:span><text:span text:style-name="T1"> as buffers to get informations during runtime.</text:span></text:p>
            </draw:text-box>
          </draw:frame>
          <draw:custom-shape draw:style-name="gr3" draw:text-style-name="P1" draw:layer="layout" svg:width="10cm" svg:height="2cm" svg:x="34.15cm" svg:y="32.05cm">
            <text:p/>
            <draw:enhanced-geometry svg:viewBox="0 0 21600 21600" draw:type="rectangle" draw:enhanced-path="M 0 0 L 21600 0 21600 21600 0 21600 0 0 Z N"/>
          </draw:custom-shape>
          <draw:frame draw:style-name="gr5" draw:text-style-name="P3" draw:layer="layout" svg:width="10cm" svg:height="1.295cm" svg:x="34.15cm" svg:y="32.45cm">
            <draw:text-box>
              <text:p><text:span text:style-name="T2">vDataFile</text:span></text:p>
            </draw:text-box>
          </draw:frame>
        </draw:g>
        <draw:g>
          <draw:custom-shape draw:style-name="gr6" draw:text-style-name="P1" draw:layer="layout" svg:width="10cm" svg:height="10cm" svg:x="34.15cm" svg:y="44.05cm">
            <text:p/>
            <draw:enhanced-geometry svg:viewBox="0 0 21600 21600" draw:type="rectangle" draw:enhanced-path="M 0 0 L 21600 0 21600 21600 0 21600 0 0 Z N"/>
          </draw:custom-shape>
          <draw:frame draw:style-name="gr2" draw:text-style-name="P2" draw:layer="layout" svg:width="10cm" svg:height="4.517cm" svg:x="34.15cm" svg:y="46.05cm">
            <draw:text-box>
              <text:p><text:span text:style-name="T1">Virtual mother class that cannot be used stand-alone.</text:span></text:p>
              <text:p><text:span text:style-name="T1">Store informations about the given event common to all possible childs (PET, SPECT, transmission, etc).</text:span></text:p>
            </draw:text-box>
          </draw:frame>
          <draw:custom-shape draw:style-name="gr7" draw:text-style-name="P1" draw:layer="layout" svg:width="10cm" svg:height="2cm" svg:x="34.15cm" svg:y="44.05cm">
            <text:p/>
            <draw:enhanced-geometry svg:viewBox="0 0 21600 21600" draw:type="rectangle" draw:enhanced-path="M 0 0 L 21600 0 21600 21600 0 21600 0 0 Z N"/>
          </draw:custom-shape>
          <draw:frame draw:style-name="gr2" draw:text-style-name="P3" draw:layer="layout" svg:width="10cm" svg:height="1.195cm" svg:x="34.15cm" svg:y="44.45cm">
            <draw:text-box>
              <text:p><text:span text:style-name="T2">vEvent</text:span></text:p>
            </draw:text-box>
          </draw:frame>
        </draw:g>
        <draw:g>
          <draw:custom-shape draw:style-name="gr1" draw:text-style-name="P1" draw:layer="layout" svg:width="10cm" svg:height="10cm" svg:x="78.05cm" svg:y="58.95cm">
            <text:p/>
            <draw:enhanced-geometry svg:viewBox="0 0 21600 21600" draw:type="rectangle" draw:enhanced-path="M 0 0 L 21600 0 21600 21600 0 21600 0 0 Z N"/>
          </draw:custom-shape>
          <draw:frame draw:style-name="gr2" draw:text-style-name="P2" draw:layer="layout" svg:width="10cm" svg:height="3.095cm" svg:x="78.05cm" svg:y="60.95cm">
            <draw:text-box>
              <text:p><text:span text:style-name="T1">Virtual mother class that cannot be used stand-alone.</text:span></text:p>
              <text:p><text:span text:style-name="T1">Manage the scanner geometry, coordinate computations, etc.</text:span></text:p>
            </draw:text-box>
          </draw:frame>
          <draw:custom-shape draw:style-name="gr3" draw:text-style-name="P1" draw:layer="layout" svg:width="10cm" svg:height="2cm" svg:x="78.05cm" svg:y="58.95cm">
            <text:p/>
            <draw:enhanced-geometry svg:viewBox="0 0 21600 21600" draw:type="rectangle" draw:enhanced-path="M 0 0 L 21600 0 21600 21600 0 21600 0 0 Z N"/>
          </draw:custom-shape>
          <draw:frame draw:style-name="gr2" draw:text-style-name="P3" draw:layer="layout" svg:width="10cm" svg:height="1.195cm" svg:x="78.05cm" svg:y="59.35cm">
            <draw:text-box>
              <text:p><text:span text:style-name="T2">vScanner</text:span></text:p>
            </draw:text-box>
          </draw:frame>
        </draw:g>
        <draw:g>
          <draw:custom-shape draw:style-name="gr6" draw:text-style-name="P1" draw:layer="layout" svg:width="10cm" svg:height="10cm" svg:x="59.95cm" svg:y="21.05cm">
            <text:p/>
            <draw:enhanced-geometry svg:viewBox="0 0 21600 21600" draw:type="rectangle" draw:enhanced-path="M 0 0 L 21600 0 21600 21600 0 21600 0 0 Z N"/>
          </draw:custom-shape>
          <draw:frame draw:style-name="gr2" draw:text-style-name="P2" draw:layer="layout" svg:width="10cm" svg:height="6.65cm" svg:x="59.95cm" svg:y="23.05cm">
            <draw:text-box>
              <text:p><text:span text:style-name="T1">Store and manage all image matrices used by the algorithm: image4D, forward-image4D, corrections, sensitivity, optional images for some algorithms. Taking the number of CPU threads and number of subsets into account. Manage deformations.</text:span></text:p>
            </draw:text-box>
          </draw:frame>
          <draw:custom-shape draw:style-name="gr7" draw:text-style-name="P1" draw:layer="layout" svg:width="10cm" svg:height="2cm" svg:x="59.95cm" svg:y="21.05cm">
            <text:p/>
            <draw:enhanced-geometry svg:viewBox="0 0 21600 21600" draw:type="rectangle" draw:enhanced-path="M 0 0 L 21600 0 21600 21600 0 21600 0 0 Z N"/>
          </draw:custom-shape>
          <draw:frame draw:style-name="gr2" draw:text-style-name="P3" draw:layer="layout" svg:width="10cm" svg:height="1.195cm" svg:x="59.95cm" svg:y="21.45cm">
            <draw:text-box>
              <text:p><text:span text:style-name="T2">oImageSpace</text:span></text:p>
            </draw:text-box>
          </draw:frame>
        </draw:g>
        <draw:g>
          <draw:custom-shape draw:style-name="gr1" draw:text-style-name="P1" draw:layer="layout" svg:width="10cm" svg:height="10cm" svg:x="55.95cm" svg:y="55.95cm">
            <text:p/>
            <draw:enhanced-geometry svg:viewBox="0 0 21600 21600" draw:type="rectangle" draw:enhanced-path="M 0 0 L 21600 0 21600 21600 0 21600 0 0 Z N"/>
          </draw:custom-shape>
          <draw:frame draw:style-name="gr2" draw:text-style-name="P2" draw:layer="layout" svg:width="10cm" svg:height="6.65cm" svg:x="55.95cm" svg:y="57.95cm">
            <draw:text-box>
              <text:p><text:span text:style-name="T1">Computes a </text:span><text:span text:style-name="T3">oProjectionLine</text:span><text:span text:style-name="T1"> for a given </text:span><text:span text:style-name="T3">vEvent</text:span><text:span text:style-name="T1">, based either on </text:span><text:span text:style-name="T3">vProjector</text:span><text:span text:style-name="T1"> or a provided system matrix (managed by </text:span><text:span text:style-name="T3">oSystemMatrix</text:span><text:span text:style-name="T1">). It uses the </text:span><text:span text:style-name="T3">vScanner</text:span><text:span text:style-name="T1"> (providing the event) which computes the cartesian coordinates for further use with the built-in geometric projectors.</text:span></text:p>
            </draw:text-box>
          </draw:frame>
          <draw:custom-shape draw:style-name="gr3" draw:text-style-name="P1" draw:layer="layout" svg:width="10cm" svg:height="2cm" svg:x="55.95cm" svg:y="55.95cm">
            <text:p/>
            <draw:enhanced-geometry svg:viewBox="0 0 21600 21600" draw:type="rectangle" draw:enhanced-path="M 0 0 L 21600 0 21600 21600 0 21600 0 0 Z N"/>
          </draw:custom-shape>
          <draw:frame draw:style-name="gr2" draw:text-style-name="P3" draw:layer="layout" svg:width="10cm" svg:height="1.195cm" svg:x="55.95cm" svg:y="56.35cm">
            <draw:text-box>
              <text:p><text:span text:style-name="T2">oProjectorManager</text:span></text:p>
            </draw:text-box>
          </draw:frame>
        </draw:g>
        <draw:g>
          <draw:custom-shape draw:style-name="gr1" draw:text-style-name="P1" draw:layer="layout" svg:width="10cm" svg:height="10cm" svg:x="49.65cm" svg:y="38.55cm">
            <text:p/>
            <draw:enhanced-geometry svg:viewBox="0 0 21600 21600" draw:type="rectangle" draw:enhanced-path="M 0 0 L 21600 0 21600 21600 0 21600 0 0 Z N"/>
          </draw:custom-shape>
          <draw:frame draw:style-name="gr2" draw:text-style-name="P2" draw:layer="layout" svg:width="10cm" svg:height="3.095cm" svg:x="49.65cm" svg:y="40.55cm">
            <draw:text-box>
              <text:p><text:span text:style-name="T1">This is the main class for iterative reconstructions, that manages the computation of sensitivity images and the iteration loops.</text:span></text:p>
            </draw:text-box>
          </draw:frame>
          <draw:custom-shape draw:style-name="gr3" draw:text-style-name="P1" draw:layer="layout" svg:width="10cm" svg:height="2cm" svg:x="49.65cm" svg:y="38.55cm">
            <text:p/>
            <draw:enhanced-geometry svg:viewBox="0 0 21600 21600" draw:type="rectangle" draw:enhanced-path="M 0 0 L 21600 0 21600 21600 0 21600 0 0 Z N"/>
          </draw:custom-shape>
          <draw:frame draw:style-name="gr2" draw:text-style-name="P3" draw:layer="layout" svg:width="10cm" svg:height="1.195cm" svg:x="49.65cm" svg:y="38.95cm">
            <draw:text-box>
              <text:p><text:span text:style-name="T2">oIterativeAlgorithm</text:span></text:p>
            </draw:text-box>
          </draw:frame>
        </draw:g>
        <draw:custom-shape draw:style-name="gr6" draw:text-style-name="P1" draw:layer="layout" svg:width="10cm" svg:height="10cm" svg:x="45cm" svg:y="58cm">
          <text:p/>
          <draw:enhanced-geometry svg:viewBox="0 0 21600 21600" draw:type="rectangle" draw:enhanced-path="M 0 0 L 21600 0 21600 21600 0 21600 0 0 Z N"/>
        </draw:custom-shape>
        <draw:frame draw:style-name="gr2" draw:text-style-name="P4" draw:layer="layout" svg:width="10cm" svg:height="5.228cm" svg:x="45cm" svg:y="60cm">
          <draw:text-box>
            <text:p><text:span text:style-name="T4">It is a structure that can be used to store a complete system matrix, which is a complete set of </text:span><text:span text:style-name="T5">oProjectionLine</text:span><text:span text:style-name="T4"> pre-computed and organized as a map, with respect to the coordinate system in use (crystal index, view, etc).</text:span></text:p>
          </draw:text-box>
        </draw:frame>
        <draw:custom-shape draw:style-name="gr11" draw:text-style-name="P1" draw:layer="layout" svg:width="10cm" svg:height="2cm" svg:x="45cm" svg:y="58cm">
          <text:p/>
          <draw:enhanced-geometry svg:viewBox="0 0 21600 21600" draw:type="rectangle" draw:enhanced-path="M 0 0 L 21600 0 21600 21600 0 21600 0 0 Z N"/>
        </draw:custom-shape>
        <draw:frame draw:style-name="gr2" draw:text-style-name="P3" draw:layer="layout" svg:width="10cm" svg:height="1.195cm" svg:x="45cm" svg:y="58.4cm">
          <draw:text-box>
            <text:p><text:span text:style-name="T2">oSystemMatrix</text:span></text:p>
          </draw:text-box>
        </draw:frame>
        <draw:g>
          <draw:custom-shape draw:style-name="gr6" draw:text-style-name="P1" draw:layer="layout" svg:width="10cm" svg:height="10cm" svg:x="33.75cm" svg:y="56.05cm">
            <text:p/>
            <draw:enhanced-geometry svg:viewBox="0 0 21600 21600" draw:type="rectangle" draw:enhanced-path="M 0 0 L 21600 0 21600 21600 0 21600 0 0 Z N"/>
          </draw:custom-shape>
          <draw:frame draw:style-name="gr2" draw:text-style-name="P2" draw:layer="layout" svg:width="10cm" svg:height="5.228cm" svg:x="33.75cm" svg:y="58.05cm">
            <draw:text-box>
              <text:p><text:span text:style-name="T1">It is a simple structure that contains the voxel contributions for a given line of projection. There is an additional dimension which manages the case of compression or multiple pinhole, etc.</text:span></text:p>
            </draw:text-box>
          </draw:frame>
          <draw:custom-shape draw:style-name="gr7" draw:text-style-name="P1" draw:layer="layout" svg:width="10cm" svg:height="2cm" svg:x="33.75cm" svg:y="56.05cm">
            <text:p/>
            <draw:enhanced-geometry svg:viewBox="0 0 21600 21600" draw:type="rectangle" draw:enhanced-path="M 0 0 L 21600 0 21600 21600 0 21600 0 0 Z N"/>
          </draw:custom-shape>
          <draw:frame draw:style-name="gr2" draw:text-style-name="P3" draw:layer="layout" svg:width="10cm" svg:height="1.195cm" svg:x="33.75cm" svg:y="56.45cm">
            <draw:text-box>
              <text:p><text:span text:style-name="T2">oProjectionLine</text:span></text:p>
            </draw:text-box>
          </draw:frame>
        </draw:g>
        <draw:g>
          <draw:custom-shape draw:style-name="gr6" draw:text-style-name="P1" draw:layer="layout" svg:width="10cm" svg:height="10cm" svg:x="36.95cm" svg:y="20.05cm">
            <text:p/>
            <draw:enhanced-geometry svg:viewBox="0 0 21600 21600" draw:mirror-horizontal="false" draw:mirror-vertical="false" draw:type="rectangle" draw:enhanced-path="M 0 0 L 21600 0 21600 21600 0 21600 0 0 Z N"/>
          </draw:custom-shape>
          <draw:frame draw:style-name="gr2" draw:text-style-name="P4" draw:layer="layout" svg:width="10cm" svg:height="5.939cm" svg:x="36.95cm" svg:y="22.05cm">
            <draw:text-box>
              <text:p><text:span text:style-name="T4">Use to convolve images. Several types of kernel can be defined. Also contains several optimized function to convolve multiple images at once given a </text:span><text:span text:style-name="T5">oImageSpace</text:span><text:span text:style-name="T4"> object (used for image-based PSF modeling for example).</text:span></text:p>
            </draw:text-box>
          </draw:frame>
          <draw:custom-shape draw:style-name="gr42" draw:text-style-name="P1" draw:layer="layout" svg:width="10cm" svg:height="2cm" svg:x="36.95cm" svg:y="20.05cm">
            <text:p/>
            <draw:enhanced-geometry svg:viewBox="0 0 21600 21600" draw:mirror-horizontal="false" draw:mirror-vertical="false" draw:type="rectangle" draw:enhanced-path="M 0 0 L 21600 0 21600 21600 0 21600 0 0 Z N"/>
          </draw:custom-shape>
          <draw:frame draw:style-name="gr2" draw:text-style-name="P3" draw:layer="layout" svg:width="10cm" svg:height="1.195cm" svg:x="36.95cm" svg:y="20.45cm">
            <draw:text-box>
              <text:p><text:span text:style-name="T2">oImageConvolver</text:span></text:p>
            </draw:text-box>
          </draw:frame>
        </draw:g>
        <draw:g>
          <draw:custom-shape draw:style-name="gr6" draw:text-style-name="P1" draw:layer="layout" svg:width="10cm" svg:height="10cm" svg:x="67.2cm" svg:y="44.9cm">
            <text:p/>
            <draw:enhanced-geometry svg:viewBox="0 0 21600 21600" draw:type="rectangle" draw:enhanced-path="M 0 0 L 21600 0 21600 21600 0 21600 0 0 Z N"/>
          </draw:custom-shape>
          <draw:frame draw:style-name="gr2" draw:text-style-name="P4" draw:layer="layout" svg:width="10cm" svg:height="6.65cm" svg:x="67.2cm" svg:y="46.9cm">
            <draw:text-box>
              <text:p><text:span text:style-name="T4">Manage the forward and backward projections of a </text:span><text:span text:style-name="T5">vEvent</text:span><text:span text:style-name="T4">, based on a </text:span><text:span text:style-name="T5">oProjectionLine</text:span><text:span text:style-name="T4"> and on a </text:span><text:span text:style-name="T5">oImageSpace</text:span><text:span text:style-name="T4">. It manages updates in the data and image domains which are specific to the child class representing a given algorithm. It can use a </text:span><text:span text:style-name="T5">vPenalty</text:span><text:span text:style-name="T4">.</text:span></text:p>
            </draw:text-box>
          </draw:frame>
          <draw:custom-shape draw:style-name="gr7" draw:text-style-name="P1" draw:layer="layout" svg:width="10cm" svg:height="2cm" svg:x="67.2cm" svg:y="44.9cm">
            <text:p/>
            <draw:enhanced-geometry svg:viewBox="0 0 21600 21600" draw:type="rectangle" draw:enhanced-path="M 0 0 L 21600 0 21600 21600 0 21600 0 0 Z N"/>
          </draw:custom-shape>
          <draw:frame draw:style-name="gr2" draw:text-style-name="P3" draw:layer="layout" svg:width="10cm" svg:height="1.195cm" svg:x="67.2cm" svg:y="45.3cm">
            <draw:text-box>
              <text:p><text:span text:style-name="T2">oOptimizerManager</text:span></text:p>
            </draw:text-box>
          </draw:frame>
        </draw:g>
        <draw:path draw:style-name="gr41" draw:text-style-name="P5" draw:layer="layout" svg:width="7.749cm" svg:height="3.549cm" svg:x="44.05cm" svg:y="35cm" svg:viewBox="0 0 7750 3550" svg:d="m0 0c6650 650 7750 3550 7750 3550">
          <text:p/>
        </draw:path>
        <draw:path draw:style-name="gr17" draw:text-style-name="P5" draw:layer="layout" svg:width="3.649cm" svg:height="11.199cm" svg:x="44.15cm" svg:y="35.6cm" svg:viewBox="0 0 3650 11200" svg:d="m0 11200c4000 0 3200-11200 3650-11200">
          <text:p/>
        </draw:path>
        <draw:path draw:style-name="gr29" draw:text-style-name="P5" draw:layer="layout" svg:width="3.737cm" svg:height="4.719cm" draw:transform="skewX (-1.05559091367064E-016) rotate (2.49808975837948) translate (34.1499999999924cm 47.0500000000102cm)" svg:viewBox="0 0 3738 4720" svg:d="m0 0c5000 0 3540 4720 3540 4720">
          <text:p/>
        </draw:path>
        <draw:path draw:style-name="gr18" draw:text-style-name="P5" draw:layer="layout" svg:width="4.819cm" svg:height="8.581cm" draw:transform="skewX (-0.39409534510032) rotate (0.805120383944984) translate (43.95cm 57cm)" svg:viewBox="0 0 4820 8582" svg:d="m0 0c4845 2271 4820 8582 4820 8582">
          <text:p/>
        </draw:path>
        <draw:path draw:style-name="gr19" draw:text-style-name="P5" draw:layer="layout" svg:width="2.999cm" svg:height="1.899cm" draw:transform="rotate (-3.14159265358979) translate (45cm 68cm)" svg:viewBox="0 0 3000 1900" svg:d="m0 0c3000 0 3000 1900 3000 1900">
          <text:p/>
        </draw:path>
        <draw:path draw:style-name="gr19" draw:text-style-name="P5" draw:layer="layout" svg:width="2.073cm" svg:height="2.999cm" draw:transform="rotate (-1.5707963267949) translate (58cm 65.95cm)" svg:viewBox="0 0 2074 3000" svg:d="m0 0c2451 0 2050 3000 2050 3000">
          <text:p/>
        </draw:path>
        <draw:g>
          <draw:custom-shape draw:style-name="gr6" draw:text-style-name="P1" draw:layer="layout" svg:width="21cm" svg:height="10cm" svg:x="37.65cm" svg:y="7.1cm">
            <text:p/>
            <draw:enhanced-geometry svg:viewBox="0 0 21600 21600" draw:mirror-horizontal="false" draw:mirror-vertical="false" draw:type="rectangle" draw:enhanced-path="M 0 0 L 21600 0 21600 21600 0 21600 0 0 Z N"/>
          </draw:custom-shape>
          <draw:frame draw:style-name="gr20" draw:text-style-name="P2" draw:layer="layout" svg:width="8cm" svg:height="8cm" svg:x="37.8cm" svg:y="9.1cm">
            <draw:text-box>
              <text:p><text:span text:style-name="T7">Prefixes for class name</text:span><text:span text:style-name="T8">:</text:span></text:p>
              <text:p><text:span text:style-name="T1"><text:s/></text:span><text:span text:style-name="T1">- </text:span><text:span text:style-name="T3">s</text:span><text:span text:style-name="T1"> for a singleton class</text:span></text:p>
              <text:p><text:span text:style-name="T1"><text:s/></text:span><text:span text:style-name="T1">- </text:span><text:span text:style-name="T3">v</text:span><text:span text:style-name="T1"> for a virtual class</text:span></text:p>
              <text:p><text:span text:style-name="T1"><text:s/></text:span><text:span text:style-name="T1">- </text:span><text:span text:style-name="T3">i</text:span><text:span text:style-name="T1"> for a inherited class</text:span></text:p>
              <text:p><text:span text:style-name="T1"><text:s/></text:span><text:span text:style-name="T1">- </text:span><text:span text:style-name="T3">o</text:span><text:span text:style-name="T1"> for a standard class</text:span></text:p>
              <text:p><text:span text:style-name="T1"/></text:p>
            </draw:text-box>
          </draw:frame>
          <draw:custom-shape draw:style-name="gr7" draw:text-style-name="P1" draw:layer="layout" svg:width="21cm" svg:height="2cm" svg:x="37.65cm" svg:y="7.1cm">
            <text:p/>
            <draw:enhanced-geometry svg:viewBox="0 0 21600 21600" draw:mirror-horizontal="false" draw:mirror-vertical="false" draw:type="rectangle" draw:enhanced-path="M 0 0 L 21600 0 21600 21600 0 21600 0 0 Z N"/>
          </draw:custom-shape>
          <draw:frame draw:style-name="gr2" draw:text-style-name="P3" draw:layer="layout" svg:width="20.95cm" svg:height="1.195cm" svg:x="37.75cm" svg:y="7.5cm">
            <draw:text-box>
              <text:p text:style-name="P1"><text:span text:style-name="T2">Legend</text:span></text:p>
            </draw:text-box>
          </draw:frame>
          <draw:frame draw:style-name="gr20" draw:text-style-name="P2" draw:layer="layout" svg:width="12.75cm" svg:height="8.072cm" svg:x="45.9cm" svg:y="9.1cm">
            <draw:text-box>
              <text:p><text:span text:style-name="T7">Diagram links</text:span><text:span text:style-name="T1">:</text:span></text:p>
              <text:p><text:span text:style-name="T1">A</text:span><text:span text:style-name="T1"><text:tab/></text:span><text:span text:style-name="T1"><text:tab/></text:span><text:span text:style-name="T1"><text:tab/></text:span><text:span text:style-name="T1">B : B inherits from A</text:span></text:p>
              <text:p><text:span text:style-name="T1">A</text:span><text:span text:style-name="T1"><text:tab/></text:span><text:span text:style-name="T1"><text:tab/></text:span><text:span text:style-name="T1"><text:tab/></text:span><text:span text:style-name="T1">B : B instances and uses A</text:span></text:p>
              <text:p><text:span text:style-name="T1">A</text:span><text:span text:style-name="T1"><text:tab/></text:span><text:span text:style-name="T1"><text:tab/></text:span><text:span text:style-name="T1"><text:tab/></text:span><text:span text:style-name="T1">B : B uses A</text:span></text:p>
              <text:p><text:span text:style-name="T1"><text:s text:c="10"/></text:span><text:span text:style-name="T1">A <text:s text:c="11"/>: Main() instances A</text:span></text:p>
              <text:p><text:span text:style-name="T1">A</text:span><text:span text:style-name="T1"><text:tab/></text:span><text:span text:style-name="T1"><text:tab/></text:span><text:span text:style-name="T1"><text:tab/></text:span><text:span text:style-name="T1">B : B uses A through C as a</text:span></text:p>
              <text:p><text:span text:style-name="T1"><text:tab/></text:span><text:span text:style-name="T1"><text:tab/></text:span><text:span text:style-name="T1"><text:tab/></text:span><text:span text:style-name="T1"> <text:s text:c="4"/></text:span><text:span text:style-name="T1">parameter</text:span></text:p>
              <text:p><text:span text:style-name="T1"><text:s text:c="5"/></text:span><text:span text:style-name="T1">C</text:span></text:p>
              <text:p><text:span text:style-name="T1">A</text:span><text:span text:style-name="T1"><text:tab/></text:span><text:span text:style-name="T1"><text:tab/></text:span><text:span text:style-name="T1"><text:tab/></text:span><text:span text:style-name="T1">B : B uses A through C as a</text:span></text:p>
              <text:p><text:span text:style-name="T1"><text:tab/></text:span><text:span text:style-name="T1"><text:tab/></text:span><text:span text:style-name="T1"><text:tab/></text:span><text:span text:style-name="T1"> <text:s text:c="4"/></text:span><text:span text:style-name="T1">result</text:span></text:p>
              <text:p><text:span text:style-name="T1"><text:s text:c="5"/></text:span><text:span text:style-name="T1">C</text:span></text:p>
            </draw:text-box>
          </draw:frame>
          <draw:line draw:style-name="gr21" draw:text-style-name="P5" draw:layer="layout" svg:x1="46.8cm" svg:y1="10.2cm" svg:x2="49.5cm" svg:y2="10.2cm">
            <text:p/>
          </draw:line>
          <draw:line draw:style-name="gr22" draw:text-style-name="P5" draw:layer="layout" svg:x1="46.799cm" svg:y1="10.95cm" svg:x2="49.499cm" svg:y2="10.95cm">
            <text:p/>
          </draw:line>
          <draw:line draw:style-name="gr22" draw:text-style-name="P5" draw:layer="layout" svg:x1="46.798cm" svg:y1="13.05cm" svg:x2="49.498cm" svg:y2="13.05cm">
            <text:p/>
          </draw:line>
          <draw:line draw:style-name="gr23" draw:text-style-name="P5" draw:layer="layout" svg:x1="47.5cm" svg:y1="14.1cm" svg:x2="48.3cm" svg:y2="13.05cm">
            <text:p/>
          </draw:line>
          <draw:line draw:style-name="gr22" draw:text-style-name="P5" draw:layer="layout" svg:x1="46.797cm" svg:y1="15.25cm" svg:x2="49.497cm" svg:y2="15.25cm">
            <text:p/>
          </draw:line>
          <draw:line draw:style-name="gr17" draw:text-style-name="P5" draw:layer="layout" svg:x1="47.499cm" svg:y1="16.299cm" svg:x2="48.299cm" svg:y2="15.249cm">
            <text:p/>
          </draw:line>
          <draw:line draw:style-name="gr24" draw:text-style-name="P5" draw:layer="layout" svg:x1="46.798cm" svg:y1="11.65cm" svg:x2="49.498cm" svg:y2="11.65cm">
            <text:p/>
          </draw:line>
          <draw:custom-shape draw:style-name="gr25" draw:text-style-name="P5" draw:layer="layout" svg:width="0.8cm" svg:height="0.8cm" svg:x="47.7cm" svg:y="11.95cm">
            <text:p/>
            <draw:enhanced-geometry svg:viewBox="0 0 21600 21600" draw:mirror-horizontal="false" draw:mirror-vertical="false" draw:type="rectangle" draw:enhanced-path="M 0 0 L 21600 0 21600 21600 0 21600 0 0 Z N"/>
          </draw:custom-shape>
        </draw:g>
        <draw:path draw:style-name="gr28" draw:text-style-name="P5" draw:layer="layout" svg:width="13.249cm" svg:height="1.99cm" draw:transform="rotate (-3.14159265358979) translate (79.2cm 58.95cm)" svg:viewBox="0 0 13250 1991" svg:d="m0 0c1900 2750 13250 1850 13250 1850">
          <text:p/>
        </draw:path>
        <draw:path draw:style-name="gr17" draw:text-style-name="P5" draw:layer="layout" svg:width="12.423cm" svg:height="5.937cm" draw:transform="skewX (-0.371580597749593) rotate (0.506145483078355) translate (43.9499999997045cm 56.0499999997546cm)" svg:viewBox="0 0 12424 5938" svg:d="m0 0c5157 0 11269 7019 12424 5794">
          <text:p/>
        </draw:path>
        <draw:path draw:style-name="gr23" draw:text-style-name="P5" draw:layer="layout" svg:width="10.629cm" svg:height="7.189cm" draw:transform="skewX (0.230383461263251) rotate (-0.406138116939081) translate (48.5396956312197cm 46.3611660508515cm)" svg:viewBox="0 0 10630 7190" svg:d="m0 7190c5415-2563 10650-7410 10630-7182">
          <text:p/>
        </draw:path>
        <draw:g>
          <draw:custom-shape draw:style-name="gr1" draw:text-style-name="P1" draw:layer="layout" svg:width="10cm" svg:height="10cm" svg:x="70.4cm" svg:y="33.5cm">
            <text:p/>
            <draw:enhanced-geometry svg:viewBox="0 0 21600 21600" draw:type="rectangle" draw:enhanced-path="M 0 0 L 21600 0 21600 21600 0 21600 0 0 Z N"/>
          </draw:custom-shape>
          <draw:frame draw:style-name="gr2" draw:text-style-name="P2" draw:layer="layout" svg:width="10cm" svg:height="1.673cm" svg:x="70.4cm" svg:y="35.5cm">
            <draw:text-box>
              <text:p><text:span text:style-name="T1">Store the image domain dimensions and position.</text:span></text:p>
            </draw:text-box>
          </draw:frame>
          <draw:custom-shape draw:style-name="gr3" draw:text-style-name="P1" draw:layer="layout" svg:width="10cm" svg:height="2cm" svg:x="70.4cm" svg:y="33.5cm">
            <text:p/>
            <draw:enhanced-geometry svg:viewBox="0 0 21600 21600" draw:type="rectangle" draw:enhanced-path="M 0 0 L 21600 0 21600 21600 0 21600 0 0 Z N"/>
          </draw:custom-shape>
          <draw:frame draw:style-name="gr2" draw:text-style-name="P3" draw:layer="layout" svg:width="10cm" svg:height="1.195cm" svg:x="70.4cm" svg:y="33.9cm">
            <draw:text-box>
              <text:p><text:span text:style-name="T2">oImageDimensions</text:span></text:p>
            </draw:text-box>
          </draw:frame>
        </draw:g>
        <draw:path draw:style-name="gr27" draw:text-style-name="P5" draw:layer="layout" svg:width="14.445cm" svg:height="9.185cm" draw:transform="skewX (-5.61444893705137E-017) rotate (0.66165431943105) translate (58.5561263141351cm 48.7027348806412cm)" svg:viewBox="0 0 14446 9186" svg:d="m0 9186c8082-7205 6761-7380 9789-8664s4657 204 4657 204">
          <text:p/>
        </draw:path>
        <draw:path draw:style-name="gr28" draw:text-style-name="P5" draw:layer="layout" svg:width="1.004cm" svg:height="1.624cm" draw:transform="rotate (-1.30236468783817) translate (75.3cm 43.5cm)" svg:viewBox="0 0 1005 1625" svg:d="m0 0c559 984 1005 1625 1005 1625">
          <text:p/>
        </draw:path>
        <draw:path draw:style-name="gr28" draw:text-style-name="P5" draw:layer="layout" svg:width="40.136cm" svg:height="15.725cm" draw:transform="rotate (2.75186063161946) translate (81.1481458341264cm 38.5072946860737cm)" svg:viewBox="0 0 40137 15726" svg:d="m809 0c-7476 33124 39328 3630 39328 3630">
          <text:p/>
        </draw:path>
        <draw:path draw:style-name="gr28" draw:text-style-name="P5" draw:layer="layout" svg:width="5.632cm" svg:height="4.197cm" draw:transform="rotate (2.76599779856061) translate (70.4cm 37.173cm)" svg:viewBox="0 0 5633 4198" svg:d="m0 0c3072 157 5633 4198 5633 4198">
          <text:p/>
        </draw:path>
        <draw:path draw:style-name="gr29" draw:text-style-name="P5" draw:layer="layout" svg:width="8.766cm" svg:height="9.765cm" draw:transform="rotate (-1.54374372338899) translate (53.2628483964453cm 29.7858250861892cm)" svg:viewBox="0 0 8767 9766" svg:d="m0 9766c3162-4116 8767-9766 8767-9766">
          <text:p/>
        </draw:path>
        <draw:path draw:style-name="gr29" draw:text-style-name="P5" draw:layer="layout" svg:width="7.549cm" svg:height="3.799cm" draw:transform="rotate (-1.5707963267949) translate (61.2cm 31cm)" svg:viewBox="0 0 7550 3800" svg:d="m0 0c3700 0 7550 3800 7550 3800">
          <text:p/>
        </draw:path>
        <draw:path draw:style-name="gr28" draw:text-style-name="P5" draw:layer="layout" svg:width="11.176cm" svg:height="2.653cm" draw:transform="rotate (-2.54818070791172) translate (70.4cm 38.05cm)" svg:viewBox="0 0 11177 2654" svg:d="m0 0c4127 1035 11177 2654 11177 2654">
          <text:p/>
        </draw:path>
        <draw:path draw:style-name="gr29" draw:text-style-name="P5" draw:layer="layout" svg:width="2.432cm" svg:height="6.871cm" draw:transform="skewX (-0.216071761396898) rotate (-2.39930412271661) translate (67.2cm 48.8cm)" svg:viewBox="0 0 2433 6872" svg:d="m0 0c2420 1930 2433 6872 2433 6872">
          <text:p/>
        </draw:path>
        <draw:path draw:style-name="gr23" draw:text-style-name="P5" draw:layer="layout" svg:width="22.722cm" svg:height="6.513cm" draw:transform="skewX (5.03369221161445E-017) rotate (0.547509786350621) translate (42cm 56.05cm)" svg:viewBox="0 0 22723 6514" svg:d="m0 0c9426 1061 17564 5770 19772 6374s2951-944 2951-944">
          <text:p/>
        </draw:path>
        <draw:path draw:style-name="gr23" draw:text-style-name="P5" draw:layer="layout" svg:width="17.011cm" svg:height="2.355cm" draw:transform="rotate (0.0422369678982628) translate (44.053106711212cm 47.8073244413916cm)" svg:viewBox="0 0 17012 2356" svg:d="m0 2295c14103-956 15335 1865 17012-2295">
          <text:p/>
        </draw:path>
        <draw:path draw:style-name="gr28" draw:text-style-name="P5" draw:layer="layout" svg:width="7.208cm" svg:height="3.697cm" draw:transform="rotate (2.46423037089079) translate (60.2cm 55.95cm)" svg:viewBox="0 0 7209 3698" svg:d="m0 0c2833 2405 7209 3698 7209 3698">
          <text:p/>
        </draw:path>
        <draw:frame draw:style-name="gr2" draw:text-style-name="P6" draw:layer="layout" svg:width="40.6cm" svg:height="4.035cm" svg:x="39.15cm" svg:y="2.7cm">
          <draw:text-box>
            <text:p text:style-name="P1"><text:span text:style-name="T9">Class diagram for iterative algorithms</text:span></text:p>
            <text:p text:style-name="P1"><text:span text:style-name="T9">simplified diagram including all main classes</text:span></text:p>
          </draw:text-box>
        </draw:frame>
        <draw:path draw:style-name="gr23" draw:text-style-name="P5" draw:layer="layout" svg:width="16.549cm" svg:height="2.899cm" draw:transform="rotate (-1.5707963267949) translate (65cm 31.15cm)" svg:viewBox="0 0 16550 2900" svg:d="m0 0c6900 0 16550 2900 16550 2900">
          <text:p/>
        </draw:path>
        <draw:path draw:style-name="gr23" draw:text-style-name="P5" draw:layer="layout" svg:width="5.611cm" svg:height="9.179cm" draw:transform="rotate (-1.5707963267949) translate (60.95cm 31cm)" svg:viewBox="0 0 5612 9180" svg:d="m0 0c3850 0 5708 9615 5608 9165">
          <text:p/>
        </draw:path>
        <draw:path draw:style-name="gr19" draw:text-style-name="P5" draw:layer="layout" svg:width="2.04cm" svg:height="2.899cm" draw:transform="rotate (1.5707963267949) translate (64.1cm 68.0408163265306cm)" svg:viewBox="0 0 2041 2900" svg:d="m2041 0c-2500 0-2000 2900-2000 2900">
          <text:p/>
        </draw:path>
        <draw:g>
          <draw:custom-shape draw:style-name="gr6" draw:text-style-name="P1" draw:layer="layout" svg:width="10cm" svg:height="10cm" svg:x="67cm" svg:y="58cm">
            <text:p/>
            <draw:enhanced-geometry svg:viewBox="0 0 21600 21600" draw:type="rectangle" draw:enhanced-path="M 0 0 L 21600 0 21600 21600 0 21600 0 0 Z N"/>
          </draw:custom-shape>
          <draw:frame draw:style-name="gr2" draw:text-style-name="P2" draw:layer="layout" svg:width="10cm" svg:height="6.65cm" svg:x="67cm" svg:y="60cm">
            <draw:text-box>
              <text:p>Virtual mother class to represent any kind of projector. It uses some pure virtual mandatory functions to fill a <text:span text:style-name="T3">oProjectionLine</text:span>.</text:p>
              <text:p>Includes a function to get an estimation of the maximum number of contributing voxels to a projection line.</text:p>
            </draw:text-box>
          </draw:frame>
          <draw:custom-shape draw:style-name="gr7" draw:text-style-name="P1" draw:layer="layout" svg:width="10cm" svg:height="2cm" svg:x="67cm" svg:y="58cm">
            <text:p/>
            <draw:enhanced-geometry svg:viewBox="0 0 21600 21600" draw:type="rectangle" draw:enhanced-path="M 0 0 L 21600 0 21600 21600 0 21600 0 0 Z N"/>
          </draw:custom-shape>
          <draw:frame draw:style-name="gr2" draw:text-style-name="P3" draw:layer="layout" svg:width="10cm" svg:height="1.195cm" svg:x="67cm" svg:y="58.4cm">
            <draw:text-box>
              <text:p><text:span text:style-name="T2">vProjector</text:span></text:p>
            </draw:text-box>
          </draw:frame>
        </draw:g>
        <draw:custom-shape draw:style-name="gr6" draw:text-style-name="P1" draw:layer="layout" svg:width="10.8cm" svg:height="10cm" svg:x="48.5cm" svg:y="21cm">
          <text:p/>
          <draw:enhanced-geometry svg:viewBox="0 0 21600 21600" draw:mirror-horizontal="false" draw:mirror-vertical="false" draw:type="rectangle" draw:enhanced-path="M 0 0 L 21600 0 21600 21600 0 21600 0 0 Z N"/>
        </draw:custom-shape>
        <draw:frame draw:style-name="gr2" draw:text-style-name="P4" draw:layer="layout" svg:width="10.8cm" svg:height="3.095cm" svg:x="48.5cm" svg:y="23cm">
          <draw:text-box>
            <text:p><text:span text:style-name="T4">Manage the kinetic modeling. It is uses for model fitting at the end of updates. It only uses the </text:span><text:span text:style-name="T5">oImageSpace</text:span><text:span text:style-name="T4"> as parameter.</text:span></text:p>
          </draw:text-box>
        </draw:frame>
        <draw:custom-shape draw:style-name="gr42" draw:text-style-name="P1" draw:layer="layout" svg:width="10.8cm" svg:height="2cm" svg:x="48.5cm" svg:y="21cm">
          <text:p/>
          <draw:enhanced-geometry svg:viewBox="0 0 21600 21600" draw:type="rectangle" draw:enhanced-path="M 0 0 L 21600 0 21600 21600 0 21600 0 0 Z N"/>
        </draw:custom-shape>
        <draw:frame draw:style-name="gr2" draw:text-style-name="P3" draw:layer="layout" svg:width="10.8cm" svg:height="1.195cm" svg:x="48.5cm" svg:y="21.4cm">
          <draw:text-box>
            <text:p><text:span text:style-name="T2">oDynamicModelManager</text:span></text:p>
          </draw:text-box>
        </draw:frame>
        <draw:path draw:style-name="gr28" draw:text-style-name="P5" draw:layer="layout" svg:width="4.849cm" svg:height="0.934cm" draw:transform="rotate (-3.14159265358979) translate (61.85cm 21cm)" svg:viewBox="0 0 4850 935" svg:d="m4850 0c-2500 2097-4850 13-4850 13">
          <text:p/>
        </draw:path>
        <draw:path draw:style-name="gr29" draw:text-style-name="P5" draw:layer="layout" svg:width="7.676cm" svg:height="4.593cm" draw:transform="rotate (-1.54374372338899) translate (55.0923404897654cm 30.8757349183551cm)" svg:viewBox="0 0 7677 4594" svg:d="m0 4594c3326-2761 7677-4594 7677-4594">
          <text:p/>
        </draw:path>
        <draw:g>
          <draw:custom-shape draw:style-name="gr6" draw:text-style-name="P1" draw:layer="layout" svg:width="10cm" svg:height="10cm" svg:x="78.3cm" svg:y="46.8cm">
            <text:p/>
            <draw:enhanced-geometry svg:viewBox="0 0 21600 21600" draw:type="rectangle" draw:enhanced-path="M 0 0 L 21600 0 21600 21600 0 21600 0 0 Z N"/>
          </draw:custom-shape>
          <draw:frame draw:style-name="gr2" draw:text-style-name="P4" draw:layer="layout" svg:width="10cm" svg:height="3.095cm" svg:x="78.3cm" svg:y="48.8cm">
            <draw:text-box>
              <text:p><text:span text:style-name="T4">Manage the penalty computation for penalized optimizers such as OSL. It is instanciated and used by </text:span><text:span text:style-name="T5">vOptimizer</text:span><text:span text:style-name="T4">.</text:span></text:p>
            </draw:text-box>
          </draw:frame>
          <draw:custom-shape draw:style-name="gr11" draw:text-style-name="P1" draw:layer="layout" svg:width="10cm" svg:height="2cm" svg:x="78.3cm" svg:y="46.8cm">
            <text:p/>
            <draw:enhanced-geometry svg:viewBox="0 0 21600 21600" draw:type="rectangle" draw:enhanced-path="M 0 0 L 21600 0 21600 21600 0 21600 0 0 Z N"/>
          </draw:custom-shape>
          <draw:frame draw:style-name="gr2" draw:text-style-name="P3" draw:layer="layout" svg:width="10cm" svg:height="1.195cm" svg:x="78.3cm" svg:y="47.2cm">
            <draw:text-box>
              <text:p><text:span text:style-name="T2">vPenalty</text:span></text:p>
            </draw:text-box>
          </draw:frame>
        </draw:g>
        <draw:path draw:style-name="gr29" draw:text-style-name="P5" draw:layer="layout" svg:width="2.68cm" svg:height="5.658cm" draw:transform="skewX (-0.216071761396898) rotate (-2.39930412271661) translate (83.3157891704919cm 46.4185987220486cm)" svg:viewBox="0 0 2681 5659" svg:d="m564 0c-2042 2752 2117 5659 2117 5659">
          <text:p/>
        </draw:path>
        <draw:g>
          <draw:custom-shape draw:style-name="gr6" draw:text-style-name="P1" draw:layer="layout" svg:width="10cm" svg:height="10cm" svg:x="71.2cm" svg:y="22.4cm">
            <text:p/>
            <draw:enhanced-geometry svg:viewBox="0 0 21600 21600" draw:type="rectangle" draw:enhanced-path="M 0 0 L 21600 0 21600 21600 0 21600 0 0 Z N"/>
          </draw:custom-shape>
          <draw:frame draw:style-name="gr2" draw:text-style-name="P4" draw:layer="layout" svg:width="10cm" svg:height="3.806cm" svg:x="71.2cm" svg:y="24.4cm">
            <draw:text-box>
              <text:p><text:span text:style-name="T4">Manage image-based motion compensation of any nature (rigid, elastic). </text:span></text:p>
              <text:p><text:span text:style-name="T4">It uses an </text:span><text:span text:style-name="T5">oImageSpace</text:span><text:span text:style-name="T4"> object as parameter.</text:span></text:p>
            </draw:text-box>
          </draw:frame>
          <draw:custom-shape draw:style-name="gr42" draw:text-style-name="P1" draw:layer="layout" svg:width="10cm" svg:height="2cm" svg:x="71.2cm" svg:y="22.4cm">
            <text:p/>
            <draw:enhanced-geometry svg:viewBox="0 0 21600 21600" draw:type="rectangle" draw:enhanced-path="M 0 0 L 21600 0 21600 21600 0 21600 0 0 Z N"/>
          </draw:custom-shape>
          <draw:frame draw:style-name="gr2" draw:text-style-name="P3" draw:layer="layout" svg:width="10cm" svg:height="1.195cm" svg:x="71.2cm" svg:y="22.8cm">
            <draw:text-box>
              <text:p><text:span text:style-name="T2">oDeformationManager</text:span></text:p>
            </draw:text-box>
          </draw:frame>
        </draw:g>
        <draw:path draw:style-name="gr29" draw:text-style-name="P5" draw:layer="layout" svg:width="9.283cm" svg:height="11.804cm" draw:transform="rotate (-1.54374372338899) translate (71.2cm 31.7cm)" svg:viewBox="0 0 9284 11805" svg:d="m0 0c4214 6917 9284 11805 9284 11805">
          <text:p/>
        </draw:path>
        <draw:path draw:style-name="gr28" draw:text-style-name="P5" draw:layer="layout" svg:width="1.479cm" svg:height="4.962cm" draw:transform="rotate (2.76599779856061) translate (80.8060082455846cm 36.360094637866cm)" svg:viewBox="0 0 1480 4963" svg:d="m436 0c-1408 3243 1044 4963 1044 4963">
          <text:p/>
        </draw:path>
        <presentation:notes draw:style-name="dp2">
          <draw:page-thumbnail draw:style-name="gr36" draw:layer="layout" svg:width="14.848cm" svg:height="11.136cm" svg:x="3.075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g>
          <draw:custom-shape draw:style-name="gr1" draw:text-style-name="P1" draw:layer="layout" svg:width="10cm" svg:height="10cm" svg:x="47.95cm" svg:y="7.05cm">
            <text:p/>
            <draw:enhanced-geometry svg:viewBox="0 0 21600 21600" draw:type="rectangle" draw:enhanced-path="M 0 0 L 21600 0 21600 21600 0 21600 0 0 Z N"/>
          </draw:custom-shape>
          <draw:frame draw:style-name="gr2" draw:text-style-name="P2" draw:layer="layout" svg:width="10cm" svg:height="3.095cm" svg:x="47.95cm" svg:y="9.05cm">
            <draw:text-box>
              <text:p><text:span text:style-name="T1">Write images, sinograms, in any formats, etc.</text:span></text:p>
              <text:p><text:span text:style-name="T1">Singleton class based on a sole base-name.</text:span></text:p>
            </draw:text-box>
          </draw:frame>
          <draw:custom-shape draw:style-name="gr3" draw:text-style-name="P1" draw:layer="layout" svg:width="10cm" svg:height="2cm" svg:x="47.95cm" svg:y="7.05cm">
            <text:p/>
            <draw:enhanced-geometry svg:viewBox="0 0 21600 21600" draw:type="rectangle" draw:enhanced-path="M 0 0 L 21600 0 21600 21600 0 21600 0 0 Z N"/>
          </draw:custom-shape>
          <draw:frame draw:style-name="gr2" draw:text-style-name="P3" draw:layer="layout" svg:width="10cm" svg:height="1.195cm" svg:x="47.95cm" svg:y="7.45cm">
            <draw:text-box>
              <text:p><text:span text:style-name="T2">sOutputManager</text:span></text:p>
            </draw:text-box>
          </draw:frame>
        </draw:g>
        <draw:g>
          <draw:custom-shape draw:style-name="gr1" draw:text-style-name="P1" draw:layer="layout" svg:width="10cm" svg:height="10cm" svg:x="36.95cm" svg:y="32.05cm">
            <text:p/>
            <draw:enhanced-geometry svg:viewBox="0 0 21600 21600" draw:type="rectangle" draw:enhanced-path="M 0 0 L 21600 0 21600 21600 0 21600 0 0 Z N"/>
          </draw:custom-shape>
          <draw:frame draw:style-name="gr4" draw:text-style-name="P2" draw:layer="layout" svg:width="10cm" svg:height="8.172cm" svg:x="36.95cm" svg:y="34.05cm">
            <draw:text-box>
              <text:p><text:span text:style-name="T1">Virtual mother class that cannot be used stand-alone.</text:span></text:p>
              <text:p><text:span text:style-name="T1">Manage the generic input data format (made from a binary data file and an ascii header). Each child class has specific arrays corresponding to the possible informations stored or not in the data file. It uses some </text:span><text:span text:style-name="T3">vGenericEvent</text:span><text:span text:style-name="T1"> as buffers to get informations during runtime.</text:span></text:p>
            </draw:text-box>
          </draw:frame>
          <draw:custom-shape draw:style-name="gr3" draw:text-style-name="P1" draw:layer="layout" svg:width="10cm" svg:height="2cm" svg:x="36.95cm" svg:y="32.05cm">
            <text:p/>
            <draw:enhanced-geometry svg:viewBox="0 0 21600 21600" draw:type="rectangle" draw:enhanced-path="M 0 0 L 21600 0 21600 21600 0 21600 0 0 Z N"/>
          </draw:custom-shape>
          <draw:frame draw:style-name="gr5" draw:text-style-name="P3" draw:layer="layout" svg:width="10cm" svg:height="1.295cm" svg:x="36.95cm" svg:y="32.45cm">
            <draw:text-box>
              <text:p><text:span text:style-name="T2">vGenericDataFile</text:span></text:p>
            </draw:text-box>
          </draw:frame>
        </draw:g>
        <draw:g>
          <draw:custom-shape draw:style-name="gr6" draw:text-style-name="P1" draw:layer="layout" svg:width="10cm" svg:height="10cm" svg:x="36.95cm" svg:y="44.05cm">
            <text:p/>
            <draw:enhanced-geometry svg:viewBox="0 0 21600 21600" draw:type="rectangle" draw:enhanced-path="M 0 0 L 21600 0 21600 21600 0 21600 0 0 Z N"/>
          </draw:custom-shape>
          <draw:frame draw:style-name="gr2" draw:text-style-name="P2" draw:layer="layout" svg:width="10cm" svg:height="4.517cm" svg:x="36.95cm" svg:y="46.05cm">
            <draw:text-box>
              <text:p><text:span text:style-name="T1">Virtual mother class that cannot be used stand-alone.</text:span></text:p>
              <text:p><text:span text:style-name="T1">Store informations about the given event common to all possible childs (PET, SPECT, transmission, etc).</text:span></text:p>
            </draw:text-box>
          </draw:frame>
          <draw:custom-shape draw:style-name="gr7" draw:text-style-name="P1" draw:layer="layout" svg:width="10cm" svg:height="2cm" svg:x="36.95cm" svg:y="44.05cm">
            <text:p/>
            <draw:enhanced-geometry svg:viewBox="0 0 21600 21600" draw:type="rectangle" draw:enhanced-path="M 0 0 L 21600 0 21600 21600 0 21600 0 0 Z N"/>
          </draw:custom-shape>
          <draw:frame draw:style-name="gr2" draw:text-style-name="P3" draw:layer="layout" svg:width="10cm" svg:height="1.195cm" svg:x="36.95cm" svg:y="44.45cm">
            <draw:text-box>
              <text:p><text:span text:style-name="T2">vGenericEvent</text:span></text:p>
            </draw:text-box>
          </draw:frame>
        </draw:g>
        <draw:g>
          <draw:custom-shape draw:style-name="gr1" draw:text-style-name="P1" draw:layer="layout" svg:width="10cm" svg:height="10cm" svg:x="70.95cm" svg:y="44.05cm">
            <text:p/>
            <draw:enhanced-geometry svg:viewBox="0 0 21600 21600" draw:type="rectangle" draw:enhanced-path="M 0 0 L 21600 0 21600 21600 0 21600 0 0 Z N"/>
          </draw:custom-shape>
          <draw:frame draw:style-name="gr2" draw:text-style-name="P2" draw:layer="layout" svg:width="10cm" svg:height="3.095cm" svg:x="70.95cm" svg:y="46.05cm">
            <draw:text-box>
              <text:p><text:span text:style-name="T1">Virtual mother class that cannot be used stand-alone.</text:span></text:p>
              <text:p><text:span text:style-name="T1">Manage the scanner geometry, coordinate computations, etc.</text:span></text:p>
            </draw:text-box>
          </draw:frame>
          <draw:custom-shape draw:style-name="gr3" draw:text-style-name="P1" draw:layer="layout" svg:width="10cm" svg:height="2cm" svg:x="70.95cm" svg:y="44.05cm">
            <text:p/>
            <draw:enhanced-geometry svg:viewBox="0 0 21600 21600" draw:type="rectangle" draw:enhanced-path="M 0 0 L 21600 0 21600 21600 0 21600 0 0 Z N"/>
          </draw:custom-shape>
          <draw:frame draw:style-name="gr2" draw:text-style-name="P3" draw:layer="layout" svg:width="10cm" svg:height="1.195cm" svg:x="70.95cm" svg:y="44.45cm">
            <draw:text-box>
              <text:p><text:span text:style-name="T2">vGenericScanner</text:span></text:p>
            </draw:text-box>
          </draw:frame>
        </draw:g>
        <draw:g>
          <draw:custom-shape draw:style-name="gr6" draw:text-style-name="P1" draw:layer="layout" svg:width="10cm" svg:height="10cm" svg:x="24.95cm" svg:y="57.05cm">
            <text:p/>
            <draw:enhanced-geometry svg:viewBox="0 0 21600 21600" draw:type="rectangle" draw:enhanced-path="M 0 0 L 21600 0 21600 21600 0 21600 0 0 Z N"/>
          </draw:custom-shape>
          <draw:frame draw:style-name="gr2" draw:text-style-name="P2" draw:layer="layout" svg:width="10cm" svg:height="3.095cm" svg:x="24.95cm" svg:y="59.05cm">
            <draw:text-box>
              <text:p><text:span text:style-name="T1">Inherit from </text:span><text:span text:style-name="T3">vGenericEvent</text:span><text:span text:style-name="T1">.</text:span></text:p>
              <text:p><text:span text:style-name="T1">Store informations about the given event specific to its modality.</text:span></text:p>
            </draw:text-box>
          </draw:frame>
          <draw:custom-shape draw:style-name="gr7" draw:text-style-name="P1" draw:layer="layout" svg:width="10cm" svg:height="2cm" svg:x="24.95cm" svg:y="57.05cm">
            <text:p/>
            <draw:enhanced-geometry svg:viewBox="0 0 21600 21600" draw:type="rectangle" draw:enhanced-path="M 0 0 L 21600 0 21600 21600 0 21600 0 0 Z N"/>
          </draw:custom-shape>
          <draw:frame draw:style-name="gr2" draw:text-style-name="P3" draw:layer="layout" svg:width="10cm" svg:height="1.195cm" svg:x="24.95cm" svg:y="57.45cm">
            <draw:text-box>
              <text:p><text:span text:style-name="T2">iPETEvent</text:span></text:p>
            </draw:text-box>
          </draw:frame>
        </draw:g>
        <draw:g>
          <draw:custom-shape draw:style-name="gr6" draw:text-style-name="P1" draw:layer="layout" svg:width="10cm" svg:height="10cm" svg:x="13.95cm" svg:y="55.05cm">
            <text:p/>
            <draw:enhanced-geometry svg:viewBox="0 0 21600 21600" draw:type="rectangle" draw:enhanced-path="M 0 0 L 21600 0 21600 21600 0 21600 0 0 Z N"/>
          </draw:custom-shape>
          <draw:frame draw:style-name="gr2" draw:text-style-name="P2" draw:layer="layout" svg:width="10cm" svg:height="3.095cm" svg:x="13.95cm" svg:y="57.05cm">
            <draw:text-box>
              <text:p><text:span text:style-name="T1">Inherit from </text:span><text:span text:style-name="T3">vGenericEvent</text:span><text:span text:style-name="T1">.</text:span></text:p>
              <text:p><text:span text:style-name="T1">Store informations about the given event specific to its modality.</text:span></text:p>
            </draw:text-box>
          </draw:frame>
          <draw:custom-shape draw:style-name="gr7" draw:text-style-name="P1" draw:layer="layout" svg:width="10cm" svg:height="2cm" svg:x="13.95cm" svg:y="55.05cm">
            <text:p/>
            <draw:enhanced-geometry svg:viewBox="0 0 21600 21600" draw:type="rectangle" draw:enhanced-path="M 0 0 L 21600 0 21600 21600 0 21600 0 0 Z N"/>
          </draw:custom-shape>
          <draw:frame draw:style-name="gr2" draw:text-style-name="P8" draw:layer="layout" svg:width="10cm" svg:height="1.119cm" svg:x="13.95cm" svg:y="55.45cm">
            <draw:text-box>
              <text:p><text:span text:style-name="T10">iSPECTEvent</text:span></text:p>
            </draw:text-box>
          </draw:frame>
        </draw:g>
        <draw:g>
          <draw:custom-shape draw:style-name="gr6" draw:text-style-name="P1" draw:layer="layout" svg:width="10cm" svg:height="10cm" svg:x="14.95cm" svg:y="44.05cm">
            <text:p/>
            <draw:enhanced-geometry svg:viewBox="0 0 21600 21600" draw:type="rectangle" draw:enhanced-path="M 0 0 L 21600 0 21600 21600 0 21600 0 0 Z N"/>
          </draw:custom-shape>
          <draw:frame draw:style-name="gr2" draw:text-style-name="P2" draw:layer="layout" svg:width="10cm" svg:height="3.095cm" svg:x="14.95cm" svg:y="46.05cm">
            <draw:text-box>
              <text:p><text:span text:style-name="T1">Inherit from </text:span><text:span text:style-name="T3">vGenericEvent</text:span><text:span text:style-name="T1">.</text:span></text:p>
              <text:p><text:span text:style-name="T1">Store informations about the given event specific to its modality.</text:span></text:p>
            </draw:text-box>
          </draw:frame>
          <draw:custom-shape draw:style-name="gr7" draw:text-style-name="P1" draw:layer="layout" svg:width="10cm" svg:height="2cm" svg:x="14.95cm" svg:y="44.05cm">
            <text:p/>
            <draw:enhanced-geometry svg:viewBox="0 0 21600 21600" draw:type="rectangle" draw:enhanced-path="M 0 0 L 21600 0 21600 21600 0 21600 0 0 Z N"/>
          </draw:custom-shape>
          <draw:frame draw:style-name="gr2" draw:text-style-name="P3" draw:layer="layout" svg:width="10cm" svg:height="1.195cm" svg:x="14.95cm" svg:y="44.45cm">
            <draw:text-box>
              <text:p><text:span text:style-name="T2">iTransmissionEvent</text:span></text:p>
            </draw:text-box>
          </draw:frame>
        </draw:g>
        <draw:g>
          <draw:custom-shape draw:style-name="gr6" draw:text-style-name="P1" draw:layer="layout" svg:width="10cm" svg:height="10cm" svg:x="24.95cm" svg:y="19.05cm">
            <text:p/>
            <draw:enhanced-geometry svg:viewBox="0 0 21600 21600" draw:type="rectangle" draw:enhanced-path="M 0 0 L 21600 0 21600 21600 0 21600 0 0 Z N"/>
          </draw:custom-shape>
          <draw:frame draw:style-name="gr2" draw:text-style-name="P2" draw:layer="layout" svg:width="10cm" svg:height="3.806cm" svg:x="24.95cm" svg:y="21.05cm">
            <draw:text-box>
              <text:p><text:span text:style-name="T1">Inherit from </text:span><text:span text:style-name="T3">vGenericDataFile</text:span><text:span text:style-name="T1">.</text:span></text:p>
              <text:p><text:span text:style-name="T1">This class manage the MPI splitting of the file and specific reading of the data file associated to its modality.</text:span></text:p>
            </draw:text-box>
          </draw:frame>
          <draw:custom-shape draw:style-name="gr7" draw:text-style-name="P1" draw:layer="layout" svg:width="10cm" svg:height="2cm" svg:x="24.95cm" svg:y="19.05cm">
            <text:p/>
            <draw:enhanced-geometry svg:viewBox="0 0 21600 21600" draw:type="rectangle" draw:enhanced-path="M 0 0 L 21600 0 21600 21600 0 21600 0 0 Z N"/>
          </draw:custom-shape>
          <draw:frame draw:style-name="gr2" draw:text-style-name="P3" draw:layer="layout" svg:width="10cm" svg:height="1.195cm" svg:x="24.95cm" svg:y="19.45cm">
            <draw:text-box>
              <text:p><text:span text:style-name="T2">iPETDataFile</text:span></text:p>
            </draw:text-box>
          </draw:frame>
        </draw:g>
        <draw:g>
          <draw:custom-shape draw:style-name="gr6" draw:text-style-name="P1" draw:layer="layout" svg:width="10cm" svg:height="10cm" svg:x="13.95cm" svg:y="21.05cm">
            <text:p/>
            <draw:enhanced-geometry svg:viewBox="0 0 21600 21600" draw:type="rectangle" draw:enhanced-path="M 0 0 L 21600 0 21600 21600 0 21600 0 0 Z N"/>
          </draw:custom-shape>
          <draw:frame draw:style-name="gr2" draw:text-style-name="P2" draw:layer="layout" svg:width="10cm" svg:height="3.806cm" svg:x="13.95cm" svg:y="23.05cm">
            <draw:text-box>
              <text:p><text:span text:style-name="T1">Inherit from </text:span><text:span text:style-name="T3">vGenericDataFile</text:span><text:span text:style-name="T1">.</text:span></text:p>
              <text:p><text:span text:style-name="T1">This class manage the MPI splitting of the file and specific reading of the data file associated to its modality.</text:span></text:p>
            </draw:text-box>
          </draw:frame>
          <draw:custom-shape draw:style-name="gr7" draw:text-style-name="P1" draw:layer="layout" svg:width="10cm" svg:height="2cm" svg:x="13.95cm" svg:y="21.05cm">
            <text:p/>
            <draw:enhanced-geometry svg:viewBox="0 0 21600 21600" draw:type="rectangle" draw:enhanced-path="M 0 0 L 21600 0 21600 21600 0 21600 0 0 Z N"/>
          </draw:custom-shape>
          <draw:frame draw:style-name="gr2" draw:text-style-name="P3" draw:layer="layout" svg:width="10cm" svg:height="1.195cm" svg:x="13.95cm" svg:y="21.45cm">
            <draw:text-box>
              <text:p><text:span text:style-name="T2">iSPECTDataFile</text:span></text:p>
            </draw:text-box>
          </draw:frame>
        </draw:g>
        <draw:g>
          <draw:custom-shape draw:style-name="gr6" draw:text-style-name="P1" draw:layer="layout" svg:width="10cm" svg:height="10cm" svg:x="14.95cm" svg:y="32.05cm">
            <text:p/>
            <draw:enhanced-geometry svg:viewBox="0 0 21600 21600" draw:type="rectangle" draw:enhanced-path="M 0 0 L 21600 0 21600 21600 0 21600 0 0 Z N"/>
          </draw:custom-shape>
          <draw:frame draw:style-name="gr2" draw:text-style-name="P2" draw:layer="layout" svg:width="10cm" svg:height="3.806cm" svg:x="14.95cm" svg:y="34.05cm">
            <draw:text-box>
              <text:p><text:span text:style-name="T1">Inherit from </text:span><text:span text:style-name="T3">vGenericDataFile</text:span><text:span text:style-name="T1">.</text:span></text:p>
              <text:p><text:span text:style-name="T1">This class manage the MPI splitting of the file and specific reading of the data file associated to its modality.</text:span></text:p>
            </draw:text-box>
          </draw:frame>
          <draw:custom-shape draw:style-name="gr7" draw:text-style-name="P1" draw:layer="layout" svg:width="10cm" svg:height="2cm" svg:x="14.95cm" svg:y="32.05cm">
            <text:p/>
            <draw:enhanced-geometry svg:viewBox="0 0 21600 21600" draw:type="rectangle" draw:enhanced-path="M 0 0 L 21600 0 21600 21600 0 21600 0 0 Z N"/>
          </draw:custom-shape>
          <draw:frame draw:style-name="gr2" draw:text-style-name="P3" draw:layer="layout" svg:width="10cm" svg:height="1.195cm" svg:x="14.95cm" svg:y="32.45cm">
            <draw:text-box>
              <text:p><text:span text:style-name="T2">iTransmissionDataFile</text:span></text:p>
            </draw:text-box>
          </draw:frame>
        </draw:g>
        <draw:path draw:style-name="gr39" draw:text-style-name="P5" draw:layer="layout" svg:width="5.999cm" svg:height="4.999cm" draw:transform="rotate (-3.14159265358979) translate (36.95cm 34.05cm)" svg:viewBox="0 0 6000 5000" svg:d="m0 0c6000 0 6000 5000 6000 5000">
          <text:p/>
        </draw:path>
        <draw:path draw:style-name="gr40" draw:text-style-name="P5" draw:layer="layout" svg:width="12.999cm" svg:height="4.999cm" draw:transform="rotate (-3.14159265358979) translate (36.95cm 35.05cm)" svg:viewBox="0 0 13000 5000" svg:d="m0 0c8000 0 13000 5000 13000 5000">
          <text:p/>
        </draw:path>
        <draw:path draw:style-name="gr40" draw:text-style-name="P5" draw:layer="layout" svg:width="11.99cm" svg:height="2.316cm" draw:transform="skewX (-0.0219911485751286) rotate (3.11384191848308) translate (36.9366532296352cm 38.3827238535128cm)" svg:viewBox="0 0 11991 2317" svg:d="m0 2317c8003-2 11991-2317 11991-2317">
          <text:p/>
        </draw:path>
        <draw:path draw:style-name="gr35" draw:text-style-name="P5" draw:layer="layout" svg:width="5.999cm" svg:height="4.999cm" draw:transform="rotate (-3.14159265358979) translate (36.9500000000179cm 57.0499999999785cm)" svg:viewBox="0 0 6000 5000" svg:d="m0 5000c6000 0 6000-5000 6000-5000">
          <text:p/>
        </draw:path>
        <draw:path draw:style-name="gr40" draw:text-style-name="P5" draw:layer="layout" svg:width="12.999cm" svg:height="4.999cm" draw:transform="rotate (-3.14159265358979) translate (36.9500000000179cm 56.0499999999538cm)" svg:viewBox="0 0 13000 5000" svg:d="m0 5000c8000 0 13000-5000 13000-5000">
          <text:p/>
        </draw:path>
        <draw:path draw:style-name="gr40" draw:text-style-name="P5" draw:layer="layout" svg:width="11.999cm" svg:height="1.999cm" draw:transform="rotate (-3.14159265358979) translate (36.95cm 50.05cm)" svg:viewBox="0 0 12000 2000" svg:d="m0 0c10000 0 12000 2000 12000 2000">
          <text:p/>
        </draw:path>
        <draw:path draw:style-name="gr29" draw:text-style-name="P5" draw:layer="layout" svg:width="3.737cm" svg:height="4.719cm" draw:transform="rotate (2.49808975837948) translate (36.9499999999924cm 46.0500000000102cm)" svg:viewBox="0 0 3738 4720" svg:d="m0 0c5000 0 3540 4720 3540 4720">
          <text:p/>
        </draw:path>
        <draw:g>
          <draw:custom-shape draw:style-name="gr6" draw:text-style-name="P1" draw:layer="layout" svg:width="24cm" svg:height="10cm" svg:x="13.95cm" svg:y="7.05cm">
            <text:p/>
            <draw:enhanced-geometry svg:viewBox="0 0 21600 21600" draw:type="rectangle" draw:enhanced-path="M 0 0 L 21600 0 21600 21600 0 21600 0 0 Z N"/>
          </draw:custom-shape>
          <draw:frame draw:style-name="gr20" draw:text-style-name="P2" draw:layer="layout" svg:width="8cm" svg:height="8cm" svg:x="14.05cm" svg:y="9.05cm">
            <draw:text-box>
              <text:p><text:span text:style-name="T7">Prefixes for class name</text:span><text:span text:style-name="T8">:</text:span></text:p>
              <text:p><text:span text:style-name="T1"><text:s/></text:span><text:span text:style-name="T1">- </text:span><text:span text:style-name="T3">s</text:span><text:span text:style-name="T1"> for a singleton class</text:span></text:p>
              <text:p><text:span text:style-name="T1"><text:s/></text:span><text:span text:style-name="T1">- </text:span><text:span text:style-name="T3">v</text:span><text:span text:style-name="T1"> for a virtual class</text:span></text:p>
              <text:p><text:span text:style-name="T1"><text:s/></text:span><text:span text:style-name="T1">- </text:span><text:span text:style-name="T3">i</text:span><text:span text:style-name="T1"> for a inherited class</text:span></text:p>
              <text:p><text:span text:style-name="T1"><text:s/></text:span><text:span text:style-name="T1">- </text:span><text:span text:style-name="T3">o</text:span><text:span text:style-name="T1"> for a standard class</text:span></text:p>
              <text:p><text:span text:style-name="T1"/></text:p>
            </draw:text-box>
          </draw:frame>
          <draw:custom-shape draw:style-name="gr7" draw:text-style-name="P1" draw:layer="layout" svg:width="24cm" svg:height="2cm" svg:x="13.95cm" svg:y="7.05cm">
            <text:p/>
            <draw:enhanced-geometry svg:viewBox="0 0 21600 21600" draw:type="rectangle" draw:enhanced-path="M 0 0 L 21600 0 21600 21600 0 21600 0 0 Z N"/>
          </draw:custom-shape>
          <draw:frame draw:style-name="gr2" draw:text-style-name="P3" draw:layer="layout" svg:width="24cm" svg:height="1.195cm" svg:x="13.95cm" svg:y="7.45cm">
            <draw:text-box>
              <text:p text:style-name="P1"><text:span text:style-name="T2">Legend</text:span></text:p>
            </draw:text-box>
          </draw:frame>
          <draw:frame draw:style-name="gr20" draw:text-style-name="P2" draw:layer="layout" svg:width="15.8cm" svg:height="8.072cm" svg:x="22.15cm" svg:y="9.05cm">
            <draw:text-box>
              <text:p><text:span text:style-name="T7">Diagram links</text:span><text:span text:style-name="T1">:</text:span></text:p>
              <text:p><text:span text:style-name="T1">A</text:span><text:span text:style-name="T1"><text:tab/></text:span><text:span text:style-name="T1"><text:tab/></text:span><text:span text:style-name="T1"><text:tab/></text:span><text:span text:style-name="T1">B : B inherits from A</text:span></text:p>
              <text:p><text:span text:style-name="T1">A</text:span><text:span text:style-name="T1"><text:tab/></text:span><text:span text:style-name="T1"><text:tab/></text:span><text:span text:style-name="T1"><text:tab/></text:span><text:span text:style-name="T1">B : B instances and uses A</text:span></text:p>
              <text:p><text:span text:style-name="T1">A</text:span><text:span text:style-name="T1"><text:tab/></text:span><text:span text:style-name="T1"><text:tab/></text:span><text:span text:style-name="T1"><text:tab/></text:span><text:span text:style-name="T1">B : B uses A</text:span></text:p>
              <text:p><text:span text:style-name="T1"><text:s text:c="10"/></text:span><text:span text:style-name="T1">A <text:s text:c="11"/>: Main() instances A</text:span></text:p>
              <text:p><text:span text:style-name="T1">A</text:span><text:span text:style-name="T1"><text:tab/></text:span><text:span text:style-name="T1"><text:tab/></text:span><text:span text:style-name="T1"><text:tab/></text:span><text:span text:style-name="T1">B : B uses A through C as a parameter</text:span></text:p>
              <text:p><text:span text:style-name="T1"/></text:p>
              <text:p><text:span text:style-name="T1"><text:s text:c="5"/></text:span><text:span text:style-name="T1">C</text:span></text:p>
              <text:p><text:span text:style-name="T1">A</text:span><text:span text:style-name="T1"><text:tab/></text:span><text:span text:style-name="T1"><text:tab/></text:span><text:span text:style-name="T1"><text:tab/></text:span><text:span text:style-name="T1">B : B uses A through C as a result</text:span></text:p>
              <text:p><text:span text:style-name="T1"/></text:p>
              <text:p><text:span text:style-name="T1"><text:s text:c="5"/></text:span><text:span text:style-name="T1">C</text:span></text:p>
            </draw:text-box>
          </draw:frame>
          <draw:line draw:style-name="gr21" draw:text-style-name="P5" draw:layer="layout" svg:x1="23.05cm" svg:y1="10.15cm" svg:x2="25.75cm" svg:y2="10.15cm">
            <text:p/>
          </draw:line>
          <draw:line draw:style-name="gr22" draw:text-style-name="P5" draw:layer="layout" svg:x1="23.049cm" svg:y1="10.9cm" svg:x2="25.749cm" svg:y2="10.9cm">
            <text:p/>
          </draw:line>
          <draw:line draw:style-name="gr22" draw:text-style-name="P5" draw:layer="layout" svg:x1="23.048cm" svg:y1="13cm" svg:x2="25.748cm" svg:y2="13cm">
            <text:p/>
          </draw:line>
          <draw:line draw:style-name="gr23" draw:text-style-name="P5" draw:layer="layout" svg:x1="23.75cm" svg:y1="14.05cm" svg:x2="24.55cm" svg:y2="13cm">
            <text:p/>
          </draw:line>
          <draw:line draw:style-name="gr22" draw:text-style-name="P5" draw:layer="layout" svg:x1="23.047cm" svg:y1="15.2cm" svg:x2="25.747cm" svg:y2="15.2cm">
            <text:p/>
          </draw:line>
          <draw:line draw:style-name="gr17" draw:text-style-name="P5" draw:layer="layout" svg:x1="23.749cm" svg:y1="16.249cm" svg:x2="24.549cm" svg:y2="15.199cm">
            <text:p/>
          </draw:line>
          <draw:line draw:style-name="gr24" draw:text-style-name="P5" draw:layer="layout" svg:x1="23.048cm" svg:y1="11.6cm" svg:x2="25.748cm" svg:y2="11.6cm">
            <text:p/>
          </draw:line>
          <draw:custom-shape draw:style-name="gr25" draw:text-style-name="P5" draw:layer="layout" svg:width="0.8cm" svg:height="0.8cm" svg:x="23.95cm" svg:y="11.9cm">
            <text:p/>
            <draw:enhanced-geometry svg:viewBox="0 0 21600 21600" draw:type="rectangle" draw:enhanced-path="M 0 0 L 21600 0 21600 21600 0 21600 0 0 Z N"/>
          </draw:custom-shape>
        </draw:g>
        <draw:g>
          <draw:custom-shape draw:style-name="gr1" draw:text-style-name="P1" draw:layer="layout" svg:width="10cm" svg:height="10cm" svg:x="59.95cm" svg:y="7.05cm">
            <text:p/>
            <draw:enhanced-geometry svg:viewBox="0 0 21600 21600" draw:type="rectangle" draw:enhanced-path="M 0 0 L 21600 0 21600 21600 0 21600 0 0 Z N"/>
          </draw:custom-shape>
          <draw:frame draw:style-name="gr2" draw:text-style-name="P2" draw:layer="layout" svg:width="10cm" svg:height="2.384cm" svg:x="59.95cm" svg:y="9.05cm">
            <draw:text-box>
              <text:p><text:span text:style-name="T1">Manage RAM usage and needs (only informative).</text:span></text:p>
              <text:p><text:span text:style-name="T1">Singleton class.</text:span></text:p>
            </draw:text-box>
          </draw:frame>
          <draw:custom-shape draw:style-name="gr3" draw:text-style-name="P1" draw:layer="layout" svg:width="10cm" svg:height="2cm" svg:x="59.95cm" svg:y="7.05cm">
            <text:p/>
            <draw:enhanced-geometry svg:viewBox="0 0 21600 21600" draw:type="rectangle" draw:enhanced-path="M 0 0 L 21600 0 21600 21600 0 21600 0 0 Z N"/>
          </draw:custom-shape>
          <draw:frame draw:style-name="gr2" draw:text-style-name="P3" draw:layer="layout" svg:width="10cm" svg:height="1.195cm" svg:x="59.95cm" svg:y="7.45cm">
            <draw:text-box>
              <text:p><text:span text:style-name="T2">sRAMManager</text:span></text:p>
            </draw:text-box>
          </draw:frame>
        </draw:g>
        <draw:g>
          <draw:custom-shape draw:style-name="gr1" draw:text-style-name="P1" draw:layer="layout" svg:width="10cm" svg:height="10cm" svg:x="72cm" svg:y="7.1cm">
            <text:p/>
            <draw:enhanced-geometry svg:viewBox="0 0 21600 21600" draw:type="rectangle" draw:enhanced-path="M 0 0 L 21600 0 21600 21600 0 21600 0 0 Z N"/>
          </draw:custom-shape>
          <draw:frame draw:style-name="gr2" draw:text-style-name="P2" draw:layer="layout" svg:width="10cm" svg:height="3.806cm" svg:x="72cm" svg:y="9.1cm">
            <draw:text-box>
              <text:p><text:span text:style-name="T1">Manage the automatic detection of predefined scanners, and detection of the one associated to input files.</text:span></text:p>
              <text:p><text:span text:style-name="T1">Singleton class.</text:span></text:p>
            </draw:text-box>
          </draw:frame>
          <draw:custom-shape draw:style-name="gr3" draw:text-style-name="P1" draw:layer="layout" svg:width="10cm" svg:height="2cm" svg:x="72cm" svg:y="7.1cm">
            <text:p/>
            <draw:enhanced-geometry svg:viewBox="0 0 21600 21600" draw:type="rectangle" draw:enhanced-path="M 0 0 L 21600 0 21600 21600 0 21600 0 0 Z N"/>
          </draw:custom-shape>
          <draw:frame draw:style-name="gr2" draw:text-style-name="P3" draw:layer="layout" svg:width="10cm" svg:height="1.195cm" svg:x="72cm" svg:y="7.5cm">
            <draw:text-box>
              <text:p><text:span text:style-name="T2">sScannerManager</text:span></text:p>
            </draw:text-box>
          </draw:frame>
        </draw:g>
        <draw:g>
          <draw:custom-shape draw:style-name="gr1" draw:text-style-name="P1" draw:layer="layout" svg:width="10cm" svg:height="10cm" svg:x="71.95cm" svg:y="20.05cm">
            <text:p/>
            <draw:enhanced-geometry svg:viewBox="0 0 21600 21600" draw:type="rectangle" draw:enhanced-path="M 0 0 L 21600 0 21600 21600 0 21600 0 0 Z N"/>
          </draw:custom-shape>
          <draw:frame draw:style-name="gr2" draw:text-style-name="P2" draw:layer="layout" svg:width="10cm" svg:height="1.673cm" svg:x="71.95cm" svg:y="22.05cm">
            <draw:text-box>
              <text:p><text:span text:style-name="T1">Store the image domain dimensions and position.</text:span></text:p>
            </draw:text-box>
          </draw:frame>
          <draw:custom-shape draw:style-name="gr3" draw:text-style-name="P1" draw:layer="layout" svg:width="10cm" svg:height="2cm" svg:x="71.95cm" svg:y="20.05cm">
            <text:p/>
            <draw:enhanced-geometry svg:viewBox="0 0 21600 21600" draw:type="rectangle" draw:enhanced-path="M 0 0 L 21600 0 21600 21600 0 21600 0 0 Z N"/>
          </draw:custom-shape>
          <draw:frame draw:style-name="gr2" draw:text-style-name="P3" draw:layer="layout" svg:width="10cm" svg:height="1.195cm" svg:x="71.95cm" svg:y="20.45cm">
            <draw:text-box>
              <text:p><text:span text:style-name="T2">oImageDimensions</text:span></text:p>
            </draw:text-box>
          </draw:frame>
        </draw:g>
        <draw:frame draw:style-name="gr2" draw:text-style-name="P6" draw:layer="layout" svg:width="43.25cm" svg:height="2.143cm" svg:x="37.825cm" svg:y="2.7cm">
          <draw:text-box>
            <text:p text:style-name="P1"><text:span text:style-name="T9">Class diagram for analytical algorithms (to be done)</text:span></text:p>
          </draw:text-box>
        </draw:frame>
        <draw:custom-shape draw:style-name="gr1" draw:text-style-name="P1" draw:layer="layout" svg:width="10cm" svg:height="10cm" svg:x="54cm" svg:y="38cm">
          <text:p/>
          <draw:enhanced-geometry svg:viewBox="0 0 21600 21600" draw:type="rectangle" draw:enhanced-path="M 0 0 L 21600 0 21600 21600 0 21600 0 0 Z N"/>
        </draw:custom-shape>
        <draw:frame draw:style-name="gr2" draw:text-style-name="P2" draw:layer="layout" svg:width="10cm" svg:height="3.806cm" svg:x="54cm" svg:y="40cm">
          <draw:text-box>
            <text:p><text:span text:style-name="T1">This is the main class for analytical reconstructions, that manages the rebinning into sinograms, filtering and back-projection.</text:span></text:p>
          </draw:text-box>
        </draw:frame>
        <draw:custom-shape draw:style-name="gr3" draw:text-style-name="P1" draw:layer="layout" svg:width="10cm" svg:height="2cm" svg:x="54cm" svg:y="38cm">
          <text:p/>
          <draw:enhanced-geometry svg:viewBox="0 0 21600 21600" draw:type="rectangle" draw:enhanced-path="M 0 0 L 21600 0 21600 21600 0 21600 0 0 Z N"/>
        </draw:custom-shape>
        <draw:frame draw:style-name="gr2" draw:text-style-name="P3" draw:layer="layout" svg:width="10cm" svg:height="1.195cm" svg:x="54cm" svg:y="38.4cm">
          <draw:text-box>
            <text:p><text:span text:style-name="T2">oAnalyticalAlgorithm</text:span></text:p>
          </draw:text-box>
        </draw:frame>
        <draw:g>
          <draw:custom-shape draw:style-name="gr6" draw:text-style-name="P1" draw:layer="layout" svg:width="10cm" svg:height="10cm" svg:x="71.9cm" svg:y="59cm">
            <text:p/>
            <draw:enhanced-geometry svg:viewBox="0 0 21600 21600" draw:type="rectangle" draw:enhanced-path="M 0 0 L 21600 0 21600 21600 0 21600 0 0 Z N"/>
          </draw:custom-shape>
          <draw:frame draw:style-name="gr2" draw:text-style-name="P2" draw:layer="layout" svg:width="10cm" svg:height="0.962cm" svg:x="71.9cm" svg:y="61cm">
            <draw:text-box>
              <text:p><text:span text:style-name="T1">Inherit from </text:span><text:span text:style-name="T3">vGenericScanner.</text:span></text:p>
            </draw:text-box>
          </draw:frame>
          <draw:custom-shape draw:style-name="gr7" draw:text-style-name="P1" draw:layer="layout" svg:width="10cm" svg:height="2cm" svg:x="71.9cm" svg:y="59cm">
            <text:p/>
            <draw:enhanced-geometry svg:viewBox="0 0 21600 21600" draw:type="rectangle" draw:enhanced-path="M 0 0 L 21600 0 21600 21600 0 21600 0 0 Z N"/>
          </draw:custom-shape>
          <draw:frame draw:style-name="gr2" draw:text-style-name="P3" draw:layer="layout" svg:width="10cm" svg:height="1.195cm" svg:x="71.9cm" svg:y="59.4cm">
            <draw:text-box>
              <text:p><text:span text:style-name="T2">iPETScanner</text:span></text:p>
            </draw:text-box>
          </draw:frame>
        </draw:g>
        <draw:g>
          <draw:custom-shape draw:style-name="gr6" draw:text-style-name="P1" draw:layer="layout" svg:width="10cm" svg:height="10cm" svg:x="86.95cm" svg:y="51.95cm">
            <text:p/>
            <draw:enhanced-geometry svg:viewBox="0 0 21600 21600" draw:type="rectangle" draw:enhanced-path="M 0 0 L 21600 0 21600 21600 0 21600 0 0 Z N"/>
          </draw:custom-shape>
          <draw:frame draw:style-name="gr2" draw:text-style-name="P2" draw:layer="layout" svg:width="10cm" svg:height="0.962cm" svg:x="86.95cm" svg:y="53.95cm">
            <draw:text-box>
              <text:p><text:span text:style-name="T1">Inherit from </text:span><text:span text:style-name="T3">vGenericScanner.</text:span></text:p>
            </draw:text-box>
          </draw:frame>
          <draw:custom-shape draw:style-name="gr7" draw:text-style-name="P1" draw:layer="layout" svg:width="10cm" svg:height="2cm" svg:x="86.95cm" svg:y="51.95cm">
            <text:p/>
            <draw:enhanced-geometry svg:viewBox="0 0 21600 21600" draw:type="rectangle" draw:enhanced-path="M 0 0 L 21600 0 21600 21600 0 21600 0 0 Z N"/>
          </draw:custom-shape>
          <draw:frame draw:style-name="gr2" draw:text-style-name="P3" draw:layer="layout" svg:width="10cm" svg:height="1.195cm" svg:x="86.95cm" svg:y="52.35cm">
            <draw:text-box>
              <text:p><text:span text:style-name="T2">iSPECTConvScanner</text:span></text:p>
            </draw:text-box>
          </draw:frame>
        </draw:g>
        <draw:g>
          <draw:custom-shape draw:style-name="gr6" draw:text-style-name="P1" draw:layer="layout" svg:width="10cm" svg:height="10cm" svg:x="82.9cm" svg:y="63cm">
            <text:p/>
            <draw:enhanced-geometry svg:viewBox="0 0 21600 21600" draw:type="rectangle" draw:enhanced-path="M 0 0 L 21600 0 21600 21600 0 21600 0 0 Z N"/>
          </draw:custom-shape>
          <draw:frame draw:style-name="gr2" draw:text-style-name="P2" draw:layer="layout" svg:width="10cm" svg:height="0.962cm" svg:x="82.9cm" svg:y="65cm">
            <draw:text-box>
              <text:p><text:span text:style-name="T1">Inherit from </text:span><text:span text:style-name="T3">vGenericScanner.</text:span></text:p>
            </draw:text-box>
          </draw:frame>
          <draw:custom-shape draw:style-name="gr7" draw:text-style-name="P1" draw:layer="layout" svg:width="10cm" svg:height="2cm" svg:x="82.9cm" svg:y="63cm">
            <text:p/>
            <draw:enhanced-geometry svg:viewBox="0 0 21600 21600" draw:type="rectangle" draw:enhanced-path="M 0 0 L 21600 0 21600 21600 0 21600 0 0 Z N"/>
          </draw:custom-shape>
          <draw:frame draw:style-name="gr2" draw:text-style-name="P3" draw:layer="layout" svg:width="10cm" svg:height="1.195cm" svg:x="82.9cm" svg:y="63.4cm">
            <draw:text-box>
              <text:p><text:span text:style-name="T2">iSPECTPinholeScanner</text:span></text:p>
            </draw:text-box>
          </draw:frame>
        </draw:g>
        <draw:path draw:style-name="gr40" draw:text-style-name="P5" draw:layer="layout" svg:width="5.153cm" svg:height="1.561cm" draw:transform="rotate (-2.2455406156159) translate (80.1195223981024cm 54.9756246117435cm)" svg:viewBox="0 0 5154 1562" svg:d="m0 1562c3202 0 5154-1562 5154-1562">
          <text:p/>
        </draw:path>
        <draw:path draw:style-name="gr40" draw:text-style-name="P5" draw:layer="layout" svg:width="9.723cm" svg:height="2.92cm" draw:transform="skewX (-0.112573736753634) rotate (-0.751713308833958) translate (79.900000333602cm 53.9999995511316cm)" svg:viewBox="0 0 9724 2921" svg:d="m0 0c7324-1 9724 2921 9724 2921">
          <text:p/>
        </draw:path>
        <draw:path draw:style-name="gr40" draw:text-style-name="P5" draw:layer="layout" svg:width="6.049cm" svg:height="2.999cm" svg:x="80.9cm" svg:y="52.95cm" svg:viewBox="0 0 6050 3000" svg:d="m0 0c4108 0 6050 3000 6050 3000">
          <text:p/>
        </draw:path>
        <draw:g>
          <draw:custom-shape draw:style-name="gr6" draw:text-style-name="P1" draw:layer="layout" svg:width="10cm" svg:height="10cm" svg:x="86.95cm" svg:y="40.95cm">
            <text:p/>
            <draw:enhanced-geometry svg:viewBox="0 0 21600 21600" draw:type="rectangle" draw:enhanced-path="M 0 0 L 21600 0 21600 21600 0 21600 0 0 Z N"/>
          </draw:custom-shape>
          <draw:frame draw:style-name="gr2" draw:text-style-name="P2" draw:layer="layout" svg:width="10cm" svg:height="0.962cm" svg:x="86.95cm" svg:y="42.95cm">
            <draw:text-box>
              <text:p><text:span text:style-name="T1">Inherit from </text:span><text:span text:style-name="T3">vGenericScanner.</text:span></text:p>
            </draw:text-box>
          </draw:frame>
          <draw:custom-shape draw:style-name="gr7" draw:text-style-name="P1" draw:layer="layout" svg:width="10cm" svg:height="2cm" svg:x="86.95cm" svg:y="40.95cm">
            <text:p/>
            <draw:enhanced-geometry svg:viewBox="0 0 21600 21600" draw:type="rectangle" draw:enhanced-path="M 0 0 L 21600 0 21600 21600 0 21600 0 0 Z N"/>
          </draw:custom-shape>
          <draw:frame draw:style-name="gr2" draw:text-style-name="P3" draw:layer="layout" svg:width="10cm" svg:height="1.195cm" svg:x="86.95cm" svg:y="41.35cm">
            <draw:text-box>
              <text:p><text:span text:style-name="T2">iSinogramScanner</text:span></text:p>
            </draw:text-box>
          </draw:frame>
        </draw:g>
        <draw:path draw:style-name="gr40" draw:text-style-name="P5" draw:layer="layout" svg:width="6.049cm" svg:height="2.999cm" draw:transform="rotate (-3.14159265358979) translate (86.9490000000108cm 49.9489999999784cm)" svg:viewBox="0 0 6050 3000" svg:d="m6050 0c-4108 0-6050 3000-6050 3000">
          <text:p/>
        </draw:path>
        <presentation:notes draw:style-name="dp2">
          <draw:page-thumbnail draw:style-name="gr36"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draw:style-name="gr2" draw:text-style-name="P9" draw:layer="layout" svg:width="58.5cm" svg:height="16.001cm" svg:x="59.4cm" svg:y="1cm">
          <draw:text-box>
            <text:p><text:span text:style-name="T11">Definitions for class prefixes</text:span></text:p>
            <text:p><text:span text:style-name="T12"><text:s/></text:span><text:span text:style-name="T12">-</text:span><text:span text:style-name="T12"><text:tab/></text:span><text:span text:style-name="T12">v</text:span><text:span text:style-name="T12"><text:tab/></text:span><text:span text:style-name="T12">: virtual</text:span></text:p>
            <text:p><text:span text:style-name="T12"><text:s/></text:span><text:span text:style-name="T12">-</text:span><text:span text:style-name="T12"><text:tab/></text:span><text:span text:style-name="T12">i</text:span><text:span text:style-name="T12"><text:tab/></text:span><text:span text:style-name="T12">: inherit</text:span></text:p>
            <text:p><text:span text:style-name="T12"><text:s/></text:span><text:span text:style-name="T12">-</text:span><text:span text:style-name="T12"><text:tab/></text:span><text:span text:style-name="T12">s</text:span><text:span text:style-name="T12"><text:tab/></text:span><text:span text:style-name="T12">: singleton</text:span></text:p>
            <text:p><text:span text:style-name="T12"><text:s/></text:span><text:span text:style-name="T12">-</text:span><text:span text:style-name="T12"><text:tab/></text:span><text:span text:style-name="T12">o</text:span><text:span text:style-name="T12"><text:tab/></text:span><text:span text:style-name="T12">: object (independant)</text:span></text:p>
            <text:p><text:span text:style-name="T12"/></text:p>
            <text:p><text:span text:style-name="T11">Definitions for variable prefixes</text:span></text:p>
            <text:p><text:span text:style-name="T12"><text:s/></text:span><text:span text:style-name="T12">-</text:span><text:span text:style-name="T12"><text:tab/></text:span><text:span text:style-name="T12">a :</text:span><text:span text:style-name="T12"><text:tab/></text:span><text:span text:style-name="T12">argument</text:span></text:p>
            <text:p><text:span text:style-name="T12"><text:s/></text:span><text:span text:style-name="T12">-</text:span><text:span text:style-name="T12"><text:tab/></text:span><text:span text:style-name="T12">t</text:span><text:span text:style-name="T12"><text:tab/></text:span><text:span text:style-name="T12">:</text:span><text:span text:style-name="T12"><text:tab/></text:span><text:span text:style-name="T12">belong to </text:span><text:span text:style-name="T13">this</text:span><text:span text:style-name="T12"> (data member)</text:span></text:p>
            <text:p><text:span text:style-name="T12"><text:s/></text:span><text:span text:style-name="T12">-</text:span><text:span text:style-name="T12"><text:tab/></text:span><text:span text:style-name="T12">p :</text:span><text:span text:style-name="T12"><text:tab/></text:span><text:span text:style-name="T12">pointer</text:span></text:p>
          </draw:text-box>
        </draw:frame>
        <draw:frame draw:style-name="gr2" draw:text-style-name="P9" draw:layer="layout" svg:width="58.4cm" svg:height="66.401cm" svg:x="1cm" svg:y="1.001cm">
          <draw:text-box>
            <text:p><text:span text:style-name="T11">This is a schematic og the main iterative loop from the oIterativeAlgorithm class</text:span></text:p>
            <text:p><text:span text:style-name="T12"/></text:p>
            <text:p><text:span text:style-name="T14">FOR <text:s text:c="2"/>iter=0 <text:s/>iter&lt;m_NbIterations <text:s/>iter++</text:span></text:p>
            <text:p><text:span text:style-name="T14"><text:tab/></text:span><text:span text:style-name="T14"><text:tab/></text:span><text:span text:style-name="T14">FOR <text:s text:c="2"/>subs=0 <text:s/>subs&lt;m_NbSubsets <text:s/>subs++</text:span></text:p>
            <text:p><text:span text:style-name="T15"><text:tab/></text:span><text:span text:style-name="T15"><text:tab/></text:span><text:span text:style-name="T15"><text:tab/></text:span><text:span text:style-name="T15"><text:tab/></text:span><text:span text:style-name="T15">// Copy current image in forward-image buffer (apply deformation if needed)</text:span></text:p>
            <text:p><text:span text:style-name="T16"><text:tab/></text:span><text:span text:style-name="T16"><text:tab/></text:span><text:span text:style-name="T16"><text:tab/></text:span><text:span text:style-name="T16"><text:tab/></text:span><text:span text:style-name="T16">tp_ImageSpace-&gt;PrepareForwardImage() ;</text:span></text:p>
            <text:p><text:span text:style-name="T15"><text:tab/></text:span><text:span text:style-name="T15"><text:tab/></text:span><text:span text:style-name="T15"><text:tab/></text:span><text:span text:style-name="T15"><text:tab/></text:span><text:span text:style-name="T15">// Apply PSF if needed</text:span></text:p>
            <text:p><text:span text:style-name="T17"><text:tab/></text:span><text:span text:style-name="T17"><text:tab/></text:span><text:span text:style-name="T17"><text:tab/></text:span><text:span text:style-name="T17"><text:tab/></text:span><text:span text:style-name="T17">tp_Convolver-&gt;ApplyPSFToForwardImage(tp_ImageSpace);</text:span></text:p>
            <text:p><text:span text:style-name="T12"><text:tab/></text:span><text:span text:style-name="T12"><text:tab/></text:span><text:span text:style-name="T12"><text:tab/></text:span><text:span text:style-name="T12"><text:tab/></text:span><text:span text:style-name="T18">FOR <text:s text:c="2"/>bed=0 <text:s/>bed&lt;m_NbBeds <text:s/>bed++</text:span></text:p>
            <text:p><text:span text:style-name="T15"><text:tab/></text:span><text:span text:style-name="T15"><text:tab/></text:span><text:span text:style-name="T15"><text:tab/></text:span><text:span text:style-name="T15"><text:tab/></text:span><text:span text:style-name="T15"><text:tab/></text:span><text:span text:style-name="T15"><text:tab/></text:span><text:span text:style-name="T15">// Compute MPI start and stop indices</text:span></text:p>
            <text:p><text:span text:style-name="T18"><text:tab/></text:span><text:span text:style-name="T18"><text:tab/></text:span><text:span text:style-name="T18"><text:tab/></text:span><text:span text:style-name="T18"><text:tab/></text:span><text:span text:style-name="T18"><text:tab/></text:span><text:span text:style-name="T18"><text:tab/></text:span><text:span text:style-name="T16">unsigned long int index_start, index_stop = mpi_stuff;</text:span></text:p>
            <text:p><text:span text:style-name="T18"><text:tab/></text:span><text:span text:style-name="T18"><text:tab/></text:span><text:span text:style-name="T18"><text:tab/></text:span><text:span text:style-name="T18"><text:tab/></text:span><text:span text:style-name="T18"><text:tab/></text:span><text:span text:style-name="T18"><text:tab/></text:span><text:span text:style-name="T19">#pragma omp parallel for private(index) schedule(static, 1)</text:span></text:p>
            <text:p><text:span text:style-name="T12"><text:tab/></text:span><text:span text:style-name="T12"><text:tab/></text:span><text:span text:style-name="T12"><text:tab/></text:span><text:span text:style-name="T12"><text:tab/></text:span><text:span text:style-name="T12"><text:tab/></text:span><text:span text:style-name="T12"><text:tab/></text:span><text:span text:style-name="T19">FOR <text:s text:c="2"/>index=index_start <text:s/>index&lt;index_stop <text:s/>index++</text:span></text:p>
            <text:p><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Get the thread index</text:span></text:p>
            <text:p><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int th = omp_gem_thread_num();</text:span></text:p>
            <text:p><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Get the current event for that thread index</text:span></text:p>
            <text:p><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mEvent* event = tpp_InputFiles[bed]-&gt;GetEvent(th,index);</text:span></text:p>
            <text:p><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Compute the projection line</text:span></text:p>
            <text:p><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oProjectionLine* line = tp_Projector-&gt;ComputeProjectionLine(th,event);</text:span></text:p>
            <text:p><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Optimize in the data space (forward-proj, update, backward-proj)</text:span></text:p>
            <text:p><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if (line) tp_Optimizer-&gt;DataUpdate(th, event, line);</text:span></text:p>
            <text:p><text:span text:style-name="T12"><text:tab/></text:span><text:span text:style-name="T12"><text:tab/></text:span><text:span text:style-name="T12"><text:tab/></text:span><text:span text:style-name="T12"><text:tab/></text:span><text:span text:style-name="T12"><text:tab/></text:span><text:span text:style-name="T12"><text:tab/></text:span><text:span text:style-name="T19">END <text:s text:c="2"/>event</text:span></text:p>
            <text:p><text:span text:style-name="T19"><text:tab/></text:span><text:span text:style-name="T19"><text:tab/></text:span><text:span text:style-name="T19"><text:tab/></text:span><text:span text:style-name="T19"><text:tab/></text:span><text:span text:style-name="T19"><text:tab/></text:span><text:span text:style-name="T19"><text:tab/></text:span><text:span text:style-name="T19">#pragma omp end parallel</text:span></text:p>
            <text:p><text:span text:style-name="T12"><text:tab/></text:span><text:span text:style-name="T12"><text:tab/></text:span><text:span text:style-name="T12"><text:tab/></text:span><text:span text:style-name="T12"><text:tab/></text:span><text:span text:style-name="T18">END <text:s text:c="2"/>bed</text:span></text:p>
            <text:p><text:span text:style-name="T15"><text:tab/></text:span><text:span text:style-name="T15"><text:tab/></text:span><text:span text:style-name="T15"><text:tab/></text:span><text:span text:style-name="T15"><text:tab/></text:span><text:span text:style-name="T15">// Merge parallel results</text:span></text:p>
            <text:p><text:span text:style-name="T18"><text:tab/></text:span><text:span text:style-name="T18"><text:tab/></text:span><text:span text:style-name="T18"><text:tab/></text:span><text:span text:style-name="T18"><text:tab/></text:span><text:span text:style-name="T16">tp_ImageSpace-&gt;Reduce();</text:span></text:p>
            <text:p><text:span text:style-name="T15"><text:tab/></text:span><text:span text:style-name="T15"><text:tab/></text:span><text:span text:style-name="T15"><text:tab/></text:span><text:span text:style-name="T15"><text:tab/></text:span><text:span text:style-name="T15">// Apply PSF if needed</text:span></text:p>
            <text:p><text:span text:style-name="T17"><text:tab/></text:span><text:span text:style-name="T17"><text:tab/></text:span><text:span text:style-name="T17"><text:tab/></text:span><text:span text:style-name="T17"><text:tab/></text:span><text:span text:style-name="T17">tp_Convolver-&gt;ApplyPSFAfterProjection(tp_ImageSpace);</text:span></text:p>
            <text:p><text:span text:style-name="T15"><text:tab/></text:span><text:span text:style-name="T15"><text:tab/></text:span><text:span text:style-name="T15"><text:tab/></text:span><text:span text:style-name="T15"><text:tab/></text:span><text:span text:style-name="T15">// Apply deformation and other stuff if needed</text:span></text:p>
            <text:p><text:span text:style-name="T17"><text:tab/></text:span><text:span text:style-name="T17"><text:tab/></text:span><text:span text:style-name="T17"><text:tab/></text:span><text:span text:style-name="T17"><text:tab/></text:span><text:span text:style-name="T17">tp_ImageSpace-&gt;PreImageUpdate();</text:span></text:p>
            <text:p><text:span text:style-name="T15"><text:tab/></text:span><text:span text:style-name="T15"><text:tab/></text:span><text:span text:style-name="T15"><text:tab/></text:span><text:span text:style-name="T15"><text:tab/></text:span><text:span text:style-name="T15">// Compute the penalty component if any (MAP)</text:span></text:p>
            <text:p><text:span text:style-name="T17"><text:tab/></text:span><text:span text:style-name="T17"><text:tab/></text:span><text:span text:style-name="T17"><text:tab/></text:span><text:span text:style-name="T17"><text:tab/></text:span><text:span text:style-name="T17">tp_Optimizer-&gt;ComputePenalty();</text:span></text:p>
            <text:p><text:span text:style-name="T15"><text:tab/></text:span><text:span text:style-name="T15"><text:tab/></text:span><text:span text:style-name="T15"><text:tab/></text:span><text:span text:style-name="T15"><text:tab/></text:span><text:span text:style-name="T15">// Optimize in the image space (apply corrections, penalty and sensitivity)</text:span></text:p>
            <text:p><text:span text:style-name="T16"><text:tab/></text:span><text:span text:style-name="T16"><text:tab/></text:span><text:span text:style-name="T16"><text:tab/></text:span><text:span text:style-name="T16"><text:tab/></text:span><text:span text:style-name="T16">tp_Optimizer-&gt;ImageUpdate();</text:span></text:p>
            <text:p><text:span text:style-name="T15"><text:tab/></text:span><text:span text:style-name="T15"><text:tab/></text:span><text:span text:style-name="T15"><text:tab/></text:span><text:span text:style-name="T15"><text:tab/></text:span><text:span text:style-name="T15">// Kinetic modeling step (if applied)</text:span></text:p>
            <text:p><text:span text:style-name="T17"><text:tab/></text:span><text:span text:style-name="T17"><text:tab/></text:span><text:span text:style-name="T17"><text:tab/></text:span><text:span text:style-name="T17"><text:tab/></text:span><text:span text:style-name="T17">tp_KineticModel-&gt;FitModel();</text:span></text:p>
            <text:p><text:span text:style-name="T15"><text:tab/></text:span><text:span text:style-name="T15"><text:tab/></text:span><text:span text:style-name="T15"><text:tab/></text:span><text:span text:style-name="T15"><text:tab/></text:span><text:span text:style-name="T15">// Post-update processing of the current estimate (smooth, or anything)</text:span></text:p>
            <text:p><text:span text:style-name="T16"><text:tab/></text:span><text:span text:style-name="T16"><text:tab/></text:span><text:span text:style-name="T16"><text:tab/></text:span><text:span text:style-name="T16"><text:tab/></text:span><text:span text:style-name="T16">tp_ImageSpace-&gt;PostImageUpdate();</text:span></text:p>
            <text:p><text:span text:style-name="T12"><text:tab/></text:span><text:span text:style-name="T12"><text:tab/></text:span><text:span text:style-name="T14">END <text:s text:c="2"/>subs</text:span></text:p>
            <text:p><text:span text:style-name="T12"><text:tab/></text:span><text:span text:style-name="T12"><text:tab/></text:span><text:span text:style-name="T12">tp_ImageSpace-&gt;CleanNeverVisitedVoxels();</text:span></text:p>
            <text:p><text:span text:style-name="T12"><text:tab/></text:span><text:span text:style-name="T12"><text:tab/></text:span><text:span text:style-name="T12">tp_OutputManager-&gt;SaveIterationImage(iter);</text:span></text:p>
            <text:p><text:span text:style-name="T14">END <text:s text:c="2"/>iter</text:span></text:p>
          </draw:text-box>
        </draw:frame>
        <presentation:notes draw:style-name="dp2">
          <draw:page-thumbnail draw:style-name="gr36" draw:layer="layout" svg:width="14.848cm" svg:height="11.136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line draw:style-name="gr43" draw:text-style-name="P1" draw:layer="layout" svg:x1="4.749cm" svg:y1="42.048cm" svg:x2="114.15cm" svg:y2="42.052cm">
          <text:p/>
        </draw:line>
        <draw:frame draw:style-name="gr2" draw:text-style-name="P10" draw:layer="layout" svg:width="80.2cm" svg:height="4.036cm" svg:x="19.35cm" svg:y="34.6cm">
          <draw:text-box>
            <text:p text:style-name="P1"><text:span text:style-name="T20">Manager classes (singleton)</text:span></text:p>
          </draw:text-box>
        </draw:frame>
        <presentation:notes draw:style-name="dp2">
          <draw:page-thumbnail draw:style-name="gr36"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sOutputManager</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Singleton class that manages output writing on disk (images, sinograms, etc).</text:span></text:p>
            <text:p><text:span text:style-name="T23">It also manages logging and printing on screen.</text:span></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6.15cm" svg:height="34.45cm" svg:x="2.75cm" svg:y="47.05cm">
          <draw:text-box>
            <text:p><text:span text:style-name="T23">string m_baseName</text:span></text:p>
            <text:p><text:span text:style-name="T23">string m_pathName</text:span></text:p>
            <text:p><text:span text:style-name="T23">ofstream m_log;</text:span></text:p>
            <text:p><text:span text:style-name="T24">ofstream m_outPETImage;</text:span></text:p>
            <text:p><text:span text:style-name="T24">ifstream m_initialPETImage;</text:span></text:p>
            <text:p><text:span text:style-name="T24">string m_dataFileName;</text:span></text:p>
            <text:p><text:span text:style-name="T24">string m_pathToSensitivityImage;</text:span></text:p>
            <text:p><text:span text:style-name="T25"/></text:p>
            <text:p><text:span text:style-name="T25"/></text:p>
            <text:p><text:span text:style-name="T25"/></text:p>
            <text:p><text:span text:style-name="T23"/></text:p>
          </draw:text-box>
        </draw:frame>
        <draw:frame draw:style-name="gr48" draw:text-style-name="P13" draw:layer="layout" svg:width="26.15cm" svg:height="34.45cm" svg:x="29.65cm" svg:y="47.05cm">
          <draw:text-box>
            <text:p><text:span text:style-name="T23">sOutputManager* mp_Instance</text:span></text:p>
            <text:p><text:span text:style-name="T23">int m_verbose;</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3">int InitOutputDirectory(string a_path);</text:span></text:p>
            <text:p><text:span text:style-name="T26">int InitLogFile();</text:span></text:p>
            <text:p><text:span text:style-name="T26">int LogCommandLine(int argc, char** argv);</text:span></text:p>
            <text:p><text:span text:style-name="T26">int LogStandard(const string&amp; a_ClassName, const string&amp; a_FunctionName, const string&amp; a_Message);</text:span></text:p>
            <text:p><text:span text:style-name="T26">int LogError(const string&amp; a_ClassName, const string&amp; a_FunctionName, const string&amp; a_Message);</text:span></text:p>
            <text:p><text:span text:style-name="T23">int SavePETImage();</text:span></text:p>
            <text:p><text:span text:style-name="T26">int SaveSPECTImage();</text:span></text:p>
            <text:p><text:span text:style-name="T26">int SaveTransImage()</text:span><text:span text:style-name="T23">;</text:span></text:p>
            <text:p><text:span text:style-name="T24">int SaveSensitivityImage(FLTNB*** a_matrix, int a_nbImages, int a_4Dsize, int a_3Dsize);</text:span></text:p>
            <text:p><text:span text:style-name="T24">int InitPETImageFile(string a_path);</text:span></text:p>
            <text:p><text:span text:style-name="T24">void SetBaseName(string a_baseName);</text:span></text:p>
            <text:p><text:span text:style-name="T24">void SetPathToSensitivityImage(string a_path)</text:span></text:p>
            <text:p><text:span text:style-name="T24"><text:s text:c="9"/></text:span><text:span text:style-name="T24">{m_pathToSensitivityImage = a_path;};</text:span></text:p>
            <text:p><text:span text:style-name="T24"/></text:p>
            <text:p><text:span text:style-name="T27">int LUT_WriteScannerElementCoordinates(ofstream* ap_file, int a_elt, FLTNB* a_cartesianPosition, FLTNB* a_angle);</text:span></text:p>
            <text:p><text:span text:style-name="T27">int LUT_Write(ofstream* ap_file, int a_value); </text:span></text:p>
            <text:p><text:span text:style-name="T27">int LUT_Write(ofstream* ap_file, FLTNB a_value);</text:span></text:p>
            <text:p><text:span text:style-name="T24"/></text:p>
            <text:p><text:span text:style-name="T24">void PROJ_SetOutputDataFile(string a_pathToDataFile);</text:span></text:p>
            <text:p><text:span text:style-name="T24">int PROJ_WritePETListModeEvent(fstream* a_dataFile, iEventListModePET* ap_Event);</text:span></text:p>
            <text:p><text:span text:style-name="T24">int PROJ_WritePETSinoEvent(fstream* a_dataFile, iEventSinoPET* ap_Event, FLTNB fp);</text:span></text:p>
            <text:p><text:span text:style-name="T24"/></text:p>
            <text:p><text:span text:style-name="T24"/></text:p>
            <text:p><text:span text:style-name="T25"/></text:p>
          </draw:text-box>
        </draw:frame>
        <presentation:notes draw:style-name="dp2">
          <draw:page-thumbnail draw:style-name="gr36" draw:layer="layout" svg:width="14.848cm" svg:height="11.136cm" svg:x="3.075cm" svg:y="2.257cm" draw:page-number="8" presentation:class="page"/>
          <draw:frame presentation:style-name="pr2" draw:text-style-name="P14" draw:layer="layout" svg:width="16.799cm" svg:height="13.364cm" svg:x="2.1cm" svg:y="14.107cm" presentation:class="notes" presentation:user-transformed="true">
            <draw:text-box>
              <text:p><text:span text:style-name="T28">- Actuellement j'utilise plusieurs librairies C pour réaliser certaines tâches :</text:span></text:p>
              <text:p><text:span text:style-name="T28"><text:tab/></text:span><text:span text:style-name="T28">- <text:s/>Récupération d'informations sur les fichiers/répertoires : sys/stat.h</text:span></text:p>
              <text:p><text:span text:style-name="T28"><text:tab/></text:span><text:span text:style-name="T28">- Gestion des options : getopt.h </text:span></text:p>
              <text:p><text:span text:style-name="T28"/></text:p>
              <text:p><text:span text:style-name="T28">Au cas où, vous n'avez pas de contre-indications à l'utilisation de ces librairies ?</text:span></text:p>
            </draw:text-box>
          </draw:frame>
        </presentation:notes>
        <officeooo:annotation svg:x="56.445cm" svg:y="20.138cm">
          <dc:date>2014-09-26T15:41:41</dc:date>
          <text:p>(int) InitOutputDirectory()</text:p>
          <text:p/>
          <text:p><text:s text:c="2"/>Parameters: a_path (path of the base directory as provided by the user)</text:p>
          <text:p/>
          <text:p><text:s text:c="2"/>Aim: Check if the directory provided by the user exists, create it otherwise</text:p>
          <text:p/>
          <text:p><text:s text:c="2"/>Returns: 0 if success, and positive value otherwise (can't access - or - path does not point to a directory).</text:p>
        </officeooo:annotation>
        <officeooo:annotation svg:x="56.445cm" svg:y="21.902cm">
          <dc:date>2014-09-26T16:02:20</dc:date>
          <text:p><text:s text:c="2"/>(int) InitLogFile</text:p>
          <text:p/>
          <text:p><text:s text:c="2"/>Parameters: none</text:p>
          <text:p/>
          <text:p><text:s text:c="2"/>Aim: Create a FILE in the m_BaseName directory in which the Log will be written</text:p>
          <text:p/>
          <text:p><text:s text:c="2"/>Returns: 0 if success, and positive value otherwise</text:p>
        </officeooo:annotation>
        <officeooo:annotation svg:x="56.445cm" svg:y="23.519cm">
          <dc:date>2014-09-26T16:01:42</dc:date>
          <text:p><text:s/>( int) LogCommandLine</text:p>
          <text:p/>
          <text:p><text:s text:c="2"/>Parameters: int argc, char** argv</text:p>
          <text:p/>
          <text:p><text:s text:c="2"/>Aim: Write stuff in the m_log file.</text:p>
          <text:p/>
          <text:p><text:s text:c="2"/>Returns: 0 if success, and positive value otherwise</text:p>
        </officeooo:annotation>
        <officeooo:annotation svg:x="56.371cm" svg:y="25.356cm">
          <dc:date>2014-09-26T16:10:29</dc:date>
          <text:p><text:s text:c="2"/>(int)LogStandard</text:p>
          <text:p/>
          <text:p><text:s text:c="2"/>Parameters: const string&amp; a_ClassName, const string&amp; a_FunctionName, const string&amp; a_Message;</text:p>
          <text:p/>
          <text:p><text:s text:c="2"/>Aim: Standard message sent by any class of the program</text:p>
          <text:p/>
          <text:p><text:s text:c="2"/>Returns: 0 if success, and positive value otherwise</text:p>
        </officeooo:annotation>
        <officeooo:annotation svg:x="56.516cm" svg:y="28.737cm">
          <dc:date>2014-09-26T16:10:45</dc:date>
          <text:p><text:s text:c="2"/>(int)LogError</text:p>
          <text:p/>
          <text:p><text:s text:c="2"/>Parameters: const string&amp; a_ClassName, const string&amp; a_FunctionName, const string&amp; a_Message</text:p>
          <text:p/>
          <text:p><text:s text:c="2"/>Aim: Error message sent by any class of the program</text:p>
          <text:p/>
          <text:p><text:s text:c="2"/>Returns: 0 if success, and positive value otherwise</text:p>
        </officeooo:annotation>
        <officeooo:annotation svg:x="56.591cm" svg:y="32.264cm">
          <dc:date>2014-09-26T16:25:00</dc:date>
          <text:p>(int) SavePETImage</text:p>
          <text:p/>
          <text:p><text:s text:c="2"/>Parameters: FLTNB* a_matrix (array containing the 3D PET image)</text:p>
          <text:p><text:s text:c="14"/>int a_numberOfElts (number of elements in the a_matrix array)</text:p>
          <text:p/>
          <text:p><text:s text:c="2"/>Aim: Save the PET image in the output directory</text:p>
          <text:p/>
          <text:p><text:s text:c="2"/>Returns: 0 if success, and positive value otherwise</text:p>
        </officeooo:annotation>
        <officeooo:annotation svg:x="56.665cm" svg:y="34.028cm">
          <dc:date>2014-09-26T16:11:24</dc:date>
          <text:p><text:s text:c="2"/>(int) SaveSPECTImage</text:p>
          <text:p/>
          <text:p><text:s text:c="2"/>Parameters:</text:p>
          <text:p/>
          <text:p><text:s text:c="2"/>Aim: Save the SPECT image in the output directory</text:p>
          <text:p/>
          <text:p><text:s text:c="2"/>Returns: 0 if success, and positive value otherwise</text:p>
        </officeooo:annotation>
        <officeooo:annotation svg:x="56.665cm" svg:y="35.866cm">
          <dc:date>2014-09-26T16:11:41</dc:date>
          <text:p>(int) SaveTransImage</text:p>
          <text:p/>
          <text:p><text:s text:c="2"/>Parameters:</text:p>
          <text:p/>
          <text:p><text:s text:c="2"/>Aim: Save the Transmission image in the output directory</text:p>
          <text:p/>
          <text:p><text:s text:c="2"/>Returns: 0 if success, and positive value otherwise</text:p>
        </officeooo:annotation>
        <officeooo:annotation svg:x="56.665cm" svg:y="37.63cm">
          <dc:date>2014-09-26T16:11:58</dc:date>
          <text:p><text:s text:c="2"/>(int) SaveSensitivityImage</text:p>
          <text:p/>
          <text:p><text:s text:c="2"/>Parameters:</text:p>
          <text:p/>
          <text:p><text:s text:c="2"/>Aim: Save the Sensitivity image in the output directory</text:p>
          <text:p/>
          <text:p><text:s text:c="2"/>Returns: 0 if success, and positive value otherwise</text:p>
        </officeooo:annotation>
        <officeooo:annotation svg:x="56.15cm" svg:y="40.716cm">
          <dc:date>2014-09-26T15:58:18</dc:date>
          <text:p><text:s text:c="2"/>(int) InitPETImageFile</text:p>
          <text:p/>
          <text:p><text:s text:c="2"/>Parameters: a_path (path of an initial image provided by the user)</text:p>
          <text:p/>
          <text:p><text:s text:c="2"/>Aim: Associate the ifstream member m_initialPETImage to a_path</text:p>
          <text:p/>
          <text:p><text:s text:c="2"/>Returns: 0 if success, and positive value otherwise (can't access - or - path does not point to a directory).</text:p>
        </officeooo:annotation>
        <officeooo:annotation svg:x="56.297cm" svg:y="42.627cm">
          <dc:date>2014-09-26T16:34:12</dc:date>
          <text:p><text:s text:c="2"/>(void) SetBaseName</text:p>
          <text:p/>
          <text:p><text:s text:c="2"/>Parameters: (string) a_baseName (string containing a name provided by the user)</text:p>
          <text:p/>
          <text:p><text:s text:c="2"/>Aim: Initialize the baseName (prefix for each images which will be created)</text:p>
          <text:p/>
          <text:p><text:s text:c="2"/>Returns: none</text:p>
        </officeooo:annotation>
        <officeooo:annotation svg:x="56.077cm" svg:y="52.329cm">
          <dc:creator>tmerlin </dc:creator>
          <dc:date>2014-12-07T22:30:17</dc:date>
          <text:p>Deprecated functions (LUT file writing)</text:p>
        </officeooo:annotation>
        <officeooo:annotation svg:x="56.077cm" svg:y="58.282cm">
          <dc:creator>tmerlin </dc:creator>
          <dc:date>2014-12-07T22:29:55</dc:date>
          <text:p><text:s text:c="2"/>PROJ_SetOutputDataFile</text:p>
          <text:p/>
          <text:p><text:s text:c="2"/>Parameters: (vDataFile*) ap_DataFile</text:p>
          <text:p/>
          <text:p><text:s text:c="2"/>Aim: Set up the name of the raw dataFile</text:p>
          <text:p><text:s/></text:p>
          <text:p><text:s text:c="2"/>Returns: none</text:p>
        </officeooo:annotation>
        <officeooo:annotation svg:x="56.004cm" svg:y="60.266cm">
          <dc:creator>tmerlin </dc:creator>
          <dc:date>2014-12-07T22:30:41</dc:date>
          <text:p><text:s text:c="2"/>(int) PROJ_WritePETSinoEvent</text:p>
          <text:p/>
          <text:p><text:s text:c="2"/>Parameters: (vEvent*) ap_Event : event to write</text:p>
          <text:p/>
          <text:p><text:s text:c="2"/>Aim: Write the content of the event in the file located by "m_dataFileName" and a line break.</text:p>
          <text:p/>
          <text:p><text:s text:c="2"/>Returns: 0 if success, positive value otherwise</text:p>
          <text:p/>
          <text:p><text:s text:c="2"/>TODO : Optional fields writing</text:p>
          <text:p><text:s text:c="2"/>TODO : For all read/writing operations : Endianess ?</text:p>
        </officeooo:annotation>
        <officeooo:annotation svg:x="56.077cm" svg:y="63.428cm">
          <dc:creator>tmerlin </dc:creator>
          <dc:date>2014-12-07T22:30:51</dc:date>
          <text:p><text:s text:c="2"/>(int) PROJ_WritePETListModeEvent</text:p>
          <text:p/>
          <text:p><text:s text:c="2"/>Parameters: (vEvent*) ap_Event : event to write</text:p>
          <text:p/>
          <text:p><text:s text:c="2"/>Aim: Write the content of the event in the file located by "m_dataFileName" and a line break.</text:p>
          <text:p/>
          <text:p><text:s text:c="2"/>Returns: 0 if success, positive value otherwise</text:p>
          <text:p/>
          <text:p><text:s text:c="2"/>TODO : Optionnal fields writing</text:p>
          <text:p><text:s text:c="2"/>TODO : For all read/writing operations : Endianess ?</text:p>
        </officeooo:annotation>
      </draw:page>
      <draw:page draw:name="page9" draw:style-name="dp1" draw:master-page-name="Standard" presentation:presentation-page-layout-name="AL2T1">
        <office:forms form:automatic-focus="false" form:apply-design-mode="false"/>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50"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sRAMManager</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Singleton class that estimates the RAM needs at the begining of the execution with respect to the different options provided.</text:span></text:p>
            <text:p><text:span text:style-name="T23">It also accumulates the RAM usage from any objects that uses a significant amount of RAM.</text:span></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6.15cm" svg:height="34.45cm" svg:x="2.75cm" svg:y="47.05cm">
          <draw:text-box>
            <text:p><text:span text:style-name="T23">unsigned long int m_RAMNeeds</text:span></text:p>
            <text:p><text:span text:style-name="T23">unsigned long int m_RAMUsage</text:span></text:p>
            <text:p><text:span text:style-name="T23">...</text:span></text:p>
          </draw:text-box>
        </draw:frame>
        <draw:frame draw:style-name="gr48" draw:text-style-name="P13" draw:layer="layout" svg:width="26.15cm" svg:height="34.45cm" svg:x="29.65cm" svg:y="47.05cm">
          <draw:text-box>
            <text:p><text:span text:style-name="T23">sRAMManager* mp_Instance</text:span></text:p>
            <text:p><text:span text:style-name="T23">int m_verbose;</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3">int EstimateRAMNeeds();</text:span></text:p>
            <text:p><text:span text:style-name="T23">int CumulateRAM(long int a_Amount);</text:span></text:p>
            <text:p><text:span text:style-name="T23">...</text:span></text:p>
          </draw:text-box>
        </draw:frame>
        <presentation:notes draw:style-name="dp2">
          <draw:page-thumbnail draw:style-name="gr36"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officeooo:annotation svg:x="56.524cm" svg:y="19.964cm">
          <dc:date>2014-09-26T16:39:34</dc:date>
          <text:p><text:s text:c="2"/>(int) EstimateRAMNeeds</text:p>
          <text:p/>
          <text:p><text:s text:c="2"/>Parameters: none</text:p>
          <text:p/>
          <text:p><text:s text:c="2"/>Aim: estimate the RAM needs at the begining of the execution with respect to the different options provided.</text:p>
          <text:p/>
          <text:p><text:s text:c="2"/>Returns: 0 if success, and positive value otherwise</text:p>
        </officeooo:annotation>
        <officeooo:annotation svg:x="56.524cm" svg:y="21.888cm">
          <dc:date>2014-09-26T16:40:32</dc:date>
          <text:p><text:s text:c="2"/>(int) CumulateRAM</text:p>
          <text:p/>
          <text:p><text:s text:c="2"/>Parameters: (long int) a_amount</text:p>
          <text:p/>
          <text:p><text:s text:c="2"/>Aim: accumulates the RAM usage from any objects that uses a significant amount of RAM.</text:p>
          <text:p/>
          <text:p><text:s text:c="2"/>Returns: 0 if success, and positive value otherwise</text:p>
        </officeooo:annotation>
      </draw:page>
      <draw:page draw:name="page10"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sScannerManager</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Singleton class that manages the scanner types. It can read into the header of the data file to find the scanner in use. It then searches the corresponding scanner into the scanner repository. It finally determines the type of basis scanner system.</text:span></text:p>
            <text:p><text:span text:style-name="T23">The ShowCorrectionHelp function must explain all the options associated to the different scanners, mainly all options concerning the application of the corrections through the -corr option.</text:span></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5" draw:layer="layout" svg:width="26.15cm" svg:height="34.45cm" svg:x="2.75cm" svg:y="47.05cm">
          <draw:text-box>
            <text:p><text:span text:style-name="T24">int m_myType;</text:span></text:p>
            <text:p><text:span text:style-name="T24">int m_scannerType;</text:span></text:p>
            <text:p><text:span text:style-name="T24">string m_scannerFile;</text:span></text:p>
            <text:p><text:span text:style-name="T24">string m_scannerName;</text:span></text:p>
          </draw:text-box>
        </draw:frame>
        <draw:frame draw:style-name="gr48" draw:text-style-name="P13" draw:layer="layout" svg:width="26.15cm" svg:height="34.45cm" svg:x="29.65cm" svg:y="47.05cm">
          <draw:text-box>
            <text:p><text:span text:style-name="T23">sScannerManager* mp_Instance</text:span></text:p>
            <text:p><text:span text:style-name="T23">int m_Verbose;</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3">void ShowCorrectionHelp();</text:span></text:p>
            <text:p><text:span text:style-name="T24">int FindScannerSystem(string a_pathToDataFilename);</text:span></text:p>
            <text:p><text:span text:style-name="T24">int ReturnScannerType();</text:span></text:p>
            <text:p><text:span text:style-name="T24">vector&lt;string&gt; GetAvailableScanners();</text:span></text:p>
            <text:p><text:span text:style-name="T24">string GetScannerNameFromFile(string a_pathToDataFilename);</text:span></text:p>
            <text:p><text:span text:style-name="T24">int ReadGeomSpecificInfo(string a_keyword, TYPE* ap_return, int a_nbElts);</text:span></text:p>
            <text:p><text:span text:style-name="T24">FLTNB GetScannerAxialCompression();</text:span></text:p>
            <text:p><text:span text:style-name="T24">FLTNB GetScannerAzymutalCompression();</text:span></text:p>
            <text:p><text:span text:style-name="T24">FLTNB GetScannerMaximumRingDiff();</text:span></text:p>
            <text:p><text:span text:style-name="T25"/></text:p>
            <text:p><text:span text:style-name="T27">int ReadScannerElementDimensions(FLTNB* ap_eltDim);</text:span></text:p>
            <text:p><text:span text:style-name="T27">int ReadScannerElementCoordinates(int a_offset, FLTNB* ap_centralPosition, FLTNB* ap_angle);</text:span></text:p>
            <text:p><text:span text:style-name="T27">int ReadDefaultScannerDimension(int ap_return[3]);</text:span></text:p>
            <text:p><text:span text:style-name="T27">int ReadDefaultScannerFOV(FLTNB ap_return[3]);</text:span></text:p>
            <text:p><text:span text:style-name="T27">int ReadHeaderData(int a_offset, int* a_return);</text:span></text:p>
            <text:p><text:span text:style-name="T27">int ReadHeaderData(int a_offset, FLTNB* a_return);</text:span></text:p>
            <text:p><text:span text:style-name="T25"/></text:p>
            <text:p><text:span text:style-name="T25"/></text:p>
            <text:p><text:span text:style-name="T25"/></text:p>
            <text:p><text:span text:style-name="T25"/></text:p>
            <text:p><text:span text:style-name="T23"/></text:p>
            <text:p><text:span text:style-name="T23"/></text:p>
            <text:p><text:span text:style-name="T23"/></text:p>
            <text:p><text:span text:style-name="T23"/></text:p>
            <text:p><text:span text:style-name="T23">.hh</text:span></text:p>
            <text:p><text:span text:style-name="T23"/></text:p>
            <text:p><text:span text:style-name="T23">#define SCANNER_UNKNOWN 0</text:span></text:p>
            <text:p><text:span text:style-name="T23">#define SCANNER_PET 1</text:span></text:p>
            <text:p><text:span text:style-name="T23">#define SCANNER_SPECm_PINHOLE 2</text:span></text:p>
            <text:p><text:span text:style-name="T23">#define SCANNER_SPECm_CONVERGENT 3</text:span></text:p>
            <text:p><text:span text:style-name="T23">#define SCANNER_TRANSMISSION 4</text:span></text:p>
            <text:p><text:span text:style-name="T23"/></text:p>
          </draw:text-box>
        </draw:frame>
        <presentation:notes draw:style-name="dp2">
          <draw:page-thumbnail draw:style-name="gr36" draw:layer="layout" svg:width="14.848cm" svg:height="11.136cm" svg:x="3.075cm" svg:y="2.257cm" draw:page-number="10" presentation:class="page"/>
          <draw:frame presentation:style-name="pr2" draw:text-style-name="P14" draw:layer="layout" svg:width="16.799cm" svg:height="13.364cm" svg:x="2.1cm" svg:y="14.107cm" presentation:class="notes" presentation:user-transformed="true">
            <draw:text-box>
              <text:p><text:span text:style-name="T29">- Au sujet du « scanner repository », je voulais juste confirmer qu'il s'agit bien d'un dossier comportant les configurations de tout les scanners connus par le programme, et que l'utilisateur peut compléter en ajoutant de nouveaux fichiers ? (et dans ce cas j'imagine que le chemin d'accès à ce dossier est défini durant l'installation de la platef-forme et stocké dans une variable d'environnement ?)</text:span></text:p>
            </draw:text-box>
          </draw:frame>
        </presentation:notes>
        <officeooo:annotation svg:x="56.604cm" svg:y="20.125cm">
          <dc:date>2014-09-26T16:50:14</dc:date>
          <text:p><text:s text:c="2"/>ShowCorrectionHelp</text:p>
          <text:p/>
          <text:p><text:s text:c="2"/>Parameters: none</text:p>
          <text:p/>
          <text:p><text:s text:c="2"/>Aim: explain all the options associated to the different scanners, mainly all options concerning the application of the corrections through the -corr option.</text:p>
          <text:p/>
          <text:p><text:s text:c="2"/>Returns: none</text:p>
        </officeooo:annotation>
        <officeooo:annotation svg:x="56.604cm" svg:y="21.889cm">
          <dc:date>2014-09-26T17:21:35</dc:date>
          <text:p><text:s text:c="2"/>(int) FindScannerSystem</text:p>
          <text:p/>
          <text:p><text:s text:c="2"/>Parameters: string a_pathToDataFilename</text:p>
          <text:p/>
          <text:p><text:s text:c="2"/>Aim: determines the type of basis scanner system by reading through the datafile header(s) provided by the user. </text:p>
          <text:p>It then searches the corresponding scanner into the scanner repository.</text:p>
          <text:p/>
          <text:p><text:s text:c="2"/>Returns: 0 if success (corresponding scanner found). Positive value otherwise</text:p>
        </officeooo:annotation>
        <officeooo:annotation svg:x="56.604cm" svg:y="23.653cm">
          <dc:date>2014-09-26T17:19:29</dc:date>
          <text:p>(int) ReturnScannerType</text:p>
          <text:p/>
          <text:p>Parameters: none</text:p>
          <text:p/>
          <text:p><text:s/>Aim: Return the predefined Scanner type</text:p>
          <text:p/>
          <text:p>Returns: Scanner type value contained in m_scannerType</text:p>
        </officeooo:annotation>
        <officeooo:annotation svg:x="56.524cm" svg:y="25.336cm">
          <dc:date>2014-09-26T17:34:27</dc:date>
          <text:p><text:s text:c="2"/>vector&lt;string&gt; GetAvailableScanners</text:p>
          <text:p/>
          <text:p><text:s text:c="2"/>Parameters: string a_folder</text:p>
          <text:p/>
          <text:p><text:s text:c="2"/>Aim: Gather all the names of the files in the repository folder in a vector&lt;string&gt;</text:p>
          <text:p/>
          <text:p><text:s text:c="2"/>Returns: vector&lt;string&gt; gathering the names of the files present in the folder</text:p>
        </officeooo:annotation>
        <officeooo:annotation svg:x="56.445cm" svg:y="27.267cm">
          <dc:creator>tmerlin </dc:creator>
          <dc:date>2014-12-07T22:13:27</dc:date>
          <text:p><text:s text:c="2"/>(string) GetScannerNameFromFile</text:p>
          <text:p/>
          <text:p><text:s text:c="2"/>Parameters: (string) a_pathToDataFilename</text:p>
          <text:p/>
          <text:p><text:s text:c="2"/>Aim: Determines the scanner system by reading through the datafile header(s) provided by the user. </text:p>
          <text:p/>
          <text:p><text:s text:c="2"/>Returns: the name of the system if success, Null value otherwise</text:p>
        </officeooo:annotation>
        <officeooo:annotation svg:x="56.371cm" svg:y="29.031cm">
          <dc:creator>tmerlin </dc:creator>
          <dc:date>2014-12-07T22:17:14</dc:date>
          <text:p><text:s text:c="2"/>ReadGeomSpecificInfo()</text:p>
          <text:p/>
          <text:p><text:s text:c="2"/>Parameters: string a_keyword, </text:p>
          <text:p><text:s text:c="16"/>int* ap_return, </text:p>
          <text:p><text:s text:c="18"/>int a_nbElts</text:p>
          <text:p/>
          <text:p><text:s text:c="2"/>Aim: (Overloaded functions) Look for "a_nbElts" elts of TYPE type in the .geom file matching the "a_keyword" string passed as parameter and return the corresponding value(s) in the "ap_return" array.</text:p>
          <text:p/>
          <text:p><text:s text:c="2"/>Returns: 0 if success, negative value otherwise</text:p>
        </officeooo:annotation>
        <officeooo:annotation svg:x="56.371cm" svg:y="43.142cm">
          <dc:creator>tmerlin </dc:creator>
          <dc:date>2014-12-07T22:19:05</dc:date>
          <text:p>Deprecated functions originally used to read a precomputed LUT. May be useful when we will implement reading of a user-based LUT</text:p>
        </officeooo:annotation>
      </draw:page>
      <draw:page draw:name="page11" draw:style-name="dp1" draw:master-page-name="Standard" presentation:presentation-page-layout-name="AL2T1">
        <draw:line draw:style-name="gr43" draw:text-style-name="P1" draw:layer="layout" svg:x1="4.749cm" svg:y1="42.048cm" svg:x2="114.15cm" svg:y2="42.052cm">
          <text:p/>
        </draw:line>
        <draw:frame draw:style-name="gr2" draw:text-style-name="P10" draw:layer="layout" svg:width="80.2cm" svg:height="4.036cm" svg:x="19.35cm" svg:y="34.6cm">
          <draw:text-box>
            <text:p text:style-name="P1"><text:span text:style-name="T20">Input data file classes</text:span></text:p>
          </draw:text-box>
        </draw:frame>
        <presentation:notes draw:style-name="dp2">
          <draw:page-thumbnail draw:style-name="gr36"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vDataFile</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This class is designed to be a mother virtual class that should not be used on its own; only its children are used.</text:span></text:p>
            <text:p><text:span text:style-name="T23">Class that manages the reading of the generic input file (header + data).</text:span></text:p>
            <text:p><text:span text:style-name="T23">It uses some mGenericEvent as buffers to get data informations during run-time.</text:span></text:p>
            <text:p><text:span text:style-name="T23"/></text:p>
            <text:p><text:span text:style-name="T23"/></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6.15cm" svg:height="34.45cm" svg:x="2.75cm" svg:y="47.05cm">
          <draw:text-box>
            <text:p><text:span text:style-name="T23">string m_headerFileName;</text:span></text:p>
            <text:p><text:span text:style-name="T23">string m_dataFileName;</text:span></text:p>
            <text:p><text:span text:style-name="T23">vEvent** mpp_EventsBuffer;</text:span></text:p>
            <text:p><text:span text:style-name="T23">int m_nbThreads;</text:span></text:p>
            <text:p><text:span text:style-name="T23">bool m_loaded;</text:span></text:p>
            <text:p><text:span text:style-name="T23">unsigned long int m_mySize;</text:span></text:p>
            <text:p><text:span text:style-name="T23">int m_verbose;</text:span></text:p>
            <text:p><text:span text:style-name="T23"/></text:p>
            <text:p><text:span text:style-name="T23"/></text:p>
          </draw:text-box>
        </draw:frame>
        <draw:frame draw:style-name="gr48" draw:text-style-name="P15" draw:layer="layout" svg:width="26.15cm" svg:height="34.45cm" svg:x="29.65cm" svg:y="47.05cm">
          <draw:text-box>
            <text:p><text:span text:style-name="T24">fstream m_headerFile;</text:span></text:p>
            <text:p><text:span text:style-name="T24">fstream** m_dataFile;</text:span></text:p>
            <text:p><text:span text:style-name="T24">int m_dataType;</text:span></text:p>
            <text:p><text:span text:style-name="T24">long int m_startTime;</text:span></text:p>
            <text:p><text:span text:style-name="T24">long int m_stopTime;</text:span></text:p>
            <text:p><text:span text:style-name="T24">string m_scannerName;</text:span></text:p>
            <text:p><text:span text:style-name="T24">bool m_dataPreloading;</text:span></text:p>
            <text:p><text:span text:style-name="T24">int m_nbSubsets;</text:span></text:p>
            <text:p><text:span text:style-name="T24">int m_sizeEvent;</text:span></text:p>
            <text:p><text:span text:style-name="T24">bool m_optimizedMemoryFlag;</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3">vDataFile (const string&amp; a_headerFileName, </text:span></text:p>
            <text:p><text:span text:style-name="T23"><text:s text:c="34"/></text:span><text:span text:style-name="T23">int a_verboseLevel, </text:span></text:p>
            <text:p><text:span text:style-name="T23"><text:s text:c="34"/></text:span><text:span text:style-name="T23">int a_nbThreads, </text:span></text:p>
            <text:p><text:span text:style-name="T23"><text:s text:c="34"/></text:span><text:span text:style-name="T23">int a_nbSubsets, </text:span></text:p>
            <text:p><text:span text:style-name="T23"><text:s text:c="34"/></text:span><text:span text:style-name="T23">int a_sizeDataBuffer);</text:span></text:p>
            <text:p><text:span text:style-name="T23">vDataFile (const string&amp; a_headerFileName, </text:span></text:p>
            <text:p><text:span text:style-name="T23"><text:s text:c="34"/></text:span><text:span text:style-name="T23">int a_verboseLevel, </text:span></text:p>
            <text:p><text:span text:style-name="T23"><text:s text:c="34"/></text:span><text:span text:style-name="T23">int a_nbThreads, </text:span></text:p>
            <text:p><text:span text:style-name="T23"><text:s text:c="34"/></text:span><text:span text:style-name="T23">int a_nbSubsets, </text:span></text:p>
            <text:p><text:span text:style-name="T23"><text:s text:c="34"/></text:span><text:span text:style-name="T23">int a_sizeDataBuffer, </text:span></text:p>
            <text:p><text:span text:style-name="T23"><text:s text:c="34"/></text:span><text:span text:style-name="T23">int a_dataType);</text:span></text:p>
            <text:p><text:span text:style-name="T24"/></text:p>
            <text:p><text:span text:style-name="T24"><text:s/></text:span><text:span text:style-name="T24">int SearchSystemTypeInHeader();</text:span></text:p>
            <text:p><text:span text:style-name="T24"><text:s/></text:span><text:span text:style-name="T24">virtual int FillBuffer(long int a_eventIndex, int a_th) = 0;</text:span></text:p>
            <text:p><text:span text:style-name="T24"><text:s/></text:span><text:span text:style-name="T24">virtual vEvent* GetEvent(long int a_eventIndex, int a_threadIndex) = 0;</text:span></text:p>
            <text:p><text:span text:style-name="T24"><text:s/></text:span><text:span text:style-name="T24">virtual vEvent* GetEventFromFile(long int a_eventIndex, int a_threadIndex) = 0;</text:span></text:p>
            <text:p><text:span text:style-name="T24"><text:s/></text:span><text:span text:style-name="T24">virtual vEvent* GetEventFromBuffer(char* ap_buffer, int a_threadIndex) = 0;</text:span></text:p>
            <text:p><text:span text:style-name="T24"/></text:p>
            <text:p><text:span text:style-name="T24"><text:s text:c="4"/></text:span><text:span text:style-name="T24">virtual int ReadGeneralInfoInHeader() = 0;</text:span></text:p>
            <text:p><text:span text:style-name="T24"><text:s text:c="4"/></text:span><text:span text:style-name="T24">virtual int GetNbSensitivityImage() = 0;</text:span></text:p>
            <text:p><text:span text:style-name="T24"><text:s text:c="4"/></text:span><text:span text:style-name="T24">virtual int GetIdxSensitivityImage(int a_subsetIndex) = 0;</text:span></text:p>
            <text:p><text:span text:style-name="T24"><text:s text:c="4"/></text:span><text:span text:style-name="T24">virtual int GetMPIStart(int a_mpiRank, int a_subset) = 0;</text:span></text:p>
            <text:p><text:span text:style-name="T24"><text:s text:c="4"/></text:span><text:span text:style-name="T24">virtual int GetMPIStop() = 0;</text:span></text:p>
            <text:p><text:span text:style-name="T24"/></text:p>
            <text:p><text:span text:style-name="T24"><text:s text:c="4"/></text:span><text:span text:style-name="T24">virtual int ReadSpecificInfoInHeader() = 0;</text:span></text:p>
            <text:p><text:span text:style-name="T24"><text:s text:c="4"/></text:span><text:span text:style-name="T24">virtual int PrepareDataFile(int a_threadIndex) = 0;</text:span></text:p>
            <text:p><text:span text:style-name="T24"/></text:p>
          </draw:text-box>
        </draw:frame>
        <presentation:notes draw:style-name="dp2">
          <draw:page-thumbnail draw:style-name="gr36" draw:layer="layout" svg:width="14.848cm" svg:height="11.136cm" svg:x="3.075cm" svg:y="2.257cm" draw:page-number="12" presentation:class="page"/>
          <draw:frame presentation:style-name="pr2" draw:text-style-name="P16" draw:layer="layout" svg:width="16.799cm" svg:height="13.364cm" svg:x="2.1cm" svg:y="14.107cm" presentation:class="notes" presentation:user-transformed="true">
            <draw:text-box>
              <text:p><text:span text:style-name="T30">- On avait évoqué brièvement la gestion des informations pour les corrections 4D (en particulier les corrections de mouvement). C'est probablement un point qu'il faudra discuter en détails lors de la prochaine réunion. Pour l'instant il faudrait prévoir des champs optionnels dans les vEvent pour les corrections spécifiques aux events telles que les corrections de mouvement ligne par ligne. <text:s/>Pour ce qui concerne la gestion des repères temporels qui sont habituellement intégrés dans les list-mode, il faudra qu'on décide si l'on prévoit de les gérer directement dans les list-mode (et donc intégrer des fonctions permettant de réarranger les données selons les repères temporels ou physiologiques), ou si l'on considère que l'utilisateur doit faire un réarrangement préalable de ses données et fournir des fichiers de données contenant les informations nécessaires pour la prise en compte de ces corrections.</text:span></text:p>
              <text:p><text:span text:style-name="T30"><text:s/></text:span></text:p>
              <text:p><text:span text:style-name="T30"><text:s text:c="2"/></text:span><text:span text:style-name="T30">A priori on penchait plutôt vers la seconde solution. Ca permettrait de rester plus générique et d'éviter de polluer les iDataFile avec tout un tas de fonctions dédiées au rebinning des iEvent, quitte à fournir éventuellement des scripts aux utilisateurs permettant de réarranger les données et de concevoir les fichiers de corrections.</text:span></text:p>
            </draw:text-box>
          </draw:frame>
        </presentation:notes>
        <officeooo:annotation svg:x="28.443cm" svg:y="50.711cm">
          <dc:date>2014-09-24T18:27:46</dc:date>
          <text:p>(such as list-mode, sinogram uint32 or sinogram float32 for PET)</text:p>
        </officeooo:annotation>
        <officeooo:annotation svg:x="28.443cm" svg:y="56.004cm">
          <dc:date>2014-09-26T15:16:32</dc:date>
          <text:p>Scanner names should have the format : ConstructorModalityModel</text:p>
        </officeooo:annotation>
        <officeooo:annotation svg:x="56.204cm" svg:y="51.272cm">
          <dc:date>2014-09-25T19:11:59</dc:date>
          <text:p>(int) ReadGeneralInfoInHeader</text:p>
          <text:p/>
          <text:p>Parameters: none</text:p>
          <text:p/>
          <text:p><text:s text:c="2"/>Aim: Read through the header file and gather general information.</text:p>
          <text:p><text:s text:c="7"/>This function is implemented in the child classes.</text:p>
          <text:p/>
          <text:p><text:s text:c="2"/>Returns: 0 if success, and positive value otherwise.</text:p>
        </officeooo:annotation>
        <officeooo:annotation svg:x="56.063cm" svg:y="52.988cm">
          <dc:date>2014-09-29T15:00:26</dc:date>
          <text:p><text:s/>( int) GetNbSensitivityImage</text:p>
          <text:p/>
          <text:p><text:s text:c="2"/>Parameters: none</text:p>
          <text:p/>
          <text:p><text:s text:c="2"/>Aim: The aim of this function is to return the correct number of images needed for sensitivity correction, as the number of images depends of the dataFile type.</text:p>
          <text:p><text:s text:c="7"/>This function is implemented in the child classes.</text:p>
          <text:p/>
          <text:p><text:s text:c="2"/>Returns:</text:p>
        </officeooo:annotation>
        <officeooo:annotation svg:x="56.135cm" svg:y="54.919cm">
          <dc:date>2014-09-25T19:11:43</dc:date>
          <text:p><text:s/>( int) GetIdxSensitivityImage</text:p>
          <text:p/>
          <text:p><text:s text:c="2"/>Parameters: (int)a_subsetIndex</text:p>
          <text:p/>
          <text:p><text:s text:c="2"/>Aim: The aim of this function is to return the correct index for sensitivity correction as the number of images depends of the dataFile type.</text:p>
          <text:p><text:s text:c="7"/>This function is implemented in the child classes.</text:p>
          <text:p/>
          <text:p><text:s text:c="2"/>Returns: </text:p>
        </officeooo:annotation>
        <officeooo:annotation svg:x="56.204cm" svg:y="56.704cm">
          <dc:date>2014-09-25T19:10:16</dc:date>
          <text:p><text:s text:c="2"/>(long unsigned int)GetMPIStart</text:p>
          <text:p/>
          <text:p><text:s text:c="2"/>Parameters: (int)a_mpiRank</text:p>
          <text:p><text:s text:c="2"/>(long unsigned int)GetMPIStart</text:p>
          <text:p/>
          <text:p><text:s text:c="2"/>Parameters: (int)a_mpiRank, (int)a_subset</text:p>
          <text:p/>
          <text:p><text:s text:c="2"/>Aim: Return the index corresponding to the beginning of the data section for the processor a_mpiRank and the current a_subset</text:p>
          <text:p/>
          <text:p><text:s text:c="2"/>Returns: index corresponding of the first event from the data section dedicated to the processor #a_mpiRank</text:p>
          <text:p><text:s text:c="2"/>Aim: Return the index corresponding to the beginning/end of the data section for the processor #a_mpiRank according to the splitting of the data.</text:p>
          <text:p><text:s text:c="7"/>This function is implemented in child classes.</text:p>
          <text:p/>
          <text:p><text:s text:c="2"/>Returns: index corresponding of the first/last event from the data section dedicated to the processor #a_mpiRank</text:p>
        </officeooo:annotation>
        <officeooo:annotation svg:x="56.204cm" svg:y="58.353cm">
          <dc:date>2014-09-25T19:11:12</dc:date>
          <text:p><text:s text:c="2"/>(long unsigned int)GetMPIStop</text:p>
          <text:p/>
          <text:p><text:s text:c="2"/>Parameters: none</text:p>
          <text:p/>
          <text:p><text:s text:c="2"/>Aim: Return the index corresponding to the end of the data section.</text:p>
          <text:p/>
          <text:p><text:s text:c="2"/>Returns: index corresponding of the last event from the data section dedicated to the processor #a_mpiRank</text:p>
        </officeooo:annotation>
        <officeooo:annotation svg:x="56.204cm" svg:y="61.784cm">
          <dc:date>2014-09-25T19:11:24</dc:date>
          <text:p><text:s text:c="2"/>(int) ReadSpecificInfoInHeader</text:p>
          <text:p/>
          <text:p><text:s text:c="2"/>Parameters: none</text:p>
          <text:p/>
          <text:p><text:s text:c="2"/>Aim: Read through the header file and gather specific information. </text:p>
          <text:p><text:s text:c="7"/>This function is implemented in the child classes.</text:p>
          <text:p/>
          <text:p><text:s text:c="2"/>Returns: 0 if success, and positive value otherwise.</text:p>
        </officeooo:annotation>
        <officeooo:annotation svg:x="55.991cm" svg:y="63.641cm">
          <dc:date>2014-09-26T15:16:09</dc:date>
          <text:p><text:s text:c="2"/>(int)PrepareDataFile</text:p>
          <text:p/>
          <text:p><text:s text:c="2"/>Parameters: none</text:p>
          <text:p/>
          <text:p><text:s text:c="2"/>Aim: Store different kind of information inside arrays (data relative to specific correction as well as basic raw data for the case data is loaded in RAM)</text:p>
          <text:p><text:s text:c="7"/>Use the flag provided by the user to determine how the data has to be sorted</text:p>
          <text:p><text:s text:c="7"/>Also computes the different information needed for MPI.</text:p>
          <text:p><text:s text:c="7"/>This function is implemented in child classes.</text:p>
          <text:p/>
          <text:p><text:s text:c="2"/>Returns: 0 if success, and positive number otherwise.</text:p>
          <text:p/>
        </officeooo:annotation>
        <officeooo:annotation svg:x="55.849cm" svg:y="20.38cm">
          <dc:creator>tmerlin </dc:creator>
          <dc:date>2014-12-17T00:24:47</dc:date>
          <text:p>Constructor for reconstruction</text:p>
        </officeooo:annotation>
        <officeooo:annotation svg:x="55.704cm" svg:y="28.889cm">
          <dc:creator>tmerlin </dc:creator>
          <dc:date>2014-12-17T00:25:01</dc:date>
          <text:p>Constructor for projection</text:p>
        </officeooo:annotation>
        <officeooo:annotation svg:x="56.135cm" svg:y="42.834cm">
          <dc:creator>tmerlin </dc:creator>
          <dc:date>2014-12-17T00:30:58</dc:date>
          <text:p><text:s text:c="2"/>(int) FillBuffer</text:p>
          <text:p/>
          <text:p><text:s text:c="2"/>Parameters: (long int) a_eventIndex, (int) a_th</text:p>
          <text:p/>
          <text:p><text:s text:c="2"/>Aim: Fill 'm_arrayEvents' from the 'a_eventIndex' position in the data file.</text:p>
          <text:p><text:s text:c="7"/>The filling process stops after 'm_sizeArrayEvents' new events have been added, or if we reach the last event of the datafile </text:p>
          <text:p/>
          <text:p><text:s text:c="2"/>Returns: 0 if success, and positive number otherwise.</text:p>
          <text:p/>
          <text:p><text:s text:c="2"/>TODO : Reading error management</text:p>
          <text:p/>
          <text:p><text:s text:c="2"/>Returns: the mpp_BufferEvent element of the the a_threadIndex thread </text:p>
        </officeooo:annotation>
        <officeooo:annotation svg:x="55.991cm" svg:y="44.621cm">
          <dc:creator>tmerlin </dc:creator>
          <dc:date>2014-12-17T00:31:16</dc:date>
          <text:p><text:s text:c="2"/>(vEvent*) GetEvent</text:p>
          <text:p/>
          <text:p><text:s text:c="2"/>Parameters: (long int) a_eventIndex, (int)a_threadIndex, </text:p>
          <text:p/>
          <text:p><text:s text:c="2"/>Aim: According to the choice of loaded or read on-the-fly reading, return either the a_eventIndex event from the datafile or from the pre-loaded data</text:p>
          <text:p><text:s text:c="7"/>Manage the filling of the 'mpp_ArrayEvents 'buffer</text:p>
          <text:p/>
          <text:p><text:s text:c="2"/>Returns: the mpp_BufferEvent element of the the a_threadIndex thread </text:p>
        </officeooo:annotation>
        <officeooo:annotation svg:x="56.063cm" svg:y="46.194cm">
          <dc:creator>tmerlin </dc:creator>
          <dc:date>2014-12-17T00:32:04</dc:date>
          <text:p><text:s text:c="2"/>(vEvent*) GetEventFromFile</text:p>
          <text:p/>
          <text:p><text:s text:c="2"/>Parameters: (long int) a_eventIndex, (int)a_threadIndex</text:p>
          <text:p/>
          <text:p><text:s text:c="2"/>Aim: Return the a_eventIndex event from the datafile</text:p>
          <text:p/>
          <text:p><text:s text:c="2"/>Returns: the mpp_BufferEvent element of the the a_threadIndex thread </text:p>
        </officeooo:annotation>
        <officeooo:annotation svg:x="56.063cm" svg:y="47.839cm">
          <dc:creator>tmerlin </dc:creator>
          <dc:date>2014-12-17T00:34:56</dc:date>
          <text:p><text:s text:c="2"/>(vEvent*) GetEventFromBuffer</text:p>
          <text:p/>
          <text:p><text:s text:c="2"/>Parameters: (char*) ap_buffer, (int)a_threadIndex</text:p>
          <text:p/>
          <text:p><text:s text:c="2"/>Aim: Return the preloaded a_eventIndex event from the ap_buffer</text:p>
          <text:p/>
          <text:p><text:s text:c="2"/>Returns: the thread-specific mpp_BufferEvent containing the a_eventIndex event</text:p>
        </officeooo:annotation>
      </draw:page>
      <draw:page draw:name="page13"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iDataFilePET</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Inherit from vDataFile.</text:span></text:p>
            <text:p><text:span text:style-name="T23">Class that manages the reading of a PET input file (header + data).</text:span></text:p>
            <text:p><text:span text:style-name="T23">It contains several arrays corresponding to the different kind of informations the data file could contain. As many booleans as arrays say if the data are here or not.</text:span></text:p>
            <text:p><text:span text:style-name="T23">The data file can be either completely loaded, or read event by event during reconstruction.</text:span></text:p>
            <text:p><text:span text:style-name="T23">MPI is coming here to cut the data file into peaces (also either can be loaded or read on-the-fly).</text:span></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5" draw:layer="layout" svg:width="26.35cm" svg:height="34.45cm" svg:x="2.75cm" svg:y="47.05cm">
          <draw:text-box>
            <text:p><text:span text:style-name="T24">iEventListModePET** mpp_LMEvent;</text:span></text:p>
            <text:p><text:span text:style-name="T24">iEventSinoPET** mpp_SinoEvent;</text:span></text:p>
            <text:p><text:span text:style-name="T24"/></text:p>
            <text:p><text:span text:style-name="T24">vEvent** mpp_ArrayPreloadedEvents;</text:span></text:p>
            <text:p><text:span text:style-name="T24">bool m_arrayPreloadedEvents;</text:span></text:p>
            <text:p><text:span text:style-name="T24"/></text:p>
            <text:p><text:span text:style-name="T24">FLTNB* mp_arrayBasisFunctions;</text:span></text:p>
            <text:p><text:span text:style-name="T24">bool m_arrayBasisFunctions;</text:span></text:p>
            <text:p><text:span text:style-name="T24"/></text:p>
            <text:p><text:span text:style-name="T24">FLTNB** mpp_array4Dcorrections;</text:span></text:p>
            <text:p><text:span text:style-name="T24">bool m_array4Dcorrections;</text:span></text:p>
          </draw:text-box>
        </draw:frame>
        <draw:frame draw:style-name="gr48" draw:text-style-name="P13" draw:layer="layout" svg:width="26.15cm" svg:height="34.45cm" svg:x="29.65cm" svg:y="47.05cm">
          <draw:text-box>
            <text:p><text:span text:style-name="T23">string m_TagXXX;</text:span></text:p>
            <text:p><text:span text:style-name="T23">string m_TagXXX;</text:span></text:p>
            <text:p><text:span text:style-name="T23">...</text:span></text:p>
            <text:p><text:span text:style-name="T23">bool m_InfoXXX;</text:span></text:p>
            <text:p><text:span text:style-name="T23">bool m_InfoXXX;</text:span></text:p>
            <text:p><text:span text:style-name="T23">...</text:span></text:p>
            <text:p><text:span text:style-name="T23">float m_DefaultXXX;</text:span></text:p>
            <text:p><text:span text:style-name="T23">float m_DefaultXXX;</text:span></text:p>
            <text:p><text:span text:style-name="T23">...</text:span></text:p>
            <text:p><text:span text:style-name="T23">float* mp_ArrayXXX;</text:span></text:p>
            <text:p><text:span text:style-name="T23">float* mp_ArrayXXX;</text:span></text:p>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4">iDataFilePET (const string&amp; a_headerFileName, </text:span></text:p>
            <text:p><text:span text:style-name="T23"><text:s text:c="40"/></text:span><text:span text:style-name="T23">int a_verboseLevel, </text:span></text:p>
            <text:p><text:span text:style-name="T23"><text:s text:c="40"/></text:span><text:span text:style-name="T23">int a_nbThreads, </text:span></text:p>
            <text:p><text:span text:style-name="T23"><text:s text:c="40"/></text:span><text:span text:style-name="T23">int a_nbSubsets, </text:span></text:p>
            <text:p><text:span text:style-name="T23"><text:s text:c="40"/></text:span><text:span text:style-name="T23">int a_sizeDataBuffer);</text:span></text:p>
            <text:p><text:span text:style-name="T23">iDataFilePET (const string&amp; a_headerFileName, </text:span></text:p>
            <text:p><text:span text:style-name="T23"><text:s text:c="40"/></text:span><text:span text:style-name="T23">int a_verboseLevel, </text:span></text:p>
            <text:p><text:span text:style-name="T23"><text:s text:c="40"/></text:span><text:span text:style-name="T23">int a_nbThreads, </text:span></text:p>
            <text:p><text:span text:style-name="T23"><text:s text:c="40"/></text:span><text:span text:style-name="T23">int a_nbSubsets, </text:span></text:p>
            <text:p><text:span text:style-name="T23"><text:s text:c="40"/></text:span><text:span text:style-name="T23">int a_sizeDataBuffer, </text:span></text:p>
            <text:p><text:span text:style-name="T23"><text:s text:c="40"/></text:span><text:span text:style-name="T23">int a_dataType);</text:span></text:p>
            <text:p><text:span text:style-name="T24"/></text:p>
            <text:p><text:span text:style-name="T24"><text:s text:c="4"/></text:span><text:span text:style-name="T26">virtual int ReadSpecificInfoInHeader();</text:span></text:p>
            <text:p><text:span text:style-name="T24"/></text:p>
            <text:p><text:span text:style-name="T24"><text:s text:c="4"/></text:span><text:span text:style-name="T24">int PROJ_WriteEvent(vEvent* ap_Event, FLTNB fp, int a_th);</text:span></text:p>
            <text:p><text:span text:style-name="T24"><text:s text:c="4"/></text:span><text:span text:style-name="T24">virtual vEvent* PROJ_GenerateEvent(int idx_elt1, int idx_elt2, int a_th);</text:span></text:p>
            <text:p><text:span text:style-name="T24"><text:s text:c="4"/></text:span><text:span text:style-name="T24">virtual int PROJ_WriteHeader(int a_nbEvents);</text:span></text:p>
            <text:p><text:span text:style-name="T24"><text:s text:c="4"/></text:span><text:span text:style-name="T24">virtual int PROJ_WriteData(int a_nbEvents);</text:span></text:p>
            <text:p><text:span text:style-name="T27"><text:s text:c="4"/></text:span><text:span text:style-name="T24">virtual int PROJ_InitFile();</text:span></text:p>
            <text:p><text:span text:style-name="T27"/></text:p>
            <text:p><text:span text:style-name="T27"/></text:p>
            <text:p><text:span text:style-name="T24"/></text:p>
            <text:p><text:span text:style-name="T24"/></text:p>
            <text:p><text:span text:style-name="T23"/></text:p>
            <text:p><text:span text:style-name="T23"/></text:p>
            <text:p><text:span text:style-name="T23"/></text:p>
            <text:p><text:span text:style-name="T23"/></text:p>
          </draw:text-box>
        </draw:frame>
        <presentation:notes draw:style-name="dp2">
          <draw:page-thumbnail draw:style-name="gr36" draw:layer="layout" svg:width="14.848cm" svg:height="11.136cm" svg:x="3.075cm" svg:y="2.257cm" draw:page-number="13" presentation:class="page"/>
          <draw:frame presentation:style-name="pr2" draw:text-style-name="P17" draw:layer="layout" svg:width="16.799cm" svg:height="13.364cm" svg:x="2.1cm" svg:y="14.107cm" presentation:class="notes">
            <draw:text-box>
              <text:p><text:span text:style-name="T31">J'ai retiré la fonction SearchSystemTypeInHeader. </text:span></text:p>
              <text:p><text:span text:style-name="T31">C'est plutôt le rôle du scannerManager, non?</text:span></text:p>
            </draw:text-box>
          </draw:frame>
        </presentation:notes>
        <officeooo:annotation svg:x="56.991cm" svg:y="44.55cm">
          <dc:creator>tmerlin </dc:creator>
          <dc:date>2014-12-07T23:03:29</dc:date>
          <text:p><text:s text:c="3"/>(int) PROJ_WriteEvent</text:p>
          <text:p/>
          <text:p><text:s text:c="2"/>Parameters: (vEvent*) ap_Event</text:p>
          <text:p/>
          <text:p><text:s text:c="2"/>Aim: Write event according to the chosen type of data</text:p>
          <text:p/>
          <text:p><text:s text:c="2"/>Returns: 0 if success, positive value otherwise</text:p>
          <text:p/>
          <text:p><text:s text:c="2"/>TODO : Depending of the FLAG RAM, either write the data in *nbThreads* different files which will be concatenated at the end, or write data in buffers, to be flush at the end of projection loop.</text:p>
        </officeooo:annotation>
        <officeooo:annotation svg:x="56.991cm" svg:y="46.195cm">
          <dc:creator>tmerlin </dc:creator>
          <dc:date>2014-12-17T18:05:25</dc:date>
          <text:p><text:s text:c="2"/>(void) PROJ_GenerateEvent</text:p>
          <text:p/>
          <text:p><text:s text:c="2"/>Parameters: (vEvent*) ap_Event</text:p>
          <text:p/>
          <text:p><text:s text:c="2"/>Aim: Generate an iEventListModePET or iEventSinoPET event using the indexes passed as parameters</text:p>
          <text:p/>
          <text:p><text:s text:c="2"/>Returns: the thread specific mpp_BufferEvent array containing the event</text:p>
        </officeooo:annotation>
        <officeooo:annotation svg:x="56.991cm" svg:y="47.84cm">
          <dc:creator>tmerlin </dc:creator>
          <dc:date>2014-12-07T23:08:56</dc:date>
          <text:p><text:s/>(int)PROJ_WriteHeader</text:p>
          <text:p/>
          <text:p><text:s text:c="2"/>Parameters: (int) a_nbEvents : number of events to be writed, computed during the projection</text:p>
          <text:p/>
          <text:p><text:s text:c="2"/>Aim: Generate a header file according to the projection and data output informations.</text:p>
          <text:p><text:s text:c="7"/>Used by Projection algorithm.</text:p>
          <text:p><text:s text:c="7"/>This function is implemented in child classes.</text:p>
          <text:p/>
          <text:p><text:s text:c="2"/>Returns: 0 if success, and positive number otherwise.</text:p>
        </officeooo:annotation>
        <officeooo:annotation svg:x="56.85cm" svg:y="49.484cm">
          <dc:creator>tmerlin </dc:creator>
          <dc:date>2014-12-07T23:08:50</dc:date>
          <text:p><text:s text:c="2"/>(int)PROJ_WriteData</text:p>
          <text:p/>
          <text:p><text:s text:c="2"/>Parameters: (int) a_nbEvents : number of events to be writed, computed during the projection</text:p>
          <text:p/>
          <text:p><text:s text:c="2"/>Aim: Generate a data file according to the RAM policy.</text:p>
          <text:p><text:s text:c="7"/>default : write the event collected in the buffers <text:s/></text:p>
          <text:p><text:s text:c="7"/>poor RAM flag enabled : concatenate the m_nbThreads datafile written inside one file.</text:p>
          <text:p/>
          <text:p><text:s text:c="2"/>Returns: 0 if success, and positive number otherwise.</text:p>
        </officeooo:annotation>
        <officeooo:annotation svg:x="56.991cm" svg:y="51.558cm">
          <dc:creator>tmerlin </dc:creator>
          <dc:date>2014-12-17T12:08:25</dc:date>
          <text:p><text:s text:c="2"/>int PROJ_InitFile()</text:p>
          <text:p/>
          <text:p><text:s text:c="2"/>Parameters: none</text:p>
          <text:p/>
          <text:p><text:s text:c="2"/>Aim: <text:s/>Initialize the fstream objets for output writing and some other variables dedicated to the Projection script (Event-based correction flags, Estimated size of data file)</text:p>
          <text:p/>
          <text:p><text:s text:c="2"/>Returns: 0 if success, and positive value otherwise.</text:p>
        </officeooo:annotation>
      </draw:page>
      <draw:page draw:name="page14"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50"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iDataFileSPECT</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Inherit from vDataFile.</text:span></text:p>
            <text:p><text:span text:style-name="T23">Class that manages the reading of a SPECT input file (header + data).</text:span></text:p>
            <text:p><text:span text:style-name="T23">It contains several arrays corresponding to the different kind of informations the data file could contain. As many booleans as arrays say if the data are here or not.</text:span></text:p>
            <text:p><text:span text:style-name="T23">The data file can be either completely loaded, or read event by event during reconstruction.</text:span></text:p>
            <text:p><text:span text:style-name="T23">MPI is coming here to cut the data file into peaces (also either can be loaded or read on-the-fly).</text:span></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6.15cm" svg:height="34.45cm" svg:x="2.75cm" svg:y="47.05cm">
          <draw:text-box>
            <text:p><text:span text:style-name="T23">...</text:span></text:p>
          </draw:text-box>
        </draw:frame>
        <draw:frame draw:style-name="gr48" draw:text-style-name="P13" draw:layer="layout" svg:width="26.15cm" svg:height="34.45cm" svg:x="29.65cm" svg:y="47.05cm">
          <draw:text-box>
            <text:p><text:span text:style-name="T23">string m_TagXXX;</text:span></text:p>
            <text:p><text:span text:style-name="T23">string m_TagXXX;</text:span></text:p>
            <text:p><text:span text:style-name="T23">...</text:span></text:p>
            <text:p><text:span text:style-name="T23">bool m_InfoXXX;</text:span></text:p>
            <text:p><text:span text:style-name="T23">bool m_InfoXXX;</text:span></text:p>
            <text:p><text:span text:style-name="T23">...</text:span></text:p>
            <text:p><text:span text:style-name="T23">float m_DefaultXXX;</text:span></text:p>
            <text:p><text:span text:style-name="T23">float m_DefaultXXX;</text:span></text:p>
            <text:p><text:span text:style-name="T23">...</text:span></text:p>
            <text:p><text:span text:style-name="T23">float mp_ArrayXXX;</text:span></text:p>
            <text:p><text:span text:style-name="T23">float mp_ArrayXXX;</text:span></text:p>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4">iDataFileSPECT (const string&amp; a_headerFileName, </text:span></text:p>
            <text:p><text:span text:style-name="T24"><text:s text:c="45"/></text:span><text:span text:style-name="T24">int a_verboseLevel, </text:span></text:p>
            <text:p><text:span text:style-name="T24"><text:s text:c="45"/></text:span><text:span text:style-name="T24">int a_nbThreads, </text:span></text:p>
            <text:p><text:span text:style-name="T24"><text:s text:c="45"/></text:span><text:span text:style-name="T24">int a_nbSubsets, </text:span></text:p>
            <text:p><text:span text:style-name="T24"><text:s text:c="45"/></text:span><text:span text:style-name="T24">int a_sizeDataBuffer);</text:span></text:p>
            <text:p><text:span text:style-name="T24">iDataFileSPECT (const string&amp; a_headerFileName, </text:span></text:p>
            <text:p><text:span text:style-name="T24"><text:s text:c="45"/></text:span><text:span text:style-name="T24">int a_verboseLevel, </text:span></text:p>
            <text:p><text:span text:style-name="T24"><text:s text:c="45"/></text:span><text:span text:style-name="T24">int a_nbThreads, </text:span></text:p>
            <text:p><text:span text:style-name="T24"><text:s text:c="45"/></text:span><text:span text:style-name="T24">int a_nbSubsets, </text:span></text:p>
            <text:p><text:span text:style-name="T24"><text:s text:c="45"/></text:span><text:span text:style-name="T24">int a_sizeDataBuffer, </text:span></text:p>
            <text:p><text:span text:style-name="T24"><text:s text:c="45"/></text:span><text:span text:style-name="T24">int a_dataType);</text:span></text:p>
            <text:p><text:span text:style-name="T24"/></text:p>
            <text:p><text:span text:style-name="T24"/></text:p>
            <text:p><text:span text:style-name="T24"/></text:p>
            <text:p><text:span text:style-name="T24"/></text:p>
            <text:p><text:span text:style-name="T23">...</text:span></text:p>
            <text:p><text:span text:style-name="T23"/></text:p>
            <text:p><text:span text:style-name="T23"/></text:p>
          </draw:text-box>
        </draw:frame>
        <presentation:notes draw:style-name="dp2">
          <draw:page-thumbnail draw:style-name="gr36"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50"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iDataFileTransmission</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Inherit from vDataFile.</text:span></text:p>
            <text:p><text:span text:style-name="T23">Class that manages the reading of a transmission input file (header + data).</text:span></text:p>
            <text:p><text:span text:style-name="T23">It contains several arrays corresponding to the different kind of informations the data file could contain. As many booleans as arrays say if the data are here or not.</text:span></text:p>
            <text:p><text:span text:style-name="T23">The data file can be either completely loaded, or read event by event during reconstruction.</text:span></text:p>
            <text:p><text:span text:style-name="T23">MPI is coming here to cut the data file into peaces (also either can be loaded or read on-the-fly).</text:span></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6.15cm" svg:height="34.45cm" svg:x="2.75cm" svg:y="47.05cm">
          <draw:text-box>
            <text:p><text:span text:style-name="T23">...</text:span></text:p>
          </draw:text-box>
        </draw:frame>
        <draw:frame draw:style-name="gr48" draw:text-style-name="P13" draw:layer="layout" svg:width="26.15cm" svg:height="34.45cm" svg:x="29.65cm" svg:y="47.05cm">
          <draw:text-box>
            <text:p><text:span text:style-name="T23">string m_TagXXX;</text:span></text:p>
            <text:p><text:span text:style-name="T23">string m_TagXXX;</text:span></text:p>
            <text:p><text:span text:style-name="T23">...</text:span></text:p>
            <text:p><text:span text:style-name="T23">bool m_InfoXXX;</text:span></text:p>
            <text:p><text:span text:style-name="T23">bool m_InfoXXX;</text:span></text:p>
            <text:p><text:span text:style-name="T23">...</text:span></text:p>
            <text:p><text:span text:style-name="T23">float m_DefaultXXX;</text:span></text:p>
            <text:p><text:span text:style-name="T23">float m_DefaultXXX;</text:span></text:p>
            <text:p><text:span text:style-name="T23">...</text:span></text:p>
            <text:p><text:span text:style-name="T23">float mp_ArrayXXX;</text:span></text:p>
            <text:p><text:span text:style-name="T23">float mp_ArrayXXX;</text:span></text:p>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4">iDataFileTransmission (const string&amp; a_headerFileName, </text:span></text:p>
            <text:p><text:span text:style-name="T23"><text:s text:c="55"/></text:span><text:span text:style-name="T23">int a_verboseLevel, </text:span></text:p>
            <text:p><text:span text:style-name="T23"><text:s text:c="55"/></text:span><text:span text:style-name="T23">int a_nbThreads, </text:span></text:p>
            <text:p><text:span text:style-name="T23"><text:s text:c="55"/></text:span><text:span text:style-name="T23">int a_nbSubsets, </text:span></text:p>
            <text:p><text:span text:style-name="T23"><text:s text:c="55"/></text:span><text:span text:style-name="T23">int a_sizeDataBuffer);</text:span></text:p>
            <text:p><text:span text:style-name="T23">iDataFileTransmission (const string&amp; a_headerFileName, </text:span></text:p>
            <text:p><text:span text:style-name="T23"><text:s text:c="55"/></text:span><text:span text:style-name="T23">int a_verboseLevel, </text:span></text:p>
            <text:p><text:span text:style-name="T23"><text:s text:c="55"/></text:span><text:span text:style-name="T23">int a_nbThreads, </text:span></text:p>
            <text:p><text:span text:style-name="T23"><text:s text:c="55"/></text:span><text:span text:style-name="T23">int a_nbSubsets, </text:span></text:p>
            <text:p><text:span text:style-name="T23"><text:s text:c="55"/></text:span><text:span text:style-name="T23">int a_sizeDataBuffer, </text:span></text:p>
            <text:p><text:span text:style-name="T23"><text:s text:c="55"/></text:span><text:span text:style-name="T23">int a_dataType);</text:span></text:p>
            <text:p><text:span text:style-name="T23"/></text:p>
            <text:p><text:span text:style-name="T24"/></text:p>
            <text:p><text:span text:style-name="T23">...</text:span></text:p>
            <text:p><text:span text:style-name="T23"/></text:p>
            <text:p><text:span text:style-name="T23"/></text:p>
          </draw:text-box>
        </draw:frame>
        <presentation:notes draw:style-name="dp2">
          <draw:page-thumbnail draw:style-name="gr36" draw:layer="layout" svg:width="14.848cm" svg:height="11.136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vEvent</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This class is designed to be a mother virtual class that should not be used on its own; only its children are used.</text:span></text:p>
            <text:p><text:span text:style-name="T23">The pure virtual GetEventIndices method is implemented in each children in order to get the number of lines included in the event and the associated indices (two crystal indices for PET, one crystal index and one view index for SPECT, etc).</text:span></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5" draw:layer="layout" svg:width="26.15cm" svg:height="34.45cm" svg:x="2.75cm" svg:y="47.05cm">
          <draw:text-box>
            <text:p><text:span text:style-name="T24">long int m_TimeInMs;</text:span></text:p>
            <text:p><text:span text:style-name="T24">int m_nbLines;</text:span></text:p>
            <text:p><text:span text:style-name="T24">long int* m_ID1;</text:span></text:p>
            <text:p><text:span text:style-name="T24">long int* m_ID2;</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3">virtual void GetEventIndices(int* a_NbLines, int* a_Index1, int* a_Index2);</text:span></text:p>
            <text:p><text:span text:style-name="T24">virtual int GetNbIndices();</text:span></text:p>
          </draw:text-box>
        </draw:frame>
        <presentation:notes draw:style-name="dp2">
          <draw:page-thumbnail draw:style-name="gr36" draw:layer="layout" svg:width="14.848cm" svg:height="11.136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officeooo:annotation svg:x="56.023cm" svg:y="20.016cm">
          <dc:date>2014-10-02T21:58:42</dc:date>
          <text:p><text:s text:c="2"/>(void) GetEventIndices</text:p>
          <text:p/>
          <text:p><text:s text:c="2"/>Parameters: (long int*) a_index1, (long int*) a_index2</text:p>
          <text:p/>
          <text:p><text:s text:c="2"/>Aim: Ling the array of integers containing the pairs of indexes to the array passed as parameters.</text:p>
          <text:p><text:s text:c="7"/>This method is implemented in child classes</text:p>
          <text:p/>
          <text:p><text:s text:c="2"/>Returns: none </text:p>
        </officeooo:annotation>
        <officeooo:annotation svg:x="55.929cm" svg:y="21.755cm">
          <dc:creator>tmerlin </dc:creator>
          <dc:date>2014-12-07T21:48:06</dc:date>
          <text:p><text:s text:c="2"/>(void) GetNbIndices</text:p>
          <text:p/>
          <text:p><text:s text:c="2"/>Parameters: none</text:p>
          <text:p/>
          <text:p><text:s text:c="2"/>Aim: Get the number of lines included in the event</text:p>
          <text:p/>
          <text:p><text:s text:c="2"/>Returns: number of Lines </text:p>
        </officeooo:annotation>
      </draw:page>
      <draw:page draw:name="page17"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iEventPET</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Inherit from vEvent.</text:span></text:p>
            <text:p><text:span text:style-name="T23">This class describes the content of a PET event.</text:span></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5" draw:layer="layout" svg:width="26.15cm" svg:height="34.45cm" svg:x="2.75cm" svg:y="47.05cm">
          <draw:text-box>
            <text:p><text:span text:style-name="T24"><text:s text:c="4"/></text:span><text:span text:style-name="T24">FLTNB m_atnCorrFactor;</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3">virtual void GetEventIndices(int* a_NbLines, int* a_Index1, int* a_Index2);</text:span></text:p>
            <text:p><text:span text:style-name="T24">virtual int GetNbIndices();</text:span></text:p>
            <text:p><text:span text:style-name="T24">FLTNB GetEventValue()=0;</text:span></text:p>
            <text:p><text:span text:style-name="T24"/></text:p>
          </draw:text-box>
        </draw:frame>
        <presentation:notes draw:style-name="dp2">
          <draw:page-thumbnail draw:style-name="gr36"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officeooo:annotation svg:x="56.224cm" svg:y="23.518cm">
          <dc:creator>tmerlin </dc:creator>
          <dc:date>2014-12-07T21:53:41</dc:date>
          <text:p>Return the event value (either the bin value for Sino, or 1 for list-mode)</text:p>
          <text:p>Implemented in child classes</text:p>
        </officeooo:annotation>
      </draw:page>
      <draw:page draw:name="page18"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8" draw:layer="layout" svg:width="112.8cm" svg:height="5.297cm" svg:x="3.05cm" svg:y="4.6cm">
          <draw:text-box>
            <text:p><text:span text:style-name="T32">iEventListModePET</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Inherit from vEvent.</text:span></text:p>
            <text:p><text:span text:style-name="T23">This class describes the content of a List mode PET event.</text:span></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5" draw:layer="layout" svg:width="26.15cm" svg:height="34.45cm" svg:x="2.75cm" svg:y="47.05cm">
          <draw:text-box>
            <text:p><text:span text:style-name="T24"><text:s text:c="4"/></text:span><text:span text:style-name="T24">int m_kind;</text:span></text:p>
            <text:p><text:span text:style-name="T24"><text:s text:c="4"/></text:span><text:span text:style-name="T24">FLTNB m_binScatIntensityRate;</text:span></text:p>
            <text:p><text:span text:style-name="T24"><text:s text:c="4"/></text:span><text:span text:style-name="T24">FLTNB m_binRdmIntensityRate;</text:span></text:p>
            <text:p><text:span text:style-name="T24"><text:s text:c="4"/></text:span><text:span text:style-name="T24">FLTNB m_normFactor;</text:span></text:p>
            <text:p><text:span text:style-name="T24"><text:s text:c="4"/></text:span><text:span text:style-name="T24">long int m_delayTOF;</text:span></text:p>
            <text:p><text:span text:style-name="T24"><text:s text:c="4"/></text:span><text:span text:style-name="T24">FLTNB m_POI1; //mm</text:span></text:p>
            <text:p><text:span text:style-name="T24"><text:s text:c="4"/></text:span><text:span text:style-name="T24">FLTNB m_POI2; //mm</text:span></text:p>
            <text:p><text:span text:style-name="T24"><text:s text:c="4"/></text:span><text:span text:style-name="T24">FLTNB m_physio1;</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6.2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9" draw:layer="layout" svg:width="58.05cm" svg:height="61.35cm" svg:x="57.95cm" svg:y="19.85cm">
          <draw:text-box>
            <text:p><text:span text:style-name="T24">virtual void GetEventIndices(int* a_NbLines, int* a_Index1, int* a_Index2);</text:span></text:p>
            <text:p><text:span text:style-name="T24">virtual int GetNbIndices();</text:span></text:p>
            <text:p><text:span text:style-name="T24">virtual void SetGeneralFields(long int a_timeInMs, int a_kind, int a_nbLORs, long int* a_crystalID1, long int* a_crystalID2);</text:span></text:p>
            <text:p><text:span text:style-name="T24">...</text:span></text:p>
            <text:p><text:span text:style-name="T24"/></text:p>
            <text:p><text:span text:style-name="T24">Set mutator functions for each field</text:span></text:p>
          </draw:text-box>
        </draw:frame>
        <presentation:notes draw:style-name="dp2">
          <draw:page-thumbnail draw:style-name="gr36" draw:layer="layout" svg:width="14.848cm" svg:height="11.136cm" svg:x="3.075cm" svg:y="2.257cm" draw:page-number="18" presentation:class="page"/>
          <draw:frame presentation:style-name="pr2" draw:text-style-name="P7" draw:layer="layout" svg:width="16.799cm" svg:height="13.364cm" svg:x="2.1cm" svg:y="14.107cm" presentation:class="notes" presentation:user-transformed="true">
            <draw:text-box>
              <text:p><text:span text:style-name="T33">- J'ai rajouté deux classes filles de iEventPET pour traiter les events propres au list-mode ou au sinogramme. Je pensais que ça serait plus pratique comme ça, mais si jamais ça n'apporte pas grand chose, on peut conserver une seule classe.</text:span></text:p>
            </draw:text-box>
          </draw:frame>
        </presentation:notes>
        <officeooo:annotation svg:x="55.908cm" svg:y="23.582cm">
          <dc:date>2014-10-02T22:01:43</dc:date>
          <text:p><text:s text:c="2"/>(void) SetGeneralFields</text:p>
          <text:p/>
          <text:p><text:s text:c="2"/>Parameters: (long int) a_timeInMs, (FLTNB*) a_binValue, (int) a_nbLORs, (long int*) a_crystalID1, (long int*) a_crystalID2</text:p>
          <text:p/>
          <text:p><text:s text:c="2"/>Aim: Set the mandatory fields for this event.</text:p>
          <text:p/>
          <text:p><text:s text:c="2"/>Returns: none</text:p>
        </officeooo:annotation>
        <officeooo:annotation svg:x="2.071cm" svg:y="59.129cm">
          <dc:date>2014-10-03T15:29:23</dc:date>
          <text:p>Il faudrait prévoir des champs contenant des informations spécifiques à chaque vEvent, susceptibles de contenir des informations pour des corrections temporelles/physiologiques.</text:p>
        </officeooo:annotation>
      </draw:page>
      <draw:page draw:name="page19"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8" draw:layer="layout" svg:width="112.8cm" svg:height="5.297cm" svg:x="3.05cm" svg:y="4.6cm">
          <draw:text-box>
            <text:p><text:span text:style-name="T32">iEventSinoPET</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Inherit from vEvent.</text:span></text:p>
            <text:p><text:span text:style-name="T23">This class describes the content of a Sinogram PET event.</text:span></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5" draw:layer="layout" svg:width="26.15cm" svg:height="34.45cm" svg:x="2.75cm" svg:y="47.05cm">
          <draw:text-box>
            <text:p><text:span text:style-name="T24"><text:s text:c="4"/></text:span><text:span text:style-name="T24">FLTNB* m_binValue; </text:span></text:p>
            <text:p><text:span text:style-name="T24"><text:s text:c="4"/></text:span><text:span text:style-name="T24">FLTNB* m_binScatIntensityRate;</text:span></text:p>
            <text:p><text:span text:style-name="T24"><text:s text:c="4"/></text:span><text:span text:style-name="T24">FLTNB* m_binRdmIntensityRate;</text:span></text:p>
            <text:p><text:span text:style-name="T24"><text:s text:c="4"/></text:span><text:span text:style-name="T24">FLTNB* m_binNormFactor;</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3">virtual void GetEventIndices(int* a_NbLines, int* a_Index1, int* a_Index2);</text:span></text:p>
            <text:p><text:span text:style-name="T24">virtual int GetNbIndices();</text:span></text:p>
            <text:p><text:span text:style-name="T24">virtual void SetGeneralFields(long int a_timeInMs, FLTNB* a_binValue, int a_nbLORs, long int* a_crystalID1, long int* a_crystalID2);</text:span></text:p>
            <text:p><text:span text:style-name="T24">...</text:span></text:p>
            <text:p><text:span text:style-name="T24"/></text:p>
            <text:p><text:span text:style-name="T24">Set mutator functions for each field</text:span></text:p>
          </draw:text-box>
        </draw:frame>
        <presentation:notes draw:style-name="dp2">
          <draw:page-thumbnail draw:style-name="gr36" draw:layer="layout" svg:width="14.848cm" svg:height="11.136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officeooo:annotation svg:x="55.908cm" svg:y="23.812cm">
          <dc:date>2014-10-02T22:05:51</dc:date>
          <text:p><text:s text:c="2"/>(void) SetGeneralFields</text:p>
          <text:p/>
          <text:p><text:s text:c="2"/>Parameters: (long int) a_timeInMs, (FLTNB*) a_binValue, (int) a_nbLORs, (long int*) a_crystalID1, (long int*) a_crystalID2</text:p>
          <text:p/>
          <text:p><text:s text:c="2"/>Aim: Set the most mandatory fields for this event.</text:p>
          <text:p/>
          <text:p><text:s text:c="2"/>Returns: none </text:p>
        </officeooo:annotation>
      </draw:page>
      <draw:page draw:name="page20"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50"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iEventSPECT</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Inherit from vEvent.</text:span></text:p>
            <text:p><text:span text:style-name="T23">This class describes the content of a SPECT event.</text:span></text:p>
            <text:p><text:span text:style-name="T23"/></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6.15cm" svg:height="34.45cm" svg:x="2.75cm" svg:y="47.05cm">
          <draw:text-box>
            <text:p><text:span text:style-name="T24">FLTNB m_physio1;</text:span></text:p>
            <text:p><text:span text:style-name="T23">...</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3">virtual void GetEventIndices(int* a_NbLines, int* a_Index1, int* a_Index2);</text:span></text:p>
            <text:p><text:span text:style-name="T24">virtual int GetNbIndices();</text:span></text:p>
            <text:p><text:span text:style-name="T23">...</text:span></text:p>
          </draw:text-box>
        </draw:frame>
        <presentation:notes draw:style-name="dp2">
          <draw:page-thumbnail draw:style-name="gr36" draw:layer="layout" svg:width="14.848cm" svg:height="11.136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officeooo:annotation svg:x="0.459cm" svg:y="46.59cm">
          <dc:date>2014-10-03T15:37:43</dc:date>
          <text:p>Il faudrait prévoir des champs contenant des informations spécifiques à chaque vEvent, susceptibles de contenir des informations pour des corrections temporelles/physiologiques.</text:p>
        </officeooo:annotation>
      </draw:page>
      <draw:page draw:name="page21"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50"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iEventTransmission</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Inherit from vEvent.</text:span></text:p>
            <text:p><text:span text:style-name="T23">This class describes the content of a transmission event.</text:span></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6.15cm" svg:height="34.45cm" svg:x="2.75cm" svg:y="47.05cm">
          <draw:text-box>
            <text:p><text:span text:style-name="T24">FLTNB m_physio1;</text:span></text:p>
            <text:p><text:span text:style-name="T23">...</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3">virtual void GetEventIndices(int* a_NbLines, int* a_Index1, int* a_Index2);</text:span></text:p>
            <text:p><text:span text:style-name="T24">virtual int GetNbIndices();</text:span></text:p>
            <text:p><text:span text:style-name="T23">...</text:span></text:p>
          </draw:text-box>
        </draw:frame>
        <presentation:notes draw:style-name="dp2">
          <draw:page-thumbnail draw:style-name="gr36" draw:layer="layout" svg:width="14.848cm" svg:height="11.136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officeooo:annotation svg:x="0.69cm" svg:y="46.59cm">
          <dc:date>2014-10-03T15:38:22</dc:date>
          <text:p>Il faudrait prévoir des champs contenant des informations spécifiques à chaque vEvent, susceptibles de contenir des informations pour des corrections temporelles/physiologiques.</text:p>
        </officeooo:annotation>
      </draw:page>
      <draw:page draw:name="page22" draw:style-name="dp1" draw:master-page-name="Standard" presentation:presentation-page-layout-name="AL2T1">
        <draw:line draw:style-name="gr43" draw:text-style-name="P1" draw:layer="layout" svg:x1="4.749cm" svg:y1="42.048cm" svg:x2="114.15cm" svg:y2="42.052cm">
          <text:p/>
        </draw:line>
        <draw:frame draw:style-name="gr2" draw:text-style-name="P10" draw:layer="layout" svg:width="80.2cm" svg:height="4.036cm" svg:x="19.35cm" svg:y="34.6cm">
          <draw:text-box>
            <text:p text:style-name="P1"><text:span text:style-name="T20">Projection classes</text:span></text:p>
          </draw:text-box>
        </draw:frame>
        <presentation:notes draw:style-name="dp2">
          <draw:page-thumbnail draw:style-name="gr36" draw:layer="layout" svg:width="14.848cm" svg:height="11.136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oProjectorManager</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20" draw:layer="layout" svg:width="52.7cm" svg:height="21.4cm" svg:x="2.7cm" svg:y="19.8cm">
          <draw:text-box>
            <text:p><text:span text:style-name="T34">This class is used to get a oProjectionLine from a provided vEvent.</text:span></text:p>
            <text:p><text:span text:style-name="T34">It asks for either the oSystemMatrix or the vProjector to fill the corresponding oProjectionLine. In the latter case, the vGenericScanner is used to get the corresponding cartesian coordinates (done inside the vProjector). The TOF implementation is completely managed by the oSystemMatrix and the child of the vProjector classes. The POI measurement can only be managed when using vProjector.</text:span></text:p>
            <text:p><text:span text:style-name="T34">In case of poor RAM flag enabled, the manager call the associated vProjector (intrinsic for oSystemMatrix) in order to get an estimation of the maximum number of contributing voxels.</text:span></text:p>
            <text:p><text:span text:style-name="T34">The options are passed to the constructor as a string containing first the name of the projector, then either a ':' and a configuration file specific to the projector, or as many ',' as needed parameters for this projector.</text:span></text:p>
          </draw:text-box>
        </draw:frame>
        <draw:custom-shape draw:style-name="gr46" draw:text-style-name="P1" draw:layer="layout" svg:width="54.15cm" svg:height="35.35cm" svg:x="2.05cm" svg:y="46.8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6.15cm" svg:height="34.45cm" svg:x="2.75cm" svg:y="47.05cm">
          <draw:text-box>
            <text:p><text:span text:style-name="T23">int m_nbThreads;</text:span></text:p>
            <text:p><text:span text:style-name="T23">vScanner* mp_Scanner;</text:span></text:p>
            <text:p><text:span text:style-name="T23">oImageSpace* mp_ImageSpace;</text:span></text:p>
            <text:p><text:span text:style-name="T23">oImageDimensions* mp_ImageDimensions;</text:span></text:p>
            <text:p><text:span text:style-name="T23">...</text:span></text:p>
          </draw:text-box>
        </draw:frame>
        <draw:frame draw:style-name="gr51" draw:text-style-name="P13" draw:layer="layout" svg:width="28cm" svg:height="29.5cm" svg:x="27.8cm" svg:y="47.05cm">
          <draw:text-box>
            <text:p><text:span text:style-name="T23">oSystemMatrix* mp_SystemMatrix;</text:span></text:p>
            <text:p><text:span text:style-name="T24">oProjectionLine** mpp_ProjectionLines;</text:span></text:p>
            <text:p><text:span text:style-name="T24">string m_ProjectorType;</text:span></text:p>
            <text:p><text:span text:style-name="T24">FLTNB* m_ProjectorParameters;</text:span></text:p>
            <text:p><text:span text:style-name="T24"/></text:p>
            <text:p><text:span text:style-name="T24">long int m_nbProjetedEvent;</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3">oProjectorManager( const string&amp; a_options,</text:span></text:p>
            <text:p><text:span text:style-name="T23"><text:s text:c="37"/></text:span><text:span text:style-name="T23">vScanner* ap_Scanner, </text:span></text:p>
            <text:p><text:span text:style-name="T23"><text:s text:c="21"/></text:span><text:span text:style-name="T23">oImageDimensions* ap_ImageDimensions)</text:span></text:p>
            <text:p><text:span text:style-name="T26">int ParseOptions(const string&amp; a_options);</text:span></text:p>
            <text:p><text:span text:style-name="T26">void ShowHelp();</text:span></text:p>
            <text:p><text:span text:style-name="T24">oProjectionLine** ComputeProjectionLine(vEvent* ap_Event);</text:span></text:p>
            <text:p><text:span text:style-name="T24">oProjectionLine** PROJ_GenerateProjectionEvent(vEvent* ap_Event, int a_th);</text:span></text:p>
            <text:p><text:span text:style-name="T23"/></text:p>
          </draw:text-box>
        </draw:frame>
        <presentation:notes draw:style-name="dp2">
          <draw:page-thumbnail draw:style-name="gr36" draw:layer="layout" svg:width="14.848cm" svg:height="11.136cm" svg:x="3.075cm" svg:y="2.257cm" draw:page-number="23" presentation:class="page"/>
          <draw:frame presentation:style-name="pr2" draw:text-style-name="P7" draw:layer="layout" svg:width="16.799cm" svg:height="13.364cm" svg:x="2.1cm" svg:y="14.107cm" presentation:class="notes" presentation:placeholder="true" presentation:user-transformed="true">
            <draw:text-box/>
          </draw:frame>
        </presentation:notes>
        <officeooo:annotation svg:x="56.239cm" svg:y="25.535cm">
          <dc:date>2014-09-30T18:48:03</dc:date>
          <text:p>(int) ParseOptions</text:p>
          <text:p/>
          <text:p><text:s text:c="2"/>Parameters: (const string&amp;) a_options</text:p>
          <text:p/>
          <text:p><text:s text:c="2"/>Aim: Manage the options.</text:p>
          <text:p><text:s text:c="7"/>Options are passed to the constructor as a string containing first the name of the projector, then either a ':' and a configuration file specific to the projector - or - as many ',' as needed parameters for this projector.</text:p>
          <text:p/>
          <text:p><text:s text:c="2"/>Returns: 0 if success, and positive value otherwise</text:p>
        </officeooo:annotation>
        <officeooo:annotation svg:x="56.239cm" svg:y="28.98cm">
          <dc:date>2014-09-30T18:50:36</dc:date>
          <text:p><text:s/>(oProjectionLine**) ComputeProjectionLine</text:p>
          <text:p/>
          <text:p><text:s text:c="2"/>Parameters: vEvent* ap_Event</text:p>
          <text:p/>
          <text:p><text:s text:c="2"/>Aim: Get a set of oProjectionLine from a provided vEvent using either a vProjector or a oSystemMatrix.</text:p>
          <text:p><text:s text:c="7"/>The vProjector uses a vScanner to get the corresponding cartesian coordinates from the vEvent.</text:p>
          <text:p/>
          <text:p><text:s text:c="2"/>Returns: a set of oProjectionLine** containing each either one or a set of lines</text:p>
        </officeooo:annotation>
        <officeooo:annotation svg:x="56.15cm" svg:y="30.939cm">
          <dc:creator>tmerlin </dc:creator>
          <dc:date>2014-12-07T00:52:32</dc:date>
          <text:p><text:s text:c="2"/>(oProjectionLine**) PROJ_GenerateProjectionEvent()</text:p>
          <text:p/>
          <text:p><text:s text:c="2"/>Parameters: (vEvent*) ap_Event, (int) a_elt1, (int) a_elt2 index : index corresponding to one crystal.</text:p>
          <text:p/>
          <text:p><text:s text:c="2"/>Aim: Generate a new vEvent containing each possible LOR underlied by the two crystals indexed by a_elt1 and a_elt2 (Used in PROJECTION script)</text:p>
          <text:p/>
          <text:p><text:s text:c="2"/>Returns: the ProjectionLine(s) if they can be performed according to the scanner elements, 0 otherwise</text:p>
        </officeooo:annotation>
        <officeooo:annotation svg:x="1.248cm" svg:y="20.064cm">
          <dc:creator>tmerlin </dc:creator>
          <dc:date>2014-12-07T00:51:56</dc:date>
          <text:p>TODO :</text:p>
          <text:p>- Calcul des dimensions nécessaires des oProjectionLine à l'instanciation de celles-ci</text:p>
        </officeooo:annotation>
      </draw:page>
      <draw:page draw:name="page24"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50"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oSystemMatrix</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This class is used to contain a complete set of oProjectionLine describing the full system. It can be used either to load a precomputed system matrix stored on disk (format to be defined), or to store one fully computed at the beginning of the execution.</text:span></text:p>
            <text:p><text:span text:style-name="T23">Storage using a map indexed by a pair of indices (crystal-crystal or crystal-view).</text:span></text:p>
            <text:p><text:span text:style-name="T23">Probably a function to manage the TOF masking of the projection line.</text:span></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52.85cm" svg:height="34.45cm" svg:x="2.75cm" svg:y="47.05cm">
          <draw:text-box>
            <text:p><text:span text:style-name="T23">std::map&lt;std::pair&lt;int,int&gt;,oProjectionLine*&gt; tp_ProjectionMap;</text:span></text:p>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3">...</text:span></text:p>
          </draw:text-box>
        </draw:frame>
        <presentation:notes draw:style-name="dp2">
          <draw:page-thumbnail draw:style-name="gr36" draw:layer="layout" svg:width="14.848cm" svg:height="11.136cm" svg:x="3.075cm" svg:y="2.257cm" draw:page-number="24" presentation:class="page"/>
          <draw:frame presentation:style-name="pr2" draw:text-style-name="P7"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oProjectionLine</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This is a simple structure that contains the voxels' contribution to an event (so it can deal with multiple lines at a time, for compression in PET, or multiple pinhole, etc).</text:span></text:p>
            <text:p><text:span text:style-name="T23">By default the constructor set and allocate a sole line. If needed, the function SetNbLines(int a_NbLines) can be used. If the given number of lines is higher than the number of allocated lines, then it allocates more.</text:span></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6.15cm" svg:height="34.45cm" svg:x="2.75cm" svg:y="47.05cm">
          <draw:text-box>
            <text:p><text:span text:style-name="T23">int m_allocatedNbLines;</text:span></text:p>
            <text:p><text:span text:style-name="T23">int m_currentNbLines;</text:span></text:p>
            <text:p><text:span text:style-name="T23">lo</text:span><text:span text:style-name="T24">ng int* m_allocatedNbVoxels;</text:span></text:p>
            <text:p><text:span text:style-name="T24">long int* m_currentNbVoxel</text:span><text:span text:style-name="T23">s;</text:span></text:p>
            <text:p><text:span text:style-name="T23">...</text:span></text:p>
          </draw:text-box>
        </draw:frame>
        <draw:frame draw:style-name="gr48" draw:text-style-name="P13" draw:layer="layout" svg:width="26.15cm" svg:height="34.45cm" svg:x="29.65cm" svg:y="47.05cm">
          <draw:text-box>
            <text:p><text:span text:style-name="T23">long int** mp_voxelIndices;</text:span></text:p>
            <text:p><text:span text:style-name="T23">FLTNB** mp_voxelWeights;</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3">oProjectionLine(long int a_NbVoxels, long int a_ReductionFactor=1)</text:span></text:p>
            <text:p><text:span text:style-name="T23">int GetNbLines()</text:span></text:p>
            <text:p><text:span text:style-name="T23">void SetNbLines(int a_NbLines)</text:span></text:p>
            <text:p><text:span text:style-name="T23">long int GetVoxelIndices(int a_lineIndex)</text:span></text:p>
            <text:p><text:span text:style-name="T23">FLTNB GetVoxelWeights(int a_lineIndex)</text:span></text:p>
            <text:p><text:span text:style-name="T24">long int GetCurrentNbVoxels(int a_lineIndex)</text:span></text:p>
            <text:p><text:span text:style-name="T24">void AddVoxelInLine(int a_lineIndex, int a_voxelIndice, FLTNB a_voxelWeight);</text:span></text:p>
            <text:p><text:span text:style-name="T24">inline void IncreaseCurrentNbVoxels(int a_lineIndex)</text:span></text:p>
            <text:p><text:span text:style-name="T24">void Reset()</text:span></text:p>
          </draw:text-box>
        </draw:frame>
        <presentation:notes draw:style-name="dp2">
          <draw:page-thumbnail draw:style-name="gr36" draw:layer="layout" svg:width="14.848cm" svg:height="11.136cm" svg:x="3.075cm" svg:y="2.257cm" draw:page-number="25" presentation:class="page"/>
          <draw:frame presentation:style-name="pr2" draw:text-style-name="P7" draw:layer="layout" svg:width="16.799cm" svg:height="13.364cm" svg:x="2.1cm" svg:y="14.107cm" presentation:class="notes" presentation:user-transformed="true">
            <draw:text-box>
              <text:p><text:span text:style-name="T30">- <text:s/>J'ai quelques doutes au sujet de l'implémentation des oProjectionLine qui contiennent les contributions des voxels à une/plusieurs lignes de réponse. En l'état j'ai implémenté de la façon suivante : </text:span></text:p>
              <text:p><text:span text:style-name="T30"><text:s text:c="3"/></text:span><text:span text:style-name="T30">A la lecture d'un event on instancie un tableau de oProjectionLine de sorte que chaque oProjectionLine corresponde à une paire d'indices (cristal/cristal ou cristal/vue) de l'iEvent. </text:span></text:p>
              <text:p><text:span text:style-name="T30"><text:s text:c="3"/></text:span><text:span text:style-name="T30">Le ProjectorManager traite ensuite successivement chaque oProjectionLine avec la fonction Project des classes iProjector. </text:span></text:p>
              <text:p><text:span text:style-name="T30"><text:s text:c="3"/></text:span><text:span text:style-name="T30">La structure oProjectionLine peut contenir plusieurs lignes, dans le cas où la pair d'indices envoyée au iScanner nécessite de tracer plusieurs lignes de réponse, et de retourner un ensemble de lignes/tubes de réponses. </text:span></text:p>
              <text:p><text:span text:style-name="T30"><text:s text:c="2"/></text:span><text:span text:style-name="T30">L'optimiseur gère successivement chacune des oProjectionLine qu'il reçoit, ainsi que chaque ligne potentiellement contenue dans chaque oPorjectionLine.</text:span></text:p>
              <text:p/>
              <text:p><text:span text:style-name="T30">- J'ai également quelques doutes au niveau de la compression TEP. Si je ne dis pas de bêtises, il faut que l'on récupère toutes les lignes de réponses qui ont été fusionnées et associées à une paire d'indices du fichier de données. Dans ce cas de figure, les iScanner pourront retourner les différentes lignes via les structures oPoint. Par contre, peut-être qu'il y a d'autres méthodes de compressions auxquelles je n'ai pas pensé.</text:span></text:p>
            </draw:text-box>
          </draw:frame>
        </presentation:notes>
        <officeooo:annotation svg:x="56.178cm" svg:y="22.028cm">
          <dc:date>2014-09-30T19:14:59</dc:date>
          <text:p><text:s/>(int) GetNbLines</text:p>
          <text:p/>
          <text:p><text:s text:c="2"/>Parameters: none</text:p>
          <text:p/>
          <text:p><text:s text:c="2"/>Aim: Get the number of lines in the oProjectionLine.</text:p>
          <text:p/>
          <text:p><text:s text:c="2"/>Returns: Number of lines.</text:p>
        </officeooo:annotation>
        <officeooo:annotation svg:x="56.179cm" svg:y="23.566cm">
          <dc:date>2014-09-30T19:15:15</dc:date>
          <text:p><text:s text:c="2"/>(int) SetNbLines</text:p>
          <text:p/>
          <text:p><text:s text:c="2"/>Parameters: (int) a_NbLines</text:p>
          <text:p/>
          <text:p><text:s text:c="2"/>Aim: Set the number of lines in the oProjectionLine</text:p>
          <text:p/>
          <text:p><text:s text:c="2"/>Returns: none.</text:p>
        </officeooo:annotation>
        <officeooo:annotation svg:x="56.239cm" svg:y="25.411cm">
          <dc:date>2014-09-30T19:15:46</dc:date>
          <text:p><text:s text:c="2"/>(long int) GetVoxelIndices</text:p>
          <text:p/>
          <text:p><text:s text:c="2"/>Parameters: (int) a_lineIndex, (int) a_voxelInLine</text:p>
          <text:p/>
          <text:p><text:s text:c="2"/>Aim: Get the index of the #(a_voxelInLine) voxel in the #(a_lineIndex) line contained in the oProjectionLine </text:p>
          <text:p/>
          <text:p><text:s text:c="2"/>Returns: Index corresponding to the voxel position in the 3D matrix.</text:p>
        </officeooo:annotation>
        <officeooo:annotation svg:x="56.239cm" svg:y="27.135cm">
          <dc:date>2014-09-30T19:16:01</dc:date>
          <text:p><text:s text:c="2"/>(FLTNB) GetVoxelWeights</text:p>
          <text:p/>
          <text:p><text:s text:c="2"/>Parameters: (int) a_lineIndex, (int) a_voxelInLine</text:p>
          <text:p/>
          <text:p><text:s text:c="2"/>Aim: Get the weight of the #(a_voxelInLine) voxel in the #(a_lineIndex) line contained in the oProjectionLine </text:p>
          <text:p/>
          <text:p><text:s text:c="2"/>Returns: Weight of the #(a_voxelInLine) voxel computed by a vProjector.</text:p>
        </officeooo:annotation>
        <officeooo:annotation svg:x="56.179cm" svg:y="28.92cm">
          <dc:date>2014-09-30T19:16:48</dc:date>
          <text:p><text:s text:c="2"/>(long int) GetCurrentNbVoxels</text:p>
          <text:p/>
          <text:p><text:s text:c="2"/>Parameters: (int) a_lineIndex</text:p>
          <text:p/>
          <text:p><text:s text:c="2"/>Aim: Get the actual number of voxels in the line #(a_lineIndex)</text:p>
          <text:p/>
          <text:p><text:s text:c="2"/>Returns: number of voxels in a_lineIndex</text:p>
        </officeooo:annotation>
        <officeooo:annotation svg:x="56.239cm" svg:y="30.704cm">
          <dc:date>2014-09-30T19:16:28</dc:date>
          <text:p><text:s text:c="2"/>(void) AddVoxelInLine</text:p>
          <text:p/>
          <text:p><text:s text:c="2"/>Parameters: (int) a_lineIndex : line number in the oProjectionLine</text:p>
          <text:p><text:s text:c="14"/>(int) a_voxelIndice : index of the voxel to store in the ProjectionLine</text:p>
          <text:p><text:s text:c="14"/>(FLTNB) a_voxelWeight : weight of the voxel to store in the ProjectionLine</text:p>
          <text:p/>
          <text:p><text:s text:c="2"/>Aim: Add a voxel in the #(a_lineIndex) line of the oProjectionLine.</text:p>
        </officeooo:annotation>
        <officeooo:annotation svg:x="56.24cm" svg:y="32.55cm">
          <dc:date>2014-09-30T19:17:00</dc:date>
          <text:p><text:s text:c="2"/>(void) IncreaseCurrentNbVoxels</text:p>
          <text:p/>
          <text:p><text:s text:c="2"/>Parameters: (int) a_lineIndex</text:p>
          <text:p/>
          <text:p><text:s text:c="2"/>Aim: Increase the number of voxels in the line #(a_lineIndex)</text:p>
          <text:p/>
          <text:p><text:s text:c="2"/>Returns: none</text:p>
        </officeooo:annotation>
        <officeooo:annotation svg:x="55.929cm" svg:y="34.102cm">
          <dc:creator>tmerlin </dc:creator>
          <dc:date>2014-12-07T00:45:45</dc:date>
          <text:p><text:s text:c="2"/>(void) Reset</text:p>
          <text:p/>
          <text:p><text:s text:c="2"/>Parameters: none</text:p>
          <text:p/>
          <text:p><text:s text:c="2"/>Aim: Set back all the previously used data of the oProjectionLine to 0.</text:p>
          <text:p/>
          <text:p><text:s text:c="2"/>Returns: none.</text:p>
        </officeooo:annotation>
      </draw:page>
      <draw:page draw:name="page26"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vProjector</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Pure virtual class. Childs are the different projectors (like Siddon, etc), that must implement the projection operation consisting in filling a projection line, from a given event and a given scanner. It has to manage the TOF and POI too. The main function is Project() which simply switches between the 4 different options, with or without TOF and POI with respect to the provided vEvent. The subfunction implementing the projection operations are virtual and actually implemented by the childs. As a default, this mother class only implements an error.</text:span></text:p>
            <text:p><text:span text:style-name="T23"/></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5" draw:layer="layout" svg:width="26.15cm" svg:height="34.45cm" svg:x="2.75cm" svg:y="47.05cm">
          <draw:text-box>
            <text:p><text:span text:style-name="T24"><text:s/></text:span><text:span text:style-name="T24">FLTNB (*m_Point1)[3];</text:span></text:p>
            <text:p><text:span text:style-name="T24"><text:s/></text:span><text:span text:style-name="T24">FLTNB (*m_Point2)[3];</text:span></text:p>
            <text:p><text:span text:style-name="T24"><text:s/></text:span><text:span text:style-name="T24">int m_nbRequiredPoints;</text:span></text:p>
            <text:p><text:span text:style-name="T24"><text:s/></text:span><text:span text:style-name="T24">int m_index1;</text:span></text:p>
            <text:p><text:span text:style-name="T24"><text:s/></text:span><text:span text:style-name="T24">int m_index2;</text:span></text:p>
            <text:p><text:span text:style-name="T24"><text:s/></text:span><text:span text:style-name="T24">int m_nbLines;</text:span></text:p>
            <text:p><text:span text:style-name="T24"><text:s/></text:span><text:span text:style-name="T24">FLTNB m_sizeVox[3];</text:span></text:p>
            <text:p><text:span text:style-name="T24"><text:s/></text:span><text:span text:style-name="T24">int m_nbVox[3];</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3">vProjector(oImageDimensions* ap_ImageDimensions)</text:span></text:p>
            <text:p><text:span text:style-name="T23">int Project(vEvent* a_Event, oProjectionLine** app_ProjectionLine, vScanner* a_Scanner);</text:span></text:p>
            <text:p><text:span text:style-name="T23">virtual ProjectWithoutTOFWithoutPOI();</text:span></text:p>
            <text:p><text:span text:style-name="T23">virtual ProjectWithoutTOFWithPOI();</text:span></text:p>
            <text:p><text:span text:style-name="T23">virtual ProjectWithTOFWithoutPOI();</text:span></text:p>
            <text:p><text:span text:style-name="T23">virtual ProjectWithTOFWithPOI();</text:span></text:p>
            <text:p><text:span text:style-name="T23">virtual EstimateMaxNumberOfContributingVoxels();</text:span></text:p>
            <text:p><text:span text:style-name="T25">Int GetNumberOfRequiredLines() = 0;</text:span></text:p>
            <text:p><text:span text:style-name="T25">FLTNB ComputeLorLength(FLTNB* ap_event1, FLTNB* ap_event2)</text:span></text:p>
            <text:p><text:span text:style-name="T23">...</text:span></text:p>
          </draw:text-box>
        </draw:frame>
        <presentation:notes draw:style-name="dp2">
          <draw:page-thumbnail draw:style-name="gr36" draw:layer="layout" svg:width="14.848cm" svg:height="11.136cm" svg:x="3.075cm" svg:y="2.257cm" draw:page-number="26" presentation:class="page"/>
          <draw:frame presentation:style-name="pr2" draw:text-style-name="P7" draw:layer="layout" svg:width="16.799cm" svg:height="13.364cm" svg:x="2.1cm" svg:y="14.107cm" presentation:class="notes" presentation:placeholder="true" presentation:user-transformed="true">
            <draw:text-box/>
          </draw:frame>
        </presentation:notes>
        <officeooo:annotation svg:x="56.424cm" svg:y="21.906cm">
          <dc:date>2014-10-02T16:35:41</dc:date>
          <text:p><text:s text:c="2"/>(int) Project</text:p>
          <text:p/>
          <text:p><text:s text:c="2"/>Parameters: oProjectionLine* ap_ProjectionLine,</text:p>
          <text:p><text:s text:c="14"/>vScanner* ap_Scanner</text:p>
          <text:p><text:s text:c="14"/>long int a_index1</text:p>
          <text:p><text:s text:c="14"/>long int a_index2</text:p>
          <text:p/>
          <text:p><text:s text:c="2"/>Aim: Instanciate the oProjectionLine and the pair of oPoint.</text:p>
          <text:p><text:s text:c="7"/>Gather the cartesian coordinates of the line(s) in the oPoint using the ap_Scanner</text:p>
          <text:p><text:s text:c="7"/>Fill the oProjectionLine using the oPoints and the different projection SubFunctions </text:p>
          <text:p><text:s text:c="7"/>This function is implemented in child classes</text:p>
          <text:p/>
          <text:p><text:s text:c="2"/>Returns: 0 if success, and positive value otherwise.</text:p>
        </officeooo:annotation>
        <officeooo:annotation svg:x="56.301cm" svg:y="27.997cm">
          <dc:date>2014-09-30T10:55:57</dc:date>
          <text:p><text:s text:c="2"/>(int) ProjectW/oTOFW/oPOI</text:p>
          <text:p/>
          <text:p><text:s text:c="2"/>Parameters: </text:p>
          <text:p>vEvent* ap_Event, </text:p>
          <text:p>oProjectionLine* ap_ProjectionLine,</text:p>
          <text:p>vScanner* ap_Scanner</text:p>
          <text:p/>
          <text:p><text:s text:c="2"/>Aim: Subfunctions which compute the projection operations either with or without Time Of Flight and Point Of Interaction operations</text:p>
          <text:p><text:s text:c="7"/>The Project function looks inside the options to find the right subfunctions to launch.</text:p>
          <text:p><text:s text:c="7"/>These functions are implemented in child classes</text:p>
          <text:p/>
          <text:p><text:s text:c="2"/>Returns: 0 if success, and positive value otherwise.</text:p>
        </officeooo:annotation>
        <officeooo:annotation svg:x="56.24cm" svg:y="32.364cm">
          <dc:date>2014-09-30T10:55:36</dc:date>
          <text:p><text:s text:c="2"/>(int) EstimateMaxNumberOfContributingVoxels</text:p>
          <text:p/>
          <text:p><text:s text:c="2"/>Parameters: none</text:p>
          <text:p/>
          <text:p><text:s text:c="2"/>Aim: Estimate the maximal number of voxels which can be contained in a oProjectionLine</text:p>
          <text:p><text:s text:c="7"/>The number is used to instanciate all the lines once, and avoid memory reallocation.</text:p>
          <text:p><text:s text:c="7"/>This function is implemented in child classes</text:p>
          <text:p/>
          <text:p><text:s text:c="2"/>Returns: The max number of voxel in the oProjectionLine.</text:p>
        </officeooo:annotation>
        <officeooo:annotation svg:x="56.302cm" svg:y="34.212cm">
          <dc:date>2014-09-30T10:29:46</dc:date>
          <text:p><text:s text:c="2"/>(int) GetNumberOfRequiredLines</text:p>
          <text:p/>
          <text:p><text:s text:c="2"/>Parameters: none</text:p>
          <text:p/>
          <text:p><text:s text:c="2"/>Aim: Get the number of lines required for this projector.</text:p>
          <text:p>This function is implemented in child classes</text:p>
          <text:p/>
          <text:p><text:s text:c="2"/>Returns: Number of lines required to instanciate a oProjectionLine.</text:p>
        </officeooo:annotation>
        <officeooo:annotation svg:x="56.301cm" svg:y="35.749cm">
          <dc:date>2014-09-30T19:30:36</dc:date>
          <text:p><text:s text:c="2"/>(FLTNB) ComputeLorLength</text:p>
          <text:p/>
          <text:p><text:s text:c="2"/>Parameters: </text:p>
          <text:p>FLTNB* ap_event1 </text:p>
          <text:p>FLTNB* ap_event2</text:p>
          <text:p/>
          <text:p><text:s text:c="2"/>Aim: Compute the length of the LOR using the coordinates of two points.</text:p>
          <text:p/>
          <text:p><text:s text:c="2"/>Returns: Length of the line as a float</text:p>
        </officeooo:annotation>
      </draw:page>
      <draw:page draw:name="page27"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iProjectorSiddon</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Pure virtual class. Childs are the different projectors (like Siddon, etc), that must implement the projection operation consisting in filling a projection line, from a given event and a given scanner.</text:span></text:p>
            <text:p><text:span text:style-name="T23"/></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5" draw:layer="layout" svg:width="26.15cm" svg:height="34.45cm" svg:x="2.75cm" svg:y="47.05cm">
          <draw:text-box>
            <text:p><text:span text:style-name="T24">FLTNB m_length_LOR;</text:span></text:p>
            <text:p><text:span text:style-name="T24">FLTNB m_event1[3];</text:span></text:p>
            <text:p><text:span text:style-name="T24">FLTNB m_event2[3];</text:span></text:p>
            <text:p><text:span text:style-name="T24">FLTNB m_alphaMinAll;</text:span></text:p>
            <text:p><text:span text:style-name="T24">FLTNB m_alphaMaxAll;</text:span></text:p>
            <text:p><text:span text:style-name="T24">FLTNB m_alphaPlaneFirst[3];</text:span></text:p>
            <text:p><text:span text:style-name="T24">FLTNB m_alphaPlaneLast[3];</text:span></text:p>
            <text:p><text:span text:style-name="T24">int m_voxFirst[3];</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5" draw:layer="layout" svg:width="58.05cm" svg:height="61.35cm" svg:x="57.35cm" svg:y="19.65cm">
          <draw:text-box>
            <text:p><text:span text:style-name="T24"><text:s text:c="2"/></text:span><text:span text:style-name="T24">void ComputeEntranceVoxelIndexes(FLTNB* lc_dist, FLTNB* alphaMin, FLTNB* <text:s text:c="5"/>alphaMax);</text:span></text:p>
            <text:p><text:span text:style-name="T24"><text:s text:c="2"/></text:span><text:span text:style-name="T24">void ComputeEntrancePlanesIndexes(FLTNB* lc_dist, FLTNB* alphaMin, FLTNB* alphaMax);</text:span></text:p>
            <text:p><text:span text:style-name="T24"><text:s text:c="2"/></text:span><text:span text:style-name="T24">void ComputeSiddon(oProjectionLine* ap_ProjectionLine, int a_Lineindex); </text:span></text:p>
          </draw:text-box>
        </draw:frame>
        <presentation:notes draw:style-name="dp2">
          <draw:page-thumbnail draw:style-name="gr36" draw:layer="layout" svg:width="14.848cm" svg:height="11.136cm" svg:x="3.075cm" svg:y="2.257cm" draw:page-number="27" presentation:class="page"/>
          <draw:frame presentation:style-name="pr2" draw:text-style-name="P7" draw:layer="layout" svg:width="16.799cm" svg:height="13.364cm" svg:x="2.1cm" svg:y="14.107cm" presentation:class="notes" presentation:placeholder="true">
            <draw:text-box/>
          </draw:frame>
        </presentation:notes>
        <officeooo:annotation svg:x="56.24cm" svg:y="19.998cm">
          <dc:date>2014-09-30T12:39:38</dc:date>
          <text:p><text:s/>(void) ComputeEntranceVoxelIndexes</text:p>
          <text:p/>
          <text:p><text:s text:c="2"/>Parameters: </text:p>
          <text:p>FLTNB* lc_dist : lower corner distance from center in channels</text:p>
          <text:p>FLTNB* alphaMin : alpha value corresponding to the entrance point of the ray </text:p>
          <text:p>FLTNB* alphaMax : alpha value corresponding to the exit point of the ray </text:p>
          <text:p/>
          <text:p><text:s text:c="2"/>Aim: Compute entrance voxel indexes (m_voxFirst)</text:p>
          <text:p/>
          <text:p><text:s text:c="2"/>Returns: none</text:p>
        </officeooo:annotation>
        <officeooo:annotation svg:x="56.24cm" svg:y="23.32cm">
          <dc:date>2014-09-30T12:39:48</dc:date>
          <text:p><text:s text:c="2"/>(void) ComputeEntrancePlanesIndexes</text:p>
          <text:p/>
          <text:p><text:s text:c="2"/>Parameters: </text:p>
          <text:p>FLTNB* lc_dist : lower corner distance from center in channels</text:p>
          <text:p>FLTNB* alphaMin : alpha value corresponding to the entrance point of the ray </text:p>
          <text:p>FLTNB* alphaMax : alpha value corresponding to the exit point of the ray </text:p>
          <text:p/>
          <text:p><text:s text:c="2"/>Aim: Compute entrance planes indexes (m_alphaPlaneFirst, m_alphaPlaneLast)</text:p>
          <text:p/>
          <text:p><text:s text:c="2"/>Returns: none</text:p>
        </officeooo:annotation>
        <officeooo:annotation svg:x="56.241cm" svg:y="26.951cm">
          <dc:date>2014-09-30T12:40:46</dc:date>
          <text:p><text:s text:c="3"/>(void) ComputeSiddon</text:p>
          <text:p/>
          <text:p><text:s text:c="2"/>Parameters: oProjectionLine* ap_ProjectionLine, </text:p>
          <text:p><text:s text:c="14"/>int a_LineIndex</text:p>
          <text:p/>
          <text:p><text:s text:c="2"/>Aim: Fill the #(a_LineIndex) line of a oProjectionLine using the Siddon projector.</text:p>
          <text:p><text:s text:c="7"/>(Implementation of the Siddon Projector is from "Filip Jacobs and al., A fast algorithm to calculate the exact radiological path through a pixel or voxel space", CIT. JOURNAL OF COMPUTING AND INFORMATION TECHNOLOGY}, 1,89-94, vol 6, 1998)</text:p>
          <text:p/>
          <text:p><text:s text:c="2"/>Returns: none</text:p>
        </officeooo:annotation>
      </draw:page>
      <draw:page draw:name="page28" draw:style-name="dp1" draw:master-page-name="Standard" presentation:presentation-page-layout-name="AL2T1">
        <draw:line draw:style-name="gr43" draw:text-style-name="P1" draw:layer="layout" svg:x1="4.749cm" svg:y1="42.048cm" svg:x2="114.15cm" svg:y2="42.052cm">
          <text:p/>
        </draw:line>
        <draw:frame draw:style-name="gr2" draw:text-style-name="P10" draw:layer="layout" svg:width="80.2cm" svg:height="4.036cm" svg:x="19.35cm" svg:y="34.6cm">
          <draw:text-box>
            <text:p text:style-name="P1"><text:span text:style-name="T20">Scanner classes</text:span></text:p>
          </draw:text-box>
        </draw:frame>
        <presentation:notes draw:style-name="dp2">
          <draw:page-thumbnail draw:style-name="gr36" draw:layer="layout" svg:width="14.848cm" svg:height="11.136cm" svg:x="3.075cm" svg:y="2.257cm" draw:page-number="28" presentation:class="page"/>
          <draw:frame presentation:style-name="pr2" draw:text-style-name="P7"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vScanner</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This class is designed to be a mother virtual class that should not be used on its own; only its children are used.</text:span></text:p>
            <text:p><text:span text:style-name="T23">It has a pure virtual function that is used to get the cartesian coordinates of any line described by two indices.</text:span></text:p>
            <text:p><text:span text:style-name="T23"/></text:p>
          </draw:text-box>
        </draw:frame>
        <draw:custom-shape draw:style-name="gr46" draw:text-style-name="P1" draw:layer="layout" svg:width="54.15cm" svg:height="39.75cm" svg:x="1.8cm" svg:y="42.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6.15cm" svg:height="34.45cm" svg:x="2.75cm" svg:y="47.05cm">
          <draw:text-box>
            <text:p><text:span text:style-name="T23">string m_ScannerName;</text:span></text:p>
            <text:p><text:span text:style-name="T23">int m_ScannerType;</text:span></text:p>
          </draw:text-box>
        </draw:frame>
        <draw:frame draw:style-name="gr48" draw:text-style-name="P13" draw:layer="layout" svg:width="26.15cm" svg:height="34.45cm" svg:x="29.65cm" svg:y="47.05cm">
          <draw:text-box>
            <text:p><text:span text:style-name="T23">int m_Verbose;</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4">int GetCartesianCoordinates(int a_index1, int a_index2,</text:span></text:p>
            <text:p><text:span text:style-name="T24"><text:s text:c="41"/></text:span><text:span text:style-name="T24">FLTNB ap_Point1[3], FLTNB ap_Point2[3]) ;</text:span></text:p>
            <text:p><text:span text:style-name="T24"/></text:p>
            <text:p><text:span text:style-name="T24">int GetOrientation(int a_index1, int a_index2,</text:span></text:p>
            <text:p><text:span text:style-name="T24"><text:s text:c="32"/></text:span><text:span text:style-name="T24">FLTNB ap_Point1[3], FLTNB ap_Point2[3] ) ;</text:span></text:p>
            <text:p><text:span text:style-name="T24"/></text:p>
            <text:p><text:span text:style-name="T24">int GetRandomCartesianCoordinates(int a_index1, int a_index2, </text:span></text:p>
            <text:p><text:span text:style-name="T24"><text:s text:c="47"/></text:span><text:span text:style-name="T24">FLTNB ap_Point1[3], FLTNB ap_Point2[3] ) ;</text:span></text:p>
            <text:p><text:span text:style-name="T24"/></text:p>
            <text:p><text:span text:style-name="T26">int GetTwoCorners(int a_index1, int a_index2,</text:span></text:p>
            <text:p><text:span text:style-name="T26"><text:s text:c="31"/></text:span><text:span text:style-name="T26">FLTNB ap_CornerInf1[3], FLTNB ap_CornerSup1[3],</text:span></text:p>
            <text:p><text:span text:style-name="T26"><text:s text:c="31"/></text:span><text:span text:style-name="T26">FLTNB ap_CornerInf2[3], FLTNB ap_CornerSup2[3]) ;</text:span></text:p>
            <text:p><text:span text:style-name="T24"/></text:p>
            <text:p><text:span text:style-name="T24">long int GetSystemNbElts() ;</text:span></text:p>
            <text:p><text:span text:style-name="T24">int IsAvailableLOR(int a_elt1, int a_elt2) ;</text:span></text:p>
            <text:p><text:span text:style-name="T24"/></text:p>
            <text:p><text:span text:style-name="T24">int ComputeLUT() ;</text:span></text:p>
            <text:p><text:span text:style-name="T23"/></text:p>
            <text:p><text:span text:style-name="T23"/></text:p>
            <text:p><text:span text:style-name="T23">…</text:span></text:p>
            <text:p><text:span text:style-name="T23">Other pure virtual generic functions aiming to recover every kind of informations about the geometry</text:span></text:p>
          </draw:text-box>
        </draw:frame>
        <presentation:notes draw:style-name="dp2">
          <draw:page-thumbnail draw:style-name="gr36" draw:layer="layout" svg:width="14.848cm" svg:height="11.136cm" svg:x="3.075cm" svg:y="2.257cm" draw:page-number="29" presentation:class="page"/>
          <draw:frame presentation:style-name="pr2" draw:text-style-name="P7" draw:layer="layout" svg:width="16.799cm" svg:height="13.364cm" svg:x="1.901cm" svg:y="14cm" presentation:class="notes" presentation:user-transformed="true">
            <draw:text-box>
              <text:p><text:span text:style-name="T33">- Les projecteurs peuvent utiliser les fonctions des vScanner pour calculer directement les informations géométriques dont ils ont besoin (ex : la position centrale des cristaux, ou une position aléatoire dans le cristal). Si besoin, les projecteurs plus complexes peuvent récupérer les informations géométriques de base (position et orientation des cristaux) et effectuer eux-mêmes les calculs.</text:span></text:p>
            </draw:text-box>
          </draw:frame>
        </presentation:notes>
        <officeooo:annotation svg:x="55.929cm" svg:y="20.212cm">
          <dc:creator>tmerlin </dc:creator>
          <dc:date>2014-12-07T00:38:37</dc:date>
          <text:p><text:s/>(int) GetCartesianCoordinates</text:p>
          <text:p/>
          <text:p><text:s text:c="2"/>Parameters: (int) a_index1, (int) a_index2 : indexes of two element defining a line </text:p>
          <text:p><text:s text:c="14"/>(FLTNB[3]) ap_Point1, (FLTNB[3]) ap_Point2 : two points which will gather the coordinates</text:p>
          <text:p/>
          <text:p><text:s text:c="2"/>Aim: Find the scanner elements described by the two indexes passed in parameters</text:p>
          <text:p><text:s text:c="7"/>Write the corresponding (set of) central cartesian coordinates in the ap_Points according to the modality.</text:p>
          <text:p/>
          <text:p><text:s text:c="2"/>Returns: 0 if success, positive value otherwise</text:p>
        </officeooo:annotation>
        <officeooo:annotation svg:x="55.929cm" svg:y="25.43cm">
          <dc:creator>tmerlin </dc:creator>
          <dc:date>2014-12-07T00:38:47</dc:date>
          <text:p><text:s text:c="2"/>(int) GetOrientation</text:p>
          <text:p/>
          <text:p><text:s text:c="2"/>Parameters: (int) a_index1, (int) a_index2 : indexes of two element defining a line </text:p>
          <text:p><text:s text:c="14"/>(FLTNB[3]) ap_Point1, (FLTNB[3]) ap_Point2 : two points which will gather the coordinates</text:p>
          <text:p/>
          <text:p><text:s text:c="2"/>Aim: Find the scanner elements described by the two indexes passed in parameters</text:p>
          <text:p><text:s text:c="7"/>Write the corresponding (set of) elements orientations in the ap_Points according to the modality.</text:p>
          <text:p/>
          <text:p><text:s text:c="2"/>Returns: 0 if success, positive value otherwise</text:p>
        </officeooo:annotation>
        <officeooo:annotation svg:x="56.151cm" svg:y="30.501cm">
          <dc:creator>tmerlin </dc:creator>
          <dc:date>2014-12-07T00:38:59</dc:date>
          <text:p><text:s text:c="2"/>(int) GetRandomCartesianCoordinates</text:p>
          <text:p/>
          <text:p><text:s text:c="2"/>Parameters: (int) a_index1, (int) a_index2 : indexes of two element defining a line </text:p>
          <text:p><text:s text:c="14"/>(FLTNB[3]) ap_Point1, (FLTNB[3]) ap_Point2 : two points which will gather the coordinates</text:p>
          <text:p/>
          <text:p><text:s text:c="2"/>Aim: Find the scanner elements described by the two indexes passed in parameters</text:p>
          <text:p><text:s text:c="7"/>Compute random positions inside the elements described by the indexes passed in parameters</text:p>
          <text:p><text:s text:c="7"/>Write the corresponding (set of) random cartesian coordinates in the ap_Points according to the modality.</text:p>
          <text:p/>
          <text:p><text:s text:c="2"/>Returns: 0 if success, positive value otherwise</text:p>
        </officeooo:annotation>
        <officeooo:annotation svg:x="56.151cm" svg:y="35.866cm">
          <dc:creator>tmerlin </dc:creator>
          <dc:date>2014-12-07T00:39:13</dc:date>
          <text:p><text:s/>(int) GetTwoCorners</text:p>
          <text:p><text:s text:c="2"/>Parameters: (int) a_index1, (int) a_index2 : indexes of two element defining a line </text:p>
          <text:p><text:s text:c="15"/>(FLTNB[3]) ap_CornerInf1, (FLTNB[3]) ap_CornerSup1,</text:p>
          <text:p><text:s text:c="15"/>(FLTNB[3]) ap_CornerInf2, (FLTNB[3]) ap_CornerSup2) : four points which will gather the coordinates of the opposite corners of the scanner elements</text:p>
          <text:p/>
          <text:p><text:s text:c="2"/>Aim: Find the scanner elements described by the two indexes passed in parameters</text:p>
          <text:p><text:s text:c="7"/>Write the corresponding (set of) elements orientations in the ap_Points according to the modality.</text:p>
          <text:p/>
          <text:p><text:s text:c="2"/>Returns: 0 if success, positive value otherwise</text:p>
        </officeooo:annotation>
        <officeooo:annotation svg:x="56.298cm" svg:y="42.481cm">
          <dc:creator>tmerlin </dc:creator>
          <dc:date>2014-12-07T00:39:20</dc:date>
          <text:p><text:s text:c="2"/>(long int) GetSystemNbElts</text:p>
          <text:p/>
          <text:p><text:s text:c="2"/>Parameters: none</text:p>
          <text:p/>
          <text:p><text:s text:c="2"/>Aim: Return the number of crystals in the system.</text:p>
          <text:p/>
          <text:p><text:s text:c="2"/>Returns: number of crystals</text:p>
        </officeooo:annotation>
        <officeooo:annotation svg:x="56.298cm" svg:y="44.612cm">
          <dc:creator>tmerlin </dc:creator>
          <dc:date>2014-12-07T00:39:32</dc:date>
          <text:p><text:s text:c="2"/>(int) IsAvailableLOR</text:p>
          <text:p/>
          <text:p><text:s text:c="2"/>Parameters: (int) a_elt1, (int) a_elt2</text:p>
          <text:p/>
          <text:p><text:s text:c="2"/>Aim: Check if the LOR is available according to the scanner restrictions (such as minAngleDifference, RingDifference)</text:p>
          <text:p/>
          <text:p><text:s text:c="2"/>Returns: 1 if the LOR is available, 0 otherwise</text:p>
          <text:p/>
          <text:p><text:s/>TODO : Allow the user to manually modify these restrictions (eg: disable oblic LOR)</text:p>
        </officeooo:annotation>
        <officeooo:annotation svg:x="56.298cm" svg:y="47.846cm">
          <dc:creator>tmerlin </dc:creator>
          <dc:date>2014-12-07T00:39:40</dc:date>
          <text:p><text:s/>(int) ComputeLUT()</text:p>
          <text:p/>
          <text:p><text:s text:c="2"/>Parameters: none</text:p>
          <text:p/>
          <text:p><text:s text:c="2"/>Aim: Compute the scanner LUT</text:p>
          <text:p/>
          <text:p><text:s text:c="2"/>Returns: 0 if success, positive value otherwise</text:p>
          <text:p/>
          <text:p><text:s text:c="2"/>TODO : crystal layers management</text:p>
          <text:p><text:s text:c="9"/>rsectors angular span management</text:p>
          <text:p><text:s text:c="9"/>rsectors ZShift management</text:p>
        </officeooo:annotation>
      </draw:page>
      <draw:page draw:name="page30"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iScannerPET</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2.819cm" svg:x="2.7cm" svg:y="19.8cm">
          <draw:text-box>
            <text:p><text:span text:style-name="T23">Inherits from vScanner.</text:span></text:p>
            <text:p><text:span text:style-name="T23">This class is used to represent any cylindrical PET scanner.</text:span></text:p>
            <text:p><text:span text:style-name="T23">It can be used to reconstruct any transmission acquisitions based on a PET scanner.</text:span></text:p>
            <text:p><text:span text:style-name="T23"/></text:p>
            <text:p><text:span text:style-name="T35">TODO :</text:span><text:span text:style-name="T23"> </text:span></text:p>
            <text:p><text:span text:style-name="T23">- Management of LUT provided by the user</text:span></text:p>
            <text:p><text:span text:style-name="T23">- crystal layers management</text:span></text:p>
            <text:p><text:span text:style-name="T23">- rsectors angular span management</text:span></text:p>
            <text:p><text:span text:style-name="T23">- rsectors ZShift management</text:span></text:p>
            <text:p><text:span text:style-name="T23">- allow user to modify scanner geometrical restrictions (for the projection script)</text:span></text:p>
            <text:p><text:span text:style-name="T23"/></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5" draw:layer="layout" svg:width="26.15cm" svg:height="34.45cm" svg:x="2.75cm" svg:y="47.05cm">
          <draw:text-box>
            <text:p><text:span text:style-name="T24">FLTNB m_nbCrystals;</text:span></text:p>
            <text:p><text:span text:style-name="T24">FLTNB m_nbLayers;</text:span></text:p>
            <text:p><text:span text:style-name="T24">FLTNB* m_crystalCentralPositionX;</text:span></text:p>
            <text:p><text:span text:style-name="T24">FLTNB* m_crystalCentralPositionY;</text:span></text:p>
            <text:p><text:span text:style-name="T24">FLTNB* m_crystalCentralPositionZ;</text:span></text:p>
            <text:p><text:span text:style-name="T24">FLTNB* m_crystalAngleX;</text:span></text:p>
            <text:p><text:span text:style-name="T24">FLTNB* m_crystalAngleY;</text:span></text:p>
            <text:p><text:span text:style-name="T24">FLTNB* m_crystalAngleZ;</text:span></text:p>
            <text:p text:style-name="P21"><text:span text:style-name="T24"/></text:p>
            <text:p><text:span text:style-name="T24">FLTNB* m_sizeCrystalTrans;</text:span></text:p>
            <text:p><text:span text:style-name="T24">FLTNB* m_sizeCrystalAxial;</text:span></text:p>
            <text:p><text:span text:style-name="T24">FLTNB* m_sizeCrystalDepth;</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5" draw:layer="layout" svg:width="58.05cm" svg:height="61.35cm" svg:x="57.95cm" svg:y="19.85cm">
          <draw:text-box>
            <text:p><text:span text:style-name="T24">int GetCartesianCoordinates(int a_index1, int a_index2,</text:span></text:p>
            <text:p><text:span text:style-name="T24"><text:s text:c="41"/></text:span><text:span text:style-name="T24">FLTNB ap_Point1[3], FLTNB ap_Point2[3]) ;</text:span></text:p>
            <text:p><text:span text:style-name="T24"/></text:p>
            <text:p><text:span text:style-name="T24">int GetOrientation(int a_index1, int a_index2,</text:span></text:p>
            <text:p><text:span text:style-name="T24"><text:s text:c="32"/></text:span><text:span text:style-name="T24">FLTNB ap_Point1[3], FLTNB ap_Point2[3] ) ;</text:span></text:p>
            <text:p><text:span text:style-name="T24"/></text:p>
            <text:p><text:span text:style-name="T24">int GetRandomCartesianCoordinates(int a_index1, int a_index2, </text:span></text:p>
            <text:p><text:span text:style-name="T24"><text:s text:c="47"/></text:span><text:span text:style-name="T24">FLTNB ap_Point1[3], FLTNB ap_Point2[3] ) ;</text:span></text:p>
            <text:p><text:span text:style-name="T24"/></text:p>
            <text:p><text:span text:style-name="T26">int GetTwoCorners(int a_index1, int a_index2,</text:span></text:p>
            <text:p><text:span text:style-name="T26"><text:s text:c="31"/></text:span><text:span text:style-name="T26">FLTNB ap_CornerInf1[3], FLTNB ap_CornerSup1[3],</text:span></text:p>
            <text:p><text:span text:style-name="T26"><text:s text:c="31"/></text:span><text:span text:style-name="T26">FLTNB ap_CornerInf2[3], FLTNB ap_CornerSup2[3]) ;</text:span></text:p>
            <text:p><text:span text:style-name="T24"/></text:p>
            <text:p><text:span text:style-name="T24">long int GetSystemNbElts() ;</text:span></text:p>
            <text:p><text:span text:style-name="T24">int IsAvailableLOR(int a_elt1, int a_elt2) ;</text:span></text:p>
            <text:p><text:span text:style-name="T24"/></text:p>
            <text:p><text:span text:style-name="T24">int ComputeLUT() ;</text:span></text:p>
          </draw:text-box>
        </draw:frame>
        <presentation:notes draw:style-name="dp2">
          <draw:page-thumbnail draw:style-name="gr36" draw:layer="layout" svg:width="14.848cm" svg:height="11.136cm" svg:x="3.075cm" svg:y="2.257cm" draw:page-number="30" presentation:class="page"/>
          <draw:frame presentation:style-name="pr2" draw:text-style-name="P7"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iScannerSPECTConv</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Inherits from vScanner.</text:span></text:p>
            <text:p><text:span text:style-name="T23">This class is used to represent any SPECT scanner based on a collimator with as many holes as crystals. It is defined as a multi-convergent collimator that can intrinsically describe fan-beam and parallel collimators.</text:span></text:p>
            <text:p><text:span text:style-name="T23">It can be used to reconstruct any transmission acquisitions based on a SPECT scanner.</text:span></text:p>
            <text:p><text:span text:style-name="T23"/></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6.15cm" svg:height="34.45cm" svg:x="2.75cm" svg:y="47.05cm">
          <draw:text-box>
            <text:p><text:span text:style-name="T23">...</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4">int GetCartesianCoordinates(int a_index1, int a_index2,</text:span></text:p>
            <text:p><text:span text:style-name="T24"><text:s text:c="41"/></text:span><text:span text:style-name="T24">FLTNB ap_Point1[3], FLTNB ap_Point2[3]) ;</text:span></text:p>
            <text:p><text:span text:style-name="T24"/></text:p>
            <text:p><text:span text:style-name="T24">int GetOrientation(int a_index1, int a_index2,</text:span></text:p>
            <text:p><text:span text:style-name="T24"><text:s text:c="32"/></text:span><text:span text:style-name="T24">FLTNB ap_Point1[3], FLTNB ap_Point2[3] ) ;</text:span></text:p>
            <text:p><text:span text:style-name="T24"/></text:p>
            <text:p><text:span text:style-name="T24">int GetRandomCartesianCoordinates(int a_index1, int a_index2, </text:span></text:p>
            <text:p><text:span text:style-name="T24"><text:s text:c="47"/></text:span><text:span text:style-name="T24">FLTNB ap_Point1[3], FLTNB ap_Point2[3] ) ;</text:span></text:p>
            <text:p><text:span text:style-name="T24"/></text:p>
            <text:p><text:span text:style-name="T26">int GetTwoCorners(int a_index1, int a_index2,</text:span></text:p>
            <text:p><text:span text:style-name="T26"><text:s text:c="31"/></text:span><text:span text:style-name="T26">FLTNB ap_CornerInf1[3], FLTNB ap_CornerSup1[3],</text:span></text:p>
            <text:p><text:span text:style-name="T26"><text:s text:c="31"/></text:span><text:span text:style-name="T26">FLTNB ap_CornerInf2[3], FLTNB ap_CornerSup2[3]) ;</text:span></text:p>
            <text:p><text:span text:style-name="T24"/></text:p>
            <text:p><text:span text:style-name="T24">long int GetSystemNbElts() ;</text:span></text:p>
            <text:p><text:span text:style-name="T24">int IsAvailableLOR(int a_elt1, int a_elt2) ;</text:span></text:p>
            <text:p><text:span text:style-name="T24"/></text:p>
            <text:p><text:span text:style-name="T24">int ComputeLUT() ;</text:span></text:p>
          </draw:text-box>
        </draw:frame>
        <presentation:notes draw:style-name="dp2">
          <draw:page-thumbnail draw:style-name="gr36" draw:layer="layout" svg:width="14.848cm" svg:height="11.136cm" svg:x="3.075cm" svg:y="2.257cm" draw:page-number="31" presentation:class="page"/>
          <draw:frame presentation:style-name="pr2" draw:text-style-name="P7"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iScannerSinogram</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Inherits from vScanner.</text:span></text:p>
            <text:p><text:span text:style-name="T23">This class is used to represent a sinogram based scanner. It means that we have only a description of a sinogram (radial, azymuthal, axial bins) with bin spacing and so on, which is not based on a particular geometry. However, we have to provide methods that are able to compute geometric coordinates for a given bin, as if there are one crystal in each side of the bin.</text:span></text:p>
            <text:p><text:span text:style-name="T23"/></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6.15cm" svg:height="34.45cm" svg:x="2.75cm" svg:y="47.05cm">
          <draw:text-box>
            <text:p><text:span text:style-name="T23">...</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4">int GetCartesianCoordinates(int a_index1, int a_index2,</text:span></text:p>
            <text:p><text:span text:style-name="T24"><text:s text:c="41"/></text:span><text:span text:style-name="T24">FLTNB ap_Point1[3], FLTNB ap_Point2[3]) ;</text:span></text:p>
            <text:p><text:span text:style-name="T24"/></text:p>
            <text:p><text:span text:style-name="T24">int GetOrientation(int a_index1, int a_index2,</text:span></text:p>
            <text:p><text:span text:style-name="T24"><text:s text:c="32"/></text:span><text:span text:style-name="T24">FLTNB ap_Point1[3], FLTNB ap_Point2[3] ) ;</text:span></text:p>
            <text:p><text:span text:style-name="T24"/></text:p>
            <text:p><text:span text:style-name="T24">int GetRandomCartesianCoordinates(int a_index1, int a_index2, </text:span></text:p>
            <text:p><text:span text:style-name="T24"><text:s text:c="47"/></text:span><text:span text:style-name="T24">FLTNB ap_Point1[3], FLTNB ap_Point2[3] ) ;</text:span></text:p>
            <text:p><text:span text:style-name="T24"/></text:p>
            <text:p><text:span text:style-name="T26">int GetTwoCorners(int a_index1, int a_index2,</text:span></text:p>
            <text:p><text:span text:style-name="T26"><text:s text:c="31"/></text:span><text:span text:style-name="T26">FLTNB ap_CornerInf1[3], FLTNB ap_CornerSup1[3],</text:span></text:p>
            <text:p><text:span text:style-name="T26"><text:s text:c="31"/></text:span><text:span text:style-name="T26">FLTNB ap_CornerInf2[3], FLTNB ap_CornerSup2[3]) ;</text:span></text:p>
            <text:p><text:span text:style-name="T24"/></text:p>
            <text:p><text:span text:style-name="T24">long int GetSystemNbElts() ;</text:span></text:p>
            <text:p><text:span text:style-name="T24">int IsAvailableLOR(int a_elt1, int a_elt2) ;</text:span></text:p>
            <text:p><text:span text:style-name="T24"/></text:p>
            <text:p><text:span text:style-name="T24">int ComputeLUT() ;</text:span></text:p>
          </draw:text-box>
        </draw:frame>
        <presentation:notes draw:style-name="dp2">
          <draw:page-thumbnail draw:style-name="gr36" draw:layer="layout" svg:width="14.848cm" svg:height="11.136cm" svg:x="3.075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iScannerSPECTPinhole</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Inherits from vScanner.</text:span></text:p>
            <text:p><text:span text:style-name="T23">This class is used to represent any SPECT scanner based on a pinhole collimator. It assumes that the pinholes are fixed in the detector referential. Pinholes are described as a list of cartesian coordinates representing the center of the hole. The pinholes are assumed to be parallel to the detector.</text:span></text:p>
            <text:p><text:span text:style-name="T23">It can be used to reconstruct any transmission acquisitions based on a SPECT scanner.</text:span></text:p>
            <text:p><text:span text:style-name="T23"/></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6.15cm" svg:height="34.45cm" svg:x="2.75cm" svg:y="47.05cm">
          <draw:text-box>
            <text:p><text:span text:style-name="T23">...</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4">int GetCartesianCoordinates(int a_index1, int a_index2,</text:span></text:p>
            <text:p><text:span text:style-name="T24"><text:s text:c="41"/></text:span><text:span text:style-name="T24">FLTNB ap_Point1[3], FLTNB ap_Point2[3]) ;</text:span></text:p>
            <text:p><text:span text:style-name="T24"/></text:p>
            <text:p><text:span text:style-name="T24">int GetOrientation(int a_index1, int a_index2,</text:span></text:p>
            <text:p><text:span text:style-name="T24"><text:s text:c="32"/></text:span><text:span text:style-name="T24">FLTNB ap_Point1[3], FLTNB ap_Point2[3] ) ;</text:span></text:p>
            <text:p><text:span text:style-name="T24"/></text:p>
            <text:p><text:span text:style-name="T24">int GetRandomCartesianCoordinates(int a_index1, int a_index2, </text:span></text:p>
            <text:p><text:span text:style-name="T24"><text:s text:c="47"/></text:span><text:span text:style-name="T24">FLTNB ap_Point1[3], FLTNB ap_Point2[3] ) ;</text:span></text:p>
            <text:p><text:span text:style-name="T24"/></text:p>
            <text:p><text:span text:style-name="T26">int GetTwoCorners(int a_index1, int a_index2,</text:span></text:p>
            <text:p><text:span text:style-name="T26"><text:s text:c="31"/></text:span><text:span text:style-name="T26">FLTNB ap_CornerInf1[3], FLTNB ap_CornerSup1[3],</text:span></text:p>
            <text:p><text:span text:style-name="T26"><text:s text:c="31"/></text:span><text:span text:style-name="T26">FLTNB ap_CornerInf2[3], FLTNB ap_CornerSup2[3]) ;</text:span></text:p>
            <text:p><text:span text:style-name="T24"/></text:p>
            <text:p><text:span text:style-name="T24">long int GetSystemNbElts() ;</text:span></text:p>
            <text:p><text:span text:style-name="T24">int IsAvailableLOR(int a_elt1, int a_elt2) ;</text:span></text:p>
            <text:p><text:span text:style-name="T24"/></text:p>
            <text:p><text:span text:style-name="T24">int ComputeLUT() ;</text:span></text:p>
          </draw:text-box>
        </draw:frame>
        <presentation:notes draw:style-name="dp2">
          <draw:page-thumbnail draw:style-name="gr36" draw:layer="layout" svg:width="14.848cm" svg:height="11.136cm" svg:x="3.075cm" svg:y="2.257cm" draw:page-number="33" presentation:class="page"/>
          <draw:frame presentation:style-name="pr2" draw:text-style-name="P7"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22" draw:layer="layout" svg:width="112.8cm" svg:height="5.297cm" svg:x="3.05cm" svg:y="4.6cm">
          <draw:text-box>
            <text:p><text:span text:style-name="T36">oMatrix</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5" draw:layer="layout" svg:width="52.7cm" svg:height="21.4cm" svg:x="2.7cm" svg:y="19.8cm">
          <draw:text-box>
            <text:p><text:span text:style-name="T24">This is a simple class dedicated to Matrix operations for geometric purposes.</text:span></text:p>
            <text:p><text:span text:style-name="T24">Matrices are instantiated and used by the scanner classes.</text:span></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5" draw:layer="layout" svg:width="26.15cm" svg:height="34.45cm" svg:x="2.75cm" svg:y="47.05cm">
          <draw:text-box>
            <text:p><text:span text:style-name="T24">int lin;</text:span></text:p>
            <text:p><text:span text:style-name="T24">int col;</text:span></text:p>
            <text:p><text:span text:style-name="T24">FLTNB **mat;</text:span></text:p>
            <text:p><text:span text:style-name="T24">...</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4"><text:s/></text:span><text:span text:style-name="T24">void SetMatriceElt(int a_i,int a_j, FLTNB a_value);</text:span></text:p>
            <text:p><text:span text:style-name="T24"><text:s/></text:span><text:span text:style-name="T24">FLTNB GetMatriceElt(int a_i,int a_j);</text:span></text:p>
            <text:p><text:span text:style-name="T24"><text:s/></text:span><text:span text:style-name="T24">void Multiplication(oMatrix *a_Mtx);</text:span></text:p>
            <text:p><text:span text:style-name="T24">...</text:span></text:p>
          </draw:text-box>
        </draw:frame>
        <presentation:notes draw:style-name="dp2">
          <draw:page-thumbnail draw:style-name="gr36" draw:layer="layout" svg:width="14.848cm" svg:height="11.136cm" svg:x="3.075cm" svg:y="2.257cm" draw:page-number="34" presentation:class="page"/>
          <draw:frame presentation:style-name="pr2" draw:text-style-name="P7" draw:layer="layout" svg:width="16.799cm" svg:height="13.364cm" svg:x="2.1cm" svg:y="14.107cm" presentation:class="notes" presentation:user-transformed="true">
            <draw:text-box>
              <text:p><text:span text:style-name="T33">- Une classe oMatrix, utilisées par les vScanner (et peut-être aussi par les projecteurs) pour réaliser les calculs matriciels comme son nom l'indique.</text:span></text:p>
            </draw:text-box>
          </draw:frame>
        </presentation:notes>
      </draw:page>
      <draw:page draw:name="page35" draw:style-name="dp1" draw:master-page-name="Standard" presentation:presentation-page-layout-name="AL2T1">
        <draw:line draw:style-name="gr43" draw:text-style-name="P1" draw:layer="layout" svg:x1="4.749cm" svg:y1="42.048cm" svg:x2="114.15cm" svg:y2="42.052cm">
          <text:p/>
        </draw:line>
        <draw:frame draw:style-name="gr2" draw:text-style-name="P10" draw:layer="layout" svg:width="80.2cm" svg:height="4.036cm" svg:x="19.35cm" svg:y="34.6cm">
          <draw:text-box>
            <text:p text:style-name="P1"><text:span text:style-name="T20">Image domain classes</text:span></text:p>
          </draw:text-box>
        </draw:frame>
        <presentation:notes draw:style-name="dp2">
          <draw:page-thumbnail draw:style-name="gr36" draw:layer="layout" svg:width="14.848cm" svg:height="11.136cm" svg:x="3.075cm" svg:y="2.257cm" draw:page-number="35" presentation:class="page"/>
          <draw:frame presentation:style-name="pr2" draw:text-style-name="P7"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oImageDimensions</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This class is just a simple structure that holds the dimensions of the image space: number of voxels, number of basis functions, size of voxels, offsets.</text:span></text:p>
            <text:p><text:span text:style-name="T23"/></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6.15cm" svg:height="34.45cm" svg:x="2.75cm" svg:y="47.05cm">
          <draw:text-box>
            <text:p><text:span text:style-name="T23">int m_NbVoxX;</text:span></text:p>
            <text:p><text:span text:style-name="T23">int m_NbVoxY;</text:span></text:p>
            <text:p><text:span text:style-name="T23">int m_NbVoxZ;</text:span></text:p>
            <text:p><text:span text:style-name="T23">int m_NbVoxXY;</text:span></text:p>
            <text:p><text:span text:style-name="T23">int m_NbVoxXYZ;</text:span></text:p>
            <text:p><text:span text:style-name="T23">int m_NbTimeBasis;</text:span></text:p>
            <text:p><text:span text:style-name="T23">int m_NbTimeFrames;</text:span></text:p>
            <text:p><text:span text:style-name="T23">int m_DeadFrames;</text:span></text:p>
            <text:p><text:span text:style-name="T23">FLTNB* mp_FrameDurations;</text:span></text:p>
            <text:p><text:span text:style-name="T23">FLTNB m_VoxSizeX;</text:span></text:p>
            <text:p><text:span text:style-name="T23">FLTNB m_VoxSizeY;</text:span></text:p>
            <text:p><text:span text:style-name="T23">FLTNB m_VoxSizeZ;</text:span></text:p>
            <text:p><text:span text:style-name="T23">FLTNB m_FOVSizeX;</text:span></text:p>
            <text:p><text:span text:style-name="T23">FLTNB m_FOVSizeY;</text:span></text:p>
            <text:p><text:span text:style-name="T23">FLTNB m_FOVSizeZ;</text:span></text:p>
            <text:p><text:span text:style-name="T23">FLTNB m_OffsetX;</text:span></text:p>
            <text:p><text:span text:style-name="T23">FLTNB m_OffsetY;</text:span></text:p>
            <text:p><text:span text:style-name="T23">FLTNB m_OffsetZ;</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3">Get and Set for each member.</text:span></text:p>
          </draw:text-box>
        </draw:frame>
        <presentation:notes draw:style-name="dp2">
          <draw:page-thumbnail draw:style-name="gr36" draw:layer="layout" svg:width="14.848cm" svg:height="11.136cm" svg:x="3.075cm" svg:y="2.257cm" draw:page-number="36" presentation:class="page"/>
          <draw:frame presentation:style-name="pr2" draw:text-style-name="P7" draw:layer="layout" svg:width="16.799cm" svg:height="13.364cm" svg:x="2.1cm" svg:y="14.107cm" presentation:class="notes" presentation:placeholder="true" presentation:user-transformed="true">
            <draw:text-box/>
          </draw:frame>
        </presentation:notes>
      </draw:page>
      <draw:page draw:name="page37"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oImageSpace</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This class holds all the matrices in the image domain that can be used in the algorithm: image, forward-image, correction, additional image, sensitivity image.</text:span></text:p>
            <text:p><text:span text:style-name="T23">ForwardImage: 3 pointers, 1 for 3D, 2 for 4D</text:span></text:p>
            <text:p><text:span text:style-name="T23">BackwardImage: 5 pointers, 1 for 3D, 2 for 4D, 1 for threads, 1 for number of images</text:span></text:p>
            <text:p><text:span text:style-name="T23">SensitivityImage: 4 pointers, 1 for 3D, 2 for 4D, 1 for nbSubsets</text:span></text:p>
            <text:p><text:span text:style-name="T23">MiscImage: 4 pointers, 1 for 3D, 2 for 4D, 1 for number of images.</text:span></text:p>
            <text:p><text:span text:style-name="T23">Image matrices are public and can be directly accessed from each classes.</text:span></text:p>
            <text:p><text:span text:style-name="T23">It also includes many functions for initializating, reseting, or deforming the images.</text:span></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6.9cm" svg:height="34.45cm" svg:x="2.65cm" svg:y="47.05cm">
          <draw:text-box>
            <text:p><text:span text:style-name="T23">oImageDimensions* mp_Dimensions;</text:span></text:p>
            <text:p><text:span text:style-name="T23">int m_nbThreads;</text:span></text:p>
            <text:p><text:span text:style-name="T23">int m_nbSubsets;</text:span></text:p>
          </draw:text-box>
        </draw:frame>
        <draw:frame draw:style-name="gr48" draw:text-style-name="P13" draw:layer="layout" svg:width="26.15cm" svg:height="34.45cm" svg:x="29.65cm" svg:y="47.05cm">
          <draw:text-box>
            <text:p><text:span text:style-name="T23">FLTNB** mpp_image;</text:span></text:p>
            <text:p><text:span text:style-name="T23">FLTNB** mpp_forwardImage;</text:span></text:p>
            <text:p><text:span text:style-name="T23">FLTNB**** mpppp_backwardImage;</text:span></text:p>
            <text:p><text:span text:style-name="T23">FLTNB*** mppp_sensitivity;</text:span></text:p>
            <text:p><text:span text:style-name="T23">FLTNB*** mppp_miscImage;</text:span></text:p>
            <text:p><text:span text:style-name="T23">FLTNB* mp_maskImage;</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75cm" svg:height="61.35cm" svg:x="57.95cm" svg:y="19.85cm">
          <draw:text-box>
            <text:p><text:span text:style-name="T24"><text:s text:c="2"/></text:span><text:span text:style-name="T24">void InstanciateImage() (for each image matrices) </text:span></text:p>
            <text:p><text:span text:style-name="T24"><text:s text:c="2"/></text:span><text:span text:style-name="T24">void InitializeImage() (for each image matrices) </text:span></text:p>
            <text:p><text:span text:style-name="T24"><text:s text:c="2"/></text:span><text:span text:style-name="T24">void PrepareForwardImage();</text:span></text:p>
            <text:p><text:span text:style-name="T24"><text:s text:c="2"/></text:span><text:span text:style-name="T24">void Reduce();</text:span></text:p>
            <text:p><text:span text:style-name="T24"><text:s text:c="2"/></text:span><text:span text:style-name="T24">void PreImageUpdate();</text:span></text:p>
            <text:p><text:span text:style-name="T24"><text:s text:c="2"/></text:span><text:span text:style-name="T24">void PostImageUpdate();</text:span></text:p>
            <text:p><text:span text:style-name="T24"><text:s text:c="2"/></text:span><text:span text:style-name="T24">void ApplySensitivity(int a_indexSubset);</text:span></text:p>
            <text:p><text:span text:style-name="T24"><text:s text:c="2"/></text:span><text:span text:style-name="T24">void DeallocateImage() (for each image matrices)</text:span></text:p>
            <text:p><text:span text:style-name="T24"><text:s text:c="2"/></text:span><text:span text:style-name="T24">int LoadInitialImage(string a_pathToImage);</text:span></text:p>
            <text:p><text:span text:style-name="T24"><text:s text:c="2"/></text:span><text:span text:style-name="T24">int SaveImage(int a_number);</text:span></text:p>
            <text:p><text:span text:style-name="T24"/></text:p>
            <text:p><text:span text:style-name="T24"><text:s text:c="2"/></text:span><text:span text:style-name="T24">void PROJ_InstanciateAttenuationImage(); </text:span></text:p>
            <text:p><text:span text:style-name="T24"><text:s text:c="2"/></text:span><text:span text:style-name="T24">void PROJ_DeallocateAttenuationImage();</text:span></text:p>
            <text:p><text:span text:style-name="T24"><text:s text:c="2"/></text:span><text:span text:style-name="T24">void PROJ_InitializationAttenuationImage(string a_pathToAtnImage, string a_pathToCTImage, FLTNB a_value);</text:span></text:p>
            <text:p><text:span text:style-name="T24"><text:s text:c="2"/></text:span><text:span text:style-name="T24">int PROJ_LoadAttenuationImage(string a_pathToImage);</text:span></text:p>
            <text:p><text:span text:style-name="T24"><text:s text:c="2"/></text:span><text:span text:style-name="T24">int PROJ_LoadCTImage(string a_pathToImage);</text:span></text:p>
            <text:p><text:span text:style-name="T24"><text:s text:c="2"/></text:span><text:span text:style-name="T24">void PROJ_CopyAtnToImage();</text:span></text:p>
            <text:p><text:span text:style-name="T24"><text:s text:c="2"/></text:span><text:span text:style-name="T24">int PROJ_SaveSensitivityImage(int a_nbSubsets);</text:span></text:p>
            <text:p><text:span text:style-name="T25"/></text:p>
            <text:p><text:span text:style-name="T25"/></text:p>
            <text:p><text:span text:style-name="T25"/></text:p>
            <text:p><text:span text:style-name="T25"/></text:p>
            <text:p><text:span text:style-name="T23"/></text:p>
          </draw:text-box>
        </draw:frame>
        <presentation:notes draw:style-name="dp2">
          <draw:page-thumbnail draw:style-name="gr36" draw:layer="layout" svg:width="14.848cm" svg:height="11.136cm" svg:x="3.075cm" svg:y="2.257cm" draw:page-number="37" presentation:class="page"/>
          <draw:frame presentation:style-name="pr2" draw:text-style-name="P7" draw:layer="layout" svg:width="16.799cm" svg:height="13.364cm" svg:x="2.1cm" svg:y="14.107cm" presentation:class="notes" presentation:user-transformed="true">
            <draw:text-box>
              <text:p><text:span text:style-name="T33">- Toujours dans les corrections 4D, il faudra qu'on discute à la réunion de la gestion de la 4D dans les matrices d'image. Pour l'instant je ne vois pas de problèmes dans le fait de gérer l'ensemble de la décomposition des données 4D (en frames d'acquisitions dynamiques et phases (respiratoires/cardiaques/ou autre type de mouvements)) dans ce vecteur, mais je me demande si cette implémentation est suffisamment flexible pour gérer tout les types de corrections (dans l'éventualité ou certaines corrections requerraient des étapes de traitement supplémentaires dans les boucles de l'algorithme de reconstruction)</text:span></text:p>
              <text:p><text:span text:style-name="T33"/></text:p>
              <text:p><text:span text:style-name="T33">- Au niveau de la matrice contenant l'image de sensitivité, je me demande s'il ne faudrait pas rajouter une dimension pour le nombre de lit, dans le cas où l'utilisateur souhaite prendre en compte la correction d'atténuation dans l'image de sensitivité (image de sensitivité est alors créée en projetant les lignes de réponses à travers la carte d'atténuation). Dans cette situation, l'image est différente pour chaque pas de lit.</text:span></text:p>
            </draw:text-box>
          </draw:frame>
        </presentation:notes>
        <officeooo:annotation svg:x="56.604cm" svg:y="20.044cm">
          <dc:date>2014-10-01T11:04:34</dc:date>
          <text:p><text:s text:c="2"/>void InstanciateImage() (for each image matrices)</text:p>
          <text:p/>
          <text:p><text:s text:c="2"/>Parameters: none</text:p>
          <text:p/>
          <text:p><text:s text:c="2"/>Aim: Instanciate each image matrix</text:p>
          <text:p><text:s text:c="11"/>Some matrices require several information for the instanciation (such as the number of backward images or the <text:s/>number of subsets)</text:p>
          <text:p/>
          <text:p><text:s text:c="2"/>Returns: none</text:p>
        </officeooo:annotation>
        <officeooo:annotation svg:x="56.685cm" svg:y="21.808cm">
          <dc:date>2014-10-01T11:09:38</dc:date>
          <text:p><text:s text:c="2"/>void InitializeImage()</text:p>
          <text:p/>
          <text:p><text:s text:c="2"/>Parameters: none</text:p>
          <text:p/>
          <text:p><text:s text:c="2"/>Aim: Initialize the main image matrix using either the default value or an image provided by the user .</text:p>
          <text:p>The sensitivity image can be either computed or initialized using an image provided by the user</text:p>
          <text:p><text:s text:c="10"/></text:p>
          <text:p/>
          <text:p><text:s text:c="2"/>Returns: none</text:p>
        </officeooo:annotation>
        <officeooo:annotation svg:x="56.665cm" svg:y="23.666cm">
          <dc:date>2014-10-01T11:14:40</dc:date>
          <text:p><text:s text:c="2"/>void PrepareForwardImage()</text:p>
          <text:p/>
          <text:p><text:s text:c="2"/>Parameters: none</text:p>
          <text:p/>
          <text:p><text:s text:c="2"/>Aim: Copy current image in forward-image buffer (apply deformation or other corrections if needed)</text:p>
          <text:p/>
          <text:p><text:s text:c="2"/>Returns: none</text:p>
        </officeooo:annotation>
        <officeooo:annotation svg:x="56.665cm" svg:y="25.209cm">
          <dc:date>2014-10-01T11:23:18</dc:date>
          <text:p><text:s text:c="2"/>void Reduce()</text:p>
          <text:p/>
          <text:p><text:s text:c="2"/>Parameters: none</text:p>
          <text:p/>
          <text:p><text:s text:c="2"/>Aim: Merge parallel results from the <text:s/>backward images.</text:p>
          <text:p/>
          <text:p><text:s text:c="2"/>Returns: none</text:p>
        </officeooo:annotation>
        <officeooo:annotation svg:x="56.739cm" svg:y="27.047cm">
          <dc:date>2014-10-01T11:22:23</dc:date>
          <text:p><text:s text:c="2"/>void PreImageUpdate()</text:p>
          <text:p/>
          <text:p><text:s text:c="2"/>Parameters: none</text:p>
          <text:p/>
          <text:p><text:s text:c="2"/>Aim: Apply deformation or other correction if needed to the backward image(s)</text:p>
          <text:p/>
          <text:p><text:s text:c="2"/>Returns: none</text:p>
        </officeooo:annotation>
        <officeooo:annotation svg:x="56.665cm" svg:y="28.737cm">
          <dc:date>2014-10-01T11:24:27</dc:date>
          <text:p><text:s text:c="2"/>void PostImageUpdate()</text:p>
          <text:p/>
          <text:p><text:s text:c="2"/>Parameters: none</text:p>
          <text:p/>
          <text:p><text:s text:c="2"/>Aim: Post-update processing of the current estimate (modele fitting, smooth, etc...)</text:p>
          <text:p/>
          <text:p><text:s text:c="2"/>Returns: none</text:p>
        </officeooo:annotation>
        <officeooo:annotation svg:x="56.665cm" svg:y="30.795cm">
          <dc:date>2014-10-01T11:27:19</dc:date>
          <text:p><text:s text:c="2"/>(void) ApplySensitivity</text:p>
          <text:p/>
          <text:p><text:s text:c="2"/>Parameters: a_indexSubset : index of the current subset</text:p>
          <text:p/>
          <text:p><text:s text:c="2"/>Aim: Apply the sensitivity image to the main image. </text:p>
          <text:p><text:s text:c="7"/>The index of the current subset is passed as a parameter if needed (eg : sinogram mode)</text:p>
          <text:p/>
          <text:p><text:s text:c="2"/>Returns: none</text:p>
        </officeooo:annotation>
        <officeooo:annotation svg:x="56.445cm" svg:y="32.412cm">
          <dc:creator>tmerlin </dc:creator>
          <dc:date>2014-12-06T23:14:04</dc:date>
          <text:p><text:s text:c="2"/>Void DeallocateImage() (for each image matrices)</text:p>
          <text:p/>
          <text:p><text:s text:c="2"/>Parameters: none</text:p>
          <text:p/>
          <text:p><text:s text:c="2"/>Aim: Instanciate each image matrix</text:p>
          <text:p><text:s text:c="11"/>Some matrices require several information for the instanciation (such as the number of backward images or the <text:s/>number of subsets)</text:p>
          <text:p/>
          <text:p><text:s text:c="2"/>Returns: none</text:p>
        </officeooo:annotation>
        <officeooo:annotation svg:x="56.516cm" svg:y="34.102cm">
          <dc:creator>tmerlin </dc:creator>
          <dc:date>2014-12-07T00:14:40</dc:date>
          <text:p><text:s text:c="2"/>(int)LoadInitialImage</text:p>
          <text:p/>
          <text:p><text:s text:c="2"/>Parameters: (string) a_pathToImage</text:p>
          <text:p/>
          <text:p><text:s text:c="2"/>Aim: Load the initial image provided by the user in the mpp_image matrix <text:s/></text:p>
          <text:p/>
          <text:p><text:s text:c="2"/>Returns: 0 if success, and positive value otherwise</text:p>
        </officeooo:annotation>
        <officeooo:annotation svg:x="56.371cm" svg:y="35.646cm">
          <dc:creator>tmerlin </dc:creator>
          <dc:date>2014-12-07T00:15:14</dc:date>
          <text:p><text:s text:c="2"/>(void) SaveImage</text:p>
          <text:p/>
          <text:p><text:s text:c="2"/>Parameters: (int) a_number</text:p>
          <text:p/>
          <text:p><text:s text:c="2"/>Aim: Save the main image using the sOutputManager. </text:p>
          <text:p><text:s text:c="7"/>Parameter 'a_number' will be used as suffix for the name of the saved image</text:p>
          <text:p/>
          <text:p><text:s text:c="2"/>Returns: none</text:p>
        </officeooo:annotation>
        <officeooo:annotation svg:x="56.445cm" svg:y="39.321cm">
          <dc:creator>tmerlin </dc:creator>
          <dc:date>2014-12-07T00:15:32</dc:date>
          <text:p><text:s text:c="2"/>void PROJ_InstanciateAttenuationImage()</text:p>
          <text:p/>
          <text:p><text:s text:c="2"/>Parameters: none</text:p>
          <text:p/>
          <text:p><text:s text:c="2"/>Aim: Instanciate the attenuation image</text:p>
          <text:p><text:s text:c="7"/>USED BY THE PROJECTOR SCRIPT</text:p>
          <text:p/>
          <text:p><text:s text:c="2"/>Returns: none</text:p>
        </officeooo:annotation>
        <officeooo:annotation svg:x="56.516cm" svg:y="41.084cm">
          <dc:creator>tmerlin </dc:creator>
          <dc:date>2014-12-07T00:15:46</dc:date>
          <text:p><text:s text:c="2"/>void PROJ_DeallocateAttenuationImage()</text:p>
          <text:p/>
          <text:p><text:s text:c="2"/>Parameters: none</text:p>
          <text:p/>
          <text:p><text:s text:c="2"/>Aim: Deallocate the attenuation image</text:p>
          <text:p><text:s text:c="7"/>USED BY THE PROJECTOR SCRIPT</text:p>
          <text:p/>
          <text:p><text:s text:c="2"/>Returns: none</text:p>
        </officeooo:annotation>
        <officeooo:annotation svg:x="56.445cm" svg:y="42.922cm">
          <dc:creator>tmerlin </dc:creator>
          <dc:date>2014-12-07T00:16:18</dc:date>
          <text:p><text:s text:c="2"/>(void) PROJ_InitializationAttenuationImage</text:p>
          <text:p/>
          <text:p><text:s text:c="2"/>Parameters: (string) a_pathToAtnImage : path to an attenuation map provided by the user</text:p>
          <text:p><text:s text:c="14"/>(string) a_pathToCTImage <text:s/>: path to a CT map provided by the user</text:p>
          <text:p><text:s text:c="15"/>(FLTNB) a_value : initial value for the voxels</text:p>
          <text:p/>
          <text:p><text:s text:c="2"/>Aim: Attenuation image initialisation using either : </text:p>
          <text:p>- an image provided by the user (a_pathToAtnImage or a_pathToCTImage)</text:p>
          <text:p><text:s/>- the default value (=a_value)</text:p>
          <text:p><text:s text:c="7"/>USED BY THE PROJECTOR SCRIPT</text:p>
          <text:p/>
          <text:p><text:s text:c="2"/>Returns: none</text:p>
        </officeooo:annotation>
        <officeooo:annotation svg:x="56.516cm" svg:y="46.009cm">
          <dc:creator>tmerlin </dc:creator>
          <dc:date>2014-12-07T00:16:48</dc:date>
          <text:p><text:s text:c="2"/>(int) PROJ_LoadAttenuationImage</text:p>
          <text:p/>
          <text:p><text:s text:c="2"/>Parameters: (string) a_pathToImage</text:p>
          <text:p/>
          <text:p><text:s text:c="2"/>Aim: Load the attenuation image provided by the user in the mpp_attenuation matrix</text:p>
          <text:p><text:s text:c="7"/>USED BY THE PROJECTOR SCRIPT</text:p>
          <text:p/>
          <text:p><text:s text:c="2"/>Returns: 0 if success, and positive value otherwise</text:p>
        </officeooo:annotation>
        <officeooo:annotation svg:x="56.516cm" svg:y="47.846cm">
          <dc:creator>tmerlin </dc:creator>
          <dc:date>2014-12-07T00:18:08</dc:date>
          <text:p><text:s text:c="2"/>(int)PROJ_LoadCTImage</text:p>
          <text:p><text:s text:c="2"/>Used in PROJECTION script</text:p>
          <text:p/>
          <text:p><text:s text:c="2"/>Parameters: (string) a_pathToImage</text:p>
          <text:p/>
          <text:p><text:s text:c="2"/>Aim: Load the CT image provided by the user, perform the CT -&gt; Attenuation map conversion, get the result in the mpp_attenuation matrix</text:p>
          <text:p/>
          <text:p><text:s text:c="2"/>Returns: 0 if success, and positive value otherwise</text:p>
          <text:p/>
          <text:p><text:s text:c="2"/>// TODO : Etant donné que la conversion CT-&gt; Atn dépend des constructeurs, si l'on propose cette option il faudrait récupérer des infos sur le CT à partir du repository</text:p>
        </officeooo:annotation>
        <officeooo:annotation svg:x="56.591cm" svg:y="49.61cm">
          <dc:creator>tmerlin </dc:creator>
          <dc:date>2014-12-07T00:19:45</dc:date>
          <text:p><text:s text:c="2"/>void CopyAtnToImage()</text:p>
          <text:p/>
          <text:p><text:s text:c="2"/>Parameters:</text:p>
          <text:p/>
          <text:p><text:s text:c="2"/>Aim: Copy the attenuation image contained in the 'mpp_attenuation' matrix inside the mpp_image matrix.</text:p>
          <text:p/>
          <text:p><text:s text:c="2"/>Returns: none</text:p>
        </officeooo:annotation>
        <officeooo:annotation svg:x="56.516cm" svg:y="51.447cm">
          <dc:creator>tmerlin </dc:creator>
          <dc:date>2014-12-07T00:19:39</dc:date>
          <text:p><text:s text:c="2"/>(void) PROJ_SaveSensitivityImage</text:p>
          <text:p/>
          <text:p><text:s text:c="2"/>Parameters: (int) a_nbSubsets</text:p>
          <text:p/>
          <text:p><text:s text:c="2"/>Aim: Write the sensitivity image on disk. </text:p>
          <text:p><text:s text:c="7"/>The index of the current subset is passed as a parameter if needed (ex : sinogram mode)</text:p>
          <text:p/>
          <text:p><text:s text:c="2"/>Returns: none</text:p>
        </officeooo:annotation>
      </draw:page>
      <draw:page draw:name="page38"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50"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vKineticModel</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This class manages the kinetic modeling that can be applied at the end of an update in the iterative algorithm, or as a post-processing step.</text:span></text:p>
            <text:p><text:span text:style-name="T23">It has </text:span></text:p>
            <text:p><text:span text:style-name="T23"/></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6.9cm" svg:height="34.45cm" svg:x="2.65cm" svg:y="47.05cm">
          <draw:text-box>
            <text:p><text:span text:style-name="T23">int m_nbParameters;</text:span></text:p>
            <text:p><text:span text:style-name="T23"/></text:p>
          </draw:text-box>
        </draw:frame>
        <draw:frame draw:style-name="gr48" draw:text-style-name="P13" draw:layer="layout" svg:width="26.15cm" svg:height="34.45cm" svg:x="29.65cm" svg:y="47.05cm">
          <draw:text-box>
            <text:p><text:span text:style-name="T23">FLTNB** mpp_parameters;</text:span></text:p>
            <text:p><text:span text:style-name="T23"/></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75cm" svg:height="61.35cm" svg:x="57.95cm" svg:y="19.85cm">
          <draw:text-box>
            <text:p><text:span text:style-name="T37"><text:s/></text:span><text:span text:style-name="T37">virtual void FitModel(oImageSpace* ap_ImageSpace) = 0;</text:span></text:p>
            <text:p><text:span text:style-name="T37"><text:s/></text:span><text:span text:style-name="T37">... residuals, copy back to image, etc ...</text:span></text:p>
            <text:p><text:span text:style-name="T25"/></text:p>
            <text:p><text:span text:style-name="T23"/></text:p>
          </draw:text-box>
        </draw:frame>
        <presentation:notes draw:style-name="dp2">
          <draw:page-thumbnail draw:style-name="gr36" draw:layer="layout" svg:width="14.848cm" svg:height="11.136cm" svg:x="3.075cm" svg:y="2.257cm" draw:page-number="38" presentation:class="page"/>
          <draw:frame presentation:style-name="pr2" draw:text-style-name="P7" draw:layer="layout" svg:width="16.799cm" svg:height="13.364cm" svg:x="2.1cm" svg:y="14.107cm" presentation:class="notes" presentation:user-transformed="true">
            <draw:text-box>
              <text:p><text:span text:style-name="T33">- Toujours dans les corrections 4D, il faudra qu'on discute à la réunion de la gestion de la 4D dans les matrices d'image. Pour l'instant je ne vois pas de problèmes dans le fait de gérer l'ensemble de la décomposition des données 4D (en frames d'acquisitions dynamiques et phases (respiratoires/cardiaques/ou autre type de mouvements)) dans ce vecteur, mais je me demande si cette implémentation est suffisamment flexible pour gérer tout les types de corrections (dans l'éventualité ou certaines corrections requerraient des étapes de traitement supplémentaires dans les boucles de l'algorithme de reconstruction)</text:span></text:p>
              <text:p><text:span text:style-name="T33"/></text:p>
              <text:p><text:span text:style-name="T33">- Au niveau de la matrice contenant l'image de sensitivité, je me demande s'il ne faudrait pas rajouter une dimension pour le nombre de lit, dans le cas où l'utilisateur souhaite prendre en compte la correction d'atténuation dans l'image de sensitivité (image de sensitivité est alors créée en projetant les lignes de réponses à travers la carte d'atténuation). Dans cette situation, l'image est différente pour chaque pas de lit.</text:span></text:p>
            </draw:text-box>
          </draw:frame>
        </presentation:notes>
      </draw:page>
      <draw:page draw:name="page39"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50"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oConvolver</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This class is used to manage and perform convolutions of images in the spatial domain. Multiple types of kernels can be used. Convolutions can be applied to a single image or to a group of images for optimization. It can use a oImageSpace object as a parameter. Convolutions are performed using a padded copy of the input image so that no “if” are needed in the convolution to check for boundaries.</text:span></text:p>
            <text:p><text:span text:style-name="T23"/></text:p>
            <text:p><text:span text:style-name="T23"/></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5" draw:layer="layout" svg:width="26.15cm" svg:height="34.45cm" svg:x="2.75cm" svg:y="47.05cm">
          <draw:text-box>
            <text:p><text:span text:style-name="T24">mp_ImageDimensions* ap_ImageDimensions;</text:span></text:p>
            <text:p><text:span text:style-name="T24">FLTNB m_fixPsfKernel[3];</text:span></text:p>
            <text:p><text:span text:style-name="T24">FLTNB* m_varPsfKernel[3];</text:span></text:p>
            <text:p><text:span text:style-name="T24">FLTNB** mp_paddedImage;</text:span></text:p>
            <text:p><text:span text:style-name="T24">FLTNB mp_offset[3];</text:span></text:p>
            <text:p><text:span text:style-name="T24">int m_nbOffsetVoxXYZ;</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4">void ApplyPSFToForwardImage(oImageSpace* ap_ImageSpace)</text:span></text:p>
            <text:p><text:span text:style-name="T24">void ApplyPSFAfterProjection(oImageSpace* ap_ImageSpace, , int a_nbBackwardImages)</text:span></text:p>
            <text:p><text:span text:style-name="T24">void CopyToPaddedImage(FLTNB* ap_inputMatrix)</text:span></text:p>
            <text:p><text:span text:style-name="T24">void MergePaddedImage(FLTNB* ap_outputMatrix)</text:span></text:p>
            <text:p><text:span text:style-name="T24">void ApplyPSF()</text:span></text:p>
            <text:p><text:span text:style-name="T25"/></text:p>
            <text:p><text:span text:style-name="T23"/></text:p>
          </draw:text-box>
        </draw:frame>
        <presentation:notes draw:style-name="dp2">
          <draw:page-thumbnail draw:style-name="gr36" draw:layer="layout" svg:width="14.848cm" svg:height="11.136cm" svg:x="3.075cm" svg:y="2.257cm" draw:page-number="39" presentation:class="page"/>
          <draw:frame presentation:style-name="pr2" draw:text-style-name="P7" draw:layer="layout" svg:width="16.799cm" svg:height="13.364cm" svg:x="2.1cm" svg:y="14.107cm" presentation:class="notes" presentation:user-transformed="true">
            <draw:text-box>
              <text:p><text:span text:style-name="T33">- Au niveau de la classe oConvolver, à quoi correspond la convolution sur un groupe d'image mentionnée dans la description de la classe ?</text:span></text:p>
            </draw:text-box>
          </draw:frame>
        </presentation:notes>
        <officeooo:annotation svg:x="56.525cm" svg:y="20.125cm">
          <dc:date>2014-10-01T17:42:06</dc:date>
          <text:p><text:s text:c="2"/>(void) ApplyPSFToForwardImage</text:p>
          <text:p/>
          <text:p><text:s text:c="2"/>Parameters: (oImageSpace*) ap_ImageSpace</text:p>
          <text:p/>
          <text:p><text:s text:c="2"/>Aim: Apply the PSF kernel to the ForwardImage matrix of the ap_ImageSpace</text:p>
          <text:p/>
          <text:p><text:s text:c="2"/>Returns: none</text:p>
        </officeooo:annotation>
        <officeooo:annotation svg:x="56.604cm" svg:y="21.969cm">
          <dc:date>2014-10-01T17:42:20</dc:date>
          <text:p><text:s text:c="2"/>(void)ApplyPSFAfterProjection</text:p>
          <text:p/>
          <text:p><text:s text:c="2"/>Parameters: (oImageSpace*) ap_ImageSpace, (int) a_nbBackwardImages</text:p>
          <text:p/>
          <text:p><text:s text:c="2"/>Aim: Apply the PSF kernel to the BackwardImage matrix of the ap_ImageSpace</text:p>
          <text:p/>
          <text:p><text:s text:c="2"/>Returns: none</text:p>
        </officeooo:annotation>
        <officeooo:annotation svg:x="56.685cm" svg:y="25.336cm">
          <dc:date>2014-10-03T12:34:42</dc:date>
          <text:p><text:s text:c="2"/>(void)CopyToPaddedImage</text:p>
          <text:p/>
          <text:p><text:s text:c="2"/>Parameters: app_inputMatrix : 3D matrix containing the data to convolve</text:p>
          <text:p/>
          <text:p><text:s text:c="2"/>Aim: Store an 3D image matrix in the mp_paddedImage, for convolution purposes</text:p>
          <text:p/>
          <text:p><text:s text:c="2"/>Returns: none</text:p>
        </officeooo:annotation>
        <officeooo:annotation svg:x="56.685cm" svg:y="27.18cm">
          <dc:date>2014-10-03T12:34:33</dc:date>
          <text:p><text:s text:c="2"/>(void)MergePaddedImage</text:p>
          <text:p/>
          <text:p><text:s text:c="2"/>Parameters: ap_outputMatrix : output 3D matrix receiving the convolved data</text:p>
          <text:p/>
          <text:p><text:s text:c="2"/>Aim: Write the containing of the padded image in the output matrix, using the m_offset[3]</text:p>
          <text:p/>
          <text:p><text:s text:c="2"/>Returns: none</text:p>
        </officeooo:annotation>
        <officeooo:annotation svg:x="56.685cm" svg:y="28.944cm">
          <dc:date>2014-10-03T12:35:03</dc:date>
          <text:p><text:s text:c="2"/>(void)ApplyPSF</text:p>
          <text:p/>
          <text:p><text:s text:c="2"/>Parameters: none</text:p>
          <text:p/>
          <text:p><text:s text:c="2"/>Aim: Apply the PSF to the paddedImage.</text:p>
          <text:p>According to the options and the data provided by the user, different type of kernel can be used.</text:p>
          <text:p/>
          <text:p><text:s text:c="2"/>Returns: none</text:p>
        </officeooo:annotation>
      </draw:page>
      <draw:page draw:name="page40" draw:style-name="dp1" draw:master-page-name="Standard" presentation:presentation-page-layout-name="AL2T1">
        <draw:line draw:style-name="gr43" draw:text-style-name="P1" draw:layer="layout" svg:x1="4.749cm" svg:y1="42.048cm" svg:x2="114.15cm" svg:y2="42.052cm">
          <text:p/>
        </draw:line>
        <draw:frame draw:style-name="gr2" draw:text-style-name="P10" draw:layer="layout" svg:width="80.2cm" svg:height="4.036cm" svg:x="19.35cm" svg:y="34.6cm">
          <draw:text-box>
            <text:p text:style-name="P1"><text:span text:style-name="T20">Algorithm classes</text:span></text:p>
          </draw:text-box>
        </draw:frame>
        <presentation:notes draw:style-name="dp2">
          <draw:page-thumbnail draw:style-name="gr36" draw:layer="layout" svg:width="14.848cm" svg:height="11.136cm" svg:x="3.075cm" svg:y="2.257cm" draw:page-number="40" presentation:class="page"/>
          <draw:frame presentation:style-name="pr2" draw:text-style-name="P7"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oAnalyticalAlgorithm</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This class manages a analytical reconstruction. From the rebinning into evenly-spaced sinograms (at first), to the back-projection, through the filtering in the fourier domain.</text:span></text:p>
            <text:p><text:span text:style-name="T23"/></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6.15cm" svg:height="34.45cm" svg:x="2.75cm" svg:y="47.05cm">
          <draw:text-box>
            <text:p><text:span text:style-name="T23">...</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3">...</text:span></text:p>
          </draw:text-box>
        </draw:frame>
        <presentation:notes draw:style-name="dp2">
          <draw:page-thumbnail draw:style-name="gr36" draw:layer="layout" svg:width="14.848cm" svg:height="11.136cm" svg:x="3.075cm" svg:y="2.257cm" draw:page-number="41" presentation:class="page"/>
          <draw:frame presentation:style-name="pr2" draw:text-style-name="P7"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oIterativeAlgorithm</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This class manages an iterative reconstruction of any kind with the input being a vGenericDataFile, and through the use of a oProjector, a oOptimizer, a oConvolver, a oImageSpace. It can compute the sensitivity image and perform the iterations.</text:span></text:p>
            <text:p><text:span text:style-name="T23">In the ShowOptimizerHelp function, all the different optimizers should be described.</text:span></text:p>
            <text:p><text:span text:style-name="T23"/></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7.6cm" svg:height="34.45cm" svg:x="2.05cm" svg:y="47.05cm">
          <draw:text-box>
            <text:p><text:span text:style-name="T24">bool m_optimizedMemoryFlag;</text:span></text:p>
            <text:p><text:span text:style-name="T24">int m_verboseLevel; </text:span></text:p>
            <text:p><text:span text:style-name="T24">bool m_flagGPU;</text:span></text:p>
            <text:p><text:span text:style-name="T24">oImageDimensions* mp_ImageDimensions;</text:span></text:p>
            <text:p><text:span text:style-name="T24">vDataFile** mpp_DataFile;</text:span></text:p>
            <text:p><text:span text:style-name="T24">oProjectorManager* mp_Projector;</text:span></text:p>
            <text:p><text:span text:style-name="T24">oImageSpace* mp_ImageSpace;</text:span></text:p>
            <text:p><text:span text:style-name="T24">oConvolver* mp_PSF;</text:span></text:p>
            <text:p><text:span text:style-name="T24">vOptimizer* mp_Optimizer;</text:span></text:p>
            <text:p><text:span text:style-name="T24">int m_NbBeds;</text:span></text:p>
            <text:p><text:span text:style-name="T24">Int m_nbSubsets</text:span></text:p>
            <text:p><text:span text:style-name="T24">string mp_path_to_initial_img;</text:span></text:p>
            <text:p><text:span text:style-name="T24">string mp_pathToSensitivityImg;</text:span></text:p>
            <text:p><text:span text:style-name="T23">...</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3">int Iterate();</text:span></text:p>
            <text:p><text:span text:style-name="T23">int IterateCPU();</text:span></text:p>
            <text:p><text:span text:style-name="T26">int IterateGPU();</text:span></text:p>
            <text:p><text:span text:style-name="T26">ShowOptimizerHelp();</text:span></text:p>
            <text:p><text:span text:style-name="T23">...</text:span></text:p>
          </draw:text-box>
        </draw:frame>
        <presentation:notes draw:style-name="dp2">
          <draw:page-thumbnail draw:style-name="gr36" draw:layer="layout" svg:width="14.848cm" svg:height="11.136cm" svg:x="3.075cm" svg:y="2.257cm" draw:page-number="42" presentation:class="page"/>
          <draw:frame presentation:style-name="pr2" draw:text-style-name="P7" draw:layer="layout" svg:width="16.799cm" svg:height="13.364cm" svg:x="2.1cm" svg:y="14.107cm" presentation:class="notes" presentation:placeholder="true" presentation:user-transformed="true">
            <draw:text-box/>
          </draw:frame>
        </presentation:notes>
        <officeooo:annotation svg:x="55.891cm" svg:y="20.009cm">
          <dc:date>2014-10-01T18:22:34</dc:date>
          <text:p>(int) Iterate</text:p>
          <text:p/>
          <text:p><text:s text:c="2"/>Parameters:</text:p>
          <text:p/>
          <text:p><text:s text:c="2"/>Aim: Just call either the IterateCPU or the IterateGPU function as asked for.</text:p>
          <text:p/>
          <text:p><text:s text:c="2"/>Returns: 0 if success, and positive value otherwise.</text:p>
        </officeooo:annotation>
        <officeooo:annotation svg:x="55.891cm" svg:y="21.828cm">
          <dc:date>2014-10-01T18:23:22</dc:date>
          <text:p>(int) IterateCPU</text:p>
          <text:p/>
          <text:p><text:s text:c="2"/>Parameters:</text:p>
          <text:p/>
          <text:p><text:s text:c="2"/>Aim: Perform the iterative loop of the algorithm, call the different object for optimization, projection, update, etc.</text:p>
          <text:p><text:s text:c="7"/>Function designed to be executed on the CPU only.</text:p>
          <text:p/>
          <text:p><text:s text:c="2"/>Returns: 0 if success, and positive value otherwise.</text:p>
        </officeooo:annotation>
        <officeooo:annotation svg:x="55.891cm" svg:y="23.564cm">
          <dc:date>2014-10-01T18:23:18</dc:date>
          <text:p>(int) IterateGPU</text:p>
          <text:p/>
          <text:p><text:s text:c="2"/>Parameters:</text:p>
          <text:p/>
          <text:p><text:s text:c="2"/>Aim: Perform the iterative loop of the algorithm, call the different object for optimization, projection, update, etc.</text:p>
          <text:p><text:s text:c="7"/>Function designed to be executed on the GPU only.</text:p>
          <text:p/>
          <text:p><text:s text:c="2"/>Returns: 0 if success, and positive value otherwise.</text:p>
        </officeooo:annotation>
      </draw:page>
      <draw:page draw:name="page43"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oSensitivityGeneration</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This class manages the computation of the sensitivity images in case it is not provided by the user </text:span></text:p>
            <text:p><text:span text:style-name="T23">It uses a vGenericDataFile, a oProjector, a specific oOptimizer (ComputeSensitivity, a oConvolver and a oImageSpace.</text:span></text:p>
            <text:p><text:span text:style-name="T23">The algorithm generate the sensitivity image by either projecting each possible LOR (LaunchCPUListMode) or projecting using each event of the datafile (LaunchCPUSino).</text:span></text:p>
            <text:p><text:span text:style-name="T23"/></text:p>
            <text:p><text:span text:style-name="T35">TODO :</text:span><text:span text:style-name="T23"> Sensitivity map generation for SPECT/CT when these modalities will be implemented</text:span></text:p>
            <text:p><text:span text:style-name="T23"/></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7.6cm" svg:height="34.45cm" svg:x="2.05cm" svg:y="47.05cm">
          <draw:text-box>
            <text:p><text:span text:style-name="T24">bool m_optimizedMemoryFlag;</text:span></text:p>
            <text:p><text:span text:style-name="T24">int m_verboseLevel; </text:span></text:p>
            <text:p><text:span text:style-name="T24">bool m_flagGPU;</text:span></text:p>
            <text:p><text:span text:style-name="T24">oImageDimensions* mp_ImageDimensions;</text:span></text:p>
            <text:p><text:span text:style-name="T24">vDataFile** mpp_DataFile;</text:span></text:p>
            <text:p><text:span text:style-name="T24">oProjectorManager* mp_Projector;</text:span></text:p>
            <text:p><text:span text:style-name="T24">oImageSpace* mp_ImageSpace;</text:span></text:p>
            <text:p><text:span text:style-name="T24">oConvolver* mp_PSF;</text:span></text:p>
            <text:p><text:span text:style-name="T24">vOptimizer* mp_Optimizer;</text:span></text:p>
            <text:p><text:span text:style-name="T24">int m_NbBeds;</text:span></text:p>
            <text:p><text:span text:style-name="T24">Int m_nbSubsets;</text:span></text:p>
            <text:p><text:span text:style-name="T24">string mp_pathToInitialImg;</text:span></text:p>
            <text:p><text:span text:style-name="T24">string mp_pathToAttenuationImg;</text:span></text:p>
            <text:p><text:span text:style-name="T24">string mp_pathToCTImg;</text:span></text:p>
            <text:p><text:span text:style-name="T24">string mp_pathToSensitivityImg;</text:span></text:p>
            <text:p><text:span text:style-name="T23">...</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3">int Launch();</text:span></text:p>
            <text:p><text:span text:style-name="T23">int LaunchCPU();</text:span></text:p>
            <text:p><text:span text:style-name="T26">int LaunchGPU();</text:span></text:p>
            <text:p><text:span text:style-name="T23">int LaunchCPUListMode(int a_bed);</text:span></text:p>
            <text:p><text:span text:style-name="T23">int LaunchCPUSino(int a_bed);</text:span></text:p>
            <text:p><text:span text:style-name="T23">...</text:span></text:p>
          </draw:text-box>
        </draw:frame>
        <presentation:notes draw:style-name="dp2">
          <draw:page-thumbnail draw:style-name="gr36" draw:layer="layout" svg:width="14.848cm" svg:height="11.136cm" svg:x="3.075cm" svg:y="2.257cm" draw:page-number="43" presentation:class="page"/>
          <draw:frame presentation:style-name="pr2" draw:text-style-name="P7" draw:layer="layout" svg:width="16.799cm" svg:height="13.364cm" svg:x="2.1cm" svg:y="14.107cm" presentation:class="notes" presentation:placeholder="true" presentation:user-transformed="true">
            <draw:text-box/>
          </draw:frame>
        </presentation:notes>
        <officeooo:annotation svg:x="56.224cm" svg:y="20.284cm">
          <dc:creator>tmerlin </dc:creator>
          <dc:date>2014-12-06T22:24:24</dc:date>
          <text:p><text:s text:c="2"/>int Launch()</text:p>
          <text:p/>
          <text:p><text:s text:c="2"/>Parameters: none</text:p>
          <text:p/>
          <text:p><text:s text:c="2"/>Aim: Just call either the LaunchCPU or the LaunchGPU function as asked for.</text:p>
          <text:p/>
          <text:p><text:s text:c="2"/>Returns: 0 if success, and positive value otherwise.</text:p>
        </officeooo:annotation>
        <officeooo:annotation svg:x="56.151cm" svg:y="22.048cm">
          <dc:creator>tmerlin </dc:creator>
          <dc:date>2014-12-06T22:24:31</dc:date>
          <text:p><text:s text:c="2"/>int LaunchCPU()</text:p>
          <text:p/>
          <text:p><text:s text:c="2"/>Parameters: none</text:p>
          <text:p/>
          <text:p><text:s text:c="2"/>Aim: Perform the sensitivity image generation, call the different object for allocations, initializations, saving and deallocations etc.</text:p>
          <text:p><text:s text:c="7"/>Function designed to be executed on the CPU only.</text:p>
          <text:p/>
          <text:p><text:s text:c="2"/>Returns: 0 if success, and positive value otherwise.</text:p>
        </officeooo:annotation>
        <officeooo:annotation svg:x="56.151cm" svg:y="23.739cm">
          <dc:creator>tmerlin </dc:creator>
          <dc:date>2014-12-06T22:24:36</dc:date>
          <text:p><text:s text:c="2"/>int LaunchCPU()</text:p>
          <text:p/>
          <text:p><text:s text:c="2"/>Parameters: none</text:p>
          <text:p/>
          <text:p><text:s text:c="2"/>Aim: Perform the sensitivity image generation, call the different object for allocations, initializations, saving and deallocations etc.</text:p>
          <text:p><text:s text:c="7"/>Function designed to be executed on the GPU only.</text:p>
          <text:p/>
          <text:p><text:s text:c="2"/>Returns: 0 if success, and positive value otherwise.</text:p>
        </officeooo:annotation>
        <officeooo:annotation svg:x="56.151cm" svg:y="25.382cm">
          <dc:creator>tmerlin </dc:creator>
          <dc:date>2014-12-06T22:24:50</dc:date>
          <text:p><text:s text:c="2"/>int LaunchCPUListMode()</text:p>
          <text:p/>
          <text:p><text:s text:c="2"/>Parameters: (int) a_bed</text:p>
          <text:p/>
          <text:p><text:s text:c="2"/>Aim: Perform the loop of the sensitive image generation algorithm for LIST-MODE data type</text:p>
          <text:p><text:s text:c="7"/>Loop over all possible LOR which can be generated by the scanner elements</text:p>
          <text:p><text:s text:c="7"/>Function designed to be executed on the CPU only.</text:p>
          <text:p/>
          <text:p><text:s text:c="2"/>Returns: 0 if success, and positive value otherwise.</text:p>
        </officeooo:annotation>
        <officeooo:annotation svg:x="56.224cm" svg:y="27.045cm">
          <dc:creator>tmerlin </dc:creator>
          <dc:date>2014-12-06T22:25:03</dc:date>
          <text:p><text:s text:c="2"/>int LaunchCPUSino()</text:p>
          <text:p/>
          <text:p><text:s text:c="2"/>Parameters: (int) a_bed</text:p>
          <text:p/>
          <text:p><text:s text:c="2"/>Aim: Perform the loop of the sensitive image generation algorithm for SINOGRAM data type</text:p>
          <text:p><text:s text:c="7"/>Generate several sensitivity image according to the number of subsets</text:p>
          <text:p><text:s text:c="7"/>Loop over all LOR in the datafile.</text:p>
          <text:p><text:s text:c="7"/>Function designed to be executed on the CPU only.</text:p>
          <text:p/>
          <text:p><text:s text:c="2"/>Returns: 0 if success, and positive value otherwise.</text:p>
        </officeooo:annotation>
      </draw:page>
      <draw:page draw:name="page44"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oAnalyticProjection</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This class manages the projection of an image and the computation of the associated datafile.</text:span></text:p>
            <text:p><text:span text:style-name="T23">It uses a vGenericDataFile, a oProjector, a specific oOptimizer (ComputeProjection), a oConvolver and a oImageSpace.</text:span></text:p>
            <text:p><text:span text:style-name="T23"/></text:p>
            <text:p><text:span text:style-name="T35">TODO :</text:span><text:span text:style-name="T23"> Projection for SPECT/CT when these modalities will be implemented</text:span></text:p>
            <text:p><text:span text:style-name="T23"/></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7.6cm" svg:height="34.45cm" svg:x="2.05cm" svg:y="47.05cm">
          <draw:text-box>
            <text:p><text:span text:style-name="T24">bool m_optimizedMemoryFlag;</text:span></text:p>
            <text:p><text:span text:style-name="T24">int m_verboseLevel;</text:span></text:p>
            <text:p><text:span text:style-name="T24">bool m_flagGPU;</text:span></text:p>
            <text:p><text:span text:style-name="T24">oImageDimensions* mp_ImageDimensions;</text:span></text:p>
            <text:p><text:span text:style-name="T24">vDataFile** mpp_DataFile;</text:span></text:p>
            <text:p><text:span text:style-name="T24">oProjectorManager* mp_Projector;</text:span></text:p>
            <text:p><text:span text:style-name="T24">oImageSpace* mp_ImageSpace;</text:span></text:p>
            <text:p><text:span text:style-name="T24">oConvolver* mp_PSF;</text:span></text:p>
            <text:p><text:span text:style-name="T24">vOptimizer* mp_Optimizer;</text:span></text:p>
            <text:p><text:span text:style-name="T24">int m_nbBeds;</text:span></text:p>
            <text:p><text:span text:style-name="T24">string mp_pathToInitialImg;</text:span></text:p>
            <text:p><text:span text:style-name="T24">string mp_pathToAttenuationImg;</text:span></text:p>
            <text:p><text:span text:style-name="T24">string mp_pathToCTImg;</text:span></text:p>
            <text:p><text:span text:style-name="T23">...</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3">int Launch();</text:span></text:p>
            <text:p><text:span text:style-name="T23">int LaunchCPU();</text:span></text:p>
            <text:p><text:span text:style-name="T26">int LaunchGPU();</text:span></text:p>
            <text:p><text:span text:style-name="T23">...</text:span></text:p>
          </draw:text-box>
        </draw:frame>
        <presentation:notes draw:style-name="dp2">
          <draw:page-thumbnail draw:style-name="gr36" draw:layer="layout" svg:width="14.848cm" svg:height="11.136cm" svg:x="3.075cm" svg:y="2.257cm" draw:page-number="44" presentation:class="page"/>
          <draw:frame presentation:style-name="pr2" draw:text-style-name="P7" draw:layer="layout" svg:width="16.799cm" svg:height="13.364cm" svg:x="2.1cm" svg:y="14.107cm" presentation:class="notes" presentation:placeholder="true" presentation:user-transformed="true">
            <draw:text-box/>
          </draw:frame>
        </presentation:notes>
        <officeooo:annotation svg:x="56.029cm" svg:y="20.238cm">
          <dc:creator>tmerlin </dc:creator>
          <dc:date>2014-12-06T22:41:44</dc:date>
          <text:p><text:s text:c="2"/>int Launch()</text:p>
          <text:p/>
          <text:p><text:s text:c="2"/>Parameters: none</text:p>
          <text:p/>
          <text:p><text:s text:c="2"/>Aim: Just call either the LaunchCPU or the LaunchGPU function as asked for.</text:p>
          <text:p/>
          <text:p><text:s text:c="2"/>Returns: 0 if success, and positive value otherwise.</text:p>
        </officeooo:annotation>
        <officeooo:annotation svg:x="56.004cm" svg:y="21.902cm">
          <dc:creator>tmerlin </dc:creator>
          <dc:date>2014-12-06T22:40:03</dc:date>
          <text:p><text:s text:c="2"/>int LaunchCPU()</text:p>
          <text:p/>
          <text:p><text:s text:c="2"/>Parameters: none</text:p>
          <text:p/>
          <text:p><text:s text:c="2"/>Aim: Perform the projection by executing each possible LOR of the scanner, call the different object for optimization, projection, update, etc.</text:p>
          <text:p><text:s text:c="7"/>Function designed to be executed on the CPU only.</text:p>
          <text:p/>
          <text:p><text:s text:c="2"/>Returns: 0 if success, and positive value otherwise.</text:p>
        </officeooo:annotation>
        <officeooo:annotation svg:x="56.077cm" svg:y="23.519cm">
          <dc:creator>tmerlin </dc:creator>
          <dc:date>2014-12-06T22:40:08</dc:date>
          <text:p><text:s text:c="2"/>int LaunchCPU()</text:p>
          <text:p/>
          <text:p><text:s text:c="2"/>Parameters: none</text:p>
          <text:p/>
          <text:p><text:s text:c="2"/>Aim: Perform the projection by executing each possible LOR of the scanner, call the different object for optimization, projection, update, etc.</text:p>
          <text:p><text:s text:c="7"/>Function designed to be executed on the GPU only.</text:p>
          <text:p/>
          <text:p><text:s text:c="2"/>Returns: 0 if success, and positive value otherwise.</text:p>
        </officeooo:annotation>
      </draw:page>
      <draw:page draw:name="page45"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45"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vOptimizer</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This class is used to perform optimization operations in the data and in the image domains. It can use many different optimizer such as EMML, Landweber, NEGML, AML, etc, with or without associated MAP. It uses a oProjectionLine, a oImageSpace and a mGenericEvent as input and performs 4D forward-projections, updates and 4D backward-projections in the data space. It also uses a oImageSpace to perform the image update at the end of a subset.</text:span></text:p>
            <text:p><text:span text:style-name="T23"/></text:p>
          </draw:text-box>
        </draw:frame>
        <draw:custom-shape draw:style-name="gr46" draw:text-style-name="P1" draw:layer="layout" svg:width="54.15cm" svg:height="39.75cm" svg:x="2.4cm" svg:y="42.85cm">
          <text:p/>
          <draw:enhanced-geometry svg:viewBox="0 0 21600 21600" draw:type="rectangle" draw:enhanced-path="M 0 0 L 21600 0 21600 21600 0 21600 0 0 Z N"/>
        </draw:custom-shape>
        <draw:custom-shape draw:style-name="gr7" draw:text-style-name="P1" draw:layer="layout" svg:width="54.15cm" svg:height="4.4cm" svg:x="2.35cm" svg:y="42.8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6.15cm" svg:height="34.45cm" svg:x="2.75cm" svg:y="47.05cm">
          <draw:text-box>
            <text:p><text:span text:style-name="T23">FLTNB m_initialValue = 1.;</text:span></text:p>
            <text:p><text:span text:style-name="T24">int m_nbBackwardImages;</text:span></text:p>
            <text:p><text:span text:style-name="T24">oImageDimensions* </text:span><text:span text:style-name="T24"><text:tab/></text:span><text:span text:style-name="T24"><text:tab/></text:span><text:span text:style-name="T24"><text:tab/></text:span><text:span text:style-name="T24"> <text:s/>mp_ImageDimensions;</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23">int DataUpdateStep(oProjectionLine** app_Line, oImageSpace* ap_Image, vEvent* ap_Event, int a_nbSubset, int th);</text:span></text:p>
            <text:p><text:span text:style-name="T23">int DataUpdateStep(vDataFile* ap_DataFile, oProjectionLine** app_Line, oImageSpace* ap_Image, vEvent* ap_Event, int th);</text:span></text:p>
            <text:p><text:span text:style-name="T23"/></text:p>
            <text:p><text:span text:style-name="T24">int PrepareMAPComponent() = 0;</text:span></text:p>
            <text:p><text:span text:style-name="T24">int ImageUpdate(oImageSpace* ap_Image , int a_subsetIndex) = 0;</text:span></text:p>
            <text:p><text:span text:style-name="T24">int GetNbBackwardImages(return m_nbBackwardImages;)</text:span></text:p>
            <text:p><text:span text:style-name="T24">FLTNB GetInitialValue() {return m_initialValue;}</text:span></text:p>
            <text:p><text:span text:style-name="T26">void ShowHelp();</text:span></text:p>
            <text:p><text:span text:style-name="T23">...</text:span></text:p>
          </draw:text-box>
        </draw:frame>
        <presentation:notes draw:style-name="dp2">
          <draw:page-thumbnail draw:style-name="gr36" draw:layer="layout" svg:width="14.848cm" svg:height="11.136cm" svg:x="3.075cm" svg:y="2.257cm" draw:page-number="45" presentation:class="page"/>
          <draw:frame presentation:style-name="pr2" draw:text-style-name="P7" draw:layer="layout" svg:width="16.799cm" svg:height="13.364cm" svg:x="2.1cm" svg:y="14.107cm" presentation:class="notes" presentation:placeholder="true">
            <draw:text-box/>
          </draw:frame>
        </presentation:notes>
        <officeooo:annotation svg:x="55.857cm" svg:y="20.211cm">
          <dc:creator>tmerlin </dc:creator>
          <dc:date>2014-12-06T22:04:35</dc:date>
          <text:p><text:s text:c="2"/>(int) DataUpdateStep</text:p>
          <text:p/>
          <text:p><text:s text:c="2"/>Parameters: <text:s/>(oProjectionLine**) app_Line, </text:p>
          <text:p><text:s/>  <text:s text:c="17"/>(oImageSpace*) ap_Image, </text:p>
          <text:p><text:s text:c="25"/>(vEvent*) ap_Event,</text:p>
          <text:p><text:s text:c="29"/>(int) a_nbSubset,</text:p>
          <text:p><text:s text:c="29"/>(int) th,</text:p>
          <text:p/>
          <text:p><text:s text:c="2"/>Aim: Optimize in the data space (this function perform the forward-projection, update and backward-projection operations)</text:p>
          <text:p><text:s text:c="7"/>This function is implemented in child classes</text:p>
          <text:p/>
          <text:p><text:s text:c="2"/>Returns: 0 if success, positive value otherwise</text:p>
        </officeooo:annotation>
        <officeooo:annotation svg:x="56.004cm" svg:y="23.518cm">
          <dc:creator>tmerlin </dc:creator>
          <dc:date>2014-12-06T21:56:27</dc:date>
          <text:p><text:s text:c="2"/>(int) DataUpdateStep</text:p>
          <text:p/>
          <text:p><text:s text:c="2"/>Parameters: (vDataFile*) ap_DataFile,</text:p>
          <text:p><text:s text:c="7"/>(oProjectionLine**) app_Line, </text:p>
          <text:p><text:s/>  <text:s text:c="9"/>(oImageSpace*) ap_Image, </text:p>
          <text:p><text:s text:c="17"/>(vEvent*) ap_Event,</text:p>
          <text:p><text:s text:c="21"/>(int) th, </text:p>
          <text:p/>
          <text:p><text:s text:c="2"/>Aim: Optimize in the data space (this function perform the forward-projection, update and backward-projection operations)</text:p>
          <text:p><text:s text:c="7"/>This function is implemented in child classes</text:p>
          <text:p><text:s text:c="7"/>USED BY PROJECTION SCRIPT</text:p>
          <text:p/>
          <text:p><text:s text:c="2"/>Returns: 0 if success, positive value otherwise</text:p>
        </officeooo:annotation>
        <officeooo:annotation svg:x="56.077cm" svg:y="28.81cm">
          <dc:creator>tmerlin </dc:creator>
          <dc:date>2014-12-06T21:52:29</dc:date>
          <text:p><text:s/>(int) PrepareMAPComponent</text:p>
          <text:p/>
          <text:p><text:s text:c="2"/>Parameters: none</text:p>
          <text:p/>
          <text:p><text:s text:c="2"/>Aim: Compute the MAP component in the case the optimizer requires such operation</text:p>
          <text:p><text:s text:c="7"/>This function is implemented in child classes</text:p>
          <text:p/>
          <text:p><text:s text:c="2"/>Returns: 0 if success, positive value otherwise</text:p>
        </officeooo:annotation>
        <officeooo:annotation svg:x="56.077cm" svg:y="30.72cm">
          <dc:creator>tmerlin </dc:creator>
          <dc:date>2014-12-06T21:52:34</dc:date>
          <text:p><text:s/>(int) ImageUpdate</text:p>
          <text:p/>
          <text:p><text:s text:c="2"/>Parameters: (oImageSpace*) ap_Image , (int) a_subsetIndex</text:p>
          <text:p/>
          <text:p><text:s text:c="2"/>Aim: Apply corrections, MAP (if any) and sensitivity in the image space.</text:p>
          <text:p><text:s text:c="7"/>This function is implemented in child classes</text:p>
          <text:p/>
          <text:p><text:s text:c="2"/>Returns: 0 if success, positive value otherwise </text:p>
        </officeooo:annotation>
        <officeooo:annotation svg:x="56.077cm" svg:y="32.558cm">
          <dc:creator>tmerlin </dc:creator>
          <dc:date>2014-12-06T21:52:40</dc:date>
          <text:p><text:s text:c="2"/>(int) GetNbBackwardImages()</text:p>
          <text:p/>
          <text:p><text:s text:c="2"/>Parameters: none</text:p>
          <text:p/>
          <text:p><text:s text:c="2"/>Aim: Get the number of backward images needed for the use of this specific optimizer</text:p>
          <text:p/>
          <text:p><text:s text:c="2"/>Returns: the require number of backward images </text:p>
        </officeooo:annotation>
        <officeooo:annotation svg:x="56.151cm" svg:y="34.396cm">
          <dc:creator>tmerlin </dc:creator>
          <dc:date>2014-12-06T21:53:03</dc:date>
          <text:p><text:s text:c="2"/>(FLTNB) GetInitialValue</text:p>
          <text:p/>
          <text:p><text:s text:c="2"/>Parameters: none</text:p>
          <text:p/>
          <text:p><text:s text:c="2"/>Aim: Get the value for initialisation specific to the iOptimizer</text:p>
          <text:p/>
          <text:p><text:s text:c="2"/>Returns: return the initial value of the used Optimizer</text:p>
        </officeooo:annotation>
        <officeooo:annotation svg:x="56.224cm" svg:y="36.307cm">
          <dc:creator>tmerlin </dc:creator>
          <dc:date>2014-12-06T21:58:15</dc:date>
          <text:p><text:s text:c="2"/>(void) showHelp</text:p>
          <text:p/>
          <text:p><text:s text:c="2"/>Parameters: none</text:p>
          <text:p/>
          <text:p><text:s text:c="2"/>Aim: Display description about the different available optimizers</text:p>
          <text:p/>
          <text:p><text:s text:c="2"/>Returns: none</text:p>
        </officeooo:annotation>
      </draw:page>
      <draw:page draw:name="page46" draw:style-name="dp1" draw:master-page-name="Standard" presentation:presentation-page-layout-name="AL2T1">
        <draw:custom-shape draw:style-name="gr44" draw:text-style-name="P1" draw:layer="layout" svg:width="116.9cm" svg:height="82.1cm" svg:x="1cm" svg:y="1cm">
          <text:p/>
          <draw:enhanced-geometry svg:viewBox="0 0 21600 21600" draw:type="rectangle" draw:enhanced-path="M 0 0 L 21600 0 21600 21600 0 21600 0 0 Z N"/>
        </draw:custom-shape>
        <draw:custom-shape draw:style-name="gr50" draw:text-style-name="P1" draw:layer="layout" svg:width="116.9cm" svg:height="13cm" svg:x="1cm" svg:y="1cm">
          <text:p/>
          <draw:enhanced-geometry svg:viewBox="0 0 21600 21600" draw:type="rectangle" draw:enhanced-path="M 0 0 L 21600 0 21600 21600 0 21600 0 0 Z N"/>
        </draw:custom-shape>
        <draw:frame draw:style-name="gr2" draw:text-style-name="P11" draw:layer="layout" svg:width="112.8cm" svg:height="5.297cm" svg:x="3.05cm" svg:y="4.6cm">
          <draw:text-box>
            <text:p><text:span text:style-name="T21">vPenalty</text:span></text:p>
          </draw:text-box>
        </draw:frame>
        <draw:custom-shape draw:style-name="gr46" draw:text-style-name="P1" draw:layer="layout" svg:width="54.15cm" svg:height="26.3cm" svg:x="2cm" svg:y="15.1cm">
          <text:p/>
          <draw:enhanced-geometry svg:viewBox="0 0 21600 21600" draw:type="rectangle" draw:enhanced-path="M 0 0 L 21600 0 21600 21600 0 21600 0 0 Z N"/>
        </draw:custom-shape>
        <draw:custom-shape draw:style-name="gr7" draw:text-style-name="P1" draw:layer="layout" svg:width="54.15cm" svg:height="4.4cm" svg:x="2cm" svg:y="15.1cm">
          <text:p/>
          <draw:enhanced-geometry svg:viewBox="0 0 21600 21600" draw:type="rectangle" draw:enhanced-path="M 0 0 L 21600 0 21600 21600 0 21600 0 0 Z N"/>
        </draw:custom-shape>
        <draw:frame draw:style-name="gr2" draw:text-style-name="P12" draw:layer="layout" svg:width="44.9cm" svg:height="2.618cm" svg:x="3.3cm" svg:y="16.2cm">
          <draw:text-box>
            <text:p><text:span text:style-name="T22">Description</text:span></text:p>
          </draw:text-box>
        </draw:frame>
        <draw:frame draw:style-name="gr47" draw:text-style-name="P13" draw:layer="layout" svg:width="52.7cm" svg:height="21.4cm" svg:x="2.7cm" svg:y="19.8cm">
          <draw:text-box>
            <text:p><text:span text:style-name="T23">This class is used to compute penalties in the context of penalized optimizers (MAP).</text:span></text:p>
            <text:p><text:span text:style-name="T23"/></text:p>
          </draw:text-box>
        </draw:frame>
        <draw:custom-shape draw:style-name="gr46" draw:text-style-name="P1" draw:layer="layout" svg:width="54.15cm" svg:height="39.75cm" svg:x="2.05cm" svg:y="42.35cm">
          <text:p/>
          <draw:enhanced-geometry svg:viewBox="0 0 21600 21600" draw:type="rectangle" draw:enhanced-path="M 0 0 L 21600 0 21600 21600 0 21600 0 0 Z N"/>
        </draw:custom-shape>
        <draw:custom-shape draw:style-name="gr7" draw:text-style-name="P1" draw:layer="layout" svg:width="54.15cm" svg:height="4.4cm" svg:x="2.05cm" svg:y="42.35cm">
          <text:p/>
          <draw:enhanced-geometry svg:viewBox="0 0 21600 21600" draw:type="rectangle" draw:enhanced-path="M 0 0 L 21600 0 21600 21600 0 21600 0 0 Z N"/>
        </draw:custom-shape>
        <draw:frame draw:style-name="gr2" draw:text-style-name="P12" draw:layer="layout" svg:width="44.9cm" svg:height="2.618cm" svg:x="3.35cm" svg:y="43.45cm">
          <draw:text-box>
            <text:p><text:span text:style-name="T22">Data members</text:span></text:p>
          </draw:text-box>
        </draw:frame>
        <draw:frame draw:style-name="gr48" draw:text-style-name="P13" draw:layer="layout" svg:width="26.15cm" svg:height="34.45cm" svg:x="2.75cm" svg:y="47.05cm">
          <draw:text-box>
            <text:p><text:span text:style-name="T23">FL</text:span><text:span text:style-name="T37">TNB** mp_penalty;</text:span></text:p>
            <text:p><text:span text:style-name="T38">TODO :</text:span><text:span text:style-name="T37"> Have to decide the number of pointers because there can be many if the penalty depends on the 4D pointers and so on...</text:span></text:p>
          </draw:text-box>
        </draw:frame>
        <draw:frame draw:style-name="gr48" draw:text-style-name="P13" draw:layer="layout" svg:width="26.15cm" svg:height="34.45cm" svg:x="29.65cm" svg:y="47.05cm">
          <draw:text-box>
            <text:p><text:span text:style-name="T23">...</text:span></text:p>
          </draw:text-box>
        </draw:frame>
        <draw:custom-shape draw:style-name="gr46" draw:text-style-name="P1" draw:layer="layout" svg:width="59.55cm" svg:height="66.85cm" svg:x="57.15cm" svg:y="15.15cm">
          <text:p/>
          <draw:enhanced-geometry svg:viewBox="0 0 21600 21600" draw:type="rectangle" draw:enhanced-path="M 0 0 L 21600 0 21600 21600 0 21600 0 0 Z N"/>
        </draw:custom-shape>
        <draw:custom-shape draw:style-name="gr7" draw:text-style-name="P1" draw:layer="layout" svg:width="59.55cm" svg:height="4.4cm" svg:x="57.15cm" svg:y="15.15cm">
          <text:p/>
          <draw:enhanced-geometry svg:viewBox="0 0 21600 21600" draw:type="rectangle" draw:enhanced-path="M 0 0 L 21600 0 21600 21600 0 21600 0 0 Z N"/>
        </draw:custom-shape>
        <draw:frame draw:style-name="gr2" draw:text-style-name="P12" draw:layer="layout" svg:width="44.9cm" svg:height="2.618cm" svg:x="58.45cm" svg:y="16.25cm">
          <draw:text-box>
            <text:p><text:span text:style-name="T22">Functions members</text:span></text:p>
          </draw:text-box>
        </draw:frame>
        <draw:frame draw:style-name="gr49" draw:text-style-name="P13" draw:layer="layout" svg:width="58.05cm" svg:height="61.35cm" svg:x="57.95cm" svg:y="19.85cm">
          <draw:text-box>
            <text:p><text:span text:style-name="T37">virtual void ComputePenalty() = 0;</text:span></text:p>
            <text:p><text:span text:style-name="T23">...</text:span></text:p>
          </draw:text-box>
        </draw:frame>
        <presentation:notes draw:style-name="dp2">
          <draw:page-thumbnail draw:style-name="gr36" draw:layer="layout" svg:width="14.848cm" svg:height="11.136cm" svg:x="3.075cm" svg:y="2.257cm" draw:page-number="46"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quare_20_45" draw:display-name="Square 45" svg:viewBox="0 0 1131 1131" svg:d="m0 564 564 567 567-567-567-564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Tirets_20_moyen_20_fins" draw:display-name="Tirets moyen fins" draw:style="rect" draw:dots1="1" draw:dots1-length="0.3cm" draw:dots2="1" draw:dots2-length="0.1cm" draw:distance="0.3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start="Arrow" draw:fill="none" draw:fill-gradient-name="Gradient_20_7" draw:fill-hatch-name="Hatching_20_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family-asian="'Lohit Hindi'" style:font-pitch-asian="variable" style:font-size-asian="12pt" style:language-asian="hi" style:country-asian="IN" style:font-family-complex="'WenQuanYi Micro Hei'" style:font-pitch-complex="variable"/>
    </style:style>
    <style:style style:name="Source_20_Text" style:display-name="Source Text" style:family="graphic">
      <style:paragraph-properties style:text-autospace="none"/>
      <style:text-properties fo:font-family="'DejaVu Sans Mono'" style:font-family-generic="modern" style:font-pitch="fixed" style:font-family-asian="'Lohit Hindi'" style:font-family-generic-asian="modern" style:font-pitch-asian="fixed" style:font-family-complex="'WenQuanYi Micro Hei'" style:font-family-generic-complex="modern" style:font-pitch-complex="fixe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WW-Heading123456" style:family="graphic">
      <style:paragraph-properties fo:margin-top="0.741cm" fo:margin-bottom="0.37cm" style:text-autospace="none"/>
    </style:style>
    <style:style style:name="WW-Heading12345" style:family="graphic">
      <style:paragraph-properties fo:margin-top="0.741cm" fo:margin-bottom="0.37cm" style:text-autospace="none"/>
    </style:style>
    <style:style style:name="WW-Heading1234" style:family="graphic">
      <style:paragraph-properties fo:margin-top="0.741cm" fo:margin-bottom="0.37cm" style:text-autospace="none"/>
    </style:style>
    <style:style style:name="WW-Heading123" style:family="graphic">
      <style:paragraph-properties fo:margin-top="0.741cm" fo:margin-bottom="0.37cm" style:text-autospace="none"/>
    </style:style>
    <style:style style:name="WW-Heading12" style:family="graphic">
      <style:paragraph-properties fo:margin-top="0.741cm" fo:margin-bottom="0.37cm" style:text-autospace="none"/>
    </style:style>
    <style:style style:name="WW-Heading1" style:family="graphic">
      <style:paragraph-properties fo:margin-top="0.741cm" fo:margin-bottom="0.37cm" style:text-autospace="none"/>
    </style:style>
    <style:style style:name="WW-Heading" style:family="graphic">
      <style:paragraph-properties fo:margin-top="0.741cm" fo:margin-bottom="0.37cm" style:text-autospace="none"/>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Lohit Hindi'" style:font-family-generic-asian="modern" style:font-pitch-asian="fixed" style:font-size-asian="10pt" style:font-family-complex="'WenQuanYi Micro Hei'" style:font-family-generic-complex="modern" style:font-pitch-complex="fixed"/>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954cm" fo:text-indent="0cm"/>
      <style:text-properties style:use-window-font-color="true" style:text-outline="false" style:text-line-through-style="none" fo:font-family="Arial" style:font-family-generic="roman" style:font-pitch="variable" fo:font-size="12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1.563cm" fo:text-indent="0cm"/>
      <style:text-properties fo:font-size="109.400001525879pt" style:font-size-asian="28pt" style:font-size-complex="28pt"/>
    </style:style>
    <style:style style:name="Standard-outline3" style:family="presentation" style:parent-style-name="Standard-outline2">
      <style:paragraph-properties fo:margin-left="0cm" fo:margin-right="0cm" fo:margin-top="0cm" fo:margin-bottom="1.172cm" fo:text-indent="0cm"/>
      <style:text-properties fo:font-size="93.8000030517578pt" style:font-size-asian="24pt" style:font-size-complex="24pt"/>
    </style:style>
    <style:style style:name="Standard-outline4" style:family="presentation" style:parent-style-name="Standard-outline3">
      <style:paragraph-properties fo:margin-left="0cm" fo:margin-right="0cm" fo:margin-top="0cm" fo:margin-bottom="0.781cm" fo:text-indent="0cm"/>
      <style:text-properties fo:font-size="78.0999984741211pt" style:font-size-asian="20pt" style:font-size-complex="20pt"/>
    </style:style>
    <style:style style:name="Standard-outline5" style:family="presentation" style:parent-style-name="Standard-outline4">
      <style:paragraph-properties fo:margin-left="0cm" fo:margin-right="0cm" fo:margin-top="0cm" fo:margin-bottom="0.39cm" fo:text-indent="0cm"/>
      <style:text-properties fo:font-size="78.0999984741211pt" style:font-size-asian="20pt" style:font-size-complex="20pt"/>
    </style:style>
    <style:style style:name="Standard-outline6" style:family="presentation" style:parent-style-name="Standard-outline5">
      <style:paragraph-properties fo:margin-left="0cm" fo:margin-right="0cm" fo:margin-top="0cm" fo:margin-bottom="0.39cm" fo:text-indent="0cm"/>
      <style:text-properties fo:font-size="78.0999984741211pt" style:font-size-asian="20pt" style:font-size-complex="20pt"/>
    </style:style>
    <style:style style:name="Standard-outline7" style:family="presentation" style:parent-style-name="Standard-outline6">
      <style:paragraph-properties fo:margin-left="0cm" fo:margin-right="0cm" fo:margin-top="0cm" fo:margin-bottom="0.39cm" fo:text-indent="0cm"/>
      <style:text-properties fo:font-size="78.0999984741211pt" style:font-size-asian="20pt" style:font-size-complex="20pt"/>
    </style:style>
    <style:style style:name="Standard-outline8" style:family="presentation" style:parent-style-name="Standard-outline7">
      <style:paragraph-properties fo:margin-left="0cm" fo:margin-right="0cm" fo:margin-top="0cm" fo:margin-bottom="0.39cm" fo:text-indent="0cm"/>
      <style:text-properties fo:font-size="78.0999984741211pt" style:font-size-asian="20pt" style:font-size-complex="20pt"/>
    </style:style>
    <style:style style:name="Standard-outline9" style:family="presentation" style:parent-style-name="Standard-outline8">
      <style:paragraph-properties fo:margin-left="0cm" fo:margin-right="0cm" fo:margin-top="0cm" fo:margin-bottom="0.39cm" fo:text-indent="0cm"/>
      <style:text-properties fo:font-size="78.0999984741211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72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WenQuanYi Micro Hei'"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118.9cm" fo:page-height="84.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364cm" svg:x="1cm" svg:y="3.09cm"/>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Standard" style:page-layout-name="PM1" draw:style-name="Mdp1">
      <draw:frame presentation:style-name="Standard-title" draw:layer="backgroundobjects" svg:width="105.206cm" svg:height="13.707cm" svg:x="6.845cm" svg:y="4.272cm" presentation:class="title" presentation:placeholder="true">
        <draw:text-box/>
      </draw:frame>
      <draw:frame presentation:style-name="Standard-outline1" draw:layer="backgroundobjects" svg:width="102.868cm" svg:height="47.618cm" svg:x="6.845cm" svg:y="20.211cm" presentation:class="outline" presentation:placeholder="true">
        <draw:text-box/>
      </draw:frame>
      <draw:frame presentation:style-name="Mpr1" draw:text-style-name="MP1" draw:layer="backgroundobjects" svg:width="27.234cm" svg:height="5.661cm" svg:x="6.845cm" svg:y="75.793cm" presentation:class="date-time">
        <draw:text-box>
          <text:p text:style-name="MP1"><text:span text:style-name="MT1"><presentation:date-time/></text:span></text:p>
        </draw:text-box>
      </draw:frame>
      <draw:frame presentation:style-name="Mpr1" draw:text-style-name="MP3" draw:layer="backgroundobjects" svg:width="37.053cm" svg:height="5.661cm" svg:x="40.979cm" svg:y="75.793cm" presentation:class="footer">
        <draw:text-box>
          <text:p text:style-name="MP3"><text:span text:style-name="MT1"><presentation:footer/></text:span></text:p>
        </draw:text-box>
      </draw:frame>
      <draw:frame presentation:style-name="Mpr1" draw:text-style-name="MP2" draw:layer="backgroundobjects" svg:width="27.234cm" svg:height="5.661cm" svg:x="84.817cm" svg:y="75.793cm" presentation:class="page-number">
        <draw:text-box>
          <text:p text:style-name="MP2"><text:span text:style-name="MT1"><text:page-number>&lt;numb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9-29T22:17:32</meta:creation-date>
    <meta:editing-duration>P3DT16H56M53S</meta:editing-duration>
    <meta:editing-cycles>165</meta:editing-cycles>
    <meta:generator>LibreOffice/3.5$Linux_X86_64 LibreOffice_project/350m1$Build-2</meta:generator>
    <dc:date>2016-04-12T14:21:11</dc:date>
    <dc:creator>tmerlin </dc:creator>
    <meta:document-statistic meta:object-count="1592"/>
  </office:meta>
</office:document-meta>
</file>